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6.07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92mm" svg:height="90.05mm" svg:x="319.29mm" svg:y="13.81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-273.8729" calcext:value-type="float">
            <text:p>-273.8729</text:p>
          </table:table-cell>
          <table:table-cell office:value-type="float" office:value="75.95485" calcext:value-type="float">
            <text:p>75.95485</text:p>
          </table:table-cell>
          <table:table-cell office:value-type="float" office:value="1.999906" calcext:value-type="float">
            <text:p>1.999906</text:p>
          </table:table-cell>
          <table:table-cell office:value-type="float" office:value="0.00003123053" calcext:value-type="float">
            <text:p>3.123053E-05</text:p>
          </table:table-cell>
          <table:table-cell office:value-type="float" office:value="2.999465" calcext:value-type="float">
            <text:p>2.999465</text:p>
          </table:table-cell>
          <table:table-cell office:value-type="float" office:value="0.0009758892" calcext:value-type="float">
            <text:p>0.0009758892</text:p>
          </table:table-cell>
          <table:table-cell office:value-type="float" office:value="0.003975733" calcext:value-type="float">
            <text:p>0.003975733</text:p>
          </table:table-cell>
          <table:table-cell office:value-type="float" office:value="0.002328375" calcext:value-type="float">
            <text:p>0.002328375</text:p>
          </table:table-cell>
          <table:table-cell office:value-type="float" office:value="4.999372" calcext:value-type="float">
            <text:p>4.999372</text:p>
          </table:table-cell>
          <table:table-cell office:value-type="float" office:value="1.000441" calcext:value-type="float">
            <text:p>1.000441</text:p>
          </table:table-cell>
          <table:table-cell office:value-type="float" office:value="4.996019" calcext:value-type="float">
            <text:p>4.996019</text:p>
          </table:table-cell>
          <table:table-cell office:value-type="float" office:value="0.000006908987" calcext:value-type="float">
            <text:p>0.000006909</text:p>
          </table:table-cell>
          <table:table-cell office:value-type="float" office:value="4.999997" calcext:value-type="float">
            <text:p>4.999997</text:p>
          </table:table-cell>
          <table:table-cell office:value-type="float" office:value="0.009327249" calcext:value-type="float">
            <text:p>0.009327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4"/>
        </table:table-row>
        <table:table-row table:style-name="ro1">
          <table:table-cell office:value-type="float" office:value="-40.6368" calcext:value-type="float">
            <text:p>-40.6368</text:p>
          </table:table-cell>
          <table:table-cell office:value-type="float" office:value="4.003762" calcext:value-type="float">
            <text:p>4.003762</text:p>
          </table:table-cell>
          <table:table-cell office:value-type="float" office:value="0.0004568422" calcext:value-type="float">
            <text:p>0.0004568422</text:p>
          </table:table-cell>
          <table:table-cell office:value-type="float" office:value="0.6665144" calcext:value-type="float">
            <text:p>0.6665144</text:p>
          </table:table-cell>
          <table:table-cell office:value-type="float" office:value="1.028353" calcext:value-type="float">
            <text:p>1.028353</text:p>
          </table:table-cell>
          <table:table-cell office:value-type="float" office:value="1.943751" calcext:value-type="float">
            <text:p>1.943751</text:p>
          </table:table-cell>
          <table:table-cell office:value-type="float" office:value="0.0000756852" calcext:value-type="float">
            <text:p>7.56852E-05</text:p>
          </table:table-cell>
          <table:table-cell office:value-type="float" office:value="0.0009680728" calcext:value-type="float">
            <text:p>0.0009680728</text:p>
          </table:table-cell>
          <table:table-cell office:value-type="float" office:value="1.02881" calcext:value-type="float">
            <text:p>1.02881</text:p>
          </table:table-cell>
          <table:table-cell office:value-type="float" office:value="0.9721041" calcext:value-type="float">
            <text:p>0.9721041</text:p>
          </table:table-cell>
          <table:table-cell office:value-type="float" office:value="1.000077" calcext:value-type="float">
            <text:p>1.000077</text:p>
          </table:table-cell>
          <table:table-cell office:value-type="float" office:value="0.000005296706" calcext:value-type="float">
            <text:p>5.296706E-06</text:p>
          </table:table-cell>
          <table:table-cell office:value-type="float" office:value="1.000077" calcext:value-type="float">
            <text:p>1.000077</text:p>
          </table:table-cell>
          <table:table-cell office:value-type="float" office:value="0.004181279" calcext:value-type="float">
            <text:p>0.004181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4"/>
        </table:table-row>
        <table:table-row table:style-name="ro1">
          <table:table-cell office:value-type="float" office:value="-94.09427" calcext:value-type="float">
            <text:p>-94.09427</text:p>
          </table:table-cell>
          <table:table-cell office:value-type="float" office:value="5.772789" calcext:value-type="float">
            <text:p>5.772789</text:p>
          </table:table-cell>
          <table:table-cell office:value-type="float" office:value="0.0004509843" calcext:value-type="float">
            <text:p>0.0004509843</text:p>
          </table:table-cell>
          <table:table-cell office:value-type="float" office:value="0.6665163" calcext:value-type="float">
            <text:p>0.6665163</text:p>
          </table:table-cell>
          <table:table-cell office:value-type="float" office:value="0.2335207" calcext:value-type="float">
            <text:p>0.2335207</text:p>
          </table:table-cell>
          <table:table-cell office:value-type="float" office:value="3.53341" calcext:value-type="float">
            <text:p>3.53341</text:p>
          </table:table-cell>
          <table:table-cell office:value-type="float" office:value="0.2459245" calcext:value-type="float">
            <text:p>0.2459245</text:p>
          </table:table-cell>
          <table:table-cell office:value-type="float" office:value="0.002512583" calcext:value-type="float">
            <text:p>0.002512583</text:p>
          </table:table-cell>
          <table:table-cell office:value-type="float" office:value="0.2339717" calcext:value-type="float">
            <text:p>0.2339717</text:p>
          </table:table-cell>
          <table:table-cell office:value-type="float" office:value="1.76693" calcext:value-type="float">
            <text:p>1.76693</text:p>
          </table:table-cell>
          <table:table-cell office:value-type="float" office:value="1.263277" calcext:value-type="float">
            <text:p>1.263277</text:p>
          </table:table-cell>
          <table:table-cell office:value-type="float" office:value="0.00009548431" calcext:value-type="float">
            <text:p>9.548431E-05</text:p>
          </table:table-cell>
          <table:table-cell office:value-type="float" office:value="1.000016" calcext:value-type="float">
            <text:p>1.000016</text:p>
          </table:table-cell>
          <table:table-cell office:value-type="float" office:value="0.01011587" calcext:value-type="float">
            <text:p>0.01011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51954" calcext:value-type="float">
            <text:p>0.05051954</text:p>
          </table:table-cell>
          <table:table-cell table:number-columns-repeated="14"/>
        </table:table-row>
        <table:table-row table:style-name="ro1">
          <table:table-cell office:value-type="float" office:value="-115.0464" calcext:value-type="float">
            <text:p>-115.0464</text:p>
          </table:table-cell>
          <table:table-cell office:value-type="float" office:value="5.963273" calcext:value-type="float">
            <text:p>5.963273</text:p>
          </table:table-cell>
          <table:table-cell office:value-type="float" office:value="0.0001470514" calcext:value-type="float">
            <text:p>0.0001470514</text:p>
          </table:table-cell>
          <table:table-cell office:value-type="float" office:value="0.6666176" calcext:value-type="float">
            <text:p>0.6666176</text:p>
          </table:table-cell>
          <table:table-cell office:value-type="float" office:value="0.009410591" calcext:value-type="float">
            <text:p>0.009410591</text:p>
          </table:table-cell>
          <table:table-cell office:value-type="float" office:value="3.981326" calcext:value-type="float">
            <text:p>3.981326</text:p>
          </table:table-cell>
          <table:table-cell office:value-type="float" office:value="0.000007428181" calcext:value-type="float">
            <text:p>7.428181E-06</text:p>
          </table:table-cell>
          <table:table-cell office:value-type="float" office:value="0.001192282" calcext:value-type="float">
            <text:p>0.001192282</text:p>
          </table:table-cell>
          <table:table-cell office:value-type="float" office:value="0.009557642" calcext:value-type="float">
            <text:p>0.009557642</text:p>
          </table:table-cell>
          <table:table-cell office:value-type="float" office:value="1.990736" calcext:value-type="float">
            <text:p>1.990736</text:p>
          </table:table-cell>
          <table:table-cell office:value-type="float" office:value="1.000015" calcext:value-type="float">
            <text:p>1.000015</text:p>
          </table:table-cell>
          <table:table-cell office:value-type="float" office:value="0.00002899759" calcext:value-type="float">
            <text:p>2.899759E-05</text:p>
          </table:table-cell>
          <table:table-cell office:value-type="float" office:value="1.000048" calcext:value-type="float">
            <text:p>1.000048</text:p>
          </table:table-cell>
          <table:table-cell office:value-type="float" office:value="0.004961797" calcext:value-type="float">
            <text:p>0.004961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83533" calcext:value-type="float">
            <text:p>0.04983533</text:p>
          </table:table-cell>
          <table:table-cell table:number-columns-repeated="14"/>
        </table:table-row>
        <table:table-row table:style-name="ro1">
          <table:table-cell office:value-type="float" office:value="-77.65317" calcext:value-type="float">
            <text:p>-77.65317</text:p>
          </table:table-cell>
          <table:table-cell office:value-type="float" office:value="4.744465" calcext:value-type="float">
            <text:p>4.744465</text:p>
          </table:table-cell>
          <table:table-cell office:value-type="float" office:value="0.003265548" calcext:value-type="float">
            <text:p>0.003265548</text:p>
          </table:table-cell>
          <table:table-cell office:value-type="float" office:value="0.6655782" calcext:value-type="float">
            <text:p>0.6655782</text:p>
          </table:table-cell>
          <table:table-cell office:value-type="float" office:value="0.4286692" calcext:value-type="float">
            <text:p>0.4286692</text:p>
          </table:table-cell>
          <table:table-cell office:value-type="float" office:value="3.145927" calcext:value-type="float">
            <text:p>3.145927</text:p>
          </table:table-cell>
          <table:table-cell office:value-type="float" office:value="0.03811174" calcext:value-type="float">
            <text:p>0.03811174</text:p>
          </table:table-cell>
          <table:table-cell office:value-type="float" office:value="0.0002396992" calcext:value-type="float">
            <text:p>0.0002396992</text:p>
          </table:table-cell>
          <table:table-cell office:value-type="float" office:value="0.4319347" calcext:value-type="float">
            <text:p>0.4319347</text:p>
          </table:table-cell>
          <table:table-cell office:value-type="float" office:value="1.574596" calcext:value-type="float">
            <text:p>1.574596</text:p>
          </table:table-cell>
          <table:table-cell office:value-type="float" office:value="1.038482" calcext:value-type="float">
            <text:p>1.038482</text:p>
          </table:table-cell>
          <table:table-cell office:value-type="float" office:value="0.00000001139716" calcext:value-type="float">
            <text:p>1.139716E-08</text:p>
          </table:table-cell>
          <table:table-cell office:value-type="float" office:value="1.000049" calcext:value-type="float">
            <text:p>1.000049</text:p>
          </table:table-cell>
          <table:table-cell office:value-type="float" office:value="0.001152942" calcext:value-type="float">
            <text:p>0.001152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22503" calcext:value-type="float">
            <text:p>0.02722503</text:p>
          </table:table-cell>
          <table:table-cell table:number-columns-repeated="14"/>
        </table:table-row>
        <table:table-row table:style-name="ro1">
          <table:table-cell office:value-type="float" office:value="-63.17428" calcext:value-type="float">
            <text:p>-63.17428</text:p>
          </table:table-cell>
          <table:table-cell office:value-type="float" office:value="4.537727" calcext:value-type="float">
            <text:p>4.537727</text:p>
          </table:table-cell>
          <table:table-cell office:value-type="float" office:value="0.008740387" calcext:value-type="float">
            <text:p>0.008740387</text:p>
          </table:table-cell>
          <table:table-cell office:value-type="float" office:value="0.6637532" calcext:value-type="float">
            <text:p>0.6637532</text:p>
          </table:table-cell>
          <table:table-cell office:value-type="float" office:value="0.6232557" calcext:value-type="float">
            <text:p>0.6232557</text:p>
          </table:table-cell>
          <table:table-cell office:value-type="float" office:value="2.762229" calcext:value-type="float">
            <text:p>2.762229</text:p>
          </table:table-cell>
          <table:table-cell office:value-type="float" office:value="0.1011738" calcext:value-type="float">
            <text:p>0.1011738</text:p>
          </table:table-cell>
          <table:table-cell office:value-type="float" office:value="0.003065048" calcext:value-type="float">
            <text:p>0.003065048</text:p>
          </table:table-cell>
          <table:table-cell office:value-type="float" office:value="0.6319961" calcext:value-type="float">
            <text:p>0.6319961</text:p>
          </table:table-cell>
          <table:table-cell office:value-type="float" office:value="1.385485" calcext:value-type="float">
            <text:p>1.385485</text:p>
          </table:table-cell>
          <table:table-cell office:value-type="float" office:value="1.103871" calcext:value-type="float">
            <text:p>1.103871</text:p>
          </table:table-cell>
          <table:table-cell office:value-type="float" office:value="0.0000002628139" calcext:value-type="float">
            <text:p>2.628139E-07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1237018" calcext:value-type="float">
            <text:p>0.01237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12365" calcext:value-type="float">
            <text:p>0.02712365</text:p>
          </table:table-cell>
          <table:table-cell table:number-columns-repeated="14"/>
        </table:table-row>
        <table:table-row table:style-name="ro1">
          <table:table-cell office:value-type="float" office:value="-89.19529" calcext:value-type="float">
            <text:p>-89.19529</text:p>
          </table:table-cell>
          <table:table-cell office:value-type="float" office:value="5.023344" calcext:value-type="float">
            <text:p>5.023344</text:p>
          </table:table-cell>
          <table:table-cell office:value-type="float" office:value="0.002021444" calcext:value-type="float">
            <text:p>0.002021444</text:p>
          </table:table-cell>
          <table:table-cell office:value-type="float" office:value="0.6659929" calcext:value-type="float">
            <text:p>0.6659929</text:p>
          </table:table-cell>
          <table:table-cell office:value-type="float" office:value="0.2877925" calcext:value-type="float">
            <text:p>0.2877925</text:p>
          </table:table-cell>
          <table:table-cell office:value-type="float" office:value="3.426436" calcext:value-type="float">
            <text:p>3.426436</text:p>
          </table:table-cell>
          <table:table-cell office:value-type="float" office:value="0.0001825363" calcext:value-type="float">
            <text:p>0.0001825363</text:p>
          </table:table-cell>
          <table:table-cell office:value-type="float" office:value="0.00029157" calcext:value-type="float">
            <text:p>0.00029157</text:p>
          </table:table-cell>
          <table:table-cell office:value-type="float" office:value="0.289814" calcext:value-type="float">
            <text:p>0.289814</text:p>
          </table:table-cell>
          <table:table-cell office:value-type="float" office:value="1.714229" calcext:value-type="float">
            <text:p>1.714229</text:p>
          </table:table-cell>
          <table:table-cell office:value-type="float" office:value="1.000332" calcext:value-type="float">
            <text:p>1.000332</text:p>
          </table:table-cell>
          <table:table-cell office:value-type="float" office:value="0.0005980174" calcext:value-type="float">
            <text:p>0.0005980174</text:p>
          </table:table-cell>
          <table:table-cell office:value-type="float" office:value="1.000052" calcext:value-type="float">
            <text:p>1.000052</text:p>
          </table:table-cell>
          <table:table-cell office:value-type="float" office:value="0.001375848" calcext:value-type="float">
            <text:p>0.001375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72228" calcext:value-type="float">
            <text:p>0.02672228</text:p>
          </table:table-cell>
          <table:table-cell table:number-columns-repeated="14"/>
        </table:table-row>
        <table:table-row table:style-name="ro1">
          <table:table-cell office:value-type="float" office:value="-52.64828" calcext:value-type="float">
            <text:p>-52.64828</text:p>
          </table:table-cell>
          <table:table-cell office:value-type="float" office:value="4.083289" calcext:value-type="float">
            <text:p>4.083289</text:p>
          </table:table-cell>
          <table:table-cell office:value-type="float" office:value="0.000647894" calcext:value-type="float">
            <text:p>0.000647894</text:p>
          </table:table-cell>
          <table:table-cell office:value-type="float" office:value="0.6664507" calcext:value-type="float">
            <text:p>0.6664507</text:p>
          </table:table-cell>
          <table:table-cell office:value-type="float" office:value="0.7991749" calcext:value-type="float">
            <text:p>0.7991749</text:p>
          </table:table-cell>
          <table:table-cell office:value-type="float" office:value="2.402298" calcext:value-type="float">
            <text:p>2.402298</text:p>
          </table:table-cell>
          <table:table-cell office:value-type="float" office:value="0.000008411891" calcext:value-type="float">
            <text:p>8.411891E-06</text:p>
          </table:table-cell>
          <table:table-cell office:value-type="float" office:value="0.0005596863" calcext:value-type="float">
            <text:p>0.0005596863</text:p>
          </table:table-cell>
          <table:table-cell office:value-type="float" office:value="0.7998228" calcext:value-type="float">
            <text:p>0.7998228</text:p>
          </table:table-cell>
          <table:table-cell office:value-type="float" office:value="1.201473" calcext:value-type="float">
            <text:p>1.201473</text:p>
          </table:table-cell>
          <table:table-cell office:value-type="float" office:value="1.000008" calcext:value-type="float">
            <text:p>1.000008</text:p>
          </table:table-cell>
          <table:table-cell office:value-type="float" office:value="0.0000002022001" calcext:value-type="float">
            <text:p>2.022001E-07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2265936" calcext:value-type="float">
            <text:p>0.002265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70976" calcext:value-type="float">
            <text:p>0.02670976</text:p>
          </table:table-cell>
          <table:table-cell table:number-columns-repeated="14"/>
        </table:table-row>
        <table:table-row table:style-name="ro1">
          <table:table-cell office:value-type="float" office:value="-40.63696" calcext:value-type="float">
            <text:p>-40.63696</text:p>
          </table:table-cell>
          <table:table-cell office:value-type="float" office:value="4.028689" calcext:value-type="float">
            <text:p>4.028689</text:p>
          </table:table-cell>
          <table:table-cell office:value-type="float" office:value="0.0004568422" calcext:value-type="float">
            <text:p>0.0004568422</text:p>
          </table:table-cell>
          <table:table-cell office:value-type="float" office:value="0.6665144" calcext:value-type="float">
            <text:p>0.6665144</text:p>
          </table:table-cell>
          <table:table-cell office:value-type="float" office:value="1.028353" calcext:value-type="float">
            <text:p>1.028353</text:p>
          </table:table-cell>
          <table:table-cell office:value-type="float" office:value="1.943751" calcext:value-type="float">
            <text:p>1.943751</text:p>
          </table:table-cell>
          <table:table-cell office:value-type="float" office:value="0.01241257" calcext:value-type="float">
            <text:p>0.01241257</text:p>
          </table:table-cell>
          <table:table-cell office:value-type="float" office:value="0.0009571405" calcext:value-type="float">
            <text:p>0.0009571405</text:p>
          </table:table-cell>
          <table:table-cell office:value-type="float" office:value="1.02881" calcext:value-type="float">
            <text:p>1.02881</text:p>
          </table:table-cell>
          <table:table-cell office:value-type="float" office:value="0.9721041" calcext:value-type="float">
            <text:p>0.9721041</text:p>
          </table:table-cell>
          <table:table-cell office:value-type="float" office:value="1.012453" calcext:value-type="float">
            <text:p>1.012453</text:p>
          </table:table-cell>
          <table:table-cell office:value-type="float" office:value="0.00000472693" calcext:value-type="float">
            <text:p>4.72693E-06</text:p>
          </table:table-cell>
          <table:table-cell office:value-type="float" office:value="1.000088" calcext:value-type="float">
            <text:p>1.000088</text:p>
          </table:table-cell>
          <table:table-cell office:value-type="float" office:value="0.004181279" calcext:value-type="float">
            <text:p>0.004181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30226" calcext:value-type="float">
            <text:p>0.02630226</text:p>
          </table:table-cell>
          <table:table-cell table:number-columns-repeated="14"/>
        </table:table-row>
        <table:table-row table:style-name="ro1">
          <table:table-cell office:value-type="float" office:value="-75.00058" calcext:value-type="float">
            <text:p>-75.00058</text:p>
          </table:table-cell>
          <table:table-cell office:value-type="float" office:value="4.57908" calcext:value-type="float">
            <text:p>4.57908</text:p>
          </table:table-cell>
          <table:table-cell office:value-type="float" office:value="0.001599686" calcext:value-type="float">
            <text:p>0.001599686</text:p>
          </table:table-cell>
          <table:table-cell office:value-type="float" office:value="0.6661334" calcext:value-type="float">
            <text:p>0.6661334</text:p>
          </table:table-cell>
          <table:table-cell office:value-type="float" office:value="0.4649613" calcext:value-type="float">
            <text:p>0.4649613</text:p>
          </table:table-cell>
          <table:table-cell office:value-type="float" office:value="3.071677" calcext:value-type="float">
            <text:p>3.071677</text:p>
          </table:table-cell>
          <table:table-cell office:value-type="float" office:value="0.00006425902" calcext:value-type="float">
            <text:p>0.000064259</text:p>
          </table:table-cell>
          <table:table-cell office:value-type="float" office:value="0.00003756235" calcext:value-type="float">
            <text:p>3.756235E-05</text:p>
          </table:table-cell>
          <table:table-cell office:value-type="float" office:value="0.466561" calcext:value-type="float">
            <text:p>0.466561</text:p>
          </table:table-cell>
          <table:table-cell office:value-type="float" office:value="1.536638" calcext:value-type="float">
            <text:p>1.536638</text:p>
          </table:table-cell>
          <table:table-cell office:value-type="float" office:value="1.000064" calcext:value-type="float">
            <text:p>1.000064</text:p>
          </table:table-cell>
          <table:table-cell office:value-type="float" office:value="0.0000001087315" calcext:value-type="float">
            <text:p>1.087315E-07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01790143" calcext:value-type="float">
            <text:p>0.0001790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70264" calcext:value-type="float">
            <text:p>0.02570264</text:p>
          </table:table-cell>
          <table:table-cell table:number-columns-repeated="14"/>
        </table:table-row>
        <table:table-row table:style-name="ro1">
          <table:table-cell office:value-type="float" office:value="-52.64993" calcext:value-type="float">
            <text:p>-52.64993</text:p>
          </table:table-cell>
          <table:table-cell office:value-type="float" office:value="4.166395" calcext:value-type="float">
            <text:p>4.166395</text:p>
          </table:table-cell>
          <table:table-cell office:value-type="float" office:value="0.000647894" calcext:value-type="float">
            <text:p>0.000647894</text:p>
          </table:table-cell>
          <table:table-cell office:value-type="float" office:value="0.6664507" calcext:value-type="float">
            <text:p>0.6664507</text:p>
          </table:table-cell>
          <table:table-cell office:value-type="float" office:value="0.7991749" calcext:value-type="float">
            <text:p>0.7991749</text:p>
          </table:table-cell>
          <table:table-cell office:value-type="float" office:value="2.402298" calcext:value-type="float">
            <text:p>2.402298</text:p>
          </table:table-cell>
          <table:table-cell office:value-type="float" office:value="0.04031696" calcext:value-type="float">
            <text:p>0.04031696</text:p>
          </table:table-cell>
          <table:table-cell office:value-type="float" office:value="0.0005596863" calcext:value-type="float">
            <text:p>0.0005596863</text:p>
          </table:table-cell>
          <table:table-cell office:value-type="float" office:value="0.7998228" calcext:value-type="float">
            <text:p>0.7998228</text:p>
          </table:table-cell>
          <table:table-cell office:value-type="float" office:value="1.201473" calcext:value-type="float">
            <text:p>1.201473</text:p>
          </table:table-cell>
          <table:table-cell office:value-type="float" office:value="1.040732" calcext:value-type="float">
            <text:p>1.040732</text:p>
          </table:table-cell>
          <table:table-cell office:value-type="float" office:value="0.0000001944012" calcext:value-type="float">
            <text:p>1.944012E-07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2265936" calcext:value-type="float">
            <text:p>0.002265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7492" calcext:value-type="float">
            <text:p>0.01877492</text:p>
          </table:table-cell>
          <table:table-cell table:number-columns-repeated="14"/>
        </table:table-row>
        <table:table-row table:style-name="ro1">
          <table:table-cell office:value-type="float" office:value="-60.93036" calcext:value-type="float">
            <text:p>-60.93036</text:p>
          </table:table-cell>
          <table:table-cell office:value-type="float" office:value="4.230098" calcext:value-type="float">
            <text:p>4.230098</text:p>
          </table:table-cell>
          <table:table-cell office:value-type="float" office:value="0.001266298" calcext:value-type="float">
            <text:p>0.001266298</text:p>
          </table:table-cell>
          <table:table-cell office:value-type="float" office:value="0.6662446" calcext:value-type="float">
            <text:p>0.6662446</text:p>
          </table:table-cell>
          <table:table-cell office:value-type="float" office:value="0.6647119" calcext:value-type="float">
            <text:p>0.6647119</text:p>
          </table:table-cell>
          <table:table-cell office:value-type="float" office:value="2.671842" calcext:value-type="float">
            <text:p>2.671842</text:p>
          </table:table-cell>
          <table:table-cell office:value-type="float" office:value="0.00004463838" calcext:value-type="float">
            <text:p>4.463838E-05</text:p>
          </table:table-cell>
          <table:table-cell office:value-type="float" office:value="0.001283271" calcext:value-type="float">
            <text:p>0.001283271</text:p>
          </table:table-cell>
          <table:table-cell office:value-type="float" office:value="0.6659782" calcext:value-type="float">
            <text:p>0.6659782</text:p>
          </table:table-cell>
          <table:table-cell office:value-type="float" office:value="1.336554" calcext:value-type="float">
            <text:p>1.336554</text:p>
          </table:table-cell>
          <table:table-cell office:value-type="float" office:value="1.000049" calcext:value-type="float">
            <text:p>1.000049</text:p>
          </table:table-cell>
          <table:table-cell office:value-type="float" office:value="0.00001896151" calcext:value-type="float">
            <text:p>1.896151E-05</text:p>
          </table:table-cell>
          <table:table-cell office:value-type="float" office:value="1.000033" calcext:value-type="float">
            <text:p>1.000033</text:p>
          </table:table-cell>
          <table:table-cell office:value-type="float" office:value="0.00526706" calcext:value-type="float">
            <text:p>0.00526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1592" calcext:value-type="float">
            <text:p>0.01831592</text:p>
          </table:table-cell>
          <table:table-cell table:number-columns-repeated="14"/>
        </table:table-row>
        <table:table-row table:style-name="ro1">
          <table:table-cell office:value-type="float" office:value="-206.6655" calcext:value-type="float">
            <text:p>-206.6655</text:p>
          </table:table-cell>
          <table:table-cell office:value-type="float" office:value="25.52665" calcext:value-type="float">
            <text:p>25.52665</text:p>
          </table:table-cell>
          <table:table-cell office:value-type="float" office:value="1.85767" calcext:value-type="float">
            <text:p>1.85767</text:p>
          </table:table-cell>
          <table:table-cell office:value-type="float" office:value="0.04744324" calcext:value-type="float">
            <text:p>0.04744324</text:p>
          </table:table-cell>
          <table:table-cell office:value-type="float" office:value="2.896143" calcext:value-type="float">
            <text:p>2.896143</text:p>
          </table:table-cell>
          <table:table-cell office:value-type="float" office:value="0.06538474" calcext:value-type="float">
            <text:p>0.06538474</text:p>
          </table:table-cell>
          <table:table-cell office:value-type="float" office:value="0.001650606" calcext:value-type="float">
            <text:p>0.001650606</text:p>
          </table:table-cell>
          <table:table-cell office:value-type="float" office:value="0.0003409187" calcext:value-type="float">
            <text:p>0.0003409187</text:p>
          </table:table-cell>
          <table:table-cell office:value-type="float" office:value="4.753813" calcext:value-type="float">
            <text:p>4.753813</text:p>
          </table:table-cell>
          <table:table-cell office:value-type="float" office:value="0.9615275" calcext:value-type="float">
            <text:p>0.9615275</text:p>
          </table:table-cell>
          <table:table-cell office:value-type="float" office:value="1.001655" calcext:value-type="float">
            <text:p>1.001655</text:p>
          </table:table-cell>
          <table:table-cell office:value-type="float" office:value="0.00001540653" calcext:value-type="float">
            <text:p>1.540653E-05</text:p>
          </table:table-cell>
          <table:table-cell office:value-type="float" office:value="1.000031" calcext:value-type="float">
            <text:p>1.000031</text:p>
          </table:table-cell>
          <table:table-cell office:value-type="float" office:value="0.00148963" calcext:value-type="float">
            <text:p>0.001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0104" calcext:value-type="float">
            <text:p>0.01610104</text:p>
          </table:table-cell>
          <table:table-cell table:number-columns-repeated="14"/>
        </table:table-row>
        <table:table-row table:style-name="ro1">
          <table:table-cell office:value-type="float" office:value="-157.908" calcext:value-type="float">
            <text:p>-157.908</text:p>
          </table:table-cell>
          <table:table-cell office:value-type="float" office:value="21.74181" calcext:value-type="float">
            <text:p>21.74181</text:p>
          </table:table-cell>
          <table:table-cell office:value-type="float" office:value="1.583831" calcext:value-type="float">
            <text:p>1.583831</text:p>
          </table:table-cell>
          <table:table-cell office:value-type="float" office:value="0.138723" calcext:value-type="float">
            <text:p>0.138723</text:p>
          </table:table-cell>
          <table:table-cell office:value-type="float" office:value="2.786504" calcext:value-type="float">
            <text:p>2.786504</text:p>
          </table:table-cell>
          <table:table-cell office:value-type="float" office:value="0.01082284" calcext:value-type="float">
            <text:p>0.01082284</text:p>
          </table:table-cell>
          <table:table-cell office:value-type="float" office:value="0.003023179" calcext:value-type="float">
            <text:p>0.003023179</text:p>
          </table:table-cell>
          <table:table-cell office:value-type="float" office:value="0.001891534" calcext:value-type="float">
            <text:p>0.001891534</text:p>
          </table:table-cell>
          <table:table-cell office:value-type="float" office:value="4.370335" calcext:value-type="float">
            <text:p>4.370335</text:p>
          </table:table-cell>
          <table:table-cell office:value-type="float" office:value="0.7973269" calcext:value-type="float">
            <text:p>0.7973269</text:p>
          </table:table-cell>
          <table:table-cell office:value-type="float" office:value="1.003045" calcext:value-type="float">
            <text:p>1.003045</text:p>
          </table:table-cell>
          <table:table-cell office:value-type="float" office:value="0.0000767006" calcext:value-type="float">
            <text:p>7.67006E-0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7748139" calcext:value-type="float">
            <text:p>0.007748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9286" calcext:value-type="float">
            <text:p>0.01609286</text:p>
          </table:table-cell>
          <table:table-cell table:number-columns-repeated="14"/>
        </table:table-row>
        <table:table-row table:style-name="ro1">
          <table:table-cell office:value-type="float" office:value="-256.0948" calcext:value-type="float">
            <text:p>-256.0948</text:p>
          </table:table-cell>
          <table:table-cell office:value-type="float" office:value="49.72581" calcext:value-type="float">
            <text:p>49.72581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2187646" calcext:value-type="float">
            <text:p>0.2187646</text:p>
          </table:table-cell>
          <table:table-cell office:value-type="float" office:value="0.001693078" calcext:value-type="float">
            <text:p>0.001693078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4.767702" calcext:value-type="float">
            <text:p>4.767702</text:p>
          </table:table-cell>
          <table:table-cell office:value-type="float" office:value="0.000171604" calcext:value-type="float">
            <text:p>0.000171604</text:p>
          </table:table-cell>
          <table:table-cell office:value-type="float" office:value="1.000377" calcext:value-type="float">
            <text:p>1.000377</text:p>
          </table:table-cell>
          <table:table-cell office:value-type="float" office:value="0.008280184" calcext:value-type="float">
            <text:p>0.008280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7956" calcext:value-type="float">
            <text:p>0.01557956</text:p>
          </table:table-cell>
          <table:table-cell table:number-columns-repeated="14"/>
        </table:table-row>
        <table:table-row table:style-name="ro1">
          <table:table-cell office:value-type="float" office:value="-244.484" calcext:value-type="float">
            <text:p>-244.484</text:p>
          </table:table-cell>
          <table:table-cell office:value-type="float" office:value="34.05175" calcext:value-type="float">
            <text:p>34.05175</text:p>
          </table:table-cell>
          <table:table-cell office:value-type="float" office:value="1.999013" calcext:value-type="float">
            <text:p>1.999013</text:p>
          </table:table-cell>
          <table:table-cell office:value-type="float" office:value="0.000328867" calcext:value-type="float">
            <text:p>0.000328867</text:p>
          </table:table-cell>
          <table:table-cell office:value-type="float" office:value="2.9992" calcext:value-type="float">
            <text:p>2.9992</text:p>
          </table:table-cell>
          <table:table-cell office:value-type="float" office:value="0.0006132962" calcext:value-type="float">
            <text:p>0.0006132962</text:p>
          </table:table-cell>
          <table:table-cell office:value-type="float" office:value="0.9708929" calcext:value-type="float">
            <text:p>0.9708929</text:p>
          </table:table-cell>
          <table:table-cell office:value-type="float" office:value="0.00003691024" calcext:value-type="float">
            <text:p>3.691024E-05</text:p>
          </table:table-cell>
          <table:table-cell office:value-type="float" office:value="4.998213" calcext:value-type="float">
            <text:p>4.998213</text:p>
          </table:table-cell>
          <table:table-cell office:value-type="float" office:value="0.9998133" calcext:value-type="float">
            <text:p>0.9998133</text:p>
          </table:table-cell>
          <table:table-cell office:value-type="float" office:value="2.658791" calcext:value-type="float">
            <text:p>2.658791</text:p>
          </table:table-cell>
          <table:table-cell office:value-type="float" office:value="0.000005060229" calcext:value-type="float">
            <text:p>5.060229E-06</text:p>
          </table:table-cell>
          <table:table-cell office:value-type="float" office:value="1.000406" calcext:value-type="float">
            <text:p>1.000406</text:p>
          </table:table-cell>
          <table:table-cell office:value-type="float" office:value="0.001770785" calcext:value-type="float">
            <text:p>0.001770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2408" calcext:value-type="float">
            <text:p>0.01522408</text:p>
          </table:table-cell>
          <table:table-cell table:number-columns-repeated="14"/>
        </table:table-row>
        <table:table-row table:style-name="ro1">
          <table:table-cell office:value-type="float" office:value="-119.2292" calcext:value-type="float">
            <text:p>-119.2292</text:p>
          </table:table-cell>
          <table:table-cell office:value-type="float" office:value="13.86037" calcext:value-type="float">
            <text:p>13.86037</text:p>
          </table:table-cell>
          <table:table-cell office:value-type="float" office:value="0.00638367" calcext:value-type="float">
            <text:p>0.00638367</text:p>
          </table:table-cell>
          <table:table-cell office:value-type="float" office:value="0.6645388" calcext:value-type="float">
            <text:p>0.6645388</text:p>
          </table:table-cell>
          <table:table-cell office:value-type="float" office:value="0.0002286968" calcext:value-type="float">
            <text:p>0.0002286968</text:p>
          </table:table-cell>
          <table:table-cell office:value-type="float" office:value="4.005926" calcext:value-type="float">
            <text:p>4.005926</text:p>
          </table:table-cell>
          <table:table-cell office:value-type="float" office:value="0.9997865" calcext:value-type="float">
            <text:p>0.9997865</text:p>
          </table:table-cell>
          <table:table-cell office:value-type="float" office:value="0.007631504" calcext:value-type="float">
            <text:p>0.007631504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155" calcext:value-type="float">
            <text:p>2.006155</text:p>
          </table:table-cell>
          <table:table-cell office:value-type="float" office:value="2.97231" calcext:value-type="float">
            <text:p>2.97231</text:p>
          </table:table-cell>
          <table:table-cell office:value-type="float" office:value="0.00008730636" calcext:value-type="float">
            <text:p>8.730636E-05</text:p>
          </table:table-cell>
          <table:table-cell office:value-type="float" office:value="1.000048" calcext:value-type="float">
            <text:p>1.000048</text:p>
          </table:table-cell>
          <table:table-cell office:value-type="float" office:value="0.03071981" calcext:value-type="float">
            <text:p>0.03071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7035" calcext:value-type="float">
            <text:p>0.01467035</text:p>
          </table:table-cell>
          <table:table-cell table:number-columns-repeated="14"/>
        </table:table-row>
        <table:table-row table:style-name="ro1">
          <table:table-cell office:value-type="float" office:value="-245.1921" calcext:value-type="float">
            <text:p>-245.1921</text:p>
          </table:table-cell>
          <table:table-cell office:value-type="float" office:value="34.87347" calcext:value-type="float">
            <text:p>34.87347</text:p>
          </table:table-cell>
          <table:table-cell office:value-type="float" office:value="1.999944" calcext:value-type="float">
            <text:p>1.999944</text:p>
          </table:table-cell>
          <table:table-cell office:value-type="float" office:value="0.00001879113" calcext:value-type="float">
            <text:p>1.879113E-05</text:p>
          </table:table-cell>
          <table:table-cell office:value-type="float" office:value="2.999608" calcext:value-type="float">
            <text:p>2.999608</text:p>
          </table:table-cell>
          <table:table-cell office:value-type="float" office:value="0.0007272992" calcext:value-type="float">
            <text:p>0.0007272992</text:p>
          </table:table-cell>
          <table:table-cell office:value-type="float" office:value="0.9905461" calcext:value-type="float">
            <text:p>0.9905461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4.999552" calcext:value-type="float">
            <text:p>4.999552</text:p>
          </table:table-cell>
          <table:table-cell office:value-type="float" office:value="1.000335" calcext:value-type="float">
            <text:p>1.000335</text:p>
          </table:table-cell>
          <table:table-cell office:value-type="float" office:value="2.805588" calcext:value-type="float">
            <text:p>2.805588</text:p>
          </table:table-cell>
          <table:table-cell office:value-type="float" office:value="0.00001954217" calcext:value-type="float">
            <text:p>1.954217E-05</text:p>
          </table:table-cell>
          <table:table-cell office:value-type="float" office:value="1.000148" calcext:value-type="float">
            <text:p>1.000148</text:p>
          </table:table-cell>
          <table:table-cell office:value-type="float" office:value="0.07519784" calcext:value-type="float">
            <text:p>0.07519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4753" calcext:value-type="float">
            <text:p>0.01444753</text:p>
          </table:table-cell>
          <table:table-cell table:number-columns-repeated="14"/>
        </table:table-row>
        <table:table-row table:style-name="ro1">
          <table:table-cell office:value-type="float" office:value="-270.6898" calcext:value-type="float">
            <text:p>-270.6898</text:p>
          </table:table-cell>
          <table:table-cell office:value-type="float" office:value="71.95431" calcext:value-type="float">
            <text:p>71.95431</text:p>
          </table:table-cell>
          <table:table-cell office:value-type="float" office:value="1.99988" calcext:value-type="float">
            <text:p>1.99988</text:p>
          </table:table-cell>
          <table:table-cell office:value-type="float" office:value="0.00004001286" calcext:value-type="float">
            <text:p>4.001286E-05</text:p>
          </table:table-cell>
          <table:table-cell office:value-type="float" office:value="2.999504" calcext:value-type="float">
            <text:p>2.999504</text:p>
          </table:table-cell>
          <table:table-cell office:value-type="float" office:value="0.0008713225" calcext:value-type="float">
            <text:p>0.0008713225</text:p>
          </table:table-cell>
          <table:table-cell office:value-type="float" office:value="0.3795254" calcext:value-type="float">
            <text:p>0.3795254</text:p>
          </table:table-cell>
          <table:table-cell office:value-type="float" office:value="0.04027833" calcext:value-type="float">
            <text:p>0.04027833</text:p>
          </table:table-cell>
          <table:table-cell office:value-type="float" office:value="4.999384" calcext:value-type="float">
            <text:p>4.999384</text:p>
          </table:table-cell>
          <table:table-cell office:value-type="float" office:value="1.000376" calcext:value-type="float">
            <text:p>1.000376</text:p>
          </table:table-cell>
          <table:table-cell office:value-type="float" office:value="4.575402" calcext:value-type="float">
            <text:p>4.575402</text:p>
          </table:table-cell>
          <table:table-cell office:value-type="float" office:value="0.000007156448" calcext:value-type="float">
            <text:p>7.156448E-06</text:p>
          </table:table-cell>
          <table:table-cell office:value-type="float" office:value="4.999938" calcext:value-type="float">
            <text:p>4.999938</text:p>
          </table:table-cell>
          <table:table-cell office:value-type="float" office:value="0.1613627" calcext:value-type="float">
            <text:p>0.1613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387" calcext:value-type="float">
            <text:p>0.0144387</text:p>
          </table:table-cell>
          <table:table-cell table:number-columns-repeated="14"/>
        </table:table-row>
        <table:table-row table:style-name="ro1">
          <table:table-cell office:value-type="float" office:value="-162.2674" calcext:value-type="float">
            <text:p>-162.2674</text:p>
          </table:table-cell>
          <table:table-cell office:value-type="float" office:value="22.06735" calcext:value-type="float">
            <text:p>22.06735</text:p>
          </table:table-cell>
          <table:table-cell office:value-type="float" office:value="1.604692" calcext:value-type="float">
            <text:p>1.604692</text:p>
          </table:table-cell>
          <table:table-cell office:value-type="float" office:value="0.1317693" calcext:value-type="float">
            <text:p>0.1317693</text:p>
          </table:table-cell>
          <table:table-cell office:value-type="float" office:value="2.802242" calcext:value-type="float">
            <text:p>2.802242</text:p>
          </table:table-cell>
          <table:table-cell office:value-type="float" office:value="0.0002081271" calcext:value-type="float">
            <text:p>0.0002081271</text:p>
          </table:table-cell>
          <table:table-cell office:value-type="float" office:value="0.001167505" calcext:value-type="float">
            <text:p>0.001167505</text:p>
          </table:table-cell>
          <table:table-cell office:value-type="float" office:value="0.000157292" calcext:value-type="float">
            <text:p>0.000157292</text:p>
          </table:table-cell>
          <table:table-cell office:value-type="float" office:value="4.406934" calcext:value-type="float">
            <text:p>4.406934</text:p>
          </table:table-cell>
          <table:table-cell office:value-type="float" office:value="0.8024502" calcext:value-type="float">
            <text:p>0.8024502</text:p>
          </table:table-cell>
          <table:table-cell office:value-type="float" office:value="1.001168" calcext:value-type="float">
            <text:p>1.001168</text:p>
          </table:table-cell>
          <table:table-cell office:value-type="float" office:value="0.00000003143649" calcext:value-type="float">
            <text:p>3.143649E-08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06591442" calcext:value-type="float">
            <text:p>0.0006591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5917" calcext:value-type="float">
            <text:p>0.01435917</text:p>
          </table:table-cell>
          <table:table-cell table:number-columns-repeated="14"/>
        </table:table-row>
        <table:table-row table:style-name="ro1">
          <table:table-cell office:value-type="float" office:value="-150.4814" calcext:value-type="float">
            <text:p>-150.4814</text:p>
          </table:table-cell>
          <table:table-cell office:value-type="float" office:value="21.18056" calcext:value-type="float">
            <text:p>21.18056</text:p>
          </table:table-cell>
          <table:table-cell office:value-type="float" office:value="1.550343" calcext:value-type="float">
            <text:p>1.550343</text:p>
          </table:table-cell>
          <table:table-cell office:value-type="float" office:value="0.1498856" calcext:value-type="float">
            <text:p>0.1498856</text:p>
          </table:table-cell>
          <table:table-cell office:value-type="float" office:value="2.756402" calcext:value-type="float">
            <text:p>2.756402</text:p>
          </table:table-cell>
          <table:table-cell office:value-type="float" office:value="0.03753999" calcext:value-type="float">
            <text:p>0.03753999</text:p>
          </table:table-cell>
          <table:table-cell office:value-type="float" office:value="0.001061371" calcext:value-type="float">
            <text:p>0.001061371</text:p>
          </table:table-cell>
          <table:table-cell office:value-type="float" office:value="0.00043123" calcext:value-type="float">
            <text:p>0.00043123</text:p>
          </table:table-cell>
          <table:table-cell office:value-type="float" office:value="4.306745" calcext:value-type="float">
            <text:p>4.306745</text:p>
          </table:table-cell>
          <table:table-cell office:value-type="float" office:value="0.7939416" calcext:value-type="float">
            <text:p>0.7939416</text:p>
          </table:table-cell>
          <table:table-cell office:value-type="float" office:value="1.001062" calcext:value-type="float">
            <text:p>1.001062</text:p>
          </table:table-cell>
          <table:table-cell office:value-type="float" office:value="0.000001064509" calcext:value-type="float">
            <text:p>1.064509E-06</text:p>
          </table:table-cell>
          <table:table-cell office:value-type="float" office:value="1.000018" calcext:value-type="float">
            <text:p>1.000018</text:p>
          </table:table-cell>
          <table:table-cell office:value-type="float" office:value="0.001798531" calcext:value-type="float">
            <text:p>0.001798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1563" calcext:value-type="float">
            <text:p>0.01411563</text:p>
          </table:table-cell>
          <table:table-cell table:number-columns-repeated="14"/>
        </table:table-row>
        <table:table-row table:style-name="ro1">
          <table:table-cell office:value-type="float" office:value="-183.1036" calcext:value-type="float">
            <text:p>-183.1036</text:p>
          </table:table-cell>
          <table:table-cell office:value-type="float" office:value="23.76038" calcext:value-type="float">
            <text:p>23.76038</text:p>
          </table:table-cell>
          <table:table-cell office:value-type="float" office:value="1.720187" calcext:value-type="float">
            <text:p>1.720187</text:p>
          </table:table-cell>
          <table:table-cell office:value-type="float" office:value="0.09327107" calcext:value-type="float">
            <text:p>0.09327107</text:p>
          </table:table-cell>
          <table:table-cell office:value-type="float" office:value="2.855188" calcext:value-type="float">
            <text:p>2.855188</text:p>
          </table:table-cell>
          <table:table-cell office:value-type="float" office:value="0.009810085" calcext:value-type="float">
            <text:p>0.009810085</text:p>
          </table:table-cell>
          <table:table-cell office:value-type="float" office:value="0.03794054" calcext:value-type="float">
            <text:p>0.03794054</text:p>
          </table:table-cell>
          <table:table-cell office:value-type="float" office:value="0.0005787411" calcext:value-type="float">
            <text:p>0.0005787411</text:p>
          </table:table-cell>
          <table:table-cell office:value-type="float" office:value="4.575375" calcext:value-type="float">
            <text:p>4.575375</text:p>
          </table:table-cell>
          <table:table-cell office:value-type="float" office:value="0.8649984" calcext:value-type="float">
            <text:p>0.8649984</text:p>
          </table:table-cell>
          <table:table-cell office:value-type="float" office:value="1.038307" calcext:value-type="float">
            <text:p>1.038307</text:p>
          </table:table-cell>
          <table:table-cell office:value-type="float" office:value="0.00000003476614" calcext:value-type="float">
            <text:p>3.476614E-08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2344757" calcext:value-type="float">
            <text:p>0.002344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296" calcext:value-type="float">
            <text:p>0.01329296</text:p>
          </table:table-cell>
          <table:table-cell table:number-columns-repeated="14"/>
        </table:table-row>
        <table:table-row table:style-name="ro1">
          <table:table-cell office:value-type="float" office:value="-269.3165" calcext:value-type="float">
            <text:p>-269.3165</text:p>
          </table:table-cell>
          <table:table-cell office:value-type="float" office:value="70.1649" calcext:value-type="float">
            <text:p>70.1649</text:p>
          </table:table-cell>
          <table:table-cell office:value-type="float" office:value="1.999915" calcext:value-type="float">
            <text:p>1.999915</text:p>
          </table:table-cell>
          <table:table-cell office:value-type="float" office:value="0.00002823612" calcext:value-type="float">
            <text:p>2.823612E-05</text:p>
          </table:table-cell>
          <table:table-cell office:value-type="float" office:value="2.999455" calcext:value-type="float">
            <text:p>2.999455</text:p>
          </table:table-cell>
          <table:table-cell office:value-type="float" office:value="0.001004563" calcext:value-type="float">
            <text:p>0.001004563</text:p>
          </table:table-cell>
          <table:table-cell office:value-type="float" office:value="0.5249974" calcext:value-type="float">
            <text:p>0.5249974</text:p>
          </table:table-cell>
          <table:table-cell office:value-type="float" office:value="0.006202655" calcext:value-type="float">
            <text:p>0.006202655</text:p>
          </table:table-cell>
          <table:table-cell office:value-type="float" office:value="4.999371" calcext:value-type="float">
            <text:p>4.999371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4.378355" calcext:value-type="float">
            <text:p>4.378355</text:p>
          </table:table-cell>
          <table:table-cell office:value-type="float" office:value="0.0001475754" calcext:value-type="float">
            <text:p>0.0001475754</text:p>
          </table:table-cell>
          <table:table-cell office:value-type="float" office:value="4.999966" calcext:value-type="float">
            <text:p>4.999966</text:p>
          </table:table-cell>
          <table:table-cell office:value-type="float" office:value="0.02494716" calcext:value-type="float">
            <text:p>0.02494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7204" calcext:value-type="float">
            <text:p>0.01287204</text:p>
          </table:table-cell>
          <table:table-cell table:number-columns-repeated="14"/>
        </table:table-row>
        <table:table-row table:style-name="ro1">
          <table:table-cell office:value-type="float" office:value="-271.7882" calcext:value-type="float">
            <text:p>-271.7882</text:p>
          </table:table-cell>
          <table:table-cell office:value-type="float" office:value="73.33083" calcext:value-type="float">
            <text:p>73.33083</text:p>
          </table:table-cell>
          <table:table-cell office:value-type="float" office:value="1.999872" calcext:value-type="float">
            <text:p>1.999872</text:p>
          </table:table-cell>
          <table:table-cell office:value-type="float" office:value="0.00004279524" calcext:value-type="float">
            <text:p>4.279524E-05</text:p>
          </table:table-cell>
          <table:table-cell office:value-type="float" office:value="2.999497" calcext:value-type="float">
            <text:p>2.999497</text:p>
          </table:table-cell>
          <table:table-cell office:value-type="float" office:value="0.0008786063" calcext:value-type="float">
            <text:p>0.0008786063</text:p>
          </table:table-cell>
          <table:table-cell office:value-type="float" office:value="0.2546882" calcext:value-type="float">
            <text:p>0.2546882</text:p>
          </table:table-cell>
          <table:table-cell office:value-type="float" office:value="0.0001489041" calcext:value-type="float">
            <text:p>0.0001489041</text:p>
          </table:table-cell>
          <table:table-cell office:value-type="float" office:value="4.999368" calcext:value-type="float">
            <text:p>4.999368</text:p>
          </table:table-cell>
          <table:table-cell office:value-type="float" office:value="1.000375" calcext:value-type="float">
            <text:p>1.000375</text:p>
          </table:table-cell>
          <table:table-cell office:value-type="float" office:value="4.726617" calcext:value-type="float">
            <text:p>4.726617</text:p>
          </table:table-cell>
          <table:table-cell office:value-type="float" office:value="0.00004211539" calcext:value-type="float">
            <text:p>4.211539E-05</text:p>
          </table:table-cell>
          <table:table-cell office:value-type="float" office:value="4.999549" calcext:value-type="float">
            <text:p>4.999549</text:p>
          </table:table-cell>
          <table:table-cell office:value-type="float" office:value="0.002399611" calcext:value-type="float">
            <text:p>0.002399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4322" calcext:value-type="float">
            <text:p>0.01284322</text:p>
          </table:table-cell>
          <table:table-cell table:number-columns-repeated="14"/>
        </table:table-row>
        <table:table-row table:style-name="ro1">
          <table:table-cell office:value-type="float" office:value="-116.4084" calcext:value-type="float">
            <text:p>-116.4084</text:p>
          </table:table-cell>
          <table:table-cell office:value-type="float" office:value="9.129443" calcext:value-type="float">
            <text:p>9.129443</text:p>
          </table:table-cell>
          <table:table-cell office:value-type="float" office:value="0.00217971" calcext:value-type="float">
            <text:p>0.00217971</text:p>
          </table:table-cell>
          <table:table-cell office:value-type="float" office:value="0.6659401" calcext:value-type="float">
            <text:p>0.6659401</text:p>
          </table:table-cell>
          <table:table-cell office:value-type="float" office:value="0.004432657" calcext:value-type="float">
            <text:p>0.004432657</text:p>
          </table:table-cell>
          <table:table-cell office:value-type="float" office:value="3.993314" calcext:value-type="float">
            <text:p>3.993314</text:p>
          </table:table-cell>
          <table:table-cell office:value-type="float" office:value="0.766714" calcext:value-type="float">
            <text:p>0.766714</text:p>
          </table:table-cell>
          <table:table-cell office:value-type="float" office:value="0.007631504" calcext:value-type="float">
            <text:p>0.007631504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1.997747" calcext:value-type="float">
            <text:p>1.997747</text:p>
          </table:table-cell>
          <table:table-cell office:value-type="float" office:value="2.034051" calcext:value-type="float">
            <text:p>2.034051</text:p>
          </table:table-cell>
          <table:table-cell office:value-type="float" office:value="0.00008730636" calcext:value-type="float">
            <text:p>8.730636E-05</text:p>
          </table:table-cell>
          <table:table-cell office:value-type="float" office:value="1.000048" calcext:value-type="float">
            <text:p>1.000048</text:p>
          </table:table-cell>
          <table:table-cell office:value-type="float" office:value="0.03071981" calcext:value-type="float">
            <text:p>0.03071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5627" calcext:value-type="float">
            <text:p>0.01275627</text:p>
          </table:table-cell>
          <table:table-cell table:number-columns-repeated="14"/>
        </table:table-row>
        <table:table-row table:style-name="ro1">
          <table:table-cell office:value-type="float" office:value="-258.6003" calcext:value-type="float">
            <text:p>-258.6003</text:p>
          </table:table-cell>
          <table:table-cell office:value-type="float" office:value="54.29849" calcext:value-type="float">
            <text:p>54.29849</text:p>
          </table:table-cell>
          <table:table-cell office:value-type="float" office:value="1.999976" calcext:value-type="float">
            <text:p>1.999976</text:p>
          </table:table-cell>
          <table:table-cell office:value-type="float" office:value="0.000008123571" calcext:value-type="float">
            <text:p>8.123571E-06</text:p>
          </table:table-cell>
          <table:table-cell office:value-type="float" office:value="2.999598" calcext:value-type="float">
            <text:p>2.999598</text:p>
          </table:table-cell>
          <table:table-cell office:value-type="float" office:value="0.0007796247" calcext:value-type="float">
            <text:p>0.0007796247</text:p>
          </table:table-cell>
          <table:table-cell office:value-type="float" office:value="0.6513942" calcext:value-type="float">
            <text:p>0.6513942</text:p>
          </table:table-cell>
          <table:table-cell office:value-type="float" office:value="0.001797549" calcext:value-type="float">
            <text:p>0.001797549</text:p>
          </table:table-cell>
          <table:table-cell office:value-type="float" office:value="4.999574" calcext:value-type="float">
            <text:p>4.999574</text:p>
          </table:table-cell>
          <table:table-cell office:value-type="float" office:value="1.000378" calcext:value-type="float">
            <text:p>1.000378</text:p>
          </table:table-cell>
          <table:table-cell office:value-type="float" office:value="1.819146" calcext:value-type="float">
            <text:p>1.819146</text:p>
          </table:table-cell>
          <table:table-cell office:value-type="float" office:value="0.000007155068" calcext:value-type="float">
            <text:p>7.155068E-06</text:p>
          </table:table-cell>
          <table:table-cell office:value-type="float" office:value="4.99926" calcext:value-type="float">
            <text:p>4.99926</text:p>
          </table:table-cell>
          <table:table-cell office:value-type="float" office:value="0.01014927" calcext:value-type="float">
            <text:p>0.01014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4399" calcext:value-type="float">
            <text:p>0.01274399</text:p>
          </table:table-cell>
          <table:table-cell table:number-columns-repeated="14"/>
        </table:table-row>
        <table:table-row table:style-name="ro1">
          <table:table-cell office:value-type="float" office:value="-239.9963" calcext:value-type="float">
            <text:p>-239.9963</text:p>
          </table:table-cell>
          <table:table-cell office:value-type="float" office:value="27.89284" calcext:value-type="float">
            <text:p>27.89284</text:p>
          </table:table-cell>
          <table:table-cell office:value-type="float" office:value="1.994945" calcext:value-type="float">
            <text:p>1.994945</text:p>
          </table:table-cell>
          <table:table-cell office:value-type="float" office:value="0.001684915" calcext:value-type="float">
            <text:p>0.001684915</text:p>
          </table:table-cell>
          <table:table-cell office:value-type="float" office:value="2.991712" calcext:value-type="float">
            <text:p>2.991712</text:p>
          </table:table-cell>
          <table:table-cell office:value-type="float" office:value="0.01152158" calcext:value-type="float">
            <text:p>0.01152158</text:p>
          </table:table-cell>
          <table:table-cell office:value-type="float" office:value="0.007377112" calcext:value-type="float">
            <text:p>0.007377112</text:p>
          </table:table-cell>
          <table:table-cell office:value-type="float" office:value="0.01667689" calcext:value-type="float">
            <text:p>0.01667689</text:p>
          </table:table-cell>
          <table:table-cell office:value-type="float" office:value="4.986657" calcext:value-type="float">
            <text:p>4.986657</text:p>
          </table:table-cell>
          <table:table-cell office:value-type="float" office:value="1.003233" calcext:value-type="float">
            <text:p>1.003233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0.00004370354" calcext:value-type="float">
            <text:p>4.370354E-05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06718856" calcext:value-type="float">
            <text:p>0.06718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7308" calcext:value-type="float">
            <text:p>0.01267308</text:p>
          </table:table-cell>
          <table:table-cell table:number-columns-repeated="14"/>
        </table:table-row>
        <table:table-row table:style-name="ro1">
          <table:table-cell office:value-type="float" office:value="-165.2051" calcext:value-type="float">
            <text:p>-165.2051</text:p>
          </table:table-cell>
          <table:table-cell office:value-type="float" office:value="22.32205" calcext:value-type="float">
            <text:p>22.32205</text:p>
          </table:table-cell>
          <table:table-cell office:value-type="float" office:value="1.624186" calcext:value-type="float">
            <text:p>1.624186</text:p>
          </table:table-cell>
          <table:table-cell office:value-type="float" office:value="0.1252713" calcext:value-type="float">
            <text:p>0.1252713</text:p>
          </table:table-cell>
          <table:table-cell office:value-type="float" office:value="2.807317" calcext:value-type="float">
            <text:p>2.807317</text:p>
          </table:table-cell>
          <table:table-cell office:value-type="float" office:value="0.009551305" calcext:value-type="float">
            <text:p>0.009551305</text:p>
          </table:table-cell>
          <table:table-cell office:value-type="float" office:value="0.008217715" calcext:value-type="float">
            <text:p>0.008217715</text:p>
          </table:table-cell>
          <table:table-cell office:value-type="float" office:value="0.00006091101" calcext:value-type="float">
            <text:p>0.000060911</text:p>
          </table:table-cell>
          <table:table-cell office:value-type="float" office:value="4.431503" calcext:value-type="float">
            <text:p>4.431503</text:p>
          </table:table-cell>
          <table:table-cell office:value-type="float" office:value="0.8168687" calcext:value-type="float">
            <text:p>0.8168687</text:p>
          </table:table-cell>
          <table:table-cell office:value-type="float" office:value="1.008235" calcext:value-type="float">
            <text:p>1.008235</text:p>
          </table:table-cell>
          <table:table-cell office:value-type="float" office:value="0.00000003476614" calcext:value-type="float">
            <text:p>3.476614E-08</text:p>
          </table:table-cell>
          <table:table-cell office:value-type="float" office:value="1.000008" calcext:value-type="float">
            <text:p>1.000008</text:p>
          </table:table-cell>
          <table:table-cell office:value-type="float" office:value="0.0002767818" calcext:value-type="float">
            <text:p>0.0002767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6276" calcext:value-type="float">
            <text:p>0.01256276</text:p>
          </table:table-cell>
          <table:table-cell table:number-columns-repeated="14"/>
        </table:table-row>
        <table:table-row table:style-name="ro1">
          <table:table-cell office:value-type="float" office:value="-233.0415" calcext:value-type="float">
            <text:p>-233.0415</text:p>
          </table:table-cell>
          <table:table-cell office:value-type="float" office:value="27.38281" calcext:value-type="float">
            <text:p>27.38281</text:p>
          </table:table-cell>
          <table:table-cell office:value-type="float" office:value="1.964918" calcext:value-type="float">
            <text:p>1.964918</text:p>
          </table:table-cell>
          <table:table-cell office:value-type="float" office:value="0.01169395" calcext:value-type="float">
            <text:p>0.01169395</text:p>
          </table:table-cell>
          <table:table-cell office:value-type="float" office:value="2.97462" calcext:value-type="float">
            <text:p>2.97462</text:p>
          </table:table-cell>
          <table:table-cell office:value-type="float" office:value="0.01567908" calcext:value-type="float">
            <text:p>0.01567908</text:p>
          </table:table-cell>
          <table:table-cell office:value-type="float" office:value="0.001505324" calcext:value-type="float">
            <text:p>0.001505324</text:p>
          </table:table-cell>
          <table:table-cell office:value-type="float" office:value="0.0003205551" calcext:value-type="float">
            <text:p>0.0003205551</text:p>
          </table:table-cell>
          <table:table-cell office:value-type="float" office:value="4.939538" calcext:value-type="float">
            <text:p>4.939538</text:p>
          </table:table-cell>
          <table:table-cell office:value-type="float" office:value="0.9902986" calcext:value-type="float">
            <text:p>0.9902986</text:p>
          </table:table-cell>
          <table:table-cell office:value-type="float" office:value="1.001507" calcext:value-type="float">
            <text:p>1.001507</text:p>
          </table:table-cell>
          <table:table-cell office:value-type="float" office:value="0.000006078793" calcext:value-type="float">
            <text:p>6.078793E-06</text:p>
          </table:table-cell>
          <table:table-cell office:value-type="float" office:value="1.000031" calcext:value-type="float">
            <text:p>1.000031</text:p>
          </table:table-cell>
          <table:table-cell office:value-type="float" office:value="0.001406682" calcext:value-type="float">
            <text:p>0.001406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1426" calcext:value-type="float">
            <text:p>0.01251426</text:p>
          </table:table-cell>
          <table:table-cell table:number-columns-repeated="14"/>
        </table:table-row>
        <table:table-row table:style-name="ro1">
          <table:table-cell office:value-type="float" office:value="-144.5041" calcext:value-type="float">
            <text:p>-144.5041</text:p>
          </table:table-cell>
          <table:table-cell office:value-type="float" office:value="20.70153" calcext:value-type="float">
            <text:p>20.70153</text:p>
          </table:table-cell>
          <table:table-cell office:value-type="float" office:value="1.511304" calcext:value-type="float">
            <text:p>1.511304</text:p>
          </table:table-cell>
          <table:table-cell office:value-type="float" office:value="0.1628988" calcext:value-type="float">
            <text:p>0.1628988</text:p>
          </table:table-cell>
          <table:table-cell office:value-type="float" office:value="2.742477" calcext:value-type="float">
            <text:p>2.742477</text:p>
          </table:table-cell>
          <table:table-cell office:value-type="float" office:value="0.02634891" calcext:value-type="float">
            <text:p>0.02634891</text:p>
          </table:table-cell>
          <table:table-cell office:value-type="float" office:value="0.007456813" calcext:value-type="float">
            <text:p>0.007456813</text:p>
          </table:table-cell>
          <table:table-cell office:value-type="float" office:value="0.006796073" calcext:value-type="float">
            <text:p>0.006796073</text:p>
          </table:table-cell>
          <table:table-cell office:value-type="float" office:value="4.253781" calcext:value-type="float">
            <text:p>4.253781</text:p>
          </table:table-cell>
          <table:table-cell office:value-type="float" office:value="0.7688263" calcext:value-type="float">
            <text:p>0.7688263</text:p>
          </table:table-cell>
          <table:table-cell office:value-type="float" office:value="1.007471" calcext:value-type="float">
            <text:p>1.007471</text:p>
          </table:table-cell>
          <table:table-cell office:value-type="float" office:value="0.000001369133" calcext:value-type="float">
            <text:p>1.369133E-06</text:p>
          </table:table-cell>
          <table:table-cell office:value-type="float" office:value="1.000022" calcext:value-type="float">
            <text:p>1.000022</text:p>
          </table:table-cell>
          <table:table-cell office:value-type="float" office:value="0.02727161" calcext:value-type="float">
            <text:p>0.02727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2346" calcext:value-type="float">
            <text:p>0.01232346</text:p>
          </table:table-cell>
          <table:table-cell table:number-columns-repeated="14"/>
        </table:table-row>
        <table:table-row table:style-name="ro1">
          <table:table-cell office:value-type="float" office:value="-261.0319" calcext:value-type="float">
            <text:p>-261.0319</text:p>
          </table:table-cell>
          <table:table-cell office:value-type="float" office:value="58.61092" calcext:value-type="float">
            <text:p>58.61092</text:p>
          </table:table-cell>
          <table:table-cell office:value-type="float" office:value="1.999991" calcext:value-type="float">
            <text:p>1.999991</text:p>
          </table:table-cell>
          <table:table-cell office:value-type="float" office:value="0.000003011917" calcext:value-type="float">
            <text:p>3.011917E-06</text:p>
          </table:table-cell>
          <table:table-cell office:value-type="float" office:value="2.99959" calcext:value-type="float">
            <text:p>2.99959</text:p>
          </table:table-cell>
          <table:table-cell office:value-type="float" office:value="0.0008102712" calcext:value-type="float">
            <text:p>0.0008102712</text:p>
          </table:table-cell>
          <table:table-cell office:value-type="float" office:value="0.9855297" calcext:value-type="float">
            <text:p>0.9855297</text:p>
          </table:table-cell>
          <table:table-cell office:value-type="float" office:value="0.0006368758" calcext:value-type="float">
            <text:p>0.0006368758</text:p>
          </table:table-cell>
          <table:table-cell office:value-type="float" office:value="4.999581" calcext:value-type="float">
            <text:p>4.999581</text:p>
          </table:table-cell>
          <table:table-cell office:value-type="float" office:value="1.000401" calcext:value-type="float">
            <text:p>1.000401</text:p>
          </table:table-cell>
          <table:table-cell office:value-type="float" office:value="2.759416" calcext:value-type="float">
            <text:p>2.759416</text:p>
          </table:table-cell>
          <table:table-cell office:value-type="float" office:value="0.0000005283818" calcext:value-type="float">
            <text:p>5.283818E-07</text:p>
          </table:table-cell>
          <table:table-cell office:value-type="float" office:value="4.999992" calcext:value-type="float">
            <text:p>4.999992</text:p>
          </table:table-cell>
          <table:table-cell office:value-type="float" office:value="0.002580081" calcext:value-type="float">
            <text:p>0.002580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8743" calcext:value-type="float">
            <text:p>0.01228743</text:p>
          </table:table-cell>
          <table:table-cell table:number-columns-repeated="14"/>
        </table:table-row>
        <table:table-row table:style-name="ro1">
          <table:table-cell office:value-type="float" office:value="-248.2742" calcext:value-type="float">
            <text:p>-248.2742</text:p>
          </table:table-cell>
          <table:table-cell office:value-type="float" office:value="39.41678" calcext:value-type="float">
            <text:p>39.41678</text:p>
          </table:table-cell>
          <table:table-cell office:value-type="float" office:value="1.999828" calcext:value-type="float">
            <text:p>1.999828</text:p>
          </table:table-cell>
          <table:table-cell office:value-type="float" office:value="0.00005747086" calcext:value-type="float">
            <text:p>5.747086E-05</text:p>
          </table:table-cell>
          <table:table-cell office:value-type="float" office:value="2.999528" calcext:value-type="float">
            <text:p>2.999528</text:p>
          </table:table-cell>
          <table:table-cell office:value-type="float" office:value="0.0007716675" calcext:value-type="float">
            <text:p>0.0007716675</text:p>
          </table:table-cell>
          <table:table-cell office:value-type="float" office:value="0.9311939" calcext:value-type="float">
            <text:p>0.9311939</text:p>
          </table:table-cell>
          <table:table-cell office:value-type="float" office:value="0.001680749" calcext:value-type="float">
            <text:p>0.001680749</text:p>
          </table:table-cell>
          <table:table-cell office:value-type="float" office:value="4.999356" calcext:value-type="float">
            <text:p>4.999356</text:p>
          </table:table-cell>
          <table:table-cell office:value-type="float" office:value="1.0003" calcext:value-type="float">
            <text:p>1.0003</text:p>
          </table:table-cell>
          <table:table-cell office:value-type="float" office:value="3.524455" calcext:value-type="float">
            <text:p>3.524455</text:p>
          </table:table-cell>
          <table:table-cell office:value-type="float" office:value="0.000171604" calcext:value-type="float">
            <text:p>0.000171604</text:p>
          </table:table-cell>
          <table:table-cell office:value-type="float" office:value="1.000389" calcext:value-type="float">
            <text:p>1.000389</text:p>
          </table:table-cell>
          <table:table-cell office:value-type="float" office:value="0.008280184" calcext:value-type="float">
            <text:p>0.008280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8108" calcext:value-type="float">
            <text:p>0.01228108</text:p>
          </table:table-cell>
          <table:table-cell table:number-columns-repeated="14"/>
        </table:table-row>
        <table:table-row table:style-name="ro1">
          <table:table-cell office:value-type="float" office:value="-209.7843" calcext:value-type="float">
            <text:p>-209.7843</text:p>
          </table:table-cell>
          <table:table-cell office:value-type="float" office:value="25.84401" calcext:value-type="float">
            <text:p>25.84401</text:p>
          </table:table-cell>
          <table:table-cell office:value-type="float" office:value="1.865838" calcext:value-type="float">
            <text:p>1.865838</text:p>
          </table:table-cell>
          <table:table-cell office:value-type="float" office:value="0.04472063" calcext:value-type="float">
            <text:p>0.04472063</text:p>
          </table:table-cell>
          <table:table-cell office:value-type="float" office:value="2.910467" calcext:value-type="float">
            <text:p>2.910467</text:p>
          </table:table-cell>
          <table:table-cell office:value-type="float" office:value="0.04490495" calcext:value-type="float">
            <text:p>0.04490495</text:p>
          </table:table-cell>
          <table:table-cell office:value-type="float" office:value="0.003185867" calcext:value-type="float">
            <text:p>0.003185867</text:p>
          </table:table-cell>
          <table:table-cell office:value-type="float" office:value="0.08319549" calcext:value-type="float">
            <text:p>0.08319549</text:p>
          </table:table-cell>
          <table:table-cell office:value-type="float" office:value="4.776305" calcext:value-type="float">
            <text:p>4.776305</text:p>
          </table:table-cell>
          <table:table-cell office:value-type="float" office:value="0.9553715" calcext:value-type="float">
            <text:p>0.9553715</text:p>
          </table:table-cell>
          <table:table-cell office:value-type="float" office:value="1.003303" calcext:value-type="float">
            <text:p>1.003303</text:p>
          </table:table-cell>
          <table:table-cell office:value-type="float" office:value="0.0004581939" calcext:value-type="float">
            <text:p>0.0004581939</text:p>
          </table:table-cell>
          <table:table-cell office:value-type="float" office:value="1.000177" calcext:value-type="float">
            <text:p>1.000177</text:p>
          </table:table-cell>
          <table:table-cell office:value-type="float" office:value="0.3334898" calcext:value-type="float">
            <text:p>0.333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8673" calcext:value-type="float">
            <text:p>0.01218673</text:p>
          </table:table-cell>
          <table:table-cell table:number-columns-repeated="14"/>
        </table:table-row>
        <table:table-row table:style-name="ro1">
          <table:table-cell office:value-type="float" office:value="-260.2578" calcext:value-type="float">
            <text:p>-260.2578</text:p>
          </table:table-cell>
          <table:table-cell office:value-type="float" office:value="57.8317" calcext:value-type="float">
            <text:p>57.8317</text:p>
          </table:table-cell>
          <table:table-cell office:value-type="float" office:value="1.998727" calcext:value-type="float">
            <text:p>1.998727</text:p>
          </table:table-cell>
          <table:table-cell office:value-type="float" office:value="0.0004242007" calcext:value-type="float">
            <text:p>0.0004242007</text:p>
          </table:table-cell>
          <table:table-cell office:value-type="float" office:value="2.998866" calcext:value-type="float">
            <text:p>2.998866</text:p>
          </table:table-cell>
          <table:table-cell office:value-type="float" office:value="0.0009959949" calcext:value-type="float">
            <text:p>0.0009959949</text:p>
          </table:table-cell>
          <table:table-cell office:value-type="float" office:value="0.9636408" calcext:value-type="float">
            <text:p>0.9636408</text:p>
          </table:table-cell>
          <table:table-cell office:value-type="float" office:value="0.002550345" calcext:value-type="float">
            <text:p>0.002550345</text:p>
          </table:table-cell>
          <table:table-cell office:value-type="float" office:value="4.997593" calcext:value-type="float">
            <text:p>4.997593</text:p>
          </table:table-cell>
          <table:table-cell office:value-type="float" office:value="0.9998617" calcext:value-type="float">
            <text:p>0.9998617</text:p>
          </table:table-cell>
          <table:table-cell office:value-type="float" office:value="2.618709" calcext:value-type="float">
            <text:p>2.618709</text:p>
          </table:table-cell>
          <table:table-cell office:value-type="float" office:value="0.00005414402" calcext:value-type="float">
            <text:p>0.000054144</text:p>
          </table:table-cell>
          <table:table-cell office:value-type="float" office:value="4.999829" calcext:value-type="float">
            <text:p>4.999829</text:p>
          </table:table-cell>
          <table:table-cell office:value-type="float" office:value="0.01088681" calcext:value-type="float">
            <text:p>0.01088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5304" calcext:value-type="float">
            <text:p>0.01215304</text:p>
          </table:table-cell>
          <table:table-cell table:number-columns-repeated="14"/>
        </table:table-row>
        <table:table-row table:style-name="ro1">
          <table:table-cell office:value-type="float" office:value="-253.8198" calcext:value-type="float">
            <text:p>-253.8198</text:p>
          </table:table-cell>
          <table:table-cell office:value-type="float" office:value="46.89196" calcext:value-type="float">
            <text:p>46.89196</text:p>
          </table:table-cell>
          <table:table-cell office:value-type="float" office:value="1.999303" calcext:value-type="float">
            <text:p>1.999303</text:p>
          </table:table-cell>
          <table:table-cell office:value-type="float" office:value="0.0002323791" calcext:value-type="float">
            <text:p>0.0002323791</text:p>
          </table:table-cell>
          <table:table-cell office:value-type="float" office:value="2.99962" calcext:value-type="float">
            <text:p>2.99962</text:p>
          </table:table-cell>
          <table:table-cell office:value-type="float" office:value="0.00006327549" calcext:value-type="float">
            <text:p>6.327549E-05</text:p>
          </table:table-cell>
          <table:table-cell office:value-type="float" office:value="0.4661365" calcext:value-type="float">
            <text:p>0.4661365</text:p>
          </table:table-cell>
          <table:table-cell office:value-type="float" office:value="0.00002207417" calcext:value-type="float">
            <text:p>2.207417E-05</text:p>
          </table:table-cell>
          <table:table-cell office:value-type="float" office:value="4.998923" calcext:value-type="float">
            <text:p>4.998923</text:p>
          </table:table-cell>
          <table:table-cell office:value-type="float" office:value="0.9996831" calcext:value-type="float">
            <text:p>0.9996831</text:p>
          </table:table-cell>
          <table:table-cell office:value-type="float" office:value="4.461318" calcext:value-type="float">
            <text:p>4.461318</text:p>
          </table:table-cell>
          <table:table-cell office:value-type="float" office:value="0.000003541986" calcext:value-type="float">
            <text:p>0.000003542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0009931822" calcext:value-type="float">
            <text:p>9.93182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7737" calcext:value-type="float">
            <text:p>0.01197737</text:p>
          </table:table-cell>
          <table:table-cell table:number-columns-repeated="14"/>
        </table:table-row>
        <table:table-row table:style-name="ro1">
          <table:table-cell office:value-type="float" office:value="-203.6874" calcext:value-type="float">
            <text:p>-203.6874</text:p>
          </table:table-cell>
          <table:table-cell office:value-type="float" office:value="25.40787" calcext:value-type="float">
            <text:p>25.40787</text:p>
          </table:table-cell>
          <table:table-cell office:value-type="float" office:value="1.86776" calcext:value-type="float">
            <text:p>1.86776</text:p>
          </table:table-cell>
          <table:table-cell office:value-type="float" office:value="0.04407995" calcext:value-type="float">
            <text:p>0.04407995</text:p>
          </table:table-cell>
          <table:table-cell office:value-type="float" office:value="2.864956" calcext:value-type="float">
            <text:p>2.864956</text:p>
          </table:table-cell>
          <table:table-cell office:value-type="float" office:value="0.1378484" calcext:value-type="float">
            <text:p>0.1378484</text:p>
          </table:table-cell>
          <table:table-cell office:value-type="float" office:value="0.001714397" calcext:value-type="float">
            <text:p>0.001714397</text:p>
          </table:table-cell>
          <table:table-cell office:value-type="float" office:value="0.001577536" calcext:value-type="float">
            <text:p>0.001577536</text:p>
          </table:table-cell>
          <table:table-cell office:value-type="float" office:value="4.732716" calcext:value-type="float">
            <text:p>4.732716</text:p>
          </table:table-cell>
          <table:table-cell office:value-type="float" office:value="1.002804" calcext:value-type="float">
            <text:p>1.002804</text:p>
          </table:table-cell>
          <table:table-cell office:value-type="float" office:value="1.001729" calcext:value-type="float">
            <text:p>1.001729</text:p>
          </table:table-cell>
          <table:table-cell office:value-type="float" office:value="0.00005511995" calcext:value-type="float">
            <text:p>0.00005512</text:p>
          </table:table-cell>
          <table:table-cell office:value-type="float" office:value="1.000074" calcext:value-type="float">
            <text:p>1.000074</text:p>
          </table:table-cell>
          <table:table-cell office:value-type="float" office:value="0.006605405" calcext:value-type="float">
            <text:p>0.006605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1964" calcext:value-type="float">
            <text:p>0.01181964</text:p>
          </table:table-cell>
          <table:table-cell table:number-columns-repeated="14"/>
        </table:table-row>
        <table:table-row table:style-name="ro1">
          <table:table-cell office:value-type="float" office:value="-254.5814" calcext:value-type="float">
            <text:p>-254.5814</text:p>
          </table:table-cell>
          <table:table-cell office:value-type="float" office:value="47.76524" calcext:value-type="float">
            <text:p>47.76524</text:p>
          </table:table-cell>
          <table:table-cell office:value-type="float" office:value="1.999991" calcext:value-type="float">
            <text:p>1.999991</text:p>
          </table:table-cell>
          <table:table-cell office:value-type="float" office:value="0.000002916479" calcext:value-type="float">
            <text:p>2.916479E-06</text:p>
          </table:table-cell>
          <table:table-cell office:value-type="float" office:value="2.999561" calcext:value-type="float">
            <text:p>2.999561</text:p>
          </table:table-cell>
          <table:table-cell office:value-type="float" office:value="0.000870171" calcext:value-type="float">
            <text:p>0.000870171</text:p>
          </table:table-cell>
          <table:table-cell office:value-type="float" office:value="0.3941869" calcext:value-type="float">
            <text:p>0.3941869</text:p>
          </table:table-cell>
          <table:table-cell office:value-type="float" office:value="0.01879941" calcext:value-type="float">
            <text:p>0.01879941</text:p>
          </table:table-cell>
          <table:table-cell office:value-type="float" office:value="4.999552" calcext:value-type="float">
            <text:p>4.999552</text:p>
          </table:table-cell>
          <table:table-cell office:value-type="float" office:value="1.000431" calcext:value-type="float">
            <text:p>1.000431</text:p>
          </table:table-cell>
          <table:table-cell office:value-type="float" office:value="4.556666" calcext:value-type="float">
            <text:p>4.556666</text:p>
          </table:table-cell>
          <table:table-cell office:value-type="float" office:value="0.00004312001" calcext:value-type="float">
            <text:p>0.00004312</text:p>
          </table:table-cell>
          <table:table-cell office:value-type="float" office:value="1" calcext:value-type="float">
            <text:p>1</text:p>
          </table:table-cell>
          <table:table-cell office:value-type="float" office:value="0.07519784" calcext:value-type="float">
            <text:p>0.07519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185" calcext:value-type="float">
            <text:p>0.0118185</text:p>
          </table:table-cell>
          <table:table-cell table:number-columns-repeated="14"/>
        </table:table-row>
        <table:table-row table:style-name="ro1">
          <table:table-cell office:value-type="float" office:value="-171.0657" calcext:value-type="float">
            <text:p>-171.0657</text:p>
          </table:table-cell>
          <table:table-cell office:value-type="float" office:value="22.76699" calcext:value-type="float">
            <text:p>22.76699</text:p>
          </table:table-cell>
          <table:table-cell office:value-type="float" office:value="1.657964" calcext:value-type="float">
            <text:p>1.657964</text:p>
          </table:table-cell>
          <table:table-cell office:value-type="float" office:value="0.1140121" calcext:value-type="float">
            <text:p>0.1140121</text:p>
          </table:table-cell>
          <table:table-cell office:value-type="float" office:value="2.821646" calcext:value-type="float">
            <text:p>2.821646</text:p>
          </table:table-cell>
          <table:table-cell office:value-type="float" office:value="0.01467145" calcext:value-type="float">
            <text:p>0.01467145</text:p>
          </table:table-cell>
          <table:table-cell office:value-type="float" office:value="0.0003246839" calcext:value-type="float">
            <text:p>0.0003246839</text:p>
          </table:table-cell>
          <table:table-cell office:value-type="float" office:value="0.0001877878" calcext:value-type="float">
            <text:p>0.0001877878</text:p>
          </table:table-cell>
          <table:table-cell office:value-type="float" office:value="4.47961" calcext:value-type="float">
            <text:p>4.47961</text:p>
          </table:table-cell>
          <table:table-cell office:value-type="float" office:value="0.8363175" calcext:value-type="float">
            <text:p>0.8363175</text:p>
          </table:table-cell>
          <table:table-cell office:value-type="float" office:value="1.000325" calcext:value-type="float">
            <text:p>1.000325</text:p>
          </table:table-cell>
          <table:table-cell office:value-type="float" office:value="0.0000004776981" calcext:value-type="float">
            <text:p>4.776981E-07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007637677" calcext:value-type="float">
            <text:p>0.0007637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502" calcext:value-type="float">
            <text:p>0.01177502</text:p>
          </table:table-cell>
          <table:table-cell table:number-columns-repeated="14"/>
        </table:table-row>
        <table:table-row table:style-name="ro1">
          <table:table-cell office:value-type="float" office:value="-246.7029" calcext:value-type="float">
            <text:p>-246.7029</text:p>
          </table:table-cell>
          <table:table-cell office:value-type="float" office:value="37.14093" calcext:value-type="float">
            <text:p>37.14093</text:p>
          </table:table-cell>
          <table:table-cell office:value-type="float" office:value="1.999944" calcext:value-type="float">
            <text:p>1.999944</text:p>
          </table:table-cell>
          <table:table-cell office:value-type="float" office:value="0.0000186325" calcext:value-type="float">
            <text:p>1.86325E-05</text:p>
          </table:table-cell>
          <table:table-cell office:value-type="float" office:value="2.999585" calcext:value-type="float">
            <text:p>2.999585</text:p>
          </table:table-cell>
          <table:table-cell office:value-type="float" office:value="0.0007739899" calcext:value-type="float">
            <text:p>0.0007739899</text:p>
          </table:table-cell>
          <table:table-cell office:value-type="float" office:value="0.9914294" calcext:value-type="float">
            <text:p>0.9914294</text:p>
          </table:table-cell>
          <table:table-cell office:value-type="float" office:value="0.00130476" calcext:value-type="float">
            <text:p>0.00130476</text:p>
          </table:table-cell>
          <table:table-cell office:value-type="float" office:value="4.999529" calcext:value-type="float">
            <text:p>4.999529</text:p>
          </table:table-cell>
          <table:table-cell office:value-type="float" office:value="1.000359" calcext:value-type="float">
            <text:p>1.000359</text:p>
          </table:table-cell>
          <table:table-cell office:value-type="float" office:value="3.185061" calcext:value-type="float">
            <text:p>3.185061</text:p>
          </table:table-cell>
          <table:table-cell office:value-type="float" office:value="0.00003464347" calcext:value-type="float">
            <text:p>3.464347E-05</text:p>
          </table:table-cell>
          <table:table-cell office:value-type="float" office:value="1.000134" calcext:value-type="float">
            <text:p>1.000134</text:p>
          </table:table-cell>
          <table:table-cell office:value-type="float" office:value="0.005755092" calcext:value-type="float">
            <text:p>0.005755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2296" calcext:value-type="float">
            <text:p>0.01162296</text:p>
          </table:table-cell>
          <table:table-cell table:number-columns-repeated="14"/>
        </table:table-row>
        <table:table-row table:style-name="ro1">
          <table:table-cell office:value-type="float" office:value="-267.7242" calcext:value-type="float">
            <text:p>-267.7242</text:p>
          </table:table-cell>
          <table:table-cell office:value-type="float" office:value="68.13227" calcext:value-type="float">
            <text:p>68.13227</text:p>
          </table:table-cell>
          <table:table-cell office:value-type="float" office:value="1.999499" calcext:value-type="float">
            <text:p>1.999499</text:p>
          </table:table-cell>
          <table:table-cell office:value-type="float" office:value="0.0001669827" calcext:value-type="float">
            <text:p>0.0001669827</text:p>
          </table:table-cell>
          <table:table-cell office:value-type="float" office:value="2.999588" calcext:value-type="float">
            <text:p>2.999588</text:p>
          </table:table-cell>
          <table:table-cell office:value-type="float" office:value="0.0003236132" calcext:value-type="float">
            <text:p>0.0003236132</text:p>
          </table:table-cell>
          <table:table-cell office:value-type="float" office:value="0.6749635" calcext:value-type="float">
            <text:p>0.6749635</text:p>
          </table:table-cell>
          <table:table-cell office:value-type="float" office:value="0.001187697" calcext:value-type="float">
            <text:p>0.001187697</text:p>
          </table:table-cell>
          <table:table-cell office:value-type="float" office:value="4.999087" calcext:value-type="float">
            <text:p>4.999087</text:p>
          </table:table-cell>
          <table:table-cell office:value-type="float" office:value="0.9999113" calcext:value-type="float">
            <text:p>0.9999113</text:p>
          </table:table-cell>
          <table:table-cell office:value-type="float" office:value="4.140236" calcext:value-type="float">
            <text:p>4.140236</text:p>
          </table:table-cell>
          <table:table-cell office:value-type="float" office:value="0.000006924108" calcext:value-type="float">
            <text:p>6.924108E-06</text:p>
          </table:table-cell>
          <table:table-cell office:value-type="float" office:value="4.999999" calcext:value-type="float">
            <text:p>4.999999</text:p>
          </table:table-cell>
          <table:table-cell office:value-type="float" office:value="0.004753128" calcext:value-type="float">
            <text:p>0.004753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6927" calcext:value-type="float">
            <text:p>0.01156927</text:p>
          </table:table-cell>
          <table:table-cell table:number-columns-repeated="14"/>
        </table:table-row>
        <table:table-row table:style-name="ro1">
          <table:table-cell office:value-type="float" office:value="-147.9787" calcext:value-type="float">
            <text:p>-147.9787</text:p>
          </table:table-cell>
          <table:table-cell office:value-type="float" office:value="20.95047" calcext:value-type="float">
            <text:p>20.95047</text:p>
          </table:table-cell>
          <table:table-cell office:value-type="float" office:value="1.52311" calcext:value-type="float">
            <text:p>1.52311</text:p>
          </table:table-cell>
          <table:table-cell office:value-type="float" office:value="0.1589634" calcext:value-type="float">
            <text:p>0.1589634</text:p>
          </table:table-cell>
          <table:table-cell office:value-type="float" office:value="2.761149" calcext:value-type="float">
            <text:p>2.761149</text:p>
          </table:table-cell>
          <table:table-cell office:value-type="float" office:value="0.0008128914" calcext:value-type="float">
            <text:p>0.0008128914</text:p>
          </table:table-cell>
          <table:table-cell office:value-type="float" office:value="0.007456813" calcext:value-type="float">
            <text:p>0.007456813</text:p>
          </table:table-cell>
          <table:table-cell office:value-type="float" office:value="0.000842392" calcext:value-type="float">
            <text:p>0.000842392</text:p>
          </table:table-cell>
          <table:table-cell office:value-type="float" office:value="4.284258" calcext:value-type="float">
            <text:p>4.284258</text:p>
          </table:table-cell>
          <table:table-cell office:value-type="float" office:value="0.7619614" calcext:value-type="float">
            <text:p>0.7619614</text:p>
          </table:table-cell>
          <table:table-cell office:value-type="float" office:value="1.007471" calcext:value-type="float">
            <text:p>1.007471</text:p>
          </table:table-cell>
          <table:table-cell office:value-type="float" office:value="0.000001369133" calcext:value-type="float">
            <text:p>1.369133E-06</text:p>
          </table:table-cell>
          <table:table-cell office:value-type="float" office:value="1.000002" calcext:value-type="float">
            <text:p>1.000002</text:p>
          </table:table-cell>
          <table:table-cell office:value-type="float" office:value="0.003376377" calcext:value-type="float">
            <text:p>0.003376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0881" calcext:value-type="float">
            <text:p>0.01150881</text:p>
          </table:table-cell>
          <table:table-cell table:number-columns-repeated="14"/>
        </table:table-row>
        <table:table-row table:style-name="ro1">
          <table:table-cell office:value-type="float" office:value="-120.4641" calcext:value-type="float">
            <text:p>-120.4641</text:p>
          </table:table-cell>
          <table:table-cell office:value-type="float" office:value="15.68665" calcext:value-type="float">
            <text:p>15.68665</text:p>
          </table:table-cell>
          <table:table-cell office:value-type="float" office:value="0.00638367" calcext:value-type="float">
            <text:p>0.00638367</text:p>
          </table:table-cell>
          <table:table-cell office:value-type="float" office:value="0.6645388" calcext:value-type="float">
            <text:p>0.6645388</text:p>
          </table:table-cell>
          <table:table-cell office:value-type="float" office:value="0.0002286968" calcext:value-type="float">
            <text:p>0.0002286968</text:p>
          </table:table-cell>
          <table:table-cell office:value-type="float" office:value="4.005926" calcext:value-type="float">
            <text:p>4.005926</text:p>
          </table:table-cell>
          <table:table-cell office:value-type="float" office:value="0.982465" calcext:value-type="float">
            <text:p>0.982465</text:p>
          </table:table-cell>
          <table:table-cell office:value-type="float" office:value="0.02033252" calcext:value-type="float">
            <text:p>0.02033252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155" calcext:value-type="float">
            <text:p>2.006155</text:p>
          </table:table-cell>
          <table:table-cell office:value-type="float" office:value="3.264239" calcext:value-type="float">
            <text:p>3.264239</text:p>
          </table:table-cell>
          <table:table-cell office:value-type="float" office:value="0.0003176646" calcext:value-type="float">
            <text:p>0.0003176646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8143807" calcext:value-type="float">
            <text:p>0.08143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0726" calcext:value-type="float">
            <text:p>0.01150726</text:p>
          </table:table-cell>
          <table:table-cell table:number-columns-repeated="14"/>
        </table:table-row>
        <table:table-row table:style-name="ro1">
          <table:table-cell office:value-type="float" office:value="-227.5169" calcext:value-type="float">
            <text:p>-227.5169</text:p>
          </table:table-cell>
          <table:table-cell office:value-type="float" office:value="26.97122" calcext:value-type="float">
            <text:p>26.97122</text:p>
          </table:table-cell>
          <table:table-cell office:value-type="float" office:value="1.937112" calcext:value-type="float">
            <text:p>1.937112</text:p>
          </table:table-cell>
          <table:table-cell office:value-type="float" office:value="0.02096271" calcext:value-type="float">
            <text:p>0.02096271</text:p>
          </table:table-cell>
          <table:table-cell office:value-type="float" office:value="2.964348" calcext:value-type="float">
            <text:p>2.964348</text:p>
          </table:table-cell>
          <table:table-cell office:value-type="float" office:value="0.008416066" calcext:value-type="float">
            <text:p>0.008416066</text:p>
          </table:table-cell>
          <table:table-cell office:value-type="float" office:value="0.0003070127" calcext:value-type="float">
            <text:p>0.0003070127</text:p>
          </table:table-cell>
          <table:table-cell office:value-type="float" office:value="0.000527109" calcext:value-type="float">
            <text:p>0.000527109</text:p>
          </table:table-cell>
          <table:table-cell office:value-type="float" office:value="4.90146" calcext:value-type="float">
            <text:p>4.90146</text:p>
          </table:table-cell>
          <table:table-cell office:value-type="float" office:value="0.972764" calcext:value-type="float">
            <text:p>0.972764</text:p>
          </table:table-cell>
          <table:table-cell office:value-type="float" office:value="1.000308" calcext:value-type="float">
            <text:p>1.000308</text:p>
          </table:table-cell>
          <table:table-cell office:value-type="float" office:value="0.000003953709" calcext:value-type="float">
            <text:p>3.953709E-06</text:p>
          </table:table-cell>
          <table:table-cell office:value-type="float" office:value="1.000009" calcext:value-type="float">
            <text:p>1.000009</text:p>
          </table:table-cell>
          <table:table-cell office:value-type="float" office:value="0.002144635" calcext:value-type="float">
            <text:p>0.002144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7576" calcext:value-type="float">
            <text:p>0.01147576</text:p>
          </table:table-cell>
          <table:table-cell table:number-columns-repeated="14"/>
        </table:table-row>
        <table:table-row table:style-name="ro1">
          <table:table-cell office:value-type="float" office:value="-268.24" calcext:value-type="float">
            <text:p>-268.24</text:p>
          </table:table-cell>
          <table:table-cell office:value-type="float" office:value="68.75588" calcext:value-type="float">
            <text:p>68.75588</text:p>
          </table:table-cell>
          <table:table-cell office:value-type="float" office:value="1.999883" calcext:value-type="float">
            <text:p>1.999883</text:p>
          </table:table-cell>
          <table:table-cell office:value-type="float" office:value="0.00003892214" calcext:value-type="float">
            <text:p>3.892214E-05</text:p>
          </table:table-cell>
          <table:table-cell office:value-type="float" office:value="2.999508" calcext:value-type="float">
            <text:p>2.999508</text:p>
          </table:table-cell>
          <table:table-cell office:value-type="float" office:value="0.0008670422" calcext:value-type="float">
            <text:p>0.0008670422</text:p>
          </table:table-cell>
          <table:table-cell office:value-type="float" office:value="0.6313247" calcext:value-type="float">
            <text:p>0.6313247</text:p>
          </table:table-cell>
          <table:table-cell office:value-type="float" office:value="0.004666373" calcext:value-type="float">
            <text:p>0.004666373</text:p>
          </table:table-cell>
          <table:table-cell office:value-type="float" office:value="4.999391" calcext:value-type="float">
            <text:p>4.999391</text:p>
          </table:table-cell>
          <table:table-cell office:value-type="float" office:value="1.000375" calcext:value-type="float">
            <text:p>1.000375</text:p>
          </table:table-cell>
          <table:table-cell office:value-type="float" office:value="4.214366" calcext:value-type="float">
            <text:p>4.214366</text:p>
          </table:table-cell>
          <table:table-cell office:value-type="float" office:value="0.00001653093" calcext:value-type="float">
            <text:p>1.653093E-0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0186722" calcext:value-type="float">
            <text:p>0.0186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6103" calcext:value-type="float">
            <text:p>0.01146103</text:p>
          </table:table-cell>
          <table:table-cell table:number-columns-repeated="14"/>
        </table:table-row>
        <table:table-row table:style-name="ro1">
          <table:table-cell office:value-type="float" office:value="-117.904" calcext:value-type="float">
            <text:p>-117.904</text:p>
          </table:table-cell>
          <table:table-cell office:value-type="float" office:value="11.19126" calcext:value-type="float">
            <text:p>11.19126</text:p>
          </table:table-cell>
          <table:table-cell office:value-type="float" office:value="0.0007670721" calcext:value-type="float">
            <text:p>0.0007670721</text:p>
          </table:table-cell>
          <table:table-cell office:value-type="float" office:value="0.666411" calcext:value-type="float">
            <text:p>0.666411</text:p>
          </table:table-cell>
          <table:table-cell office:value-type="float" office:value="0.002316962" calcext:value-type="float">
            <text:p>0.002316962</text:p>
          </table:table-cell>
          <table:table-cell office:value-type="float" office:value="3.996133" calcext:value-type="float">
            <text:p>3.996133</text:p>
          </table:table-cell>
          <table:table-cell office:value-type="float" office:value="0.9346186" calcext:value-type="float">
            <text:p>0.9346186</text:p>
          </table:table-cell>
          <table:table-cell office:value-type="float" office:value="0.005877636" calcext:value-type="float">
            <text:p>0.005877636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5" calcext:value-type="float">
            <text:p>1.99845</text:p>
          </table:table-cell>
          <table:table-cell office:value-type="float" office:value="2.489333" calcext:value-type="float">
            <text:p>2.489333</text:p>
          </table:table-cell>
          <table:table-cell office:value-type="float" office:value="0.000744723" calcext:value-type="float">
            <text:p>0.000744723</text:p>
          </table:table-cell>
          <table:table-cell office:value-type="float" office:value="1.000053" calcext:value-type="float">
            <text:p>1.000053</text:p>
          </table:table-cell>
          <table:table-cell office:value-type="float" office:value="0.02372334" calcext:value-type="float">
            <text:p>0.02372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2725" calcext:value-type="float">
            <text:p>0.01142725</text:p>
          </table:table-cell>
          <table:table-cell table:number-columns-repeated="14"/>
        </table:table-row>
        <table:table-row table:style-name="ro1">
          <table:table-cell office:value-type="float" office:value="-188.9517" calcext:value-type="float">
            <text:p>-188.9517</text:p>
          </table:table-cell>
          <table:table-cell office:value-type="float" office:value="24.11607" calcext:value-type="float">
            <text:p>24.11607</text:p>
          </table:table-cell>
          <table:table-cell office:value-type="float" office:value="1.747593" calcext:value-type="float">
            <text:p>1.747593</text:p>
          </table:table-cell>
          <table:table-cell office:value-type="float" office:value="0.08413564" calcext:value-type="float">
            <text:p>0.08413564</text:p>
          </table:table-cell>
          <table:table-cell office:value-type="float" office:value="2.872981" calcext:value-type="float">
            <text:p>2.872981</text:p>
          </table:table-cell>
          <table:table-cell office:value-type="float" office:value="0.00163084" calcext:value-type="float">
            <text:p>0.00163084</text:p>
          </table:table-cell>
          <table:table-cell office:value-type="float" office:value="0.0004534053" calcext:value-type="float">
            <text:p>0.0004534053</text:p>
          </table:table-cell>
          <table:table-cell office:value-type="float" office:value="0.003084638" calcext:value-type="float">
            <text:p>0.003084638</text:p>
          </table:table-cell>
          <table:table-cell office:value-type="float" office:value="4.620574" calcext:value-type="float">
            <text:p>4.620574</text:p>
          </table:table-cell>
          <table:table-cell office:value-type="float" office:value="0.874612" calcext:value-type="float">
            <text:p>0.874612</text:p>
          </table:table-cell>
          <table:table-cell office:value-type="float" office:value="1.000455" calcext:value-type="float">
            <text:p>1.000455</text:p>
          </table:table-cell>
          <table:table-cell office:value-type="float" office:value="0.000007181799" calcext:value-type="float">
            <text:p>7.181799E-06</text:p>
          </table:table-cell>
          <table:table-cell office:value-type="float" office:value="1.000169" calcext:value-type="float">
            <text:p>1.000169</text:p>
          </table:table-cell>
          <table:table-cell office:value-type="float" office:value="0.01301643" calcext:value-type="float">
            <text:p>0.01301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4571" calcext:value-type="float">
            <text:p>0.01104571</text:p>
          </table:table-cell>
          <table:table-cell table:number-columns-repeated="14"/>
        </table:table-row>
        <table:table-row table:style-name="ro1">
          <table:table-cell office:value-type="float" office:value="-191.0883" calcext:value-type="float">
            <text:p>-191.0883</text:p>
          </table:table-cell>
          <table:table-cell office:value-type="float" office:value="24.28359" calcext:value-type="float">
            <text:p>24.28359</text:p>
          </table:table-cell>
          <table:table-cell office:value-type="float" office:value="1.760465" calcext:value-type="float">
            <text:p>1.760465</text:p>
          </table:table-cell>
          <table:table-cell office:value-type="float" office:value="0.07984488" calcext:value-type="float">
            <text:p>0.07984488</text:p>
          </table:table-cell>
          <table:table-cell office:value-type="float" office:value="2.876525" calcext:value-type="float">
            <text:p>2.876525</text:p>
          </table:table-cell>
          <table:table-cell office:value-type="float" office:value="0.007416339" calcext:value-type="float">
            <text:p>0.007416339</text:p>
          </table:table-cell>
          <table:table-cell office:value-type="float" office:value="0.00008844805" calcext:value-type="float">
            <text:p>8.844805E-05</text:p>
          </table:table-cell>
          <table:table-cell office:value-type="float" office:value="0.0002797262" calcext:value-type="float">
            <text:p>0.0002797262</text:p>
          </table:table-cell>
          <table:table-cell office:value-type="float" office:value="4.63699" calcext:value-type="float">
            <text:p>4.63699</text:p>
          </table:table-cell>
          <table:table-cell office:value-type="float" office:value="0.8839409" calcext:value-type="float">
            <text:p>0.8839409</text:p>
          </table:table-cell>
          <table:table-cell office:value-type="float" office:value="1.000095" calcext:value-type="float">
            <text:p>1.000095</text:p>
          </table:table-cell>
          <table:table-cell office:value-type="float" office:value="0.00002588457" calcext:value-type="float">
            <text:p>2.588457E-05</text:p>
          </table:table-cell>
          <table:table-cell office:value-type="float" office:value="1.000184" calcext:value-type="float">
            <text:p>1.000184</text:p>
          </table:table-cell>
          <table:table-cell office:value-type="float" office:value="0.001854956" calcext:value-type="float">
            <text:p>0.001854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1036" calcext:value-type="float">
            <text:p>0.01101036</text:p>
          </table:table-cell>
          <table:table-cell table:number-columns-repeated="14"/>
        </table:table-row>
        <table:table-row table:style-name="ro1">
          <table:table-cell office:value-type="float" office:value="-242.5433" calcext:value-type="float">
            <text:p>-242.5433</text:p>
          </table:table-cell>
          <table:table-cell office:value-type="float" office:value="30.19783" calcext:value-type="float">
            <text:p>30.19783</text:p>
          </table:table-cell>
          <table:table-cell office:value-type="float" office:value="1.99992" calcext:value-type="float">
            <text:p>1.99992</text:p>
          </table:table-cell>
          <table:table-cell office:value-type="float" office:value="0.00002680287" calcext:value-type="float">
            <text:p>2.680287E-05</text:p>
          </table:table-cell>
          <table:table-cell office:value-type="float" office:value="2.999563" calcext:value-type="float">
            <text:p>2.999563</text:p>
          </table:table-cell>
          <table:table-cell office:value-type="float" office:value="0.0007929555" calcext:value-type="float">
            <text:p>0.0007929555</text:p>
          </table:table-cell>
          <table:table-cell office:value-type="float" office:value="0.6335192" calcext:value-type="float">
            <text:p>0.6335192</text:p>
          </table:table-cell>
          <table:table-cell office:value-type="float" office:value="0.003172082" calcext:value-type="float">
            <text:p>0.003172082</text:p>
          </table:table-cell>
          <table:table-cell office:value-type="float" office:value="4.999483" calcext:value-type="float">
            <text:p>4.999483</text:p>
          </table:table-cell>
          <table:table-cell office:value-type="float" office:value="1.000356" calcext:value-type="float">
            <text:p>1.000356</text:p>
          </table:table-cell>
          <table:table-cell office:value-type="float" office:value="1.78932" calcext:value-type="float">
            <text:p>1.78932</text:p>
          </table:table-cell>
          <table:table-cell office:value-type="float" office:value="0.0001776546" calcext:value-type="float">
            <text:p>0.0001776546</text:p>
          </table:table-cell>
          <table:table-cell office:value-type="float" office:value="1.000218" calcext:value-type="float">
            <text:p>1.000218</text:p>
          </table:table-cell>
          <table:table-cell office:value-type="float" office:value="0.01356179" calcext:value-type="float">
            <text:p>0.01356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9195" calcext:value-type="float">
            <text:p>0.01089195</text:p>
          </table:table-cell>
          <table:table-cell table:number-columns-repeated="14"/>
        </table:table-row>
        <table:table-row table:style-name="ro1">
          <table:table-cell office:value-type="float" office:value="-262.5217" calcext:value-type="float">
            <text:p>-262.5217</text:p>
          </table:table-cell>
          <table:table-cell office:value-type="float" office:value="60.97021" calcext:value-type="float">
            <text:p>60.97021</text:p>
          </table:table-cell>
          <table:table-cell office:value-type="float" office:value="1.999738" calcext:value-type="float">
            <text:p>1.999738</text:p>
          </table:table-cell>
          <table:table-cell office:value-type="float" office:value="0.00008737885" calcext:value-type="float">
            <text:p>8.737885E-05</text:p>
          </table:table-cell>
          <table:table-cell office:value-type="float" office:value="2.99934" calcext:value-type="float">
            <text:p>2.99934</text:p>
          </table:table-cell>
          <table:table-cell office:value-type="float" office:value="0.001057106" calcext:value-type="float">
            <text:p>0.001057106</text:p>
          </table:table-cell>
          <table:table-cell office:value-type="float" office:value="0.9936808" calcext:value-type="float">
            <text:p>0.9936808</text:p>
          </table:table-cell>
          <table:table-cell office:value-type="float" office:value="0.001052203" calcext:value-type="float">
            <text:p>0.001052203</text:p>
          </table:table-cell>
          <table:table-cell office:value-type="float" office:value="4.999078" calcext:value-type="float">
            <text:p>4.999078</text:p>
          </table:table-cell>
          <table:table-cell office:value-type="float" office:value="1.000397" calcext:value-type="float">
            <text:p>1.000397</text:p>
          </table:table-cell>
          <table:table-cell office:value-type="float" office:value="3.158965" calcext:value-type="float">
            <text:p>3.158965</text:p>
          </table:table-cell>
          <table:table-cell office:value-type="float" office:value="0.000007114081" calcext:value-type="float">
            <text:p>7.114081E-06</text:p>
          </table:table-cell>
          <table:table-cell office:value-type="float" office:value="4.999955" calcext:value-type="float">
            <text:p>4.999955</text:p>
          </table:table-cell>
          <table:table-cell office:value-type="float" office:value="0.004387364" calcext:value-type="float">
            <text:p>0.00438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6485" calcext:value-type="float">
            <text:p>0.01076485</text:p>
          </table:table-cell>
          <table:table-cell table:number-columns-repeated="14"/>
        </table:table-row>
        <table:table-row table:style-name="ro1">
          <table:table-cell office:value-type="float" office:value="-252.5609" calcext:value-type="float">
            <text:p>-252.5609</text:p>
          </table:table-cell>
          <table:table-cell office:value-type="float" office:value="45.20008" calcext:value-type="float">
            <text:p>45.20008</text:p>
          </table:table-cell>
          <table:table-cell office:value-type="float" office:value="1.999725" calcext:value-type="float">
            <text:p>1.999725</text:p>
          </table:table-cell>
          <table:table-cell office:value-type="float" office:value="0.00009165201" calcext:value-type="float">
            <text:p>0.000091652</text:p>
          </table:table-cell>
          <table:table-cell office:value-type="float" office:value="2.99953" calcext:value-type="float">
            <text:p>2.99953</text:p>
          </table:table-cell>
          <table:table-cell office:value-type="float" office:value="0.0006650494" calcext:value-type="float">
            <text:p>0.0006650494</text:p>
          </table:table-cell>
          <table:table-cell office:value-type="float" office:value="0.5986938" calcext:value-type="float">
            <text:p>0.5986938</text:p>
          </table:table-cell>
          <table:table-cell office:value-type="float" office:value="0.001850691" calcext:value-type="float">
            <text:p>0.001850691</text:p>
          </table:table-cell>
          <table:table-cell office:value-type="float" office:value="4.999255" calcext:value-type="float">
            <text:p>4.999255</text:p>
          </table:table-cell>
          <table:table-cell office:value-type="float" office:value="1.000195" calcext:value-type="float">
            <text:p>1.000195</text:p>
          </table:table-cell>
          <table:table-cell office:value-type="float" office:value="4.266971" calcext:value-type="float">
            <text:p>4.266971</text:p>
          </table:table-cell>
          <table:table-cell office:value-type="float" office:value="0.000009089095" calcext:value-type="float">
            <text:p>9.089095E-06</text:p>
          </table:table-cell>
          <table:table-cell office:value-type="float" office:value="1.00002" calcext:value-type="float">
            <text:p>1.00002</text:p>
          </table:table-cell>
          <table:table-cell office:value-type="float" office:value="0.007481619" calcext:value-type="float">
            <text:p>0.007481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0989" calcext:value-type="float">
            <text:p>0.01070989</text:p>
          </table:table-cell>
          <table:table-cell table:number-columns-repeated="14"/>
        </table:table-row>
        <table:table-row table:style-name="ro1">
          <table:table-cell office:value-type="float" office:value="-141.7725" calcext:value-type="float">
            <text:p>-141.7725</text:p>
          </table:table-cell>
          <table:table-cell office:value-type="float" office:value="20.43763" calcext:value-type="float">
            <text:p>20.43763</text:p>
          </table:table-cell>
          <table:table-cell office:value-type="float" office:value="1.486559" calcext:value-type="float">
            <text:p>1.486559</text:p>
          </table:table-cell>
          <table:table-cell office:value-type="float" office:value="0.1711469" calcext:value-type="float">
            <text:p>0.1711469</text:p>
          </table:table-cell>
          <table:table-cell office:value-type="float" office:value="2.742303" calcext:value-type="float">
            <text:p>2.742303</text:p>
          </table:table-cell>
          <table:table-cell office:value-type="float" office:value="0.001953002" calcext:value-type="float">
            <text:p>0.001953002</text:p>
          </table:table-cell>
          <table:table-cell office:value-type="float" office:value="0.00004444954" calcext:value-type="float">
            <text:p>4.444954E-05</text:p>
          </table:table-cell>
          <table:table-cell office:value-type="float" office:value="0.00001097647" calcext:value-type="float">
            <text:p>1.097647E-05</text:p>
          </table:table-cell>
          <table:table-cell office:value-type="float" office:value="4.228862" calcext:value-type="float">
            <text:p>4.228862</text:p>
          </table:table-cell>
          <table:table-cell office:value-type="float" office:value="0.7442561" calcext:value-type="float">
            <text:p>0.7442561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0006956282" calcext:value-type="float">
            <text:p>6.956282E-06</text:p>
          </table:table-cell>
          <table:table-cell office:value-type="float" office:value="1.000173" calcext:value-type="float">
            <text:p>1.000173</text:p>
          </table:table-cell>
          <table:table-cell office:value-type="float" office:value="0.000735432" calcext:value-type="float">
            <text:p>0.000735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0736" calcext:value-type="float">
            <text:p>0.01070736</text:p>
          </table:table-cell>
          <table:table-cell table:number-columns-repeated="14"/>
        </table:table-row>
        <table:table-row table:style-name="ro1">
          <table:table-cell office:value-type="float" office:value="-258.2264" calcext:value-type="float">
            <text:p>-258.2264</text:p>
          </table:table-cell>
          <table:table-cell office:value-type="float" office:value="53.38298" calcext:value-type="float">
            <text:p>53.38298</text:p>
          </table:table-cell>
          <table:table-cell office:value-type="float" office:value="1.999958" calcext:value-type="float">
            <text:p>1.999958</text:p>
          </table:table-cell>
          <table:table-cell office:value-type="float" office:value="0.00001407031" calcext:value-type="float">
            <text:p>1.407031E-05</text:p>
          </table:table-cell>
          <table:table-cell office:value-type="float" office:value="2.999578" calcext:value-type="float">
            <text:p>2.999578</text:p>
          </table:table-cell>
          <table:table-cell office:value-type="float" office:value="0.0008024791" calcext:value-type="float">
            <text:p>0.0008024791</text:p>
          </table:table-cell>
          <table:table-cell office:value-type="float" office:value="0.4706657" calcext:value-type="float">
            <text:p>0.4706657</text:p>
          </table:table-cell>
          <table:table-cell office:value-type="float" office:value="0.003475238" calcext:value-type="float">
            <text:p>0.003475238</text:p>
          </table:table-cell>
          <table:table-cell office:value-type="float" office:value="4.999535" calcext:value-type="float">
            <text:p>4.99953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1.544896" calcext:value-type="float">
            <text:p>1.544896</text:p>
          </table:table-cell>
          <table:table-cell office:value-type="float" office:value="0.000008204102" calcext:value-type="float">
            <text:p>8.204102E-06</text:p>
          </table:table-cell>
          <table:table-cell office:value-type="float" office:value="4.999997" calcext:value-type="float">
            <text:p>4.999997</text:p>
          </table:table-cell>
          <table:table-cell office:value-type="float" office:value="0.01391225" calcext:value-type="float">
            <text:p>0.01391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7939" calcext:value-type="float">
            <text:p>0.01067939</text:p>
          </table:table-cell>
          <table:table-cell table:number-columns-repeated="14"/>
        </table:table-row>
        <table:table-row table:style-name="ro1">
          <table:table-cell office:value-type="float" office:value="-272.4861" calcext:value-type="float">
            <text:p>-272.4861</text:p>
          </table:table-cell>
          <table:table-cell office:value-type="float" office:value="74.2137" calcext:value-type="float">
            <text:p>74.2137</text:p>
          </table:table-cell>
          <table:table-cell office:value-type="float" office:value="1.999872" calcext:value-type="float">
            <text:p>1.999872</text:p>
          </table:table-cell>
          <table:table-cell office:value-type="float" office:value="0.00004279524" calcext:value-type="float">
            <text:p>4.279524E-05</text:p>
          </table:table-cell>
          <table:table-cell office:value-type="float" office:value="2.999497" calcext:value-type="float">
            <text:p>2.999497</text:p>
          </table:table-cell>
          <table:table-cell office:value-type="float" office:value="0.0008786063" calcext:value-type="float">
            <text:p>0.0008786063</text:p>
          </table:table-cell>
          <table:table-cell office:value-type="float" office:value="0.1727038" calcext:value-type="float">
            <text:p>0.1727038</text:p>
          </table:table-cell>
          <table:table-cell office:value-type="float" office:value="0.0001489041" calcext:value-type="float">
            <text:p>0.0001489041</text:p>
          </table:table-cell>
          <table:table-cell office:value-type="float" office:value="4.999368" calcext:value-type="float">
            <text:p>4.999368</text:p>
          </table:table-cell>
          <table:table-cell office:value-type="float" office:value="1.000375" calcext:value-type="float">
            <text:p>1.000375</text:p>
          </table:table-cell>
          <table:table-cell office:value-type="float" office:value="4.819105" calcext:value-type="float">
            <text:p>4.819105</text:p>
          </table:table-cell>
          <table:table-cell office:value-type="float" office:value="0.00004211539" calcext:value-type="float">
            <text:p>4.211539E-05</text:p>
          </table:table-cell>
          <table:table-cell office:value-type="float" office:value="4.999549" calcext:value-type="float">
            <text:p>4.999549</text:p>
          </table:table-cell>
          <table:table-cell office:value-type="float" office:value="0.002399611" calcext:value-type="float">
            <text:p>0.002399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3355" calcext:value-type="float">
            <text:p>0.01063355</text:p>
          </table:table-cell>
          <table:table-cell table:number-columns-repeated="14"/>
        </table:table-row>
        <table:table-row table:style-name="ro1">
          <table:table-cell office:value-type="float" office:value="-195.6628" calcext:value-type="float">
            <text:p>-195.6628</text:p>
          </table:table-cell>
          <table:table-cell office:value-type="float" office:value="24.68463" calcext:value-type="float">
            <text:p>24.68463</text:p>
          </table:table-cell>
          <table:table-cell office:value-type="float" office:value="1.794824" calcext:value-type="float">
            <text:p>1.794824</text:p>
          </table:table-cell>
          <table:table-cell office:value-type="float" office:value="0.06839215" calcext:value-type="float">
            <text:p>0.06839215</text:p>
          </table:table-cell>
          <table:table-cell office:value-type="float" office:value="2.877189" calcext:value-type="float">
            <text:p>2.877189</text:p>
          </table:table-cell>
          <table:table-cell office:value-type="float" office:value="0.04044598" calcext:value-type="float">
            <text:p>0.04044598</text:p>
          </table:table-cell>
          <table:table-cell office:value-type="float" office:value="0.007388034" calcext:value-type="float">
            <text:p>0.007388034</text:p>
          </table:table-cell>
          <table:table-cell office:value-type="float" office:value="0.00003738362" calcext:value-type="float">
            <text:p>3.738362E-05</text:p>
          </table:table-cell>
          <table:table-cell office:value-type="float" office:value="4.672012" calcext:value-type="float">
            <text:p>4.672012</text:p>
          </table:table-cell>
          <table:table-cell office:value-type="float" office:value="0.9176348" calcext:value-type="float">
            <text:p>0.9176348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0.00000001508668" calcext:value-type="float">
            <text:p>1.508668E-08</text:p>
          </table:table-cell>
          <table:table-cell office:value-type="float" office:value="1.000008" calcext:value-type="float">
            <text:p>1.000008</text:p>
          </table:table-cell>
          <table:table-cell office:value-type="float" office:value="0.0001806381" calcext:value-type="float">
            <text:p>0.0001806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5023" calcext:value-type="float">
            <text:p>0.01045023</text:p>
          </table:table-cell>
          <table:table-cell table:number-columns-repeated="14"/>
        </table:table-row>
        <table:table-row table:style-name="ro1">
          <table:table-cell office:value-type="float" office:value="-243.1862" calcext:value-type="float">
            <text:p>-243.1862</text:p>
          </table:table-cell>
          <table:table-cell office:value-type="float" office:value="31.96251" calcext:value-type="float">
            <text:p>31.96251</text:p>
          </table:table-cell>
          <table:table-cell office:value-type="float" office:value="1.998795" calcext:value-type="float">
            <text:p>1.998795</text:p>
          </table:table-cell>
          <table:table-cell office:value-type="float" office:value="0.0004017057" calcext:value-type="float">
            <text:p>0.0004017057</text:p>
          </table:table-cell>
          <table:table-cell office:value-type="float" office:value="2.998979" calcext:value-type="float">
            <text:p>2.998979</text:p>
          </table:table-cell>
          <table:table-cell office:value-type="float" office:value="0.000836485" calcext:value-type="float">
            <text:p>0.000836485</text:p>
          </table:table-cell>
          <table:table-cell office:value-type="float" office:value="0.8528238" calcext:value-type="float">
            <text:p>0.8528238</text:p>
          </table:table-cell>
          <table:table-cell office:value-type="float" office:value="0.00155891" calcext:value-type="float">
            <text:p>0.00155891</text:p>
          </table:table-cell>
          <table:table-cell office:value-type="float" office:value="4.997774" calcext:value-type="float">
            <text:p>4.997774</text:p>
          </table:table-cell>
          <table:table-cell office:value-type="float" office:value="0.9998157" calcext:value-type="float">
            <text:p>0.9998157</text:p>
          </table:table-cell>
          <table:table-cell office:value-type="float" office:value="2.232729" calcext:value-type="float">
            <text:p>2.232729</text:p>
          </table:table-cell>
          <table:table-cell office:value-type="float" office:value="0.0000008362345" calcext:value-type="float">
            <text:p>8.362345E-07</text:p>
          </table:table-cell>
          <table:table-cell office:value-type="float" office:value="1.000006" calcext:value-type="float">
            <text:p>1.000006</text:p>
          </table:table-cell>
          <table:table-cell office:value-type="float" office:value="0.006259867" calcext:value-type="float">
            <text:p>0.006259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7402" calcext:value-type="float">
            <text:p>0.01037402</text:p>
          </table:table-cell>
          <table:table-cell table:number-columns-repeated="14"/>
        </table:table-row>
        <table:table-row table:style-name="ro1">
          <table:table-cell office:value-type="float" office:value="-259.7661" calcext:value-type="float">
            <text:p>-259.7661</text:p>
          </table:table-cell>
          <table:table-cell office:value-type="float" office:value="56.58824" calcext:value-type="float">
            <text:p>56.58824</text:p>
          </table:table-cell>
          <table:table-cell office:value-type="float" office:value="1.999893" calcext:value-type="float">
            <text:p>1.999893</text:p>
          </table:table-cell>
          <table:table-cell office:value-type="float" office:value="0.00003581874" calcext:value-type="float">
            <text:p>3.581874E-05</text:p>
          </table:table-cell>
          <table:table-cell office:value-type="float" office:value="2.999463" calcext:value-type="float">
            <text:p>2.999463</text:p>
          </table:table-cell>
          <table:table-cell office:value-type="float" office:value="0.000965794" calcext:value-type="float">
            <text:p>0.000965794</text:p>
          </table:table-cell>
          <table:table-cell office:value-type="float" office:value="0.899231" calcext:value-type="float">
            <text:p>0.899231</text:p>
          </table:table-cell>
          <table:table-cell office:value-type="float" office:value="0.001424867" calcext:value-type="float">
            <text:p>0.001424867</text:p>
          </table:table-cell>
          <table:table-cell office:value-type="float" office:value="4.999356" calcext:value-type="float">
            <text:p>4.999356</text:p>
          </table:table-cell>
          <table:table-cell office:value-type="float" office:value="1.000429" calcext:value-type="float">
            <text:p>1.000429</text:p>
          </table:table-cell>
          <table:table-cell office:value-type="float" office:value="2.36512" calcext:value-type="float">
            <text:p>2.36512</text:p>
          </table:table-cell>
          <table:table-cell office:value-type="float" office:value="0.000002858634" calcext:value-type="float">
            <text:p>2.858634E-06</text:p>
          </table:table-cell>
          <table:table-cell office:value-type="float" office:value="5" calcext:value-type="float">
            <text:p>5</text:p>
          </table:table-cell>
          <table:table-cell office:value-type="float" office:value="0.005700532" calcext:value-type="float">
            <text:p>0.005700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0451" calcext:value-type="float">
            <text:p>0.01030451</text:p>
          </table:table-cell>
          <table:table-cell table:number-columns-repeated="14"/>
        </table:table-row>
        <table:table-row table:style-name="ro1">
          <table:table-cell office:value-type="float" office:value="-266.1606" calcext:value-type="float">
            <text:p>-266.1606</text:p>
          </table:table-cell>
          <table:table-cell office:value-type="float" office:value="66.05627" calcext:value-type="float">
            <text:p>66.05627</text:p>
          </table:table-cell>
          <table:table-cell office:value-type="float" office:value="1.999498" calcext:value-type="float">
            <text:p>1.999498</text:p>
          </table:table-cell>
          <table:table-cell office:value-type="float" office:value="0.0001674877" calcext:value-type="float">
            <text:p>0.0001674877</text:p>
          </table:table-cell>
          <table:table-cell office:value-type="float" office:value="2.999554" calcext:value-type="float">
            <text:p>2.999554</text:p>
          </table:table-cell>
          <table:table-cell office:value-type="float" office:value="0.0003895394" calcext:value-type="float">
            <text:p>0.0003895394</text:p>
          </table:table-cell>
          <table:table-cell office:value-type="float" office:value="0.8057272" calcext:value-type="float">
            <text:p>0.8057272</text:p>
          </table:table-cell>
          <table:table-cell office:value-type="float" office:value="0.0002850465" calcext:value-type="float">
            <text:p>0.0002850465</text:p>
          </table:table-cell>
          <table:table-cell office:value-type="float" office:value="4.999052" calcext:value-type="float">
            <text:p>4.999052</text:p>
          </table:table-cell>
          <table:table-cell office:value-type="float" office:value="0.9999435" calcext:value-type="float">
            <text:p>0.9999435</text:p>
          </table:table-cell>
          <table:table-cell office:value-type="float" office:value="3.881513" calcext:value-type="float">
            <text:p>3.881513</text:p>
          </table:table-cell>
          <table:table-cell office:value-type="float" office:value="0.0000253398" calcext:value-type="float">
            <text:p>2.53398E-05</text:p>
          </table:table-cell>
          <table:table-cell office:value-type="float" office:value="4.999972" calcext:value-type="float">
            <text:p>4.999972</text:p>
          </table:table-cell>
          <table:table-cell office:value-type="float" office:value="0.001253831" calcext:value-type="float">
            <text:p>0.001253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8949" calcext:value-type="float">
            <text:p>0.01028949</text:p>
          </table:table-cell>
          <table:table-cell table:number-columns-repeated="14"/>
        </table:table-row>
        <table:table-row table:style-name="ro1">
          <table:table-cell office:value-type="float" office:value="-255.2622" calcext:value-type="float">
            <text:p>-255.2622</text:p>
          </table:table-cell>
          <table:table-cell office:value-type="float" office:value="48.9774" calcext:value-type="float">
            <text:p>48.9774</text:p>
          </table:table-cell>
          <table:table-cell office:value-type="float" office:value="1.998997" calcext:value-type="float">
            <text:p>1.998997</text:p>
          </table:table-cell>
          <table:table-cell office:value-type="float" office:value="0.0003343321" calcext:value-type="float">
            <text:p>0.0003343321</text:p>
          </table:table-cell>
          <table:table-cell office:value-type="float" office:value="2.998631" calcext:value-type="float">
            <text:p>2.998631</text:p>
          </table:table-cell>
          <table:table-cell office:value-type="float" office:value="0.001735181" calcext:value-type="float">
            <text:p>0.001735181</text:p>
          </table:table-cell>
          <table:table-cell office:value-type="float" office:value="0.2855869" calcext:value-type="float">
            <text:p>0.2855869</text:p>
          </table:table-cell>
          <table:table-cell office:value-type="float" office:value="0.0002732168" calcext:value-type="float">
            <text:p>0.0002732168</text:p>
          </table:table-cell>
          <table:table-cell office:value-type="float" office:value="4.997628" calcext:value-type="float">
            <text:p>4.997628</text:p>
          </table:table-cell>
          <table:table-cell office:value-type="float" office:value="1.000366" calcext:value-type="float">
            <text:p>1.000366</text:p>
          </table:table-cell>
          <table:table-cell office:value-type="float" office:value="4.690434" calcext:value-type="float">
            <text:p>4.690434</text:p>
          </table:table-cell>
          <table:table-cell office:value-type="float" office:value="0.00008535672" calcext:value-type="float">
            <text:p>8.535672E-05</text:p>
          </table:table-cell>
          <table:table-cell office:value-type="float" office:value="1.000106" calcext:value-type="float">
            <text:p>1.000106</text:p>
          </table:table-cell>
          <table:table-cell office:value-type="float" office:value="0.001518061" calcext:value-type="float">
            <text:p>0.001518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8196" calcext:value-type="float">
            <text:p>0.01028196</text:p>
          </table:table-cell>
          <table:table-cell table:number-columns-repeated="14"/>
        </table:table-row>
        <table:table-row table:style-name="ro1">
          <table:table-cell office:value-type="float" office:value="-117.455" calcext:value-type="float">
            <text:p>-117.455</text:p>
          </table:table-cell>
          <table:table-cell office:value-type="float" office:value="10.75427" calcext:value-type="float">
            <text:p>10.75427</text:p>
          </table:table-cell>
          <table:table-cell office:value-type="float" office:value="0.0009235535" calcext:value-type="float">
            <text:p>0.0009235535</text:p>
          </table:table-cell>
          <table:table-cell office:value-type="float" office:value="0.6663588" calcext:value-type="float">
            <text:p>0.6663588</text:p>
          </table:table-cell>
          <table:table-cell office:value-type="float" office:value="0.004173834" calcext:value-type="float">
            <text:p>0.004173834</text:p>
          </table:table-cell>
          <table:table-cell office:value-type="float" office:value="3.992576" calcext:value-type="float">
            <text:p>3.992576</text:p>
          </table:table-cell>
          <table:table-cell office:value-type="float" office:value="0.9104345" calcext:value-type="float">
            <text:p>0.9104345</text:p>
          </table:table-cell>
          <table:table-cell office:value-type="float" office:value="0.004100999" calcext:value-type="float">
            <text:p>0.004100999</text:p>
          </table:table-cell>
          <table:table-cell office:value-type="float" office:value="0.005097387" calcext:value-type="float">
            <text:p>0.005097387</text:p>
          </table:table-cell>
          <table:table-cell office:value-type="float" office:value="1.99675" calcext:value-type="float">
            <text:p>1.99675</text:p>
          </table:table-cell>
          <table:table-cell office:value-type="float" office:value="2.401451" calcext:value-type="float">
            <text:p>2.401451</text:p>
          </table:table-cell>
          <table:table-cell office:value-type="float" office:value="0.0000006952571" calcext:value-type="float">
            <text:p>6.952571E-07</text:p>
          </table:table-cell>
          <table:table-cell office:value-type="float" office:value="1" calcext:value-type="float">
            <text:p>1</text:p>
          </table:table-cell>
          <table:table-cell office:value-type="float" office:value="0.01640433" calcext:value-type="float">
            <text:p>0.01640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1115" calcext:value-type="float">
            <text:p>0.01021115</text:p>
          </table:table-cell>
          <table:table-cell table:number-columns-repeated="14"/>
        </table:table-row>
        <table:table-row table:style-name="ro1">
          <table:table-cell office:value-type="float" office:value="-251.1441" calcext:value-type="float">
            <text:p>-251.1441</text:p>
          </table:table-cell>
          <table:table-cell office:value-type="float" office:value="43.28121" calcext:value-type="float">
            <text:p>43.28121</text:p>
          </table:table-cell>
          <table:table-cell office:value-type="float" office:value="1.99998" calcext:value-type="float">
            <text:p>1.99998</text:p>
          </table:table-cell>
          <table:table-cell office:value-type="float" office:value="0.000006773344" calcext:value-type="float">
            <text:p>6.773344E-06</text:p>
          </table:table-cell>
          <table:table-cell office:value-type="float" office:value="2.99959" calcext:value-type="float">
            <text:p>2.99959</text:p>
          </table:table-cell>
          <table:table-cell office:value-type="float" office:value="0.000799567" calcext:value-type="float">
            <text:p>0.000799567</text:p>
          </table:table-cell>
          <table:table-cell office:value-type="float" office:value="0.7322568" calcext:value-type="float">
            <text:p>0.7322568</text:p>
          </table:table-cell>
          <table:table-cell office:value-type="float" office:value="0.0174616" calcext:value-type="float">
            <text:p>0.0174616</text:p>
          </table:table-cell>
          <table:table-cell office:value-type="float" office:value="4.99957" calcext:value-type="float">
            <text:p>4.99957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4.03483" calcext:value-type="float">
            <text:p>4.03483</text:p>
          </table:table-cell>
          <table:table-cell office:value-type="float" office:value="0.00009936189" calcext:value-type="float">
            <text:p>9.936189E-05</text:p>
          </table:table-cell>
          <table:table-cell office:value-type="float" office:value="1" calcext:value-type="float">
            <text:p>1</text:p>
          </table:table-cell>
          <table:table-cell office:value-type="float" office:value="0.06984659" calcext:value-type="float">
            <text:p>0.06984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8862" calcext:value-type="float">
            <text:p>0.00998862</text:p>
          </table:table-cell>
          <table:table-cell table:number-columns-repeated="14"/>
        </table:table-row>
        <table:table-row table:style-name="ro1">
          <table:table-cell office:value-type="float" office:value="-248.9524" calcext:value-type="float">
            <text:p>-248.9524</text:p>
          </table:table-cell>
          <table:table-cell office:value-type="float" office:value="40.47642" calcext:value-type="float">
            <text:p>40.47642</text:p>
          </table:table-cell>
          <table:table-cell office:value-type="float" office:value="1.999662" calcext:value-type="float">
            <text:p>1.999662</text:p>
          </table:table-cell>
          <table:table-cell office:value-type="float" office:value="0.0001126997" calcext:value-type="float">
            <text:p>0.0001126997</text:p>
          </table:table-cell>
          <table:table-cell office:value-type="float" office:value="2.999093" calcext:value-type="float">
            <text:p>2.999093</text:p>
          </table:table-cell>
          <table:table-cell office:value-type="float" office:value="0.001476278" calcext:value-type="float">
            <text:p>0.001476278</text:p>
          </table:table-cell>
          <table:table-cell office:value-type="float" office:value="0.8868694" calcext:value-type="float">
            <text:p>0.8868694</text:p>
          </table:table-cell>
          <table:table-cell office:value-type="float" office:value="0.00228448" calcext:value-type="float">
            <text:p>0.00228448</text:p>
          </table:table-cell>
          <table:table-cell office:value-type="float" office:value="4.998755" calcext:value-type="float">
            <text:p>4.998755</text:p>
          </table:table-cell>
          <table:table-cell office:value-type="float" office:value="1.000569" calcext:value-type="float">
            <text:p>1.000569</text:p>
          </table:table-cell>
          <table:table-cell office:value-type="float" office:value="3.672513" calcext:value-type="float">
            <text:p>3.672513</text:p>
          </table:table-cell>
          <table:table-cell office:value-type="float" office:value="0.0002486646" calcext:value-type="float">
            <text:p>0.0002486646</text:p>
          </table:table-cell>
          <table:table-cell office:value-type="float" office:value="1.000143" calcext:value-type="float">
            <text:p>1.000143</text:p>
          </table:table-cell>
          <table:table-cell office:value-type="float" office:value="0.009711165" calcext:value-type="float">
            <text:p>0.009711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8813" calcext:value-type="float">
            <text:p>0.00998813</text:p>
          </table:table-cell>
          <table:table-cell table:number-columns-repeated="14"/>
        </table:table-row>
        <table:table-row table:style-name="ro1">
          <table:table-cell office:value-type="float" office:value="-247.182" calcext:value-type="float">
            <text:p>-247.182</text:p>
          </table:table-cell>
          <table:table-cell office:value-type="float" office:value="37.83138" calcext:value-type="float">
            <text:p>37.83138</text:p>
          </table:table-cell>
          <table:table-cell office:value-type="float" office:value="1.999951" calcext:value-type="float">
            <text:p>1.999951</text:p>
          </table:table-cell>
          <table:table-cell office:value-type="float" office:value="0.00001621037" calcext:value-type="float">
            <text:p>1.621037E-05</text:p>
          </table:table-cell>
          <table:table-cell office:value-type="float" office:value="2.999593" calcext:value-type="float">
            <text:p>2.999593</text:p>
          </table:table-cell>
          <table:table-cell office:value-type="float" office:value="0.0007646749" calcext:value-type="float">
            <text:p>0.0007646749</text:p>
          </table:table-cell>
          <table:table-cell office:value-type="float" office:value="0.9787431" calcext:value-type="float">
            <text:p>0.9787431</text:p>
          </table:table-cell>
          <table:table-cell office:value-type="float" office:value="0.001530311" calcext:value-type="float">
            <text:p>0.001530311</text:p>
          </table:table-cell>
          <table:table-cell office:value-type="float" office:value="4.999545" calcext:value-type="float">
            <text:p>4.999545</text:p>
          </table:table-cell>
          <table:table-cell office:value-type="float" office:value="1.000358" calcext:value-type="float">
            <text:p>1.000358</text:p>
          </table:table-cell>
          <table:table-cell office:value-type="float" office:value="3.291547" calcext:value-type="float">
            <text:p>3.291547</text:p>
          </table:table-cell>
          <table:table-cell office:value-type="float" office:value="0.00002750734" calcext:value-type="float">
            <text:p>2.750734E-05</text:p>
          </table:table-cell>
          <table:table-cell office:value-type="float" office:value="1.000434" calcext:value-type="float">
            <text:p>1.000434</text:p>
          </table:table-cell>
          <table:table-cell office:value-type="float" office:value="0.007858918" calcext:value-type="float">
            <text:p>0.007858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06051" calcext:value-type="float">
            <text:p>0.009906051</text:p>
          </table:table-cell>
          <table:table-cell table:number-columns-repeated="14"/>
        </table:table-row>
        <table:table-row table:style-name="ro1">
          <table:table-cell office:value-type="float" office:value="-247.4706" calcext:value-type="float">
            <text:p>-247.4706</text:p>
          </table:table-cell>
          <table:table-cell office:value-type="float" office:value="38.3296" calcext:value-type="float">
            <text:p>38.3296</text:p>
          </table:table-cell>
          <table:table-cell office:value-type="float" office:value="1.999454" calcext:value-type="float">
            <text:p>1.999454</text:p>
          </table:table-cell>
          <table:table-cell office:value-type="float" office:value="0.0001819277" calcext:value-type="float">
            <text:p>0.0001819277</text:p>
          </table:table-cell>
          <table:table-cell office:value-type="float" office:value="2.999671" calcext:value-type="float">
            <text:p>2.999671</text:p>
          </table:table-cell>
          <table:table-cell office:value-type="float" office:value="0.0001112358" calcext:value-type="float">
            <text:p>0.0001112358</text:p>
          </table:table-cell>
          <table:table-cell office:value-type="float" office:value="0.9663584" calcext:value-type="float">
            <text:p>0.9663584</text:p>
          </table:table-cell>
          <table:table-cell office:value-type="float" office:value="0.01487789" calcext:value-type="float">
            <text:p>0.01487789</text:p>
          </table:table-cell>
          <table:table-cell office:value-type="float" office:value="4.999126" calcext:value-type="float">
            <text:p>4.999126</text:p>
          </table:table-cell>
          <table:table-cell office:value-type="float" office:value="0.9997827" calcext:value-type="float">
            <text:p>0.9997827</text:p>
          </table:table-cell>
          <table:table-cell office:value-type="float" office:value="3.366774" calcext:value-type="float">
            <text:p>3.366774</text:p>
          </table:table-cell>
          <table:table-cell office:value-type="float" office:value="0.00004312001" calcext:value-type="float">
            <text:p>0.00004312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5961831" calcext:value-type="float">
            <text:p>0.05961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95211" calcext:value-type="float">
            <text:p>0.009895211</text:p>
          </table:table-cell>
          <table:table-cell table:number-columns-repeated="14"/>
        </table:table-row>
        <table:table-row table:style-name="ro1">
          <table:table-cell office:value-type="float" office:value="-124.0727" calcext:value-type="float">
            <text:p>-124.0727</text:p>
          </table:table-cell>
          <table:table-cell office:value-type="float" office:value="18.98354" calcext:value-type="float">
            <text:p>18.98354</text:p>
          </table:table-cell>
          <table:table-cell office:value-type="float" office:value="1.377065" calcext:value-type="float">
            <text:p>1.377065</text:p>
          </table:table-cell>
          <table:table-cell office:value-type="float" office:value="0.2076451" calcext:value-type="float">
            <text:p>0.2076451</text:p>
          </table:table-cell>
          <table:table-cell office:value-type="float" office:value="2.68556" calcext:value-type="float">
            <text:p>2.68556</text:p>
          </table:table-cell>
          <table:table-cell office:value-type="float" office:value="0.005943756" calcext:value-type="float">
            <text:p>0.005943756</text:p>
          </table:table-cell>
          <table:table-cell office:value-type="float" office:value="0.0002144107" calcext:value-type="float">
            <text:p>0.0002144107</text:p>
          </table:table-cell>
          <table:table-cell office:value-type="float" office:value="0.0004778039" calcext:value-type="float">
            <text:p>0.0004778039</text:p>
          </table:table-cell>
          <table:table-cell office:value-type="float" office:value="4.062625" calcext:value-type="float">
            <text:p>4.062625</text:p>
          </table:table-cell>
          <table:table-cell office:value-type="float" office:value="0.6915042" calcext:value-type="float">
            <text:p>0.6915042</text:p>
          </table:table-cell>
          <table:table-cell office:value-type="float" office:value="1.000215" calcext:value-type="float">
            <text:p>1.000215</text:p>
          </table:table-cell>
          <table:table-cell office:value-type="float" office:value="0.000001644434" calcext:value-type="float">
            <text:p>1.644434E-06</text:p>
          </table:table-cell>
          <table:table-cell office:value-type="float" office:value="1.000004" calcext:value-type="float">
            <text:p>1.000004</text:p>
          </table:table-cell>
          <table:table-cell office:value-type="float" office:value="0.001925474" calcext:value-type="float">
            <text:p>0.001925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68986" calcext:value-type="float">
            <text:p>0.009868986</text:p>
          </table:table-cell>
          <table:table-cell table:number-columns-repeated="14"/>
        </table:table-row>
        <table:table-row table:style-name="ro1">
          <table:table-cell office:value-type="float" office:value="-167.8636" calcext:value-type="float">
            <text:p>-167.8636</text:p>
          </table:table-cell>
          <table:table-cell office:value-type="float" office:value="22.54475" calcext:value-type="float">
            <text:p>22.54475</text:p>
          </table:table-cell>
          <table:table-cell office:value-type="float" office:value="1.647686" calcext:value-type="float">
            <text:p>1.647686</text:p>
          </table:table-cell>
          <table:table-cell office:value-type="float" office:value="0.1174381" calcext:value-type="float">
            <text:p>0.1174381</text:p>
          </table:table-cell>
          <table:table-cell office:value-type="float" office:value="2.80606" calcext:value-type="float">
            <text:p>2.80606</text:p>
          </table:table-cell>
          <table:table-cell office:value-type="float" office:value="0.03556494" calcext:value-type="float">
            <text:p>0.03556494</text:p>
          </table:table-cell>
          <table:table-cell office:value-type="float" office:value="0.0001195206" calcext:value-type="float">
            <text:p>0.0001195206</text:p>
          </table:table-cell>
          <table:table-cell office:value-type="float" office:value="0.001747449" calcext:value-type="float">
            <text:p>0.001747449</text:p>
          </table:table-cell>
          <table:table-cell office:value-type="float" office:value="4.453746" calcext:value-type="float">
            <text:p>4.453746</text:p>
          </table:table-cell>
          <table:table-cell office:value-type="float" office:value="0.8416253" calcext:value-type="float">
            <text:p>0.8416253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0000004970993" calcext:value-type="float">
            <text:p>4.970993E-07</text:p>
          </table:table-cell>
          <table:table-cell office:value-type="float" office:value="1.000133" calcext:value-type="float">
            <text:p>1.000133</text:p>
          </table:table-cell>
          <table:table-cell office:value-type="float" office:value="0.00752317" calcext:value-type="float">
            <text:p>0.00752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60251" calcext:value-type="float">
            <text:p>0.009860251</text:p>
          </table:table-cell>
          <table:table-cell table:number-columns-repeated="14"/>
        </table:table-row>
        <table:table-row table:style-name="ro1">
          <table:table-cell office:value-type="float" office:value="-202.4096" calcext:value-type="float">
            <text:p>-202.4096</text:p>
          </table:table-cell>
          <table:table-cell office:value-type="float" office:value="25.13868" calcext:value-type="float">
            <text:p>25.13868</text:p>
          </table:table-cell>
          <table:table-cell office:value-type="float" office:value="1.814911" calcext:value-type="float">
            <text:p>1.814911</text:p>
          </table:table-cell>
          <table:table-cell office:value-type="float" office:value="0.06169644" calcext:value-type="float">
            <text:p>0.06169644</text:p>
          </table:table-cell>
          <table:table-cell office:value-type="float" office:value="2.906981" calcext:value-type="float">
            <text:p>2.906981</text:p>
          </table:table-cell>
          <table:table-cell office:value-type="float" office:value="0.0009480496" calcext:value-type="float">
            <text:p>0.0009480496</text:p>
          </table:table-cell>
          <table:table-cell office:value-type="float" office:value="0.008909975" calcext:value-type="float">
            <text:p>0.008909975</text:p>
          </table:table-cell>
          <table:table-cell office:value-type="float" office:value="0.002257884" calcext:value-type="float">
            <text:p>0.002257884</text:p>
          </table:table-cell>
          <table:table-cell office:value-type="float" office:value="4.721892" calcext:value-type="float">
            <text:p>4.721892</text:p>
          </table:table-cell>
          <table:table-cell office:value-type="float" office:value="0.9079294" calcext:value-type="float">
            <text:p>0.9079294</text:p>
          </table:table-cell>
          <table:table-cell office:value-type="float" office:value="1.008946" calcext:value-type="float">
            <text:p>1.008946</text:p>
          </table:table-cell>
          <table:table-cell office:value-type="float" office:value="0.00006413483" calcext:value-type="float">
            <text:p>6.413483E-05</text:p>
          </table:table-cell>
          <table:table-cell office:value-type="float" office:value="1.000012" calcext:value-type="float">
            <text:p>1.000012</text:p>
          </table:table-cell>
          <table:table-cell office:value-type="float" office:value="0.009078945" calcext:value-type="float">
            <text:p>0.009078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92935" calcext:value-type="float">
            <text:p>0.009792935</text:p>
          </table:table-cell>
          <table:table-cell table:number-columns-repeated="14"/>
        </table:table-row>
        <table:table-row table:style-name="ro1">
          <table:table-cell office:value-type="float" office:value="-115.6918" calcext:value-type="float">
            <text:p>-115.6918</text:p>
          </table:table-cell>
          <table:table-cell office:value-type="float" office:value="6.281588" calcext:value-type="float">
            <text:p>6.281588</text:p>
          </table:table-cell>
          <table:table-cell office:value-type="float" office:value="0.0007670721" calcext:value-type="float">
            <text:p>0.0007670721</text:p>
          </table:table-cell>
          <table:table-cell office:value-type="float" office:value="0.666411" calcext:value-type="float">
            <text:p>0.666411</text:p>
          </table:table-cell>
          <table:table-cell office:value-type="float" office:value="0.002316962" calcext:value-type="float">
            <text:p>0.002316962</text:p>
          </table:table-cell>
          <table:table-cell office:value-type="float" office:value="3.996133" calcext:value-type="float">
            <text:p>3.996133</text:p>
          </table:table-cell>
          <table:table-cell office:value-type="float" office:value="0.1198874" calcext:value-type="float">
            <text:p>0.1198874</text:p>
          </table:table-cell>
          <table:table-cell office:value-type="float" office:value="0.03845226" calcext:value-type="float">
            <text:p>0.03845226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5" calcext:value-type="float">
            <text:p>1.99845</text:p>
          </table:table-cell>
          <table:table-cell office:value-type="float" office:value="1.124231" calcext:value-type="float">
            <text:p>1.124231</text:p>
          </table:table-cell>
          <table:table-cell office:value-type="float" office:value="0.001940096" calcext:value-type="float">
            <text:p>0.001940096</text:p>
          </table:table-cell>
          <table:table-cell office:value-type="float" office:value="1.000068" calcext:value-type="float">
            <text:p>1.000068</text:p>
          </table:table-cell>
          <table:table-cell office:value-type="float" office:value="0.1540813" calcext:value-type="float">
            <text:p>0.1540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77009" calcext:value-type="float">
            <text:p>0.009777009</text:p>
          </table:table-cell>
          <table:table-cell table:number-columns-repeated="14"/>
        </table:table-row>
        <table:table-row table:style-name="ro1">
          <table:table-cell office:value-type="float" office:value="-259.3952" calcext:value-type="float">
            <text:p>-259.3952</text:p>
          </table:table-cell>
          <table:table-cell office:value-type="float" office:value="55.88413" calcext:value-type="float">
            <text:p>55.88413</text:p>
          </table:table-cell>
          <table:table-cell office:value-type="float" office:value="1.999976" calcext:value-type="float">
            <text:p>1.999976</text:p>
          </table:table-cell>
          <table:table-cell office:value-type="float" office:value="0.000007859662" calcext:value-type="float">
            <text:p>7.859662E-06</text:p>
          </table:table-cell>
          <table:table-cell office:value-type="float" office:value="2.999558" calcext:value-type="float">
            <text:p>2.999558</text:p>
          </table:table-cell>
          <table:table-cell office:value-type="float" office:value="0.0008610234" calcext:value-type="float">
            <text:p>0.0008610234</text:p>
          </table:table-cell>
          <table:table-cell office:value-type="float" office:value="0.8443459" calcext:value-type="float">
            <text:p>0.8443459</text:p>
          </table:table-cell>
          <table:table-cell office:value-type="float" office:value="0.003872469" calcext:value-type="float">
            <text:p>0.003872469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19" calcext:value-type="float">
            <text:p>1.000419</text:p>
          </table:table-cell>
          <table:table-cell office:value-type="float" office:value="2.210944" calcext:value-type="float">
            <text:p>2.210944</text:p>
          </table:table-cell>
          <table:table-cell office:value-type="float" office:value="0.00000711878" calcext:value-type="float">
            <text:p>7.11878E-06</text:p>
          </table:table-cell>
          <table:table-cell office:value-type="float" office:value="4.999943" calcext:value-type="float">
            <text:p>4.999943</text:p>
          </table:table-cell>
          <table:table-cell office:value-type="float" office:value="0.01571604" calcext:value-type="float">
            <text:p>0.01571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61384" calcext:value-type="float">
            <text:p>0.009761384</text:p>
          </table:table-cell>
          <table:table-cell table:number-columns-repeated="14"/>
        </table:table-row>
        <table:table-row table:style-name="ro1">
          <table:table-cell office:value-type="float" office:value="-176.719" calcext:value-type="float">
            <text:p>-176.719</text:p>
          </table:table-cell>
          <table:table-cell office:value-type="float" office:value="23.19326" calcext:value-type="float">
            <text:p>23.19326</text:p>
          </table:table-cell>
          <table:table-cell office:value-type="float" office:value="1.685873" calcext:value-type="float">
            <text:p>1.685873</text:p>
          </table:table-cell>
          <table:table-cell office:value-type="float" office:value="0.1047089" calcext:value-type="float">
            <text:p>0.1047089</text:p>
          </table:table-cell>
          <table:table-cell office:value-type="float" office:value="2.839115" calcext:value-type="float">
            <text:p>2.839115</text:p>
          </table:table-cell>
          <table:table-cell office:value-type="float" office:value="0.007643175" calcext:value-type="float">
            <text:p>0.007643175</text:p>
          </table:table-cell>
          <table:table-cell office:value-type="float" office:value="0.0003595753" calcext:value-type="float">
            <text:p>0.0003595753</text:p>
          </table:table-cell>
          <table:table-cell office:value-type="float" office:value="0.0007211767" calcext:value-type="float">
            <text:p>0.0007211767</text:p>
          </table:table-cell>
          <table:table-cell office:value-type="float" office:value="4.524988" calcext:value-type="float">
            <text:p>4.524988</text:p>
          </table:table-cell>
          <table:table-cell office:value-type="float" office:value="0.8467582" calcext:value-type="float">
            <text:p>0.8467582</text:p>
          </table:table-cell>
          <table:table-cell office:value-type="float" office:value="1.000365" calcext:value-type="float">
            <text:p>1.000365</text:p>
          </table:table-cell>
          <table:table-cell office:value-type="float" office:value="0.00002040429" calcext:value-type="float">
            <text:p>2.040429E-05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02898258" calcext:value-type="float">
            <text:p>0.002898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19482" calcext:value-type="float">
            <text:p>0.009719482</text:p>
          </table:table-cell>
          <table:table-cell table:number-columns-repeated="14"/>
        </table:table-row>
        <table:table-row table:style-name="ro1">
          <table:table-cell office:value-type="float" office:value="-186.5047" calcext:value-type="float">
            <text:p>-186.5047</text:p>
          </table:table-cell>
          <table:table-cell office:value-type="float" office:value="23.94671" calcext:value-type="float">
            <text:p>23.94671</text:p>
          </table:table-cell>
          <table:table-cell office:value-type="float" office:value="1.736344" calcext:value-type="float">
            <text:p>1.736344</text:p>
          </table:table-cell>
          <table:table-cell office:value-type="float" office:value="0.08788528" calcext:value-type="float">
            <text:p>0.08788528</text:p>
          </table:table-cell>
          <table:table-cell office:value-type="float" office:value="2.865425" calcext:value-type="float">
            <text:p>2.865425</text:p>
          </table:table-cell>
          <table:table-cell office:value-type="float" office:value="0.005494259" calcext:value-type="float">
            <text:p>0.005494259</text:p>
          </table:table-cell>
          <table:table-cell office:value-type="float" office:value="0.005540197" calcext:value-type="float">
            <text:p>0.005540197</text:p>
          </table:table-cell>
          <table:table-cell office:value-type="float" office:value="0.004818619" calcext:value-type="float">
            <text:p>0.004818619</text:p>
          </table:table-cell>
          <table:table-cell office:value-type="float" office:value="4.601769" calcext:value-type="float">
            <text:p>4.601769</text:p>
          </table:table-cell>
          <table:table-cell office:value-type="float" office:value="0.8709192" calcext:value-type="float">
            <text:p>0.8709192</text:p>
          </table:table-cell>
          <table:table-cell office:value-type="float" office:value="1.005556" calcext:value-type="float">
            <text:p>1.005556</text:p>
          </table:table-cell>
          <table:table-cell office:value-type="float" office:value="0.00003129207" calcext:value-type="float">
            <text:p>3.129207E-05</text:p>
          </table:table-cell>
          <table:table-cell office:value-type="float" office:value="1.000192" calcext:value-type="float">
            <text:p>1.000192</text:p>
          </table:table-cell>
          <table:table-cell office:value-type="float" office:value="0.02004106" calcext:value-type="float">
            <text:p>0.02004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07222" calcext:value-type="float">
            <text:p>0.009707222</text:p>
          </table:table-cell>
          <table:table-cell table:number-columns-repeated="14"/>
        </table:table-row>
        <table:table-row table:style-name="ro1">
          <table:table-cell office:value-type="float" office:value="-260.118" calcext:value-type="float">
            <text:p>-260.118</text:p>
          </table:table-cell>
          <table:table-cell office:value-type="float" office:value="57.14398" calcext:value-type="float">
            <text:p>57.14398</text:p>
          </table:table-cell>
          <table:table-cell office:value-type="float" office:value="1.999976" calcext:value-type="float">
            <text:p>1.999976</text:p>
          </table:table-cell>
          <table:table-cell office:value-type="float" office:value="0.000007859662" calcext:value-type="float">
            <text:p>7.859662E-06</text:p>
          </table:table-cell>
          <table:table-cell office:value-type="float" office:value="2.999558" calcext:value-type="float">
            <text:p>2.999558</text:p>
          </table:table-cell>
          <table:table-cell office:value-type="float" office:value="0.0008610234" calcext:value-type="float">
            <text:p>0.0008610234</text:p>
          </table:table-cell>
          <table:table-cell office:value-type="float" office:value="0.9322621" calcext:value-type="float">
            <text:p>0.9322621</text:p>
          </table:table-cell>
          <table:table-cell office:value-type="float" office:value="0.001950486" calcext:value-type="float">
            <text:p>0.001950486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19" calcext:value-type="float">
            <text:p>1.000419</text:p>
          </table:table-cell>
          <table:table-cell office:value-type="float" office:value="2.479479" calcext:value-type="float">
            <text:p>2.479479</text:p>
          </table:table-cell>
          <table:table-cell office:value-type="float" office:value="0.000009599771" calcext:value-type="float">
            <text:p>9.599771E-06</text:p>
          </table:table-cell>
          <table:table-cell office:value-type="float" office:value="4.999993" calcext:value-type="float">
            <text:p>4.999993</text:p>
          </table:table-cell>
          <table:table-cell office:value-type="float" office:value="0.007831421" calcext:value-type="float">
            <text:p>0.007831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95196" calcext:value-type="float">
            <text:p>0.009695196</text:p>
          </table:table-cell>
          <table:table-cell table:number-columns-repeated="14"/>
        </table:table-row>
        <table:table-row table:style-name="ro1">
          <table:table-cell office:value-type="float" office:value="-256.8809" calcext:value-type="float">
            <text:p>-256.8809</text:p>
          </table:table-cell>
          <table:table-cell office:value-type="float" office:value="50.71999" calcext:value-type="float">
            <text:p>50.71999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1250241" calcext:value-type="float">
            <text:p>0.1250241</text:p>
          </table:table-cell>
          <table:table-cell office:value-type="float" office:value="0.004408755" calcext:value-type="float">
            <text:p>0.004408755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4.870729" calcext:value-type="float">
            <text:p>4.870729</text:p>
          </table:table-cell>
          <table:table-cell office:value-type="float" office:value="0.0002774933" calcext:value-type="float">
            <text:p>0.0002774933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207421" calcext:value-type="float">
            <text:p>0.0207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57345" calcext:value-type="float">
            <text:p>0.009657345</text:p>
          </table:table-cell>
          <table:table-cell table:number-columns-repeated="14"/>
        </table:table-row>
        <table:table-row table:style-name="ro1">
          <table:table-cell office:value-type="float" office:value="-252.0549" calcext:value-type="float">
            <text:p>-252.0549</text:p>
          </table:table-cell>
          <table:table-cell office:value-type="float" office:value="44.53809" calcext:value-type="float">
            <text:p>44.53809</text:p>
          </table:table-cell>
          <table:table-cell office:value-type="float" office:value="1.999776" calcext:value-type="float">
            <text:p>1.999776</text:p>
          </table:table-cell>
          <table:table-cell office:value-type="float" office:value="0.0000747669" calcext:value-type="float">
            <text:p>7.47669E-05</text:p>
          </table:table-cell>
          <table:table-cell office:value-type="float" office:value="2.999479" calcext:value-type="float">
            <text:p>2.999479</text:p>
          </table:table-cell>
          <table:table-cell office:value-type="float" office:value="0.0008170154" calcext:value-type="float">
            <text:p>0.0008170154</text:p>
          </table:table-cell>
          <table:table-cell office:value-type="float" office:value="0.6467781" calcext:value-type="float">
            <text:p>0.6467781</text:p>
          </table:table-cell>
          <table:table-cell office:value-type="float" office:value="0.001782418" calcext:value-type="float">
            <text:p>0.001782418</text:p>
          </table:table-cell>
          <table:table-cell office:value-type="float" office:value="4.999255" calcext:value-type="float">
            <text:p>4.999255</text:p>
          </table:table-cell>
          <table:table-cell office:value-type="float" office:value="1.000296" calcext:value-type="float">
            <text:p>1.000296</text:p>
          </table:table-cell>
          <table:table-cell office:value-type="float" office:value="4.188641" calcext:value-type="float">
            <text:p>4.188641</text:p>
          </table:table-cell>
          <table:table-cell office:value-type="float" office:value="0.00002048832" calcext:value-type="float">
            <text:p>2.048832E-05</text:p>
          </table:table-cell>
          <table:table-cell office:value-type="float" office:value="1.000089" calcext:value-type="float">
            <text:p>1.000089</text:p>
          </table:table-cell>
          <table:table-cell office:value-type="float" office:value="0.0074868" calcext:value-type="float">
            <text:p>0.0074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28116" calcext:value-type="float">
            <text:p>0.009628116</text:p>
          </table:table-cell>
          <table:table-cell table:number-columns-repeated="14"/>
        </table:table-row>
        <table:table-row table:style-name="ro1">
          <table:table-cell office:value-type="float" office:value="-221.6581" calcext:value-type="float">
            <text:p>-221.6581</text:p>
          </table:table-cell>
          <table:table-cell office:value-type="float" office:value="26.55068" calcext:value-type="float">
            <text:p>26.55068</text:p>
          </table:table-cell>
          <table:table-cell office:value-type="float" office:value="1.910094" calcext:value-type="float">
            <text:p>1.910094</text:p>
          </table:table-cell>
          <table:table-cell office:value-type="float" office:value="0.02996855" calcext:value-type="float">
            <text:p>0.02996855</text:p>
          </table:table-cell>
          <table:table-cell office:value-type="float" office:value="2.950506" calcext:value-type="float">
            <text:p>2.950506</text:p>
          </table:table-cell>
          <table:table-cell office:value-type="float" office:value="0.009081655" calcext:value-type="float">
            <text:p>0.009081655</text:p>
          </table:table-cell>
          <table:table-cell office:value-type="float" office:value="0.00193548" calcext:value-type="float">
            <text:p>0.00193548</text:p>
          </table:table-cell>
          <table:table-cell office:value-type="float" office:value="0.001326934" calcext:value-type="float">
            <text:p>0.001326934</text:p>
          </table:table-cell>
          <table:table-cell office:value-type="float" office:value="4.860601" calcext:value-type="float">
            <text:p>4.860601</text:p>
          </table:table-cell>
          <table:table-cell office:value-type="float" office:value="0.959588" calcext:value-type="float">
            <text:p>0.959588</text:p>
          </table:table-cell>
          <table:table-cell office:value-type="float" office:value="1.001944" calcext:value-type="float">
            <text:p>1.001944</text:p>
          </table:table-cell>
          <table:table-cell office:value-type="float" office:value="0.00003203216" calcext:value-type="float">
            <text:p>3.203216E-05</text:p>
          </table:table-cell>
          <table:table-cell office:value-type="float" office:value="1.000251" calcext:value-type="float">
            <text:p>1.000251</text:p>
          </table:table-cell>
          <table:table-cell office:value-type="float" office:value="0.006312857" calcext:value-type="float">
            <text:p>0.00631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83237" calcext:value-type="float">
            <text:p>0.009583237</text:p>
          </table:table-cell>
          <table:table-cell table:number-columns-repeated="14"/>
        </table:table-row>
        <table:table-row table:style-name="ro1">
          <table:table-cell office:value-type="float" office:value="-94.02496" calcext:value-type="float">
            <text:p>-94.02496</text:p>
          </table:table-cell>
          <table:table-cell office:value-type="float" office:value="5.178304" calcext:value-type="float">
            <text:p>5.178304</text:p>
          </table:table-cell>
          <table:table-cell office:value-type="float" office:value="0.0004509843" calcext:value-type="float">
            <text:p>0.0004509843</text:p>
          </table:table-cell>
          <table:table-cell office:value-type="float" office:value="0.6665163" calcext:value-type="float">
            <text:p>0.6665163</text:p>
          </table:table-cell>
          <table:table-cell office:value-type="float" office:value="0.2335207" calcext:value-type="float">
            <text:p>0.2335207</text:p>
          </table:table-cell>
          <table:table-cell office:value-type="float" office:value="3.53341" calcext:value-type="float">
            <text:p>3.53341</text:p>
          </table:table-cell>
          <table:table-cell office:value-type="float" office:value="0.0006810227" calcext:value-type="float">
            <text:p>0.0006810227</text:p>
          </table:table-cell>
          <table:table-cell office:value-type="float" office:value="0.002526318" calcext:value-type="float">
            <text:p>0.002526318</text:p>
          </table:table-cell>
          <table:table-cell office:value-type="float" office:value="0.2339717" calcext:value-type="float">
            <text:p>0.2339717</text:p>
          </table:table-cell>
          <table:table-cell office:value-type="float" office:value="1.76693" calcext:value-type="float">
            <text:p>1.76693</text:p>
          </table:table-cell>
          <table:table-cell office:value-type="float" office:value="1.000705" calcext:value-type="float">
            <text:p>1.000705</text:p>
          </table:table-cell>
          <table:table-cell office:value-type="float" office:value="0.00009548431" calcext:value-type="float">
            <text:p>9.548431E-05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1011587" calcext:value-type="float">
            <text:p>0.01011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82625" calcext:value-type="float">
            <text:p>0.009582625</text:p>
          </table:table-cell>
          <table:table-cell table:number-columns-repeated="14"/>
        </table:table-row>
        <table:table-row table:style-name="ro1">
          <table:table-cell office:value-type="float" office:value="-217.9681" calcext:value-type="float">
            <text:p>-217.9681</text:p>
          </table:table-cell>
          <table:table-cell office:value-type="float" office:value="26.29723" calcext:value-type="float">
            <text:p>26.29723</text:p>
          </table:table-cell>
          <table:table-cell office:value-type="float" office:value="1.897652" calcext:value-type="float">
            <text:p>1.897652</text:p>
          </table:table-cell>
          <table:table-cell office:value-type="float" office:value="0.03411588" calcext:value-type="float">
            <text:p>0.03411588</text:p>
          </table:table-cell>
          <table:table-cell office:value-type="float" office:value="2.937047" calcext:value-type="float">
            <text:p>2.937047</text:p>
          </table:table-cell>
          <table:table-cell office:value-type="float" office:value="0.02355918" calcext:value-type="float">
            <text:p>0.02355918</text:p>
          </table:table-cell>
          <table:table-cell office:value-type="float" office:value="0.00002243904" calcext:value-type="float">
            <text:p>0.000022439</text:p>
          </table:table-cell>
          <table:table-cell office:value-type="float" office:value="0.001536344" calcext:value-type="float">
            <text:p>0.001536344</text:p>
          </table:table-cell>
          <table:table-cell office:value-type="float" office:value="4.834699" calcext:value-type="float">
            <text:p>4.834699</text:p>
          </table:table-cell>
          <table:table-cell office:value-type="float" office:value="0.9606058" calcext:value-type="float">
            <text:p>0.9606058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0001906959" calcext:value-type="float">
            <text:p>1.906959E-05</text:p>
          </table:table-cell>
          <table:table-cell office:value-type="float" office:value="1.000032" calcext:value-type="float">
            <text:p>1.000032</text:p>
          </table:table-cell>
          <table:table-cell office:value-type="float" office:value="0.00627314" calcext:value-type="float">
            <text:p>0.00627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446245" calcext:value-type="float">
            <text:p>0.009446245</text:p>
          </table:table-cell>
          <table:table-cell table:number-columns-repeated="14"/>
        </table:table-row>
        <table:table-row table:style-name="ro1">
          <table:table-cell office:value-type="float" office:value="-234.8045" calcext:value-type="float">
            <text:p>-234.8045</text:p>
          </table:table-cell>
          <table:table-cell office:value-type="float" office:value="27.5199" calcext:value-type="float">
            <text:p>27.5199</text:p>
          </table:table-cell>
          <table:table-cell office:value-type="float" office:value="1.975605" calcext:value-type="float">
            <text:p>1.975605</text:p>
          </table:table-cell>
          <table:table-cell office:value-type="float" office:value="0.008131822" calcext:value-type="float">
            <text:p>0.008131822</text:p>
          </table:table-cell>
          <table:table-cell office:value-type="float" office:value="2.97603" calcext:value-type="float">
            <text:p>2.97603</text:p>
          </table:table-cell>
          <table:table-cell office:value-type="float" office:value="0.0235446" calcext:value-type="float">
            <text:p>0.0235446</text:p>
          </table:table-cell>
          <table:table-cell office:value-type="float" office:value="0.001016003" calcext:value-type="float">
            <text:p>0.001016003</text:p>
          </table:table-cell>
          <table:table-cell office:value-type="float" office:value="0.0001487769" calcext:value-type="float">
            <text:p>0.0001487769</text:p>
          </table:table-cell>
          <table:table-cell office:value-type="float" office:value="4.951634" calcext:value-type="float">
            <text:p>4.951634</text:p>
          </table:table-cell>
          <table:table-cell office:value-type="float" office:value="0.9995746" calcext:value-type="float">
            <text:p>0.9995746</text:p>
          </table:table-cell>
          <table:table-cell office:value-type="float" office:value="1.001017" calcext:value-type="float">
            <text:p>1.001017</text:p>
          </table:table-cell>
          <table:table-cell office:value-type="float" office:value="0.000002002782" calcext:value-type="float">
            <text:p>2.002782E-06</text:p>
          </table:table-cell>
          <table:table-cell office:value-type="float" office:value="1.000016" calcext:value-type="float">
            <text:p>1.000016</text:p>
          </table:table-cell>
          <table:table-cell office:value-type="float" office:value="0.0006591442" calcext:value-type="float">
            <text:p>0.0006591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46865" calcext:value-type="float">
            <text:p>0.009346865</text:p>
          </table:table-cell>
          <table:table-cell table:number-columns-repeated="14"/>
        </table:table-row>
        <table:table-row table:style-name="ro1">
          <table:table-cell office:value-type="float" office:value="-243.0223" calcext:value-type="float">
            <text:p>-243.0223</text:p>
          </table:table-cell>
          <table:table-cell office:value-type="float" office:value="31.23764" calcext:value-type="float">
            <text:p>31.23764</text:p>
          </table:table-cell>
          <table:table-cell office:value-type="float" office:value="1.999685" calcext:value-type="float">
            <text:p>1.999685</text:p>
          </table:table-cell>
          <table:table-cell office:value-type="float" office:value="0.0001050336" calcext:value-type="float">
            <text:p>0.0001050336</text:p>
          </table:table-cell>
          <table:table-cell office:value-type="float" office:value="2.999641" calcext:value-type="float">
            <text:p>2.999641</text:p>
          </table:table-cell>
          <table:table-cell office:value-type="float" office:value="0.0004027983" calcext:value-type="float">
            <text:p>0.0004027983</text:p>
          </table:table-cell>
          <table:table-cell office:value-type="float" office:value="0.7791606" calcext:value-type="float">
            <text:p>0.7791606</text:p>
          </table:table-cell>
          <table:table-cell office:value-type="float" office:value="0.0003789048" calcext:value-type="float">
            <text:p>0.0003789048</text:p>
          </table:table-cell>
          <table:table-cell office:value-type="float" office:value="4.999326" calcext:value-type="float">
            <text:p>4.999326</text:p>
          </table:table-cell>
          <table:table-cell office:value-type="float" office:value="1.000044" calcext:value-type="float">
            <text:p>1.000044</text:p>
          </table:table-cell>
          <table:table-cell office:value-type="float" office:value="2.060163" calcext:value-type="float">
            <text:p>2.060163</text:p>
          </table:table-cell>
          <table:table-cell office:value-type="float" office:value="0.00006343085" calcext:value-type="float">
            <text:p>6.343085E-05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00155401" calcext:value-type="float">
            <text:p>0.00155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80442" calcext:value-type="float">
            <text:p>0.009280442</text:p>
          </table:table-cell>
          <table:table-cell table:number-columns-repeated="14"/>
        </table:table-row>
        <table:table-row table:style-name="ro1">
          <table:table-cell office:value-type="float" office:value="-247.9443" calcext:value-type="float">
            <text:p>-247.9443</text:p>
          </table:table-cell>
          <table:table-cell office:value-type="float" office:value="39.02015" calcext:value-type="float">
            <text:p>39.02015</text:p>
          </table:table-cell>
          <table:table-cell office:value-type="float" office:value="1.999345" calcext:value-type="float">
            <text:p>1.999345</text:p>
          </table:table-cell>
          <table:table-cell office:value-type="float" office:value="0.0002184159" calcext:value-type="float">
            <text:p>0.0002184159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0.00003281497" calcext:value-type="float">
            <text:p>0.000032815</text:p>
          </table:table-cell>
          <table:table-cell office:value-type="float" office:value="0.9451224" calcext:value-type="float">
            <text:p>0.9451224</text:p>
          </table:table-cell>
          <table:table-cell office:value-type="float" office:value="0.0003321055" calcext:value-type="float">
            <text:p>0.0003321055</text:p>
          </table:table-cell>
          <table:table-cell office:value-type="float" office:value="4.999001" calcext:value-type="float">
            <text:p>4.999001</text:p>
          </table:table-cell>
          <table:table-cell office:value-type="float" office:value="0.9996888" calcext:value-type="float">
            <text:p>0.9996888</text:p>
          </table:table-cell>
          <table:table-cell office:value-type="float" office:value="3.468515" calcext:value-type="float">
            <text:p>3.468515</text:p>
          </table:table-cell>
          <table:table-cell office:value-type="float" office:value="0.000004283373" calcext:value-type="float">
            <text:p>4.283373E-06</text:p>
          </table:table-cell>
          <table:table-cell office:value-type="float" office:value="1.000086" calcext:value-type="float">
            <text:p>1.000086</text:p>
          </table:table-cell>
          <table:table-cell office:value-type="float" office:value="0.001670657" calcext:value-type="float">
            <text:p>0.001670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77864" calcext:value-type="float">
            <text:p>0.009277864</text:p>
          </table:table-cell>
          <table:table-cell table:number-columns-repeated="14"/>
        </table:table-row>
        <table:table-row table:style-name="ro1">
          <table:table-cell office:value-type="float" office:value="-146.2665" calcext:value-type="float">
            <text:p>-146.2665</text:p>
          </table:table-cell>
          <table:table-cell office:value-type="float" office:value="20.82467" calcext:value-type="float">
            <text:p>20.82467</text:p>
          </table:table-cell>
          <table:table-cell office:value-type="float" office:value="1.515589" calcext:value-type="float">
            <text:p>1.515589</text:p>
          </table:table-cell>
          <table:table-cell office:value-type="float" office:value="0.1614702" calcext:value-type="float">
            <text:p>0.1614702</text:p>
          </table:table-cell>
          <table:table-cell office:value-type="float" office:value="2.753628" calcext:value-type="float">
            <text:p>2.753628</text:p>
          </table:table-cell>
          <table:table-cell office:value-type="float" office:value="0.008333491" calcext:value-type="float">
            <text:p>0.008333491</text:p>
          </table:table-cell>
          <table:table-cell office:value-type="float" office:value="0.007456813" calcext:value-type="float">
            <text:p>0.007456813</text:p>
          </table:table-cell>
          <table:table-cell office:value-type="float" office:value="0.01312521" calcext:value-type="float">
            <text:p>0.01312521</text:p>
          </table:table-cell>
          <table:table-cell office:value-type="float" office:value="4.269217" calcext:value-type="float">
            <text:p>4.269217</text:p>
          </table:table-cell>
          <table:table-cell office:value-type="float" office:value="0.7619614" calcext:value-type="float">
            <text:p>0.7619614</text:p>
          </table:table-cell>
          <table:table-cell office:value-type="float" office:value="1.007471" calcext:value-type="float">
            <text:p>1.007471</text:p>
          </table:table-cell>
          <table:table-cell office:value-type="float" office:value="0.000001369133" calcext:value-type="float">
            <text:p>1.369133E-06</text:p>
          </table:table-cell>
          <table:table-cell office:value-type="float" office:value="1.000047" calcext:value-type="float">
            <text:p>1.000047</text:p>
          </table:table-cell>
          <table:table-cell office:value-type="float" office:value="0.05268732" calcext:value-type="float">
            <text:p>0.05268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7869" calcext:value-type="float">
            <text:p>0.00917869</text:p>
          </table:table-cell>
          <table:table-cell table:number-columns-repeated="14"/>
        </table:table-row>
        <table:table-row table:style-name="ro1">
          <table:table-cell office:value-type="float" office:value="-200.509" calcext:value-type="float">
            <text:p>-200.509</text:p>
          </table:table-cell>
          <table:table-cell office:value-type="float" office:value="24.97899" calcext:value-type="float">
            <text:p>24.97899</text:p>
          </table:table-cell>
          <table:table-cell office:value-type="float" office:value="1.805406" calcext:value-type="float">
            <text:p>1.805406</text:p>
          </table:table-cell>
          <table:table-cell office:value-type="float" office:value="0.06486465" calcext:value-type="float">
            <text:p>0.06486465</text:p>
          </table:table-cell>
          <table:table-cell office:value-type="float" office:value="2.902402" calcext:value-type="float">
            <text:p>2.902402</text:p>
          </table:table-cell>
          <table:table-cell office:value-type="float" office:value="0.0006016082" calcext:value-type="float">
            <text:p>0.0006016082</text:p>
          </table:table-cell>
          <table:table-cell office:value-type="float" office:value="0.000021798" calcext:value-type="float">
            <text:p>0.000021798</text:p>
          </table:table-cell>
          <table:table-cell office:value-type="float" office:value="0.001636499" calcext:value-type="float">
            <text:p>0.001636499</text:p>
          </table:table-cell>
          <table:table-cell office:value-type="float" office:value="4.707808" calcext:value-type="float">
            <text:p>4.707808</text:p>
          </table:table-cell>
          <table:table-cell office:value-type="float" office:value="0.9030038" calcext:value-type="float">
            <text:p>0.9030038</text:p>
          </table:table-cell>
          <table:table-cell office:value-type="float" office:value="1.000022" calcext:value-type="float">
            <text:p>1.000022</text:p>
          </table:table-cell>
          <table:table-cell office:value-type="float" office:value="0.000002046472" calcext:value-type="float">
            <text:p>2.046472E-06</text:p>
          </table:table-cell>
          <table:table-cell office:value-type="float" office:value="1.000015" calcext:value-type="float">
            <text:p>1.000015</text:p>
          </table:table-cell>
          <table:table-cell office:value-type="float" office:value="0.006607704" calcext:value-type="float">
            <text:p>0.006607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61563" calcext:value-type="float">
            <text:p>0.009161563</text:p>
          </table:table-cell>
          <table:table-cell table:number-columns-repeated="14"/>
        </table:table-row>
        <table:table-row table:style-name="ro1">
          <table:table-cell office:value-type="float" office:value="-132.2269" calcext:value-type="float">
            <text:p>-132.2269</text:p>
          </table:table-cell>
          <table:table-cell office:value-type="float" office:value="19.80351" calcext:value-type="float">
            <text:p>19.80351</text:p>
          </table:table-cell>
          <table:table-cell office:value-type="float" office:value="1.469859" calcext:value-type="float">
            <text:p>1.469859</text:p>
          </table:table-cell>
          <table:table-cell office:value-type="float" office:value="0.1767138" calcext:value-type="float">
            <text:p>0.1767138</text:p>
          </table:table-cell>
          <table:table-cell office:value-type="float" office:value="2.672851" calcext:value-type="float">
            <text:p>2.672851</text:p>
          </table:table-cell>
          <table:table-cell office:value-type="float" office:value="0.1241566" calcext:value-type="float">
            <text:p>0.1241566</text:p>
          </table:table-cell>
          <table:table-cell office:value-type="float" office:value="0.003028715" calcext:value-type="float">
            <text:p>0.003028715</text:p>
          </table:table-cell>
          <table:table-cell office:value-type="float" office:value="0.001891534" calcext:value-type="float">
            <text:p>0.001891534</text:p>
          </table:table-cell>
          <table:table-cell office:value-type="float" office:value="4.14271" calcext:value-type="float">
            <text:p>4.14271</text:p>
          </table:table-cell>
          <table:table-cell office:value-type="float" office:value="0.7970076" calcext:value-type="float">
            <text:p>0.7970076</text:p>
          </table:table-cell>
          <table:table-cell office:value-type="float" office:value="1.003045" calcext:value-type="float">
            <text:p>1.003045</text:p>
          </table:table-cell>
          <table:table-cell office:value-type="float" office:value="0.00005455621" calcext:value-type="float">
            <text:p>5.455621E-0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7748139" calcext:value-type="float">
            <text:p>0.007748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56483" calcext:value-type="float">
            <text:p>0.009156483</text:p>
          </table:table-cell>
          <table:table-cell table:number-columns-repeated="14"/>
        </table:table-row>
        <table:table-row table:style-name="ro1">
          <table:table-cell office:value-type="float" office:value="-174.0374" calcext:value-type="float">
            <text:p>-174.0374</text:p>
          </table:table-cell>
          <table:table-cell office:value-type="float" office:value="23.02506" calcext:value-type="float">
            <text:p>23.02506</text:p>
          </table:table-cell>
          <table:table-cell office:value-type="float" office:value="1.681335" calcext:value-type="float">
            <text:p>1.681335</text:p>
          </table:table-cell>
          <table:table-cell office:value-type="float" office:value="0.1062217" calcext:value-type="float">
            <text:p>0.1062217</text:p>
          </table:table-cell>
          <table:table-cell office:value-type="float" office:value="2.822545" calcext:value-type="float">
            <text:p>2.822545</text:p>
          </table:table-cell>
          <table:table-cell office:value-type="float" office:value="0.03624498" calcext:value-type="float">
            <text:p>0.03624498</text:p>
          </table:table-cell>
          <table:table-cell office:value-type="float" office:value="0.00122057" calcext:value-type="float">
            <text:p>0.00122057</text:p>
          </table:table-cell>
          <table:table-cell office:value-type="float" office:value="0.001847469" calcext:value-type="float">
            <text:p>0.001847469</text:p>
          </table:table-cell>
          <table:table-cell office:value-type="float" office:value="4.50388" calcext:value-type="float">
            <text:p>4.50388</text:p>
          </table:table-cell>
          <table:table-cell office:value-type="float" office:value="0.8587899" calcext:value-type="float">
            <text:p>0.8587899</text:p>
          </table:table-cell>
          <table:table-cell office:value-type="float" office:value="1.001229" calcext:value-type="float">
            <text:p>1.001229</text:p>
          </table:table-cell>
          <table:table-cell office:value-type="float" office:value="0.00003139955" calcext:value-type="float">
            <text:p>3.139955E-0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7573063" calcext:value-type="float">
            <text:p>0.007573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01782" calcext:value-type="float">
            <text:p>0.009101782</text:p>
          </table:table-cell>
          <table:table-cell table:number-columns-repeated="14"/>
        </table:table-row>
        <table:table-row table:style-name="ro1">
          <table:table-cell office:value-type="float" office:value="-135.4982" calcext:value-type="float">
            <text:p>-135.4982</text:p>
          </table:table-cell>
          <table:table-cell office:value-type="float" office:value="20.02005" calcext:value-type="float">
            <text:p>20.02005</text:p>
          </table:table-cell>
          <table:table-cell office:value-type="float" office:value="1.474694" calcext:value-type="float">
            <text:p>1.474694</text:p>
          </table:table-cell>
          <table:table-cell office:value-type="float" office:value="0.175102" calcext:value-type="float">
            <text:p>0.175102</text:p>
          </table:table-cell>
          <table:table-cell office:value-type="float" office:value="2.697885" calcext:value-type="float">
            <text:p>2.697885</text:p>
          </table:table-cell>
          <table:table-cell office:value-type="float" office:value="0.0789249" calcext:value-type="float">
            <text:p>0.0789249</text:p>
          </table:table-cell>
          <table:table-cell office:value-type="float" office:value="0.003028715" calcext:value-type="float">
            <text:p>0.003028715</text:p>
          </table:table-cell>
          <table:table-cell office:value-type="float" office:value="0.001050833" calcext:value-type="float">
            <text:p>0.001050833</text:p>
          </table:table-cell>
          <table:table-cell office:value-type="float" office:value="4.172579" calcext:value-type="float">
            <text:p>4.172579</text:p>
          </table:table-cell>
          <table:table-cell office:value-type="float" office:value="0.7768095" calcext:value-type="float">
            <text:p>0.7768095</text:p>
          </table:table-cell>
          <table:table-cell office:value-type="float" office:value="1.003045" calcext:value-type="float">
            <text:p>1.003045</text:p>
          </table:table-cell>
          <table:table-cell office:value-type="float" office:value="0.00005455621" calcext:value-type="float">
            <text:p>5.455621E-05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4385333" calcext:value-type="float">
            <text:p>0.004385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59871" calcext:value-type="float">
            <text:p>0.009059871</text:p>
          </table:table-cell>
          <table:table-cell table:number-columns-repeated="14"/>
        </table:table-row>
        <table:table-row table:style-name="ro1">
          <table:table-cell office:value-type="float" office:value="-241.9586" calcext:value-type="float">
            <text:p>-241.9586</text:p>
          </table:table-cell>
          <table:table-cell office:value-type="float" office:value="28.5383" calcext:value-type="float">
            <text:p>28.5383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2267122" calcext:value-type="float">
            <text:p>0.2267122</text:p>
          </table:table-cell>
          <table:table-cell office:value-type="float" office:value="0.0103774" calcext:value-type="float">
            <text:p>0.0103774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1.241269" calcext:value-type="float">
            <text:p>1.241269</text:p>
          </table:table-cell>
          <table:table-cell office:value-type="float" office:value="0.00001639444" calcext:value-type="float">
            <text:p>1.639444E-05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4461668" calcext:value-type="float">
            <text:p>0.04461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23598" calcext:value-type="float">
            <text:p>0.009023598</text:p>
          </table:table-cell>
          <table:table-cell table:number-columns-repeated="14"/>
        </table:table-row>
        <table:table-row table:style-name="ro1">
          <table:table-cell office:value-type="float" office:value="-125.5108" calcext:value-type="float">
            <text:p>-125.5108</text:p>
          </table:table-cell>
          <table:table-cell office:value-type="float" office:value="19.18943" calcext:value-type="float">
            <text:p>19.18943</text:p>
          </table:table-cell>
          <table:table-cell office:value-type="float" office:value="1.41233" calcext:value-type="float">
            <text:p>1.41233</text:p>
          </table:table-cell>
          <table:table-cell office:value-type="float" office:value="0.1958902" calcext:value-type="float">
            <text:p>0.1958902</text:p>
          </table:table-cell>
          <table:table-cell office:value-type="float" office:value="2.665558" calcext:value-type="float">
            <text:p>2.665558</text:p>
          </table:table-cell>
          <table:table-cell office:value-type="float" office:value="0.08121413" calcext:value-type="float">
            <text:p>0.08121413</text:p>
          </table:table-cell>
          <table:table-cell office:value-type="float" office:value="0.0008248279" calcext:value-type="float">
            <text:p>0.0008248279</text:p>
          </table:table-cell>
          <table:table-cell office:value-type="float" office:value="0.00009340452" calcext:value-type="float">
            <text:p>9.340452E-05</text:p>
          </table:table-cell>
          <table:table-cell office:value-type="float" office:value="4.077887" calcext:value-type="float">
            <text:p>4.077887</text:p>
          </table:table-cell>
          <table:table-cell office:value-type="float" office:value="0.7467718" calcext:value-type="float">
            <text:p>0.7467718</text:p>
          </table:table-cell>
          <table:table-cell office:value-type="float" office:value="1.00083" calcext:value-type="float">
            <text:p>1.00083</text:p>
          </table:table-cell>
          <table:table-cell office:value-type="float" office:value="0.00002183318" calcext:value-type="float">
            <text:p>2.183318E-05</text:p>
          </table:table-cell>
          <table:table-cell office:value-type="float" office:value="1.000463" calcext:value-type="float">
            <text:p>1.000463</text:p>
          </table:table-cell>
          <table:table-cell office:value-type="float" office:value="0.002226336" calcext:value-type="float">
            <text:p>0.002226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12945" calcext:value-type="float">
            <text:p>0.009012945</text:p>
          </table:table-cell>
          <table:table-cell table:number-columns-repeated="14"/>
        </table:table-row>
        <table:table-row table:style-name="ro1">
          <table:table-cell office:value-type="float" office:value="-216.0078" calcext:value-type="float">
            <text:p>-216.0078</text:p>
          </table:table-cell>
          <table:table-cell office:value-type="float" office:value="26.16658" calcext:value-type="float">
            <text:p>26.16658</text:p>
          </table:table-cell>
          <table:table-cell office:value-type="float" office:value="1.891425" calcext:value-type="float">
            <text:p>1.891425</text:p>
          </table:table-cell>
          <table:table-cell office:value-type="float" office:value="0.03619159" calcext:value-type="float">
            <text:p>0.03619159</text:p>
          </table:table-cell>
          <table:table-cell office:value-type="float" office:value="2.929428" calcext:value-type="float">
            <text:p>2.929428</text:p>
          </table:table-cell>
          <table:table-cell office:value-type="float" office:value="0.03256872" calcext:value-type="float">
            <text:p>0.03256872</text:p>
          </table:table-cell>
          <table:table-cell office:value-type="float" office:value="0.0002068878" calcext:value-type="float">
            <text:p>0.0002068878</text:p>
          </table:table-cell>
          <table:table-cell office:value-type="float" office:value="0.0003422819" calcext:value-type="float">
            <text:p>0.0003422819</text:p>
          </table:table-cell>
          <table:table-cell office:value-type="float" office:value="4.820854" calcext:value-type="float">
            <text:p>4.820854</text:p>
          </table:table-cell>
          <table:table-cell office:value-type="float" office:value="0.961997" calcext:value-type="float">
            <text:p>0.961997</text:p>
          </table:table-cell>
          <table:table-cell office:value-type="float" office:value="1.000207" calcext:value-type="float">
            <text:p>1.000207</text:p>
          </table:table-cell>
          <table:table-cell office:value-type="float" office:value="0.0000008522928" calcext:value-type="float">
            <text:p>8.522928E-07</text:p>
          </table:table-cell>
          <table:table-cell office:value-type="float" office:value="1.000046" calcext:value-type="float">
            <text:p>1.000046</text:p>
          </table:table-cell>
          <table:table-cell office:value-type="float" office:value="0.001554689" calcext:value-type="float">
            <text:p>0.001554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54548" calcext:value-type="float">
            <text:p>0.008954548</text:p>
          </table:table-cell>
          <table:table-cell table:number-columns-repeated="14"/>
        </table:table-row>
        <table:table-row table:style-name="ro1">
          <table:table-cell office:value-type="float" office:value="-128.523" calcext:value-type="float">
            <text:p>-128.523</text:p>
          </table:table-cell>
          <table:table-cell office:value-type="float" office:value="19.40348" calcext:value-type="float">
            <text:p>19.40348</text:p>
          </table:table-cell>
          <table:table-cell office:value-type="float" office:value="1.419628" calcext:value-type="float">
            <text:p>1.419628</text:p>
          </table:table-cell>
          <table:table-cell office:value-type="float" office:value="0.1934575" calcext:value-type="float">
            <text:p>0.1934575</text:p>
          </table:table-cell>
          <table:table-cell office:value-type="float" office:value="2.68672" calcext:value-type="float">
            <text:p>2.68672</text:p>
          </table:table-cell>
          <table:table-cell office:value-type="float" office:value="0.0461867" calcext:value-type="float">
            <text:p>0.0461867</text:p>
          </table:table-cell>
          <table:table-cell office:value-type="float" office:value="0.002098801" calcext:value-type="float">
            <text:p>0.002098801</text:p>
          </table:table-cell>
          <table:table-cell office:value-type="float" office:value="0.001245596" calcext:value-type="float">
            <text:p>0.001245596</text:p>
          </table:table-cell>
          <table:table-cell office:value-type="float" office:value="4.106348" calcext:value-type="float">
            <text:p>4.106348</text:p>
          </table:table-cell>
          <table:table-cell office:value-type="float" office:value="0.7329071" calcext:value-type="float">
            <text:p>0.7329071</text:p>
          </table:table-cell>
          <table:table-cell office:value-type="float" office:value="1.002101" calcext:value-type="float">
            <text:p>1.002101</text:p>
          </table:table-cell>
          <table:table-cell office:value-type="float" office:value="0.00000578446" calcext:value-type="float">
            <text:p>5.78446E-0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0.004985236" calcext:value-type="float">
            <text:p>0.004985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2351" calcext:value-type="float">
            <text:p>0.00892351</text:p>
          </table:table-cell>
          <table:table-cell table:number-columns-repeated="14"/>
        </table:table-row>
        <table:table-row table:style-name="ro1">
          <table:table-cell office:value-type="float" office:value="-140.5527" calcext:value-type="float">
            <text:p>-140.5527</text:p>
          </table:table-cell>
          <table:table-cell office:value-type="float" office:value="20.37967" calcext:value-type="float">
            <text:p>20.37967</text:p>
          </table:table-cell>
          <table:table-cell office:value-type="float" office:value="1.491615" calcext:value-type="float">
            <text:p>1.491615</text:p>
          </table:table-cell>
          <table:table-cell office:value-type="float" office:value="0.1694615" calcext:value-type="float">
            <text:p>0.1694615</text:p>
          </table:table-cell>
          <table:table-cell office:value-type="float" office:value="2.726737" calcext:value-type="float">
            <text:p>2.726737</text:p>
          </table:table-cell>
          <table:table-cell office:value-type="float" office:value="0.03814137" calcext:value-type="float">
            <text:p>0.03814137</text:p>
          </table:table-cell>
          <table:table-cell office:value-type="float" office:value="0.00003304632" calcext:value-type="float">
            <text:p>3.304632E-05</text:p>
          </table:table-cell>
          <table:table-cell office:value-type="float" office:value="0.001871354" calcext:value-type="float">
            <text:p>0.001871354</text:p>
          </table:table-cell>
          <table:table-cell office:value-type="float" office:value="4.218353" calcext:value-type="float">
            <text:p>4.218353</text:p>
          </table:table-cell>
          <table:table-cell office:value-type="float" office:value="0.7648784" calcext:value-type="float">
            <text:p>0.7648784</text:p>
          </table:table-cell>
          <table:table-cell office:value-type="float" office:value="1.000034" calcext:value-type="float">
            <text:p>1.000034</text:p>
          </table:table-cell>
          <table:table-cell office:value-type="float" office:value="0.000002025931" calcext:value-type="float">
            <text:p>2.025931E-06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007504103" calcext:value-type="float">
            <text:p>0.007504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27925" calcext:value-type="float">
            <text:p>0.008827925</text:p>
          </table:table-cell>
          <table:table-cell table:number-columns-repeated="14"/>
        </table:table-row>
        <table:table-row table:style-name="ro1">
          <table:table-cell office:value-type="float" office:value="-117.1808" calcext:value-type="float">
            <text:p>-117.1808</text:p>
          </table:table-cell>
          <table:table-cell office:value-type="float" office:value="9.944938" calcext:value-type="float">
            <text:p>9.944938</text:p>
          </table:table-cell>
          <table:table-cell office:value-type="float" office:value="0.002099423" calcext:value-type="float">
            <text:p>0.002099423</text:p>
          </table:table-cell>
          <table:table-cell office:value-type="float" office:value="0.6659669" calcext:value-type="float">
            <text:p>0.6659669</text:p>
          </table:table-cell>
          <table:table-cell office:value-type="float" office:value="0.0009846104" calcext:value-type="float">
            <text:p>0.0009846104</text:p>
          </table:table-cell>
          <table:table-cell office:value-type="float" office:value="4.00013" calcext:value-type="float">
            <text:p>4.00013</text:p>
          </table:table-cell>
          <table:table-cell office:value-type="float" office:value="0.8487605" calcext:value-type="float">
            <text:p>0.8487605</text:p>
          </table:table-cell>
          <table:table-cell office:value-type="float" office:value="0.001509612" calcext:value-type="float">
            <text:p>0.001509612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2.001115" calcext:value-type="float">
            <text:p>2.001115</text:p>
          </table:table-cell>
          <table:table-cell office:value-type="float" office:value="2.222688" calcext:value-type="float">
            <text:p>2.222688</text:p>
          </table:table-cell>
          <table:table-cell office:value-type="float" office:value="0.000744723" calcext:value-type="float">
            <text:p>0.000744723</text:p>
          </table:table-cell>
          <table:table-cell office:value-type="float" office:value="1.000042" calcext:value-type="float">
            <text:p>1.000042</text:p>
          </table:table-cell>
          <table:table-cell office:value-type="float" office:value="0.006208013" calcext:value-type="float">
            <text:p>0.00620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04488" calcext:value-type="float">
            <text:p>0.008804488</text:p>
          </table:table-cell>
          <table:table-cell table:number-columns-repeated="14"/>
        </table:table-row>
        <table:table-row table:style-name="ro1">
          <table:table-cell office:value-type="float" office:value="-258.0797" calcext:value-type="float">
            <text:p>-258.0797</text:p>
          </table:table-cell>
          <table:table-cell office:value-type="float" office:value="52.92231" calcext:value-type="float">
            <text:p>52.92231</text:p>
          </table:table-cell>
          <table:table-cell office:value-type="float" office:value="1.999988" calcext:value-type="float">
            <text:p>1.999988</text:p>
          </table:table-cell>
          <table:table-cell office:value-type="float" office:value="0.000004151304" calcext:value-type="float">
            <text:p>4.151304E-06</text:p>
          </table:table-cell>
          <table:table-cell office:value-type="float" office:value="2.999586" calcext:value-type="float">
            <text:p>2.999586</text:p>
          </table:table-cell>
          <table:table-cell office:value-type="float" office:value="0.0008153751" calcext:value-type="float">
            <text:p>0.0008153751</text:p>
          </table:table-cell>
          <table:table-cell office:value-type="float" office:value="0.3521784" calcext:value-type="float">
            <text:p>0.3521784</text:p>
          </table:table-cell>
          <table:table-cell office:value-type="float" office:value="0.002300137" calcext:value-type="float">
            <text:p>0.002300137</text:p>
          </table:table-cell>
          <table:table-cell office:value-type="float" office:value="4.999574" calcext:value-type="float">
            <text:p>4.999574</text:p>
          </table:table-cell>
          <table:table-cell office:value-type="float" office:value="1.000401" calcext:value-type="float">
            <text:p>1.000401</text:p>
          </table:table-cell>
          <table:table-cell office:value-type="float" office:value="1.390329" calcext:value-type="float">
            <text:p>1.390329</text:p>
          </table:table-cell>
          <table:table-cell office:value-type="float" office:value="0.0002471625" calcext:value-type="float">
            <text:p>0.0002471625</text:p>
          </table:table-cell>
          <table:table-cell office:value-type="float" office:value="4.99926" calcext:value-type="float">
            <text:p>4.99926</text:p>
          </table:table-cell>
          <table:table-cell office:value-type="float" office:value="0.01215962" calcext:value-type="float">
            <text:p>0.0121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954" calcext:value-type="float">
            <text:p>0.0087954</text:p>
          </table:table-cell>
          <table:table-cell table:number-columns-repeated="14"/>
        </table:table-row>
        <table:table-row table:style-name="ro1">
          <table:table-cell office:value-type="float" office:value="-196.805" calcext:value-type="float">
            <text:p>-196.805</text:p>
          </table:table-cell>
          <table:table-cell office:value-type="float" office:value="24.80341" calcext:value-type="float">
            <text:p>24.80341</text:p>
          </table:table-cell>
          <table:table-cell office:value-type="float" office:value="1.802367" calcext:value-type="float">
            <text:p>1.802367</text:p>
          </table:table-cell>
          <table:table-cell office:value-type="float" office:value="0.06587752" calcext:value-type="float">
            <text:p>0.06587752</text:p>
          </table:table-cell>
          <table:table-cell office:value-type="float" office:value="2.878287" calcext:value-type="float">
            <text:p>2.878287</text:p>
          </table:table-cell>
          <table:table-cell office:value-type="float" office:value="0.04579394" calcext:value-type="float">
            <text:p>0.04579394</text:p>
          </table:table-cell>
          <table:table-cell office:value-type="float" office:value="0.00003613942" calcext:value-type="float">
            <text:p>3.613942E-05</text:p>
          </table:table-cell>
          <table:table-cell office:value-type="float" office:value="0.05038687" calcext:value-type="float">
            <text:p>0.05038687</text:p>
          </table:table-cell>
          <table:table-cell office:value-type="float" office:value="4.680654" calcext:value-type="float">
            <text:p>4.680654</text:p>
          </table:table-cell>
          <table:table-cell office:value-type="float" office:value="0.9240807" calcext:value-type="float">
            <text:p>0.9240807</text:p>
          </table:table-cell>
          <table:table-cell office:value-type="float" office:value="1.000045" calcext:value-type="float">
            <text:p>1.000045</text:p>
          </table:table-cell>
          <table:table-cell office:value-type="float" office:value="0.00003560844" calcext:value-type="float">
            <text:p>3.560844E-05</text:p>
          </table:table-cell>
          <table:table-cell office:value-type="float" office:value="1.000068" calcext:value-type="float">
            <text:p>1.000068</text:p>
          </table:table-cell>
          <table:table-cell office:value-type="float" office:value="0.2018209" calcext:value-type="float">
            <text:p>0.2018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65951" calcext:value-type="float">
            <text:p>0.008765951</text:p>
          </table:table-cell>
          <table:table-cell table:number-columns-repeated="14"/>
        </table:table-row>
        <table:table-row table:style-name="ro1">
          <table:table-cell office:value-type="float" office:value="-243.6934" calcext:value-type="float">
            <text:p>-243.6934</text:p>
          </table:table-cell>
          <table:table-cell office:value-type="float" office:value="32.52344" calcext:value-type="float">
            <text:p>32.52344</text:p>
          </table:table-cell>
          <table:table-cell office:value-type="float" office:value="1.999744" calcext:value-type="float">
            <text:p>1.999744</text:p>
          </table:table-cell>
          <table:table-cell office:value-type="float" office:value="0.00008527864" calcext:value-type="float">
            <text:p>8.527864E-05</text:p>
          </table:table-cell>
          <table:table-cell office:value-type="float" office:value="2.999388" calcext:value-type="float">
            <text:p>2.999388</text:p>
          </table:table-cell>
          <table:table-cell office:value-type="float" office:value="0.0009683828" calcext:value-type="float">
            <text:p>0.0009683828</text:p>
          </table:table-cell>
          <table:table-cell office:value-type="float" office:value="0.8946222" calcext:value-type="float">
            <text:p>0.8946222</text:p>
          </table:table-cell>
          <table:table-cell office:value-type="float" office:value="0.01737114" calcext:value-type="float">
            <text:p>0.01737114</text:p>
          </table:table-cell>
          <table:table-cell office:value-type="float" office:value="4.999132" calcext:value-type="float">
            <text:p>4.999132</text:p>
          </table:table-cell>
          <table:table-cell office:value-type="float" office:value="1.000356" calcext:value-type="float">
            <text:p>1.000356</text:p>
          </table:table-cell>
          <table:table-cell office:value-type="float" office:value="2.350795" calcext:value-type="float">
            <text:p>2.350795</text:p>
          </table:table-cell>
          <table:table-cell office:value-type="float" office:value="0.000044119" calcext:value-type="float">
            <text:p>0.000044119</text:p>
          </table:table-cell>
          <table:table-cell office:value-type="float" office:value="1.000133" calcext:value-type="float">
            <text:p>1.000133</text:p>
          </table:table-cell>
          <table:table-cell office:value-type="float" office:value="0.07001536" calcext:value-type="float">
            <text:p>0.0700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56795" calcext:value-type="float">
            <text:p>0.008756795</text:p>
          </table:table-cell>
          <table:table-cell table:number-columns-repeated="14"/>
        </table:table-row>
        <table:table-row table:style-name="ro1">
          <table:table-cell office:value-type="float" office:value="-258.9307" calcext:value-type="float">
            <text:p>-258.9307</text:p>
          </table:table-cell>
          <table:table-cell office:value-type="float" office:value="54.99958" calcext:value-type="float">
            <text:p>54.99958</text:p>
          </table:table-cell>
          <table:table-cell office:value-type="float" office:value="1.999981" calcext:value-type="float">
            <text:p>1.999981</text:p>
          </table:table-cell>
          <table:table-cell office:value-type="float" office:value="0.000006272402" calcext:value-type="float">
            <text:p>6.272402E-06</text:p>
          </table:table-cell>
          <table:table-cell office:value-type="float" office:value="2.999553" calcext:value-type="float">
            <text:p>2.999553</text:p>
          </table:table-cell>
          <table:table-cell office:value-type="float" office:value="0.0008753087" calcext:value-type="float">
            <text:p>0.0008753087</text:p>
          </table:table-cell>
          <table:table-cell office:value-type="float" office:value="0.750401" calcext:value-type="float">
            <text:p>0.750401</text:p>
          </table:table-cell>
          <table:table-cell office:value-type="float" office:value="0.003742059" calcext:value-type="float">
            <text:p>0.003742059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28" calcext:value-type="float">
            <text:p>1.000428</text:p>
          </table:table-cell>
          <table:table-cell office:value-type="float" office:value="2.000807" calcext:value-type="float">
            <text:p>2.000807</text:p>
          </table:table-cell>
          <table:table-cell office:value-type="float" office:value="0.000009783328" calcext:value-type="float">
            <text:p>9.783328E-06</text:p>
          </table:table-cell>
          <table:table-cell office:value-type="float" office:value="4.999993" calcext:value-type="float">
            <text:p>4.999993</text:p>
          </table:table-cell>
          <table:table-cell office:value-type="float" office:value="0.01499658" calcext:value-type="float">
            <text:p>0.01499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49543" calcext:value-type="float">
            <text:p>0.008649543</text:p>
          </table:table-cell>
          <table:table-cell table:number-columns-repeated="14"/>
        </table:table-row>
        <table:table-row table:style-name="ro1">
          <table:table-cell office:value-type="float" office:value="-253.5146" calcext:value-type="float">
            <text:p>-253.5146</text:p>
          </table:table-cell>
          <table:table-cell office:value-type="float" office:value="46.37078" calcext:value-type="float">
            <text:p>46.37078</text:p>
          </table:table-cell>
          <table:table-cell office:value-type="float" office:value="1.999972" calcext:value-type="float">
            <text:p>1.999972</text:p>
          </table:table-cell>
          <table:table-cell office:value-type="float" office:value="0.000009437206" calcext:value-type="float">
            <text:p>9.437206E-06</text:p>
          </table:table-cell>
          <table:table-cell office:value-type="float" office:value="2.999674" calcext:value-type="float">
            <text:p>2.999674</text:p>
          </table:table-cell>
          <table:table-cell office:value-type="float" office:value="0.0006240476" calcext:value-type="float">
            <text:p>0.0006240476</text:p>
          </table:table-cell>
          <table:table-cell office:value-type="float" office:value="0.508863" calcext:value-type="float">
            <text:p>0.508863</text:p>
          </table:table-cell>
          <table:table-cell office:value-type="float" office:value="0.00360123" calcext:value-type="float">
            <text:p>0.00360123</text:p>
          </table:table-cell>
          <table:table-cell office:value-type="float" office:value="4.999646" calcext:value-type="float">
            <text:p>4.999646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4.401532" calcext:value-type="float">
            <text:p>4.401532</text:p>
          </table:table-cell>
          <table:table-cell office:value-type="float" office:value="0.0002561271" calcext:value-type="float">
            <text:p>0.0002561271</text:p>
          </table:table-cell>
          <table:table-cell office:value-type="float" office:value="1.000018" calcext:value-type="float">
            <text:p>1.000018</text:p>
          </table:table-cell>
          <table:table-cell office:value-type="float" office:value="0.01447567" calcext:value-type="float">
            <text:p>0.01447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43182" calcext:value-type="float">
            <text:p>0.008643182</text:p>
          </table:table-cell>
          <table:table-cell table:number-columns-repeated="14"/>
        </table:table-row>
        <table:table-row table:style-name="ro1">
          <table:table-cell office:value-type="float" office:value="-119.4747" calcext:value-type="float">
            <text:p>-119.4747</text:p>
          </table:table-cell>
          <table:table-cell office:value-type="float" office:value="14.79117" calcext:value-type="float">
            <text:p>14.79117</text:p>
          </table:table-cell>
          <table:table-cell office:value-type="float" office:value="0.004165263" calcext:value-type="float">
            <text:p>0.004165263</text:p>
          </table:table-cell>
          <table:table-cell office:value-type="float" office:value="0.6652782" calcext:value-type="float">
            <text:p>0.6652782</text:p>
          </table:table-cell>
          <table:table-cell office:value-type="float" office:value="0.006506118" calcext:value-type="float">
            <text:p>0.006506118</text:p>
          </table:table-cell>
          <table:table-cell office:value-type="float" office:value="3.991153" calcext:value-type="float">
            <text:p>3.991153</text:p>
          </table:table-cell>
          <table:table-cell office:value-type="float" office:value="0.9957327" calcext:value-type="float">
            <text:p>0.9957327</text:p>
          </table:table-cell>
          <table:table-cell office:value-type="float" office:value="0.001003002" calcext:value-type="float">
            <text:p>0.001003002</text:p>
          </table:table-cell>
          <table:table-cell office:value-type="float" office:value="0.01067138" calcext:value-type="float">
            <text:p>0.01067138</text:p>
          </table:table-cell>
          <table:table-cell office:value-type="float" office:value="1.997659" calcext:value-type="float">
            <text:p>1.997659</text:p>
          </table:table-cell>
          <table:table-cell office:value-type="float" office:value="3.130539" calcext:value-type="float">
            <text:p>3.130539</text:p>
          </table:table-cell>
          <table:table-cell office:value-type="float" office:value="0.00002901136" calcext:value-type="float">
            <text:p>2.901136E-05</text:p>
          </table:table-cell>
          <table:table-cell office:value-type="float" office:value="1.000061" calcext:value-type="float">
            <text:p>1.000061</text:p>
          </table:table-cell>
          <table:table-cell office:value-type="float" office:value="0.00425707" calcext:value-type="float">
            <text:p>0.00425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42643" calcext:value-type="float">
            <text:p>0.008642643</text:p>
          </table:table-cell>
          <table:table-cell table:number-columns-repeated="14"/>
        </table:table-row>
        <table:table-row table:style-name="ro1">
          <table:table-cell office:value-type="float" office:value="-177.7546" calcext:value-type="float">
            <text:p>-177.7546</text:p>
          </table:table-cell>
          <table:table-cell office:value-type="float" office:value="23.27699" calcext:value-type="float">
            <text:p>23.27699</text:p>
          </table:table-cell>
          <table:table-cell office:value-type="float" office:value="1.691324" calcext:value-type="float">
            <text:p>1.691324</text:p>
          </table:table-cell>
          <table:table-cell office:value-type="float" office:value="0.102892" calcext:value-type="float">
            <text:p>0.102892</text:p>
          </table:table-cell>
          <table:table-cell office:value-type="float" office:value="2.841903" calcext:value-type="float">
            <text:p>2.841903</text:p>
          </table:table-cell>
          <table:table-cell office:value-type="float" office:value="0.007518456" calcext:value-type="float">
            <text:p>0.007518456</text:p>
          </table:table-cell>
          <table:table-cell office:value-type="float" office:value="0.002618055" calcext:value-type="float">
            <text:p>0.002618055</text:p>
          </table:table-cell>
          <table:table-cell office:value-type="float" office:value="0.001222404" calcext:value-type="float">
            <text:p>0.001222404</text:p>
          </table:table-cell>
          <table:table-cell office:value-type="float" office:value="4.533227" calcext:value-type="float">
            <text:p>4.533227</text:p>
          </table:table-cell>
          <table:table-cell office:value-type="float" office:value="0.8494213" calcext:value-type="float">
            <text:p>0.8494213</text:p>
          </table:table-cell>
          <table:table-cell office:value-type="float" office:value="1.002625" calcext:value-type="float">
            <text:p>1.002625</text:p>
          </table:table-cell>
          <table:table-cell office:value-type="float" office:value="0.00001963703" calcext:value-type="float">
            <text:p>0.000019637</text:p>
          </table:table-cell>
          <table:table-cell office:value-type="float" office:value="1.000025" calcext:value-type="float">
            <text:p>1.000025</text:p>
          </table:table-cell>
          <table:table-cell office:value-type="float" office:value="0.004987627" calcext:value-type="float">
            <text:p>0.004987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41148" calcext:value-type="float">
            <text:p>0.008641148</text:p>
          </table:table-cell>
          <table:table-cell table:number-columns-repeated="14"/>
        </table:table-row>
        <table:table-row table:style-name="ro1">
          <table:table-cell office:value-type="float" office:value="-130.5922" calcext:value-type="float">
            <text:p>-130.5922</text:p>
          </table:table-cell>
          <table:table-cell office:value-type="float" office:value="19.55342" calcext:value-type="float">
            <text:p>19.55342</text:p>
          </table:table-cell>
          <table:table-cell office:value-type="float" office:value="1.426845" calcext:value-type="float">
            <text:p>1.426845</text:p>
          </table:table-cell>
          <table:table-cell office:value-type="float" office:value="0.1910515" calcext:value-type="float">
            <text:p>0.1910515</text:p>
          </table:table-cell>
          <table:table-cell office:value-type="float" office:value="2.698941" calcext:value-type="float">
            <text:p>2.698941</text:p>
          </table:table-cell>
          <table:table-cell office:value-type="float" office:value="0.02896383" calcext:value-type="float">
            <text:p>0.02896383</text:p>
          </table:table-cell>
          <table:table-cell office:value-type="float" office:value="0.0006163667" calcext:value-type="float">
            <text:p>0.0006163667</text:p>
          </table:table-cell>
          <table:table-cell office:value-type="float" office:value="0.0002782281" calcext:value-type="float">
            <text:p>0.0002782281</text:p>
          </table:table-cell>
          <table:table-cell office:value-type="float" office:value="4.125786" calcext:value-type="float">
            <text:p>4.125786</text:p>
          </table:table-cell>
          <table:table-cell office:value-type="float" office:value="0.7279046" calcext:value-type="float">
            <text:p>0.7279046</text:p>
          </table:table-cell>
          <table:table-cell office:value-type="float" office:value="1.000621" calcext:value-type="float">
            <text:p>1.000621</text:p>
          </table:table-cell>
          <table:table-cell office:value-type="float" office:value="0.00001805417" calcext:value-type="float">
            <text:p>1.805417E-05</text:p>
          </table:table-cell>
          <table:table-cell office:value-type="float" office:value="1.00011" calcext:value-type="float">
            <text:p>1.00011</text:p>
          </table:table-cell>
          <table:table-cell office:value-type="float" office:value="0.001552673" calcext:value-type="float">
            <text:p>0.001552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45837" calcext:value-type="float">
            <text:p>0.008545837</text:p>
          </table:table-cell>
          <table:table-cell table:number-columns-repeated="14"/>
        </table:table-row>
        <table:table-row table:style-name="ro1">
          <table:table-cell office:value-type="float" office:value="-244.055" calcext:value-type="float">
            <text:p>-244.055</text:p>
          </table:table-cell>
          <table:table-cell office:value-type="float" office:value="33.03346" calcext:value-type="float">
            <text:p>33.03346</text:p>
          </table:table-cell>
          <table:table-cell office:value-type="float" office:value="1.999927" calcext:value-type="float">
            <text:p>1.999927</text:p>
          </table:table-cell>
          <table:table-cell office:value-type="float" office:value="0.00002443881" calcext:value-type="float">
            <text:p>2.443881E-05</text:p>
          </table:table-cell>
          <table:table-cell office:value-type="float" office:value="2.999625" calcext:value-type="float">
            <text:p>2.999625</text:p>
          </table:table-cell>
          <table:table-cell office:value-type="float" office:value="0.00067647" calcext:value-type="float">
            <text:p>0.00067647</text:p>
          </table:table-cell>
          <table:table-cell office:value-type="float" office:value="0.9263062" calcext:value-type="float">
            <text:p>0.9263062</text:p>
          </table:table-cell>
          <table:table-cell office:value-type="float" office:value="0.00002980501" calcext:value-type="float">
            <text:p>0.000029805</text:p>
          </table:table-cell>
          <table:table-cell office:value-type="float" office:value="4.999552" calcext:value-type="float">
            <text:p>4.999552</text:p>
          </table:table-cell>
          <table:table-cell office:value-type="float" office:value="1.000302" calcext:value-type="float">
            <text:p>1.000302</text:p>
          </table:table-cell>
          <table:table-cell office:value-type="float" office:value="2.4571" calcext:value-type="float">
            <text:p>2.4571</text:p>
          </table:table-cell>
          <table:table-cell office:value-type="float" office:value="0.00003464442" calcext:value-type="float">
            <text:p>3.464442E-05</text:p>
          </table:table-cell>
          <table:table-cell office:value-type="float" office:value="1" calcext:value-type="float">
            <text:p>1</text:p>
          </table:table-cell>
          <table:table-cell office:value-type="float" office:value="0.0001193115" calcext:value-type="float">
            <text:p>0.0001193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43846" calcext:value-type="float">
            <text:p>0.008543846</text:p>
          </table:table-cell>
          <table:table-cell table:number-columns-repeated="14"/>
        </table:table-row>
        <table:table-row table:style-name="ro1">
          <table:table-cell office:value-type="float" office:value="-135.1041" calcext:value-type="float">
            <text:p>-135.1041</text:p>
          </table:table-cell>
          <table:table-cell office:value-type="float" office:value="19.92068" calcext:value-type="float">
            <text:p>19.92068</text:p>
          </table:table-cell>
          <table:table-cell office:value-type="float" office:value="1.454042" calcext:value-type="float">
            <text:p>1.454042</text:p>
          </table:table-cell>
          <table:table-cell office:value-type="float" office:value="0.1819859" calcext:value-type="float">
            <text:p>0.1819859</text:p>
          </table:table-cell>
          <table:table-cell office:value-type="float" office:value="2.714058" calcext:value-type="float">
            <text:p>2.714058</text:p>
          </table:table-cell>
          <table:table-cell office:value-type="float" office:value="0.0259262" calcext:value-type="float">
            <text:p>0.0259262</text:p>
          </table:table-cell>
          <table:table-cell office:value-type="float" office:value="0.000004339242" calcext:value-type="float">
            <text:p>4.339242E-06</text:p>
          </table:table-cell>
          <table:table-cell office:value-type="float" office:value="0.00052797" calcext:value-type="float">
            <text:p>0.00052797</text:p>
          </table:table-cell>
          <table:table-cell office:value-type="float" office:value="4.1681" calcext:value-type="float">
            <text:p>4.1681</text:p>
          </table:table-cell>
          <table:table-cell office:value-type="float" office:value="0.7399842" calcext:value-type="float">
            <text:p>0.7399842</text:p>
          </table:table-cell>
          <table:table-cell office:value-type="float" office:value="1.000004" calcext:value-type="float">
            <text:p>1.000004</text:p>
          </table:table-cell>
          <table:table-cell office:value-type="float" office:value="0.00000004275746" calcext:value-type="float">
            <text:p>4.275746E-08</text:p>
          </table:table-cell>
          <table:table-cell office:value-type="float" office:value="1.000018" calcext:value-type="float">
            <text:p>1.000018</text:p>
          </table:table-cell>
          <table:table-cell office:value-type="float" office:value="0.002182008" calcext:value-type="float">
            <text:p>0.00218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17764" calcext:value-type="float">
            <text:p>0.008517764</text:p>
          </table:table-cell>
          <table:table-cell table:number-columns-repeated="14"/>
        </table:table-row>
        <table:table-row table:style-name="ro1">
          <table:table-cell office:value-type="float" office:value="-225.6294" calcext:value-type="float">
            <text:p>-225.6294</text:p>
          </table:table-cell>
          <table:table-cell office:value-type="float" office:value="26.82724" calcext:value-type="float">
            <text:p>26.82724</text:p>
          </table:table-cell>
          <table:table-cell office:value-type="float" office:value="1.926387" calcext:value-type="float">
            <text:p>1.926387</text:p>
          </table:table-cell>
          <table:table-cell office:value-type="float" office:value="0.02453769" calcext:value-type="float">
            <text:p>0.02453769</text:p>
          </table:table-cell>
          <table:table-cell office:value-type="float" office:value="2.961915" calcext:value-type="float">
            <text:p>2.961915</text:p>
          </table:table-cell>
          <table:table-cell office:value-type="float" office:value="0.002556327" calcext:value-type="float">
            <text:p>0.002556327</text:p>
          </table:table-cell>
          <table:table-cell office:value-type="float" office:value="0.0003878282" calcext:value-type="float">
            <text:p>0.0003878282</text:p>
          </table:table-cell>
          <table:table-cell office:value-type="float" office:value="0.006563893" calcext:value-type="float">
            <text:p>0.006563893</text:p>
          </table:table-cell>
          <table:table-cell office:value-type="float" office:value="4.888302" calcext:value-type="float">
            <text:p>4.888302</text:p>
          </table:table-cell>
          <table:table-cell office:value-type="float" office:value="0.9644716" calcext:value-type="float">
            <text:p>0.9644716</text:p>
          </table:table-cell>
          <table:table-cell office:value-type="float" office:value="1.000392" calcext:value-type="float">
            <text:p>1.000392</text:p>
          </table:table-cell>
          <table:table-cell office:value-type="float" office:value="0.00001567892" calcext:value-type="float">
            <text:p>1.567892E-05</text:p>
          </table:table-cell>
          <table:table-cell office:value-type="float" office:value="1.000028" calcext:value-type="float">
            <text:p>1.000028</text:p>
          </table:table-cell>
          <table:table-cell office:value-type="float" office:value="0.02636777" calcext:value-type="float">
            <text:p>0.02636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76419" calcext:value-type="float">
            <text:p>0.008476419</text:p>
          </table:table-cell>
          <table:table-cell table:number-columns-repeated="14"/>
        </table:table-row>
        <table:table-row table:style-name="ro1">
          <table:table-cell office:value-type="float" office:value="-213.1616" calcext:value-type="float">
            <text:p>-213.1616</text:p>
          </table:table-cell>
          <table:table-cell office:value-type="float" office:value="25.97786" calcext:value-type="float">
            <text:p>25.97786</text:p>
          </table:table-cell>
          <table:table-cell office:value-type="float" office:value="1.882555" calcext:value-type="float">
            <text:p>1.882555</text:p>
          </table:table-cell>
          <table:table-cell office:value-type="float" office:value="0.0391483" calcext:value-type="float">
            <text:p>0.0391483</text:p>
          </table:table-cell>
          <table:table-cell office:value-type="float" office:value="2.918083" calcext:value-type="float">
            <text:p>2.918083</text:p>
          </table:table-cell>
          <table:table-cell office:value-type="float" office:value="0.04638815" calcext:value-type="float">
            <text:p>0.04638815</text:p>
          </table:table-cell>
          <table:table-cell office:value-type="float" office:value="0.0003878282" calcext:value-type="float">
            <text:p>0.0003878282</text:p>
          </table:table-cell>
          <table:table-cell office:value-type="float" office:value="0.006601208" calcext:value-type="float">
            <text:p>0.006601208</text:p>
          </table:table-cell>
          <table:table-cell office:value-type="float" office:value="4.800639" calcext:value-type="float">
            <text:p>4.800639</text:p>
          </table:table-cell>
          <table:table-cell office:value-type="float" office:value="0.9644716" calcext:value-type="float">
            <text:p>0.9644716</text:p>
          </table:table-cell>
          <table:table-cell office:value-type="float" office:value="1.000392" calcext:value-type="float">
            <text:p>1.000392</text:p>
          </table:table-cell>
          <table:table-cell office:value-type="float" office:value="0.00001567892" calcext:value-type="float">
            <text:p>1.567892E-05</text:p>
          </table:table-cell>
          <table:table-cell office:value-type="float" office:value="1.000019" calcext:value-type="float">
            <text:p>1.000019</text:p>
          </table:table-cell>
          <table:table-cell office:value-type="float" office:value="0.02647906" calcext:value-type="float">
            <text:p>0.02647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43747" calcext:value-type="float">
            <text:p>0.008443747</text:p>
          </table:table-cell>
          <table:table-cell table:number-columns-repeated="14"/>
        </table:table-row>
        <table:table-row table:style-name="ro1">
          <table:table-cell office:value-type="float" office:value="-257.461" calcext:value-type="float">
            <text:p>-257.461</text:p>
          </table:table-cell>
          <table:table-cell office:value-type="float" office:value="51.40878" calcext:value-type="float">
            <text:p>51.40878</text:p>
          </table:table-cell>
          <table:table-cell office:value-type="float" office:value="1.999802" calcext:value-type="float">
            <text:p>1.999802</text:p>
          </table:table-cell>
          <table:table-cell office:value-type="float" office:value="0.00006599975" calcext:value-type="float">
            <text:p>6.599975E-05</text:p>
          </table:table-cell>
          <table:table-cell office:value-type="float" office:value="2.99974" calcext:value-type="float">
            <text:p>2.99974</text:p>
          </table:table-cell>
          <table:table-cell office:value-type="float" office:value="0.0003217562" calcext:value-type="float">
            <text:p>0.0003217562</text:p>
          </table:table-cell>
          <table:table-cell office:value-type="float" office:value="0.05828821" calcext:value-type="float">
            <text:p>0.05828821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4.999542" calcext:value-type="float">
            <text:p>4.999542</text:p>
          </table:table-cell>
          <table:table-cell office:value-type="float" office:value="1.000062" calcext:value-type="float">
            <text:p>1.000062</text:p>
          </table:table-cell>
          <table:table-cell office:value-type="float" office:value="4.940827" calcext:value-type="float">
            <text:p>4.940827</text:p>
          </table:table-cell>
          <table:table-cell office:value-type="float" office:value="0.00003648609" calcext:value-type="float">
            <text:p>3.648609E-05</text:p>
          </table:table-cell>
          <table:table-cell office:value-type="float" office:value="1" calcext:value-type="float">
            <text:p>1</text:p>
          </table:table-cell>
          <table:table-cell office:value-type="float" office:value="0.03827032" calcext:value-type="float">
            <text:p>0.03827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31617" calcext:value-type="float">
            <text:p>0.008431617</text:p>
          </table:table-cell>
          <table:table-cell table:number-columns-repeated="14"/>
        </table:table-row>
        <table:table-row table:style-name="ro1">
          <table:table-cell office:value-type="float" office:value="-168.9112" calcext:value-type="float">
            <text:p>-168.9112</text:p>
          </table:table-cell>
          <table:table-cell office:value-type="float" office:value="22.59768" calcext:value-type="float">
            <text:p>22.59768</text:p>
          </table:table-cell>
          <table:table-cell office:value-type="float" office:value="1.641548" calcext:value-type="float">
            <text:p>1.641548</text:p>
          </table:table-cell>
          <table:table-cell office:value-type="float" office:value="0.119484" calcext:value-type="float">
            <text:p>0.119484</text:p>
          </table:table-cell>
          <table:table-cell office:value-type="float" office:value="2.820335" calcext:value-type="float">
            <text:p>2.820335</text:p>
          </table:table-cell>
          <table:table-cell office:value-type="float" office:value="0.0008786283" calcext:value-type="float">
            <text:p>0.0008786283</text:p>
          </table:table-cell>
          <table:table-cell office:value-type="float" office:value="0.007385658" calcext:value-type="float">
            <text:p>0.007385658</text:p>
          </table:table-cell>
          <table:table-cell office:value-type="float" office:value="0.0008096293" calcext:value-type="float">
            <text:p>0.0008096293</text:p>
          </table:table-cell>
          <table:table-cell office:value-type="float" office:value="4.461883" calcext:value-type="float">
            <text:p>4.461883</text:p>
          </table:table-cell>
          <table:table-cell office:value-type="float" office:value="0.8212133" calcext:value-type="float">
            <text:p>0.8212133</text:p>
          </table:table-cell>
          <table:table-cell office:value-type="float" office:value="1.007402" calcext:value-type="float">
            <text:p>1.007402</text:p>
          </table:table-cell>
          <table:table-cell office:value-type="float" office:value="0.000009518156" calcext:value-type="float">
            <text:p>9.518156E-06</text:p>
          </table:table-cell>
          <table:table-cell office:value-type="float" office:value="1.000011" calcext:value-type="float">
            <text:p>1.000011</text:p>
          </table:table-cell>
          <table:table-cell office:value-type="float" office:value="0.00328444" calcext:value-type="float">
            <text:p>0.00328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09056" calcext:value-type="float">
            <text:p>0.008409056</text:p>
          </table:table-cell>
          <table:table-cell table:number-columns-repeated="14"/>
        </table:table-row>
        <table:table-row table:style-name="ro1">
          <table:table-cell office:value-type="float" office:value="-257.9395" calcext:value-type="float">
            <text:p>-257.9395</text:p>
          </table:table-cell>
          <table:table-cell office:value-type="float" office:value="52.20582" calcext:value-type="float">
            <text:p>52.20582</text:p>
          </table:table-cell>
          <table:table-cell office:value-type="float" office:value="1.999958" calcext:value-type="float">
            <text:p>1.999958</text:p>
          </table:table-cell>
          <table:table-cell office:value-type="float" office:value="0.00001407031" calcext:value-type="float">
            <text:p>1.407031E-05</text:p>
          </table:table-cell>
          <table:table-cell office:value-type="float" office:value="2.999578" calcext:value-type="float">
            <text:p>2.999578</text:p>
          </table:table-cell>
          <table:table-cell office:value-type="float" office:value="0.0008024791" calcext:value-type="float">
            <text:p>0.0008024791</text:p>
          </table:table-cell>
          <table:table-cell office:value-type="float" office:value="0.09738291" calcext:value-type="float">
            <text:p>0.09738291</text:p>
          </table:table-cell>
          <table:table-cell office:value-type="float" office:value="0.00008789986" calcext:value-type="float">
            <text:p>8.789986E-05</text:p>
          </table:table-cell>
          <table:table-cell office:value-type="float" office:value="4.999535" calcext:value-type="float">
            <text:p>4.99953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1.099879" calcext:value-type="float">
            <text:p>1.099879</text:p>
          </table:table-cell>
          <table:table-cell office:value-type="float" office:value="0.000008204102" calcext:value-type="float">
            <text:p>8.204102E-06</text:p>
          </table:table-cell>
          <table:table-cell office:value-type="float" office:value="4.999997" calcext:value-type="float">
            <text:p>4.999997</text:p>
          </table:table-cell>
          <table:table-cell office:value-type="float" office:value="0.0003624391" calcext:value-type="float">
            <text:p>0.0003624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79212" calcext:value-type="float">
            <text:p>0.008379212</text:p>
          </table:table-cell>
          <table:table-cell table:number-columns-repeated="14"/>
        </table:table-row>
        <table:table-row table:style-name="ro1">
          <table:table-cell office:value-type="float" office:value="-120.2309" calcext:value-type="float">
            <text:p>-120.2309</text:p>
          </table:table-cell>
          <table:table-cell office:value-type="float" office:value="14.79505" calcext:value-type="float">
            <text:p>14.79505</text:p>
          </table:table-cell>
          <table:table-cell office:value-type="float" office:value="0.0008687867" calcext:value-type="float">
            <text:p>0.0008687867</text:p>
          </table:table-cell>
          <table:table-cell office:value-type="float" office:value="0.6663771" calcext:value-type="float">
            <text:p>0.6663771</text:p>
          </table:table-cell>
          <table:table-cell office:value-type="float" office:value="0.002215247" calcext:value-type="float">
            <text:p>0.002215247</text:p>
          </table:table-cell>
          <table:table-cell office:value-type="float" office:value="3.996438" calcext:value-type="float">
            <text:p>3.996438</text:p>
          </table:table-cell>
          <table:table-cell office:value-type="float" office:value="0.9957362" calcext:value-type="float">
            <text:p>0.9957362</text:p>
          </table:table-cell>
          <table:table-cell office:value-type="float" office:value="0.0009989791" calcext:value-type="float">
            <text:p>0.0009989791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654" calcext:value-type="float">
            <text:p>1.998654</text:p>
          </table:table-cell>
          <table:table-cell office:value-type="float" office:value="3.130539" calcext:value-type="float">
            <text:p>3.130539</text:p>
          </table:table-cell>
          <table:table-cell office:value-type="float" office:value="0.00001489663" calcext:value-type="float">
            <text:p>1.489663E-05</text:p>
          </table:table-cell>
          <table:table-cell office:value-type="float" office:value="1.000065" calcext:value-type="float">
            <text:p>1.000065</text:p>
          </table:table-cell>
          <table:table-cell office:value-type="float" office:value="0.00425707" calcext:value-type="float">
            <text:p>0.00425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43956" calcext:value-type="float">
            <text:p>0.008343956</text:p>
          </table:table-cell>
          <table:table-cell table:number-columns-repeated="14"/>
        </table:table-row>
        <table:table-row table:style-name="ro1">
          <table:table-cell office:value-type="float" office:value="-263.6876" calcext:value-type="float">
            <text:p>-263.6876</text:p>
          </table:table-cell>
          <table:table-cell office:value-type="float" office:value="62.5539" calcext:value-type="float">
            <text:p>62.5539</text:p>
          </table:table-cell>
          <table:table-cell office:value-type="float" office:value="1.999969" calcext:value-type="float">
            <text:p>1.999969</text:p>
          </table:table-cell>
          <table:table-cell office:value-type="float" office:value="0.00001027006" calcext:value-type="float">
            <text:p>1.027006E-05</text:p>
          </table:table-cell>
          <table:table-cell office:value-type="float" office:value="2.999565" calcext:value-type="float">
            <text:p>2.999565</text:p>
          </table:table-cell>
          <table:table-cell office:value-type="float" office:value="0.0008393298" calcext:value-type="float">
            <text:p>0.0008393298</text:p>
          </table:table-cell>
          <table:table-cell office:value-type="float" office:value="0.9600632" calcext:value-type="float">
            <text:p>0.9600632</text:p>
          </table:table-cell>
          <table:table-cell office:value-type="float" office:value="0.001522453" calcext:value-type="float">
            <text:p>0.001522453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04" calcext:value-type="float">
            <text:p>1.000404</text:p>
          </table:table-cell>
          <table:table-cell office:value-type="float" office:value="3.399674" calcext:value-type="float">
            <text:p>3.399674</text:p>
          </table:table-cell>
          <table:table-cell office:value-type="float" office:value="0.00000824028" calcext:value-type="float">
            <text:p>8.24028E-06</text:p>
          </table:table-cell>
          <table:table-cell office:value-type="float" office:value="4.999993" calcext:value-type="float">
            <text:p>4.999993</text:p>
          </table:table-cell>
          <table:table-cell office:value-type="float" office:value="0.006118152" calcext:value-type="float">
            <text:p>0.006118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01085" calcext:value-type="float">
            <text:p>0.008301085</text:p>
          </table:table-cell>
          <table:table-cell table:number-columns-repeated="14"/>
        </table:table-row>
        <table:table-row table:style-name="ro1">
          <table:table-cell office:value-type="float" office:value="-230.018" calcext:value-type="float">
            <text:p>-230.018</text:p>
          </table:table-cell>
          <table:table-cell office:value-type="float" office:value="27.19565" calcext:value-type="float">
            <text:p>27.19565</text:p>
          </table:table-cell>
          <table:table-cell office:value-type="float" office:value="1.958368" calcext:value-type="float">
            <text:p>1.958368</text:p>
          </table:table-cell>
          <table:table-cell office:value-type="float" office:value="0.01387741" calcext:value-type="float">
            <text:p>0.01387741</text:p>
          </table:table-cell>
          <table:table-cell office:value-type="float" office:value="2.960629" calcext:value-type="float">
            <text:p>2.960629</text:p>
          </table:table-cell>
          <table:table-cell office:value-type="float" office:value="0.03710993" calcext:value-type="float">
            <text:p>0.03710993</text:p>
          </table:table-cell>
          <table:table-cell office:value-type="float" office:value="0.001727123" calcext:value-type="float">
            <text:p>0.001727123</text:p>
          </table:table-cell>
          <table:table-cell office:value-type="float" office:value="0.001093019" calcext:value-type="float">
            <text:p>0.001093019</text:p>
          </table:table-cell>
          <table:table-cell office:value-type="float" office:value="4.918997" calcext:value-type="float">
            <text:p>4.918997</text:p>
          </table:table-cell>
          <table:table-cell office:value-type="float" office:value="0.9977389" calcext:value-type="float">
            <text:p>0.9977389</text:p>
          </table:table-cell>
          <table:table-cell office:value-type="float" office:value="1.001729" calcext:value-type="float">
            <text:p>1.001729</text:p>
          </table:table-cell>
          <table:table-cell office:value-type="float" office:value="0.00000421776" calcext:value-type="float">
            <text:p>4.21776E-06</text:p>
          </table:table-cell>
          <table:table-cell office:value-type="float" office:value="1.000076" calcext:value-type="float">
            <text:p>1.000076</text:p>
          </table:table-cell>
          <table:table-cell office:value-type="float" office:value="0.004674384" calcext:value-type="float">
            <text:p>0.004674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74557" calcext:value-type="float">
            <text:p>0.008274557</text:p>
          </table:table-cell>
          <table:table-cell table:number-columns-repeated="14"/>
        </table:table-row>
        <table:table-row table:style-name="ro1">
          <table:table-cell office:value-type="float" office:value="-242.755" calcext:value-type="float">
            <text:p>-242.755</text:p>
          </table:table-cell>
          <table:table-cell office:value-type="float" office:value="30.76007" calcext:value-type="float">
            <text:p>30.76007</text:p>
          </table:table-cell>
          <table:table-cell office:value-type="float" office:value="1.999453" calcext:value-type="float">
            <text:p>1.999453</text:p>
          </table:table-cell>
          <table:table-cell office:value-type="float" office:value="0.0001823358" calcext:value-type="float">
            <text:p>0.0001823358</text:p>
          </table:table-cell>
          <table:table-cell office:value-type="float" office:value="2.999682" calcext:value-type="float">
            <text:p>2.999682</text:p>
          </table:table-cell>
          <table:table-cell office:value-type="float" office:value="0.00008831114" calcext:value-type="float">
            <text:p>8.831114E-05</text:p>
          </table:table-cell>
          <table:table-cell office:value-type="float" office:value="0.7193572" calcext:value-type="float">
            <text:p>0.7193572</text:p>
          </table:table-cell>
          <table:table-cell office:value-type="float" office:value="0.01487793" calcext:value-type="float">
            <text:p>0.01487793</text:p>
          </table:table-cell>
          <table:table-cell office:value-type="float" office:value="4.999135" calcext:value-type="float">
            <text:p>4.999135</text:p>
          </table:table-cell>
          <table:table-cell office:value-type="float" office:value="0.9997707" calcext:value-type="float">
            <text:p>0.9997707</text:p>
          </table:table-cell>
          <table:table-cell office:value-type="float" office:value="1.940506" calcext:value-type="float">
            <text:p>1.940506</text:p>
          </table:table-cell>
          <table:table-cell office:value-type="float" office:value="0.00004312001" calcext:value-type="float">
            <text:p>0.00004312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5961831" calcext:value-type="float">
            <text:p>0.05961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52495" calcext:value-type="float">
            <text:p>0.008252495</text:p>
          </table:table-cell>
          <table:table-cell table:number-columns-repeated="14"/>
        </table:table-row>
        <table:table-row table:style-name="ro1">
          <table:table-cell office:value-type="float" office:value="-265.0506" calcext:value-type="float">
            <text:p>-265.0506</text:p>
          </table:table-cell>
          <table:table-cell office:value-type="float" office:value="64.59823" calcext:value-type="float">
            <text:p>64.59823</text:p>
          </table:table-cell>
          <table:table-cell office:value-type="float" office:value="1.999588" calcext:value-type="float">
            <text:p>1.999588</text:p>
          </table:table-cell>
          <table:table-cell office:value-type="float" office:value="0.0001372326" calcext:value-type="float">
            <text:p>0.0001372326</text:p>
          </table:table-cell>
          <table:table-cell office:value-type="float" office:value="2.999213" calcext:value-type="float">
            <text:p>2.999213</text:p>
          </table:table-cell>
          <table:table-cell office:value-type="float" office:value="0.001162982" calcext:value-type="float">
            <text:p>0.001162982</text:p>
          </table:table-cell>
          <table:table-cell office:value-type="float" office:value="0.881254" calcext:value-type="float">
            <text:p>0.881254</text:p>
          </table:table-cell>
          <table:table-cell office:value-type="float" office:value="0.0004736866" calcext:value-type="float">
            <text:p>0.0004736866</text:p>
          </table:table-cell>
          <table:table-cell office:value-type="float" office:value="4.998801" calcext:value-type="float">
            <text:p>4.998801</text:p>
          </table:table-cell>
          <table:table-cell office:value-type="float" office:value="1.000376" calcext:value-type="float">
            <text:p>1.000376</text:p>
          </table:table-cell>
          <table:table-cell office:value-type="float" office:value="3.689186" calcext:value-type="float">
            <text:p>3.689186</text:p>
          </table:table-cell>
          <table:table-cell office:value-type="float" office:value="0.000007156448" calcext:value-type="float">
            <text:p>7.156448E-06</text:p>
          </table:table-cell>
          <table:table-cell office:value-type="float" office:value="4.999938" calcext:value-type="float">
            <text:p>4.999938</text:p>
          </table:table-cell>
          <table:table-cell office:value-type="float" office:value="0.002144124" calcext:value-type="float">
            <text:p>0.002144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88331" calcext:value-type="float">
            <text:p>0.008188331</text:p>
          </table:table-cell>
          <table:table-cell table:number-columns-repeated="14"/>
        </table:table-row>
        <table:table-row table:style-name="ro1">
          <table:table-cell office:value-type="float" office:value="-211.2575" calcext:value-type="float">
            <text:p>-211.2575</text:p>
          </table:table-cell>
          <table:table-cell office:value-type="float" office:value="25.86375" calcext:value-type="float">
            <text:p>25.86375</text:p>
          </table:table-cell>
          <table:table-cell office:value-type="float" office:value="1.879947" calcext:value-type="float">
            <text:p>1.879947</text:p>
          </table:table-cell>
          <table:table-cell office:value-type="float" office:value="0.04001774" calcext:value-type="float">
            <text:p>0.04001774</text:p>
          </table:table-cell>
          <table:table-cell office:value-type="float" office:value="2.907183" calcext:value-type="float">
            <text:p>2.907183</text:p>
          </table:table-cell>
          <table:table-cell office:value-type="float" office:value="0.06558117" calcext:value-type="float">
            <text:p>0.06558117</text:p>
          </table:table-cell>
          <table:table-cell office:value-type="float" office:value="0.0004246782" calcext:value-type="float">
            <text:p>0.0004246782</text:p>
          </table:table-cell>
          <table:table-cell office:value-type="float" office:value="0.000527109" calcext:value-type="float">
            <text:p>0.000527109</text:p>
          </table:table-cell>
          <table:table-cell office:value-type="float" office:value="4.78713" calcext:value-type="float">
            <text:p>4.78713</text:p>
          </table:table-cell>
          <table:table-cell office:value-type="float" office:value="0.972764" calcext:value-type="float">
            <text:p>0.972764</text:p>
          </table:table-cell>
          <table:table-cell office:value-type="float" office:value="1.000425" calcext:value-type="float">
            <text:p>1.000425</text:p>
          </table:table-cell>
          <table:table-cell office:value-type="float" office:value="0.0000002605296" calcext:value-type="float">
            <text:p>2.605296E-07</text:p>
          </table:table-cell>
          <table:table-cell office:value-type="float" office:value="1.000009" calcext:value-type="float">
            <text:p>1.000009</text:p>
          </table:table-cell>
          <table:table-cell office:value-type="float" office:value="0.002144635" calcext:value-type="float">
            <text:p>0.002144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70272" calcext:value-type="float">
            <text:p>0.008170272</text:p>
          </table:table-cell>
          <table:table-cell table:number-columns-repeated="14"/>
        </table:table-row>
        <table:table-row table:style-name="ro1">
          <table:table-cell office:value-type="float" office:value="-173.2116" calcext:value-type="float">
            <text:p>-173.2116</text:p>
          </table:table-cell>
          <table:table-cell office:value-type="float" office:value="22.96547" calcext:value-type="float">
            <text:p>22.96547</text:p>
          </table:table-cell>
          <table:table-cell office:value-type="float" office:value="1.678032" calcext:value-type="float">
            <text:p>1.678032</text:p>
          </table:table-cell>
          <table:table-cell office:value-type="float" office:value="0.1073226" calcext:value-type="float">
            <text:p>0.1073226</text:p>
          </table:table-cell>
          <table:table-cell office:value-type="float" office:value="2.819242" calcext:value-type="float">
            <text:p>2.819242</text:p>
          </table:table-cell>
          <table:table-cell office:value-type="float" office:value="0.03954744" calcext:value-type="float">
            <text:p>0.03954744</text:p>
          </table:table-cell>
          <table:table-cell office:value-type="float" office:value="0.00122057" calcext:value-type="float">
            <text:p>0.00122057</text:p>
          </table:table-cell>
          <table:table-cell office:value-type="float" office:value="0.0005268204" calcext:value-type="float">
            <text:p>0.0005268204</text:p>
          </table:table-cell>
          <table:table-cell office:value-type="float" office:value="4.497275" calcext:value-type="float">
            <text:p>4.497275</text:p>
          </table:table-cell>
          <table:table-cell office:value-type="float" office:value="0.8587899" calcext:value-type="float">
            <text:p>0.8587899</text:p>
          </table:table-cell>
          <table:table-cell office:value-type="float" office:value="1.001229" calcext:value-type="float">
            <text:p>1.001229</text:p>
          </table:table-cell>
          <table:table-cell office:value-type="float" office:value="0.00003139955" calcext:value-type="float">
            <text:p>3.139955E-0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002126317" calcext:value-type="float">
            <text:p>0.002126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63965" calcext:value-type="float">
            <text:p>0.008163965</text:p>
          </table:table-cell>
          <table:table-cell table:number-columns-repeated="14"/>
        </table:table-row>
        <table:table-row table:style-name="ro1">
          <table:table-cell office:value-type="float" office:value="-264.1429" calcext:value-type="float">
            <text:p>-264.1429</text:p>
          </table:table-cell>
          <table:table-cell office:value-type="float" office:value="63.22927" calcext:value-type="float">
            <text:p>63.22927</text:p>
          </table:table-cell>
          <table:table-cell office:value-type="float" office:value="1.999872" calcext:value-type="float">
            <text:p>1.999872</text:p>
          </table:table-cell>
          <table:table-cell office:value-type="float" office:value="0.00004279524" calcext:value-type="float">
            <text:p>4.279524E-05</text:p>
          </table:table-cell>
          <table:table-cell office:value-type="float" office:value="2.999497" calcext:value-type="float">
            <text:p>2.999497</text:p>
          </table:table-cell>
          <table:table-cell office:value-type="float" office:value="0.0008786063" calcext:value-type="float">
            <text:p>0.0008786063</text:p>
          </table:table-cell>
          <table:table-cell office:value-type="float" office:value="0.9378755" calcext:value-type="float">
            <text:p>0.9378755</text:p>
          </table:table-cell>
          <table:table-cell office:value-type="float" office:value="0.0001649977" calcext:value-type="float">
            <text:p>0.0001649977</text:p>
          </table:table-cell>
          <table:table-cell office:value-type="float" office:value="4.999368" calcext:value-type="float">
            <text:p>4.999368</text:p>
          </table:table-cell>
          <table:table-cell office:value-type="float" office:value="1.000375" calcext:value-type="float">
            <text:p>1.000375</text:p>
          </table:table-cell>
          <table:table-cell office:value-type="float" office:value="3.498454" calcext:value-type="float">
            <text:p>3.498454</text:p>
          </table:table-cell>
          <table:table-cell office:value-type="float" office:value="0.00004211539" calcext:value-type="float">
            <text:p>4.211539E-05</text:p>
          </table:table-cell>
          <table:table-cell office:value-type="float" office:value="4.999565" calcext:value-type="float">
            <text:p>4.999565</text:p>
          </table:table-cell>
          <table:table-cell office:value-type="float" office:value="0.002399611" calcext:value-type="float">
            <text:p>0.002399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06591" calcext:value-type="float">
            <text:p>0.008106591</text:p>
          </table:table-cell>
          <table:table-cell table:number-columns-repeated="14"/>
        </table:table-row>
        <table:table-row table:style-name="ro1">
          <table:table-cell office:value-type="float" office:value="-163.085" calcext:value-type="float">
            <text:p>-163.085</text:p>
          </table:table-cell>
          <table:table-cell office:value-type="float" office:value="22.21109" calcext:value-type="float">
            <text:p>22.21109</text:p>
          </table:table-cell>
          <table:table-cell office:value-type="float" office:value="1.632037" calcext:value-type="float">
            <text:p>1.632037</text:p>
          </table:table-cell>
          <table:table-cell office:value-type="float" office:value="0.1226544" calcext:value-type="float">
            <text:p>0.1226544</text:p>
          </table:table-cell>
          <table:table-cell office:value-type="float" office:value="2.782595" calcext:value-type="float">
            <text:p>2.782595</text:p>
          </table:table-cell>
          <table:table-cell office:value-type="float" office:value="0.06684691" calcext:value-type="float">
            <text:p>0.06684691</text:p>
          </table:table-cell>
          <table:table-cell office:value-type="float" office:value="0.0001195198" calcext:value-type="float">
            <text:p>0.0001195198</text:p>
          </table:table-cell>
          <table:table-cell office:value-type="float" office:value="0.00174743" calcext:value-type="float">
            <text:p>0.00174743</text:p>
          </table:table-cell>
          <table:table-cell office:value-type="float" office:value="4.414632" calcext:value-type="float">
            <text:p>4.414632</text:p>
          </table:table-cell>
          <table:table-cell office:value-type="float" office:value="0.8494419" calcext:value-type="float">
            <text:p>0.8494419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0000005005084" calcext:value-type="float">
            <text:p>5.005084E-07</text:p>
          </table:table-cell>
          <table:table-cell office:value-type="float" office:value="1.000133" calcext:value-type="float">
            <text:p>1.000133</text:p>
          </table:table-cell>
          <table:table-cell office:value-type="float" office:value="0.00752317" calcext:value-type="float">
            <text:p>0.00752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67556" calcext:value-type="float">
            <text:p>0.008067556</text:p>
          </table:table-cell>
          <table:table-cell table:number-columns-repeated="14"/>
        </table:table-row>
        <table:table-row table:style-name="ro1">
          <table:table-cell office:value-type="float" office:value="-116.2361" calcext:value-type="float">
            <text:p>-116.2361</text:p>
          </table:table-cell>
          <table:table-cell office:value-type="float" office:value="8.027653" calcext:value-type="float">
            <text:p>8.027653</text:p>
          </table:table-cell>
          <table:table-cell office:value-type="float" office:value="0.0007670721" calcext:value-type="float">
            <text:p>0.0007670721</text:p>
          </table:table-cell>
          <table:table-cell office:value-type="float" office:value="0.666411" calcext:value-type="float">
            <text:p>0.666411</text:p>
          </table:table-cell>
          <table:table-cell office:value-type="float" office:value="0.002316962" calcext:value-type="float">
            <text:p>0.002316962</text:p>
          </table:table-cell>
          <table:table-cell office:value-type="float" office:value="3.996133" calcext:value-type="float">
            <text:p>3.996133</text:p>
          </table:table-cell>
          <table:table-cell office:value-type="float" office:value="0.6040121" calcext:value-type="float">
            <text:p>0.6040121</text:p>
          </table:table-cell>
          <table:table-cell office:value-type="float" office:value="0.00187455" calcext:value-type="float">
            <text:p>0.00187455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5" calcext:value-type="float">
            <text:p>1.99845</text:p>
          </table:table-cell>
          <table:table-cell office:value-type="float" office:value="1.741745" calcext:value-type="float">
            <text:p>1.741745</text:p>
          </table:table-cell>
          <table:table-cell office:value-type="float" office:value="0.000744723" calcext:value-type="float">
            <text:p>0.000744723</text:p>
          </table:table-cell>
          <table:table-cell office:value-type="float" office:value="1.000053" calcext:value-type="float">
            <text:p>1.000053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26474" calcext:value-type="float">
            <text:p>0.008026474</text:p>
          </table:table-cell>
          <table:table-cell table:number-columns-repeated="14"/>
        </table:table-row>
        <table:table-row table:style-name="ro1">
          <table:table-cell office:value-type="float" office:value="-127.2265" calcext:value-type="float">
            <text:p>-127.2265</text:p>
          </table:table-cell>
          <table:table-cell office:value-type="float" office:value="19.3076" calcext:value-type="float">
            <text:p>19.3076</text:p>
          </table:table-cell>
          <table:table-cell office:value-type="float" office:value="1.416367" calcext:value-type="float">
            <text:p>1.416367</text:p>
          </table:table-cell>
          <table:table-cell office:value-type="float" office:value="0.1945445" calcext:value-type="float">
            <text:p>0.1945445</text:p>
          </table:table-cell>
          <table:table-cell office:value-type="float" office:value="2.677772" calcext:value-type="float">
            <text:p>2.677772</text:p>
          </table:table-cell>
          <table:table-cell office:value-type="float" office:value="0.06082279" calcext:value-type="float">
            <text:p>0.06082279</text:p>
          </table:table-cell>
          <table:table-cell office:value-type="float" office:value="0.000004381437" calcext:value-type="float">
            <text:p>4.381437E-06</text:p>
          </table:table-cell>
          <table:table-cell office:value-type="float" office:value="0.00008065923" calcext:value-type="float">
            <text:p>8.065923E-05</text:p>
          </table:table-cell>
          <table:table-cell office:value-type="float" office:value="4.094138" calcext:value-type="float">
            <text:p>4.094138</text:p>
          </table:table-cell>
          <table:table-cell office:value-type="float" office:value="0.7385947" calcext:value-type="float">
            <text:p>0.7385947</text:p>
          </table:table-cell>
          <table:table-cell office:value-type="float" office:value="1.000004" calcext:value-type="float">
            <text:p>1.000004</text:p>
          </table:table-cell>
          <table:table-cell office:value-type="float" office:value="0.0000000150629" calcext:value-type="float">
            <text:p>1.50629E-08</text:p>
          </table:table-cell>
          <table:table-cell office:value-type="float" office:value="1.00005" calcext:value-type="float">
            <text:p>1.00005</text:p>
          </table:table-cell>
          <table:table-cell office:value-type="float" office:value="0.0005227033" calcext:value-type="float">
            <text:p>0.0005227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44967" calcext:value-type="float">
            <text:p>0.007944967</text:p>
          </table:table-cell>
          <table:table-cell table:number-columns-repeated="14"/>
        </table:table-row>
        <table:table-row table:style-name="ro1">
          <table:table-cell office:value-type="float" office:value="-122.4946" calcext:value-type="float">
            <text:p>-122.4946</text:p>
          </table:table-cell>
          <table:table-cell office:value-type="float" office:value="18.44362" calcext:value-type="float">
            <text:p>18.44362</text:p>
          </table:table-cell>
          <table:table-cell office:value-type="float" office:value="0.005902782" calcext:value-type="float">
            <text:p>0.005902782</text:p>
          </table:table-cell>
          <table:table-cell office:value-type="float" office:value="0.6646991" calcext:value-type="float">
            <text:p>0.6646991</text:p>
          </table:table-cell>
          <table:table-cell office:value-type="float" office:value="0.00007556624" calcext:value-type="float">
            <text:p>7.556624E-05</text:p>
          </table:table-cell>
          <table:table-cell office:value-type="float" office:value="4.005752" calcext:value-type="float">
            <text:p>4.005752</text:p>
          </table:table-cell>
          <table:table-cell office:value-type="float" office:value="0.890111" calcext:value-type="float">
            <text:p>0.890111</text:p>
          </table:table-cell>
          <table:table-cell office:value-type="float" office:value="0.007192028" calcext:value-type="float">
            <text:p>0.007192028</text:p>
          </table:table-cell>
          <table:table-cell office:value-type="float" office:value="0.005978348" calcext:value-type="float">
            <text:p>0.005978348</text:p>
          </table:table-cell>
          <table:table-cell office:value-type="float" office:value="2.005827" calcext:value-type="float">
            <text:p>2.005827</text:p>
          </table:table-cell>
          <table:table-cell office:value-type="float" office:value="3.662988" calcext:value-type="float">
            <text:p>3.662988</text:p>
          </table:table-cell>
          <table:table-cell office:value-type="float" office:value="0.000002520342" calcext:value-type="float">
            <text:p>2.520342E-06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03220485" calcext:value-type="float">
            <text:p>0.03220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33445" calcext:value-type="float">
            <text:p>0.007833445</text:p>
          </table:table-cell>
          <table:table-cell table:number-columns-repeated="14"/>
        </table:table-row>
        <table:table-row table:style-name="ro1">
          <table:table-cell office:value-type="float" office:value="-153.1092" calcext:value-type="float">
            <text:p>-153.1092</text:p>
          </table:table-cell>
          <table:table-cell office:value-type="float" office:value="21.39903" calcext:value-type="float">
            <text:p>21.39903</text:p>
          </table:table-cell>
          <table:table-cell office:value-type="float" office:value="1.56742" calcext:value-type="float">
            <text:p>1.56742</text:p>
          </table:table-cell>
          <table:table-cell office:value-type="float" office:value="0.1441932" calcext:value-type="float">
            <text:p>0.1441932</text:p>
          </table:table-cell>
          <table:table-cell office:value-type="float" office:value="2.762229" calcext:value-type="float">
            <text:p>2.762229</text:p>
          </table:table-cell>
          <table:table-cell office:value-type="float" office:value="0.04296268" calcext:value-type="float">
            <text:p>0.04296268</text:p>
          </table:table-cell>
          <table:table-cell office:value-type="float" office:value="0.00199561" calcext:value-type="float">
            <text:p>0.00199561</text:p>
          </table:table-cell>
          <table:table-cell office:value-type="float" office:value="0.005799437" calcext:value-type="float">
            <text:p>0.005799437</text:p>
          </table:table-cell>
          <table:table-cell office:value-type="float" office:value="4.329649" calcext:value-type="float">
            <text:p>4.329649</text:p>
          </table:table-cell>
          <table:table-cell office:value-type="float" office:value="0.8051915" calcext:value-type="float">
            <text:p>0.8051915</text:p>
          </table:table-cell>
          <table:table-cell office:value-type="float" office:value="1.001997" calcext:value-type="float">
            <text:p>1.001997</text:p>
          </table:table-cell>
          <table:table-cell office:value-type="float" office:value="0.0000008031591" calcext:value-type="float">
            <text:p>8.031591E-07</text:p>
          </table:table-cell>
          <table:table-cell office:value-type="float" office:value="1.000139" calcext:value-type="float">
            <text:p>1.000139</text:p>
          </table:table-cell>
          <table:table-cell office:value-type="float" office:value="0.02375197" calcext:value-type="float">
            <text:p>0.02375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7447" calcext:value-type="float">
            <text:p>0.007777447</text:p>
          </table:table-cell>
          <table:table-cell table:number-columns-repeated="14"/>
        </table:table-row>
        <table:table-row table:style-name="ro1">
          <table:table-cell office:value-type="float" office:value="-138.4691" calcext:value-type="float">
            <text:p>-138.4691</text:p>
          </table:table-cell>
          <table:table-cell office:value-type="float" office:value="20.18633" calcext:value-type="float">
            <text:p>20.18633</text:p>
          </table:table-cell>
          <table:table-cell office:value-type="float" office:value="1.471639" calcext:value-type="float">
            <text:p>1.471639</text:p>
          </table:table-cell>
          <table:table-cell office:value-type="float" office:value="0.1761202" calcext:value-type="float">
            <text:p>0.1761202</text:p>
          </table:table-cell>
          <table:table-cell office:value-type="float" office:value="2.727383" calcext:value-type="float">
            <text:p>2.727383</text:p>
          </table:table-cell>
          <table:table-cell office:value-type="float" office:value="0.01687281" calcext:value-type="float">
            <text:p>0.01687281</text:p>
          </table:table-cell>
          <table:table-cell office:value-type="float" office:value="0.00007141369" calcext:value-type="float">
            <text:p>7.141369E-05</text:p>
          </table:table-cell>
          <table:table-cell office:value-type="float" office:value="0.0005259629" calcext:value-type="float">
            <text:p>0.0005259629</text:p>
          </table:table-cell>
          <table:table-cell office:value-type="float" office:value="4.199023" calcext:value-type="float">
            <text:p>4.199023</text:p>
          </table:table-cell>
          <table:table-cell office:value-type="float" office:value="0.7442561" calcext:value-type="float">
            <text:p>0.7442561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3350188" calcext:value-type="float">
            <text:p>3.350188E-05</text:p>
          </table:table-cell>
          <table:table-cell office:value-type="float" office:value="1.000228" calcext:value-type="float">
            <text:p>1.000228</text:p>
          </table:table-cell>
          <table:table-cell office:value-type="float" office:value="0.003014552" calcext:value-type="float">
            <text:p>0.003014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12449" calcext:value-type="float">
            <text:p>0.007712449</text:p>
          </table:table-cell>
          <table:table-cell table:number-columns-repeated="14"/>
        </table:table-row>
        <table:table-row table:style-name="ro1">
          <table:table-cell office:value-type="float" office:value="-118.6284" calcext:value-type="float">
            <text:p>-118.6284</text:p>
          </table:table-cell>
          <table:table-cell office:value-type="float" office:value="12.94116" calcext:value-type="float">
            <text:p>12.94116</text:p>
          </table:table-cell>
          <table:table-cell office:value-type="float" office:value="0.00651848" calcext:value-type="float">
            <text:p>0.00651848</text:p>
          </table:table-cell>
          <table:table-cell office:value-type="float" office:value="0.6644938" calcext:value-type="float">
            <text:p>0.6644938</text:p>
          </table:table-cell>
          <table:table-cell office:value-type="float" office:value="0.00009388678" calcext:value-type="float">
            <text:p>9.388678E-05</text:p>
          </table:table-cell>
          <table:table-cell office:value-type="float" office:value="4.006331" calcext:value-type="float">
            <text:p>4.006331</text:p>
          </table:table-cell>
          <table:table-cell office:value-type="float" office:value="0.9912957" calcext:value-type="float">
            <text:p>0.9912957</text:p>
          </table:table-cell>
          <table:table-cell office:value-type="float" office:value="0.0003618242" calcext:value-type="float">
            <text:p>0.0003618242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425" calcext:value-type="float">
            <text:p>2.006425</text:p>
          </table:table-cell>
          <table:table-cell office:value-type="float" office:value="2.813426" calcext:value-type="float">
            <text:p>2.813426</text:p>
          </table:table-cell>
          <table:table-cell office:value-type="float" office:value="0.000007221693" calcext:value-type="float">
            <text:p>7.221693E-06</text:p>
          </table:table-cell>
          <table:table-cell office:value-type="float" office:value="1.000004" calcext:value-type="float">
            <text:p>1.000004</text:p>
          </table:table-cell>
          <table:table-cell office:value-type="float" office:value="0.001463625" calcext:value-type="float">
            <text:p>0.00146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82595" calcext:value-type="float">
            <text:p>0.007682595</text:p>
          </table:table-cell>
          <table:table-cell table:number-columns-repeated="14"/>
        </table:table-row>
        <table:table-row table:style-name="ro1">
          <table:table-cell office:value-type="float" office:value="-261.9822" calcext:value-type="float">
            <text:p>-261.9822</text:p>
          </table:table-cell>
          <table:table-cell office:value-type="float" office:value="60.21444" calcext:value-type="float">
            <text:p>60.21444</text:p>
          </table:table-cell>
          <table:table-cell office:value-type="float" office:value="1.999614" calcext:value-type="float">
            <text:p>1.999614</text:p>
          </table:table-cell>
          <table:table-cell office:value-type="float" office:value="0.0001287851" calcext:value-type="float">
            <text:p>0.0001287851</text:p>
          </table:table-cell>
          <table:table-cell office:value-type="float" office:value="2.999276" calcext:value-type="float">
            <text:p>2.999276</text:p>
          </table:table-cell>
          <table:table-cell office:value-type="float" office:value="0.001061962" calcext:value-type="float">
            <text:p>0.001061962</text:p>
          </table:table-cell>
          <table:table-cell office:value-type="float" office:value="0.9996277" calcext:value-type="float">
            <text:p>0.9996277</text:p>
          </table:table-cell>
          <table:table-cell office:value-type="float" office:value="0.0003802905" calcext:value-type="float">
            <text:p>0.0003802905</text:p>
          </table:table-cell>
          <table:table-cell office:value-type="float" office:value="4.998889" calcext:value-type="float">
            <text:p>4.998889</text:p>
          </table:table-cell>
          <table:table-cell office:value-type="float" office:value="1.000338" calcext:value-type="float">
            <text:p>1.000338</text:p>
          </table:table-cell>
          <table:table-cell office:value-type="float" office:value="3.037942" calcext:value-type="float">
            <text:p>3.037942</text:p>
          </table:table-cell>
          <table:table-cell office:value-type="float" office:value="0.00004948805" calcext:value-type="float">
            <text:p>4.948805E-05</text:p>
          </table:table-cell>
          <table:table-cell office:value-type="float" office:value="4.999577" calcext:value-type="float">
            <text:p>4.999577</text:p>
          </table:table-cell>
          <table:table-cell office:value-type="float" office:value="0.003213926" calcext:value-type="float">
            <text:p>0.003213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33876" calcext:value-type="float">
            <text:p>0.007633876</text:p>
          </table:table-cell>
          <table:table-cell table:number-columns-repeated="14"/>
        </table:table-row>
        <table:table-row table:style-name="ro1">
          <table:table-cell office:value-type="float" office:value="-271.8351" calcext:value-type="float">
            <text:p>-271.8351</text:p>
          </table:table-cell>
          <table:table-cell office:value-type="float" office:value="73.44919" calcext:value-type="float">
            <text:p>73.44919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2090714" calcext:value-type="float">
            <text:p>0.2090714</text:p>
          </table:table-cell>
          <table:table-cell office:value-type="float" office:value="0.01223293" calcext:value-type="float">
            <text:p>0.01223293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4.778633" calcext:value-type="float">
            <text:p>4.778633</text:p>
          </table:table-cell>
          <table:table-cell office:value-type="float" office:value="0.0001789845" calcext:value-type="float">
            <text:p>0.0001789845</text:p>
          </table:table-cell>
          <table:table-cell office:value-type="float" office:value="4.957001" calcext:value-type="float">
            <text:p>4.957001</text:p>
          </table:table-cell>
          <table:table-cell office:value-type="float" office:value="0.2190798" calcext:value-type="float">
            <text:p>0.2190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31286" calcext:value-type="float">
            <text:p>0.007631286</text:p>
          </table:table-cell>
          <table:table-cell table:number-columns-repeated="14"/>
        </table:table-row>
        <table:table-row table:style-name="ro1">
          <table:table-cell office:value-type="float" office:value="-155.6104" calcext:value-type="float">
            <text:p>-155.6104</text:p>
          </table:table-cell>
          <table:table-cell office:value-type="float" office:value="21.57434" calcext:value-type="float">
            <text:p>21.57434</text:p>
          </table:table-cell>
          <table:table-cell office:value-type="float" office:value="1.568267" calcext:value-type="float">
            <text:p>1.568267</text:p>
          </table:table-cell>
          <table:table-cell office:value-type="float" office:value="0.143911" calcext:value-type="float">
            <text:p>0.143911</text:p>
          </table:table-cell>
          <table:table-cell office:value-type="float" office:value="2.78236" calcext:value-type="float">
            <text:p>2.78236</text:p>
          </table:table-cell>
          <table:table-cell office:value-type="float" office:value="0.003546993" calcext:value-type="float">
            <text:p>0.003546993</text:p>
          </table:table-cell>
          <table:table-cell office:value-type="float" office:value="0.01406426" calcext:value-type="float">
            <text:p>0.01406426</text:p>
          </table:table-cell>
          <table:table-cell office:value-type="float" office:value="0.004382257" calcext:value-type="float">
            <text:p>0.004382257</text:p>
          </table:table-cell>
          <table:table-cell office:value-type="float" office:value="4.350627" calcext:value-type="float">
            <text:p>4.350627</text:p>
          </table:table-cell>
          <table:table-cell office:value-type="float" office:value="0.785907" calcext:value-type="float">
            <text:p>0.785907</text:p>
          </table:table-cell>
          <table:table-cell office:value-type="float" office:value="1.014114" calcext:value-type="float">
            <text:p>1.014114</text:p>
          </table:table-cell>
          <table:table-cell office:value-type="float" office:value="0.000001618136" calcext:value-type="float">
            <text:p>1.618136E-06</text:p>
          </table:table-cell>
          <table:table-cell office:value-type="float" office:value="1" calcext:value-type="float">
            <text:p>1</text:p>
          </table:table-cell>
          <table:table-cell office:value-type="float" office:value="0.01752972" calcext:value-type="float">
            <text:p>0.01752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58584" calcext:value-type="float">
            <text:p>0.007558584</text:p>
          </table:table-cell>
          <table:table-cell table:number-columns-repeated="14"/>
        </table:table-row>
        <table:table-row table:style-name="ro1">
          <table:table-cell office:value-type="float" office:value="-115.6951" calcext:value-type="float">
            <text:p>-115.6951</text:p>
          </table:table-cell>
          <table:table-cell office:value-type="float" office:value="7.170094" calcext:value-type="float">
            <text:p>7.170094</text:p>
          </table:table-cell>
          <table:table-cell office:value-type="float" office:value="0.0007670721" calcext:value-type="float">
            <text:p>0.0007670721</text:p>
          </table:table-cell>
          <table:table-cell office:value-type="float" office:value="0.666411" calcext:value-type="float">
            <text:p>0.666411</text:p>
          </table:table-cell>
          <table:table-cell office:value-type="float" office:value="0.002316962" calcext:value-type="float">
            <text:p>0.002316962</text:p>
          </table:table-cell>
          <table:table-cell office:value-type="float" office:value="3.996133" calcext:value-type="float">
            <text:p>3.996133</text:p>
          </table:table-cell>
          <table:table-cell office:value-type="float" office:value="0.06365084" calcext:value-type="float">
            <text:p>0.06365084</text:p>
          </table:table-cell>
          <table:table-cell office:value-type="float" office:value="0.2551889" calcext:value-type="float">
            <text:p>0.2551889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5" calcext:value-type="float">
            <text:p>1.99845</text:p>
          </table:table-cell>
          <table:table-cell office:value-type="float" office:value="1.064729" calcext:value-type="float">
            <text:p>1.064729</text:p>
          </table:table-cell>
          <table:table-cell office:value-type="float" office:value="0.00012129" calcext:value-type="float">
            <text:p>0.00012129</text:p>
          </table:table-cell>
          <table:table-cell office:value-type="float" office:value="1.000068" calcext:value-type="float">
            <text:p>1.000068</text:p>
          </table:table-cell>
          <table:table-cell office:value-type="float" office:value="1.021028" calcext:value-type="float">
            <text:p>1.02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53467" calcext:value-type="float">
            <text:p>0.007553467</text:p>
          </table:table-cell>
          <table:table-cell table:number-columns-repeated="14"/>
        </table:table-row>
        <table:table-row table:style-name="ro1">
          <table:table-cell office:value-type="float" office:value="-245.7048" calcext:value-type="float">
            <text:p>-245.7048</text:p>
          </table:table-cell>
          <table:table-cell office:value-type="float" office:value="35.75418" calcext:value-type="float">
            <text:p>35.75418</text:p>
          </table:table-cell>
          <table:table-cell office:value-type="float" office:value="1.999497" calcext:value-type="float">
            <text:p>1.999497</text:p>
          </table:table-cell>
          <table:table-cell office:value-type="float" office:value="0.000167729" calcext:value-type="float">
            <text:p>0.000167729</text:p>
          </table:table-cell>
          <table:table-cell office:value-type="float" office:value="2.999591" calcext:value-type="float">
            <text:p>2.999591</text:p>
          </table:table-cell>
          <table:table-cell office:value-type="float" office:value="0.0003149855" calcext:value-type="float">
            <text:p>0.0003149855</text:p>
          </table:table-cell>
          <table:table-cell office:value-type="float" office:value="0.9995973" calcext:value-type="float">
            <text:p>0.9995973</text:p>
          </table:table-cell>
          <table:table-cell office:value-type="float" office:value="0.004615525" calcext:value-type="float">
            <text:p>0.004615525</text:p>
          </table:table-cell>
          <table:table-cell office:value-type="float" office:value="4.999088" calcext:value-type="float">
            <text:p>4.999088</text:p>
          </table:table-cell>
          <table:table-cell office:value-type="float" office:value="0.9999059" calcext:value-type="float">
            <text:p>0.9999059</text:p>
          </table:table-cell>
          <table:table-cell office:value-type="float" office:value="2.959978" calcext:value-type="float">
            <text:p>2.959978</text:p>
          </table:table-cell>
          <table:table-cell office:value-type="float" office:value="0.000009009827" calcext:value-type="float">
            <text:p>9.009827E-06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2156918" calcext:value-type="float">
            <text:p>0.02156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98968" calcext:value-type="float">
            <text:p>0.007498968</text:p>
          </table:table-cell>
          <table:table-cell table:number-columns-repeated="14"/>
        </table:table-row>
        <table:table-row table:style-name="ro1">
          <table:table-cell office:value-type="float" office:value="-118.1444" calcext:value-type="float">
            <text:p>-118.1444</text:p>
          </table:table-cell>
          <table:table-cell office:value-type="float" office:value="12.18599" calcext:value-type="float">
            <text:p>12.18599</text:p>
          </table:table-cell>
          <table:table-cell office:value-type="float" office:value="0.00638367" calcext:value-type="float">
            <text:p>0.00638367</text:p>
          </table:table-cell>
          <table:table-cell office:value-type="float" office:value="0.6645388" calcext:value-type="float">
            <text:p>0.6645388</text:p>
          </table:table-cell>
          <table:table-cell office:value-type="float" office:value="0.0002286968" calcext:value-type="float">
            <text:p>0.0002286968</text:p>
          </table:table-cell>
          <table:table-cell office:value-type="float" office:value="4.005926" calcext:value-type="float">
            <text:p>4.005926</text:p>
          </table:table-cell>
          <table:table-cell office:value-type="float" office:value="0.9736174" calcext:value-type="float">
            <text:p>0.9736174</text:p>
          </table:table-cell>
          <table:table-cell office:value-type="float" office:value="0.003393064" calcext:value-type="float">
            <text:p>0.003393064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155" calcext:value-type="float">
            <text:p>2.006155</text:p>
          </table:table-cell>
          <table:table-cell office:value-type="float" office:value="2.676007" calcext:value-type="float">
            <text:p>2.676007</text:p>
          </table:table-cell>
          <table:table-cell office:value-type="float" office:value="0.0005584585" calcext:value-type="float">
            <text:p>0.0005584585</text:p>
          </table:table-cell>
          <table:table-cell office:value-type="float" office:value="1.000044" calcext:value-type="float">
            <text:p>1.000044</text:p>
          </table:table-cell>
          <table:table-cell office:value-type="float" office:value="0.01374638" calcext:value-type="float">
            <text:p>0.01374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40401" calcext:value-type="float">
            <text:p>0.007440401</text:p>
          </table:table-cell>
          <table:table-cell table:number-columns-repeated="14"/>
        </table:table-row>
        <table:table-row table:style-name="ro1">
          <table:table-cell office:value-type="float" office:value="-269.9608" calcext:value-type="float">
            <text:p>-269.9608</text:p>
          </table:table-cell>
          <table:table-cell office:value-type="float" office:value="70.9563" calcext:value-type="float">
            <text:p>70.9563</text:p>
          </table:table-cell>
          <table:table-cell office:value-type="float" office:value="1.999948" calcext:value-type="float">
            <text:p>1.999948</text:p>
          </table:table-cell>
          <table:table-cell office:value-type="float" office:value="0.0000173911" calcext:value-type="float">
            <text:p>1.73911E-05</text:p>
          </table:table-cell>
          <table:table-cell office:value-type="float" office:value="2.999632" calcext:value-type="float">
            <text:p>2.999632</text:p>
          </table:table-cell>
          <table:table-cell office:value-type="float" office:value="0.0006829395" calcext:value-type="float">
            <text:p>0.0006829395</text:p>
          </table:table-cell>
          <table:table-cell office:value-type="float" office:value="0.4615031" calcext:value-type="float">
            <text:p>0.4615031</text:p>
          </table:table-cell>
          <table:table-cell office:value-type="float" office:value="0.00187054" calcext:value-type="float">
            <text:p>0.00187054</text:p>
          </table:table-cell>
          <table:table-cell office:value-type="float" office:value="4.99958" calcext:value-type="float">
            <text:p>4.99958</text:p>
          </table:table-cell>
          <table:table-cell office:value-type="float" office:value="1.000315" calcext:value-type="float">
            <text:p>1.000315</text:p>
          </table:table-cell>
          <table:table-cell office:value-type="float" office:value="4.467642" calcext:value-type="float">
            <text:p>4.467642</text:p>
          </table:table-cell>
          <table:table-cell office:value-type="float" office:value="0.00001498772" calcext:value-type="float">
            <text:p>1.498772E-05</text:p>
          </table:table-cell>
          <table:table-cell office:value-type="float" office:value="4.999999" calcext:value-type="float">
            <text:p>4.999999</text:p>
          </table:table-cell>
          <table:table-cell office:value-type="float" office:value="0.007488007" calcext:value-type="float">
            <text:p>0.007488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28362" calcext:value-type="float">
            <text:p>0.007428362</text:p>
          </table:table-cell>
          <table:table-cell table:number-columns-repeated="14"/>
        </table:table-row>
        <table:table-row table:style-name="ro1">
          <table:table-cell office:value-type="float" office:value="-214.5238" calcext:value-type="float">
            <text:p>-214.5238</text:p>
          </table:table-cell>
          <table:table-cell office:value-type="float" office:value="26.07119" calcext:value-type="float">
            <text:p>26.07119</text:p>
          </table:table-cell>
          <table:table-cell office:value-type="float" office:value="1.887411" calcext:value-type="float">
            <text:p>1.887411</text:p>
          </table:table-cell>
          <table:table-cell office:value-type="float" office:value="0.03752976" calcext:value-type="float">
            <text:p>0.03752976</text:p>
          </table:table-cell>
          <table:table-cell office:value-type="float" office:value="2.922939" calcext:value-type="float">
            <text:p>2.922939</text:p>
          </table:table-cell>
          <table:table-cell office:value-type="float" office:value="0.04153253" calcext:value-type="float">
            <text:p>0.04153253</text:p>
          </table:table-cell>
          <table:table-cell office:value-type="float" office:value="0.0003878282" calcext:value-type="float">
            <text:p>0.0003878282</text:p>
          </table:table-cell>
          <table:table-cell office:value-type="float" office:value="0.006573385" calcext:value-type="float">
            <text:p>0.006573385</text:p>
          </table:table-cell>
          <table:table-cell office:value-type="float" office:value="4.81035" calcext:value-type="float">
            <text:p>4.81035</text:p>
          </table:table-cell>
          <table:table-cell office:value-type="float" office:value="0.9644716" calcext:value-type="float">
            <text:p>0.9644716</text:p>
          </table:table-cell>
          <table:table-cell office:value-type="float" office:value="1.000392" calcext:value-type="float">
            <text:p>1.000392</text:p>
          </table:table-cell>
          <table:table-cell office:value-type="float" office:value="0.00001567892" calcext:value-type="float">
            <text:p>1.567892E-05</text:p>
          </table:table-cell>
          <table:table-cell office:value-type="float" office:value="1.000019" calcext:value-type="float">
            <text:p>1.000019</text:p>
          </table:table-cell>
          <table:table-cell office:value-type="float" office:value="0.02636777" calcext:value-type="float">
            <text:p>0.02636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12973" calcext:value-type="float">
            <text:p>0.007412973</text:p>
          </table:table-cell>
          <table:table-cell table:number-columns-repeated="14"/>
        </table:table-row>
        <table:table-row table:style-name="ro1">
          <table:table-cell office:value-type="float" office:value="-236.6302" calcext:value-type="float">
            <text:p>-236.6302</text:p>
          </table:table-cell>
          <table:table-cell office:value-type="float" office:value="27.62075" calcext:value-type="float">
            <text:p>27.62075</text:p>
          </table:table-cell>
          <table:table-cell office:value-type="float" office:value="1.976641" calcext:value-type="float">
            <text:p>1.976641</text:p>
          </table:table-cell>
          <table:table-cell office:value-type="float" office:value="0.007786257" calcext:value-type="float">
            <text:p>0.007786257</text:p>
          </table:table-cell>
          <table:table-cell office:value-type="float" office:value="2.987201" calcext:value-type="float">
            <text:p>2.987201</text:p>
          </table:table-cell>
          <table:table-cell office:value-type="float" office:value="0.002238762" calcext:value-type="float">
            <text:p>0.002238762</text:p>
          </table:table-cell>
          <table:table-cell office:value-type="float" office:value="0.0001408616" calcext:value-type="float">
            <text:p>0.0001408616</text:p>
          </table:table-cell>
          <table:table-cell office:value-type="float" office:value="0.0098848" calcext:value-type="float">
            <text:p>0.0098848</text:p>
          </table:table-cell>
          <table:table-cell office:value-type="float" office:value="4.963842" calcext:value-type="float">
            <text:p>4.963842</text:p>
          </table:table-cell>
          <table:table-cell office:value-type="float" office:value="0.98944" calcext:value-type="float">
            <text:p>0.98944</text:p>
          </table:table-cell>
          <table:table-cell office:value-type="float" office:value="1.000142" calcext:value-type="float">
            <text:p>1.000142</text:p>
          </table:table-cell>
          <table:table-cell office:value-type="float" office:value="0.00000629234" calcext:value-type="float">
            <text:p>6.29234E-06</text:p>
          </table:table-cell>
          <table:table-cell office:value-type="float" office:value="1.000076" calcext:value-type="float">
            <text:p>1.000076</text:p>
          </table:table-cell>
          <table:table-cell office:value-type="float" office:value="0.03984455" calcext:value-type="float">
            <text:p>0.03984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47726" calcext:value-type="float">
            <text:p>0.007347726</text:p>
          </table:table-cell>
          <table:table-cell table:number-columns-repeated="14"/>
        </table:table-row>
        <table:table-row table:style-name="ro1">
          <table:table-cell office:value-type="float" office:value="-193.0259" calcext:value-type="float">
            <text:p>-193.0259</text:p>
          </table:table-cell>
          <table:table-cell office:value-type="float" office:value="24.46542" calcext:value-type="float">
            <text:p>24.46542</text:p>
          </table:table-cell>
          <table:table-cell office:value-type="float" office:value="1.769504" calcext:value-type="float">
            <text:p>1.769504</text:p>
          </table:table-cell>
          <table:table-cell office:value-type="float" office:value="0.07683185" calcext:value-type="float">
            <text:p>0.07683185</text:p>
          </table:table-cell>
          <table:table-cell office:value-type="float" office:value="2.882193" calcext:value-type="float">
            <text:p>2.882193</text:p>
          </table:table-cell>
          <table:table-cell office:value-type="float" office:value="0.005119062" calcext:value-type="float">
            <text:p>0.005119062</text:p>
          </table:table-cell>
          <table:table-cell office:value-type="float" office:value="0.01952801" calcext:value-type="float">
            <text:p>0.01952801</text:p>
          </table:table-cell>
          <table:table-cell office:value-type="float" office:value="0.0001921567" calcext:value-type="float">
            <text:p>0.0001921567</text:p>
          </table:table-cell>
          <table:table-cell office:value-type="float" office:value="4.651697" calcext:value-type="float">
            <text:p>4.651697</text:p>
          </table:table-cell>
          <table:table-cell office:value-type="float" office:value="0.8873118" calcext:value-type="float">
            <text:p>0.8873118</text:p>
          </table:table-cell>
          <table:table-cell office:value-type="float" office:value="1.019625" calcext:value-type="float">
            <text:p>1.019625</text:p>
          </table:table-cell>
          <table:table-cell office:value-type="float" office:value="0.000004698993" calcext:value-type="float">
            <text:p>0.000004699</text:p>
          </table:table-cell>
          <table:table-cell office:value-type="float" office:value="1.000087" calcext:value-type="float">
            <text:p>1.000087</text:p>
          </table:table-cell>
          <table:table-cell office:value-type="float" office:value="0.001115181" calcext:value-type="float">
            <text:p>0.001115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27651" calcext:value-type="float">
            <text:p>0.007327651</text:p>
          </table:table-cell>
          <table:table-cell table:number-columns-repeated="14"/>
        </table:table-row>
        <table:table-row table:style-name="ro1">
          <table:table-cell office:value-type="float" office:value="-116.7001" calcext:value-type="float">
            <text:p>-116.7001</text:p>
          </table:table-cell>
          <table:table-cell office:value-type="float" office:value="9.720143" calcext:value-type="float">
            <text:p>9.720143</text:p>
          </table:table-cell>
          <table:table-cell office:value-type="float" office:value="0.006522218" calcext:value-type="float">
            <text:p>0.006522218</text:p>
          </table:table-cell>
          <table:table-cell office:value-type="float" office:value="0.6644926" calcext:value-type="float">
            <text:p>0.6644926</text:p>
          </table:table-cell>
          <table:table-cell office:value-type="float" office:value="0.00009014874" calcext:value-type="float">
            <text:p>9.014874E-05</text:p>
          </table:table-cell>
          <table:table-cell office:value-type="float" office:value="4.006342" calcext:value-type="float">
            <text:p>4.006342</text:p>
          </table:table-cell>
          <table:table-cell office:value-type="float" office:value="0.8262523" calcext:value-type="float">
            <text:p>0.8262523</text:p>
          </table:table-cell>
          <table:table-cell office:value-type="float" office:value="0.00416107" calcext:value-type="float">
            <text:p>0.00416107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432" calcext:value-type="float">
            <text:p>2.006432</text:p>
          </table:table-cell>
          <table:table-cell office:value-type="float" office:value="2.166347" calcext:value-type="float">
            <text:p>2.166347</text:p>
          </table:table-cell>
          <table:table-cell office:value-type="float" office:value="0.00001440906" calcext:value-type="float">
            <text:p>1.440906E-05</text:p>
          </table:table-cell>
          <table:table-cell office:value-type="float" office:value="1.000463" calcext:value-type="float">
            <text:p>1.000463</text:p>
          </table:table-cell>
          <table:table-cell office:value-type="float" office:value="0.01849535" calcext:value-type="float">
            <text:p>0.01849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22887" calcext:value-type="float">
            <text:p>0.007322887</text:p>
          </table:table-cell>
          <table:table-cell table:number-columns-repeated="14"/>
        </table:table-row>
        <table:table-row table:style-name="ro1">
          <table:table-cell office:value-type="float" office:value="-121.4271" calcext:value-type="float">
            <text:p>-121.4271</text:p>
          </table:table-cell>
          <table:table-cell office:value-type="float" office:value="16.97147" calcext:value-type="float">
            <text:p>16.97147</text:p>
          </table:table-cell>
          <table:table-cell office:value-type="float" office:value="0.005902782" calcext:value-type="float">
            <text:p>0.005902782</text:p>
          </table:table-cell>
          <table:table-cell office:value-type="float" office:value="0.6646991" calcext:value-type="float">
            <text:p>0.6646991</text:p>
          </table:table-cell>
          <table:table-cell office:value-type="float" office:value="0.00007556624" calcext:value-type="float">
            <text:p>7.556624E-05</text:p>
          </table:table-cell>
          <table:table-cell office:value-type="float" office:value="4.005752" calcext:value-type="float">
            <text:p>4.005752</text:p>
          </table:table-cell>
          <table:table-cell office:value-type="float" office:value="0.9479666" calcext:value-type="float">
            <text:p>0.9479666</text:p>
          </table:table-cell>
          <table:table-cell office:value-type="float" office:value="0.01172201" calcext:value-type="float">
            <text:p>0.01172201</text:p>
          </table:table-cell>
          <table:table-cell office:value-type="float" office:value="0.005978348" calcext:value-type="float">
            <text:p>0.005978348</text:p>
          </table:table-cell>
          <table:table-cell office:value-type="float" office:value="2.005827" calcext:value-type="float">
            <text:p>2.005827</text:p>
          </table:table-cell>
          <table:table-cell office:value-type="float" office:value="3.45548" calcext:value-type="float">
            <text:p>3.45548</text:p>
          </table:table-cell>
          <table:table-cell office:value-type="float" office:value="0.0006714014" calcext:value-type="float">
            <text:p>0.0006714014</text:p>
          </table:table-cell>
          <table:table-cell office:value-type="float" office:value="1.002298" calcext:value-type="float">
            <text:p>1.002298</text:p>
          </table:table-cell>
          <table:table-cell office:value-type="float" office:value="0.05607355" calcext:value-type="float">
            <text:p>0.05607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92417" calcext:value-type="float">
            <text:p>0.007192417</text:p>
          </table:table-cell>
          <table:table-cell table:number-columns-repeated="14"/>
        </table:table-row>
        <table:table-row table:style-name="ro1">
          <table:table-cell office:value-type="float" office:value="-263.4686" calcext:value-type="float">
            <text:p>-263.4686</text:p>
          </table:table-cell>
          <table:table-cell office:value-type="float" office:value="62.24274" calcext:value-type="float">
            <text:p>62.24274</text:p>
          </table:table-cell>
          <table:table-cell office:value-type="float" office:value="1.999969" calcext:value-type="float">
            <text:p>1.999969</text:p>
          </table:table-cell>
          <table:table-cell office:value-type="float" office:value="0.00001027006" calcext:value-type="float">
            <text:p>1.027006E-05</text:p>
          </table:table-cell>
          <table:table-cell office:value-type="float" office:value="2.999565" calcext:value-type="float">
            <text:p>2.999565</text:p>
          </table:table-cell>
          <table:table-cell office:value-type="float" office:value="0.0008393298" calcext:value-type="float">
            <text:p>0.0008393298</text:p>
          </table:table-cell>
          <table:table-cell office:value-type="float" office:value="0.9687391" calcext:value-type="float">
            <text:p>0.9687391</text:p>
          </table:table-cell>
          <table:table-cell office:value-type="float" office:value="0.001062328" calcext:value-type="float">
            <text:p>0.001062328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04" calcext:value-type="float">
            <text:p>1.000404</text:p>
          </table:table-cell>
          <table:table-cell office:value-type="float" office:value="3.353601" calcext:value-type="float">
            <text:p>3.353601</text:p>
          </table:table-cell>
          <table:table-cell office:value-type="float" office:value="0.000009783328" calcext:value-type="float">
            <text:p>9.783328E-06</text:p>
          </table:table-cell>
          <table:table-cell office:value-type="float" office:value="4.999993" calcext:value-type="float">
            <text:p>4.999993</text:p>
          </table:table-cell>
          <table:table-cell office:value-type="float" office:value="0.004277652" calcext:value-type="float">
            <text:p>0.004277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66189" calcext:value-type="float">
            <text:p>0.007166189</text:p>
          </table:table-cell>
          <table:table-cell table:number-columns-repeated="14"/>
        </table:table-row>
        <table:table-row table:style-name="ro1">
          <table:table-cell office:value-type="float" office:value="-259.1258" calcext:value-type="float">
            <text:p>-259.1258</text:p>
          </table:table-cell>
          <table:table-cell office:value-type="float" office:value="55.38107" calcext:value-type="float">
            <text:p>55.38107</text:p>
          </table:table-cell>
          <table:table-cell office:value-type="float" office:value="1.999976" calcext:value-type="float">
            <text:p>1.999976</text:p>
          </table:table-cell>
          <table:table-cell office:value-type="float" office:value="0.000007859662" calcext:value-type="float">
            <text:p>7.859662E-06</text:p>
          </table:table-cell>
          <table:table-cell office:value-type="float" office:value="2.999558" calcext:value-type="float">
            <text:p>2.999558</text:p>
          </table:table-cell>
          <table:table-cell office:value-type="float" office:value="0.0008610234" calcext:value-type="float">
            <text:p>0.0008610234</text:p>
          </table:table-cell>
          <table:table-cell office:value-type="float" office:value="0.7948517" calcext:value-type="float">
            <text:p>0.7948517</text:p>
          </table:table-cell>
          <table:table-cell office:value-type="float" office:value="0.000444588" calcext:value-type="float">
            <text:p>0.000444588</text:p>
          </table:table-cell>
          <table:table-cell office:value-type="float" office:value="4.999534" calcext:value-type="float">
            <text:p>4.999534</text:p>
          </table:table-cell>
          <table:table-cell office:value-type="float" office:value="1.000419" calcext:value-type="float">
            <text:p>1.000419</text:p>
          </table:table-cell>
          <table:table-cell office:value-type="float" office:value="2.094148" calcext:value-type="float">
            <text:p>2.094148</text:p>
          </table:table-cell>
          <table:table-cell office:value-type="float" office:value="0.00002447605" calcext:value-type="float">
            <text:p>2.447605E-05</text:p>
          </table:table-cell>
          <table:table-cell office:value-type="float" office:value="4.999943" calcext:value-type="float">
            <text:p>4.999943</text:p>
          </table:table-cell>
          <table:table-cell office:value-type="float" office:value="0.002004516" calcext:value-type="float">
            <text:p>0.002004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42494" calcext:value-type="float">
            <text:p>0.007142494</text:p>
          </table:table-cell>
          <table:table-cell table:number-columns-repeated="14"/>
        </table:table-row>
        <table:table-row table:style-name="ro1">
          <table:table-cell office:value-type="float" office:value="-122.8867" calcext:value-type="float">
            <text:p>-122.8867</text:p>
          </table:table-cell>
          <table:table-cell office:value-type="float" office:value="18.57877" calcext:value-type="float">
            <text:p>18.57877</text:p>
          </table:table-cell>
          <table:table-cell office:value-type="float" office:value="0.0007808126" calcext:value-type="float">
            <text:p>0.0007808126</text:p>
          </table:table-cell>
          <table:table-cell office:value-type="float" office:value="0.6664064" calcext:value-type="float">
            <text:p>0.6664064</text:p>
          </table:table-cell>
          <table:table-cell office:value-type="float" office:value="0.002303221" calcext:value-type="float">
            <text:p>0.002303221</text:p>
          </table:table-cell>
          <table:table-cell office:value-type="float" office:value="3.996174" calcext:value-type="float">
            <text:p>3.996174</text:p>
          </table:table-cell>
          <table:table-cell office:value-type="float" office:value="0.8835085" calcext:value-type="float">
            <text:p>0.8835085</text:p>
          </table:table-cell>
          <table:table-cell office:value-type="float" office:value="0.03844246" calcext:value-type="float">
            <text:p>0.03844246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78" calcext:value-type="float">
            <text:p>1.998478</text:p>
          </table:table-cell>
          <table:table-cell office:value-type="float" office:value="3.682519" calcext:value-type="float">
            <text:p>3.682519</text:p>
          </table:table-cell>
          <table:table-cell office:value-type="float" office:value="0.0001331083" calcext:value-type="float">
            <text:p>0.0001331083</text:p>
          </table:table-cell>
          <table:table-cell office:value-type="float" office:value="1.000078" calcext:value-type="float">
            <text:p>1.000078</text:p>
          </table:table-cell>
          <table:table-cell office:value-type="float" office:value="0.1540813" calcext:value-type="float">
            <text:p>0.1540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35135" calcext:value-type="float">
            <text:p>0.007135135</text:p>
          </table:table-cell>
          <table:table-cell table:number-columns-repeated="14"/>
        </table:table-row>
        <table:table-row table:style-name="ro1">
          <table:table-cell office:value-type="float" office:value="-265.6151" calcext:value-type="float">
            <text:p>-265.6151</text:p>
          </table:table-cell>
          <table:table-cell office:value-type="float" office:value="65.31634" calcext:value-type="float">
            <text:p>65.31634</text:p>
          </table:table-cell>
          <table:table-cell office:value-type="float" office:value="1.99948" calcext:value-type="float">
            <text:p>1.99948</text:p>
          </table:table-cell>
          <table:table-cell office:value-type="float" office:value="0.0001732624" calcext:value-type="float">
            <text:p>0.0001732624</text:p>
          </table:table-cell>
          <table:table-cell office:value-type="float" office:value="2.999586" calcext:value-type="float">
            <text:p>2.999586</text:p>
          </table:table-cell>
          <table:table-cell office:value-type="float" office:value="0.0003085967" calcext:value-type="float">
            <text:p>0.0003085967</text:p>
          </table:table-cell>
          <table:table-cell office:value-type="float" office:value="0.8459325" calcext:value-type="float">
            <text:p>0.8459325</text:p>
          </table:table-cell>
          <table:table-cell office:value-type="float" office:value="0.001631474" calcext:value-type="float">
            <text:p>0.001631474</text:p>
          </table:table-cell>
          <table:table-cell office:value-type="float" office:value="4.999066" calcext:value-type="float">
            <text:p>4.999066</text:p>
          </table:table-cell>
          <table:table-cell office:value-type="float" office:value="0.9998944" calcext:value-type="float">
            <text:p>0.9998944</text:p>
          </table:table-cell>
          <table:table-cell office:value-type="float" office:value="3.784951" calcext:value-type="float">
            <text:p>3.784951</text:p>
          </table:table-cell>
          <table:table-cell office:value-type="float" office:value="0.0001218991" calcext:value-type="float">
            <text:p>0.0001218991</text:p>
          </table:table-cell>
          <table:table-cell office:value-type="float" office:value="5" calcext:value-type="float">
            <text:p>5</text:p>
          </table:table-cell>
          <table:table-cell office:value-type="float" office:value="0.006527483" calcext:value-type="float">
            <text:p>0.006527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28068" calcext:value-type="float">
            <text:p>0.007128068</text:p>
          </table:table-cell>
          <table:table-cell table:number-columns-repeated="14"/>
        </table:table-row>
        <table:table-row table:style-name="ro1">
          <table:table-cell office:value-type="float" office:value="-115.9519" calcext:value-type="float">
            <text:p>-115.9519</text:p>
          </table:table-cell>
          <table:table-cell office:value-type="float" office:value="7.288306" calcext:value-type="float">
            <text:p>7.288306</text:p>
          </table:table-cell>
          <table:table-cell office:value-type="float" office:value="0.0002556442" calcext:value-type="float">
            <text:p>0.0002556442</text:p>
          </table:table-cell>
          <table:table-cell office:value-type="float" office:value="0.6665815" calcext:value-type="float">
            <text:p>0.6665815</text:p>
          </table:table-cell>
          <table:table-cell office:value-type="float" office:value="0.00282839" calcext:value-type="float">
            <text:p>0.00282839</text:p>
          </table:table-cell>
          <table:table-cell office:value-type="float" office:value="3.994599" calcext:value-type="float">
            <text:p>3.994599</text:p>
          </table:table-cell>
          <table:table-cell office:value-type="float" office:value="0.4492777" calcext:value-type="float">
            <text:p>0.4492777</text:p>
          </table:table-cell>
          <table:table-cell office:value-type="float" office:value="0.001914502" calcext:value-type="float">
            <text:p>0.001914502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7427" calcext:value-type="float">
            <text:p>1.997427</text:p>
          </table:table-cell>
          <table:table-cell office:value-type="float" office:value="1.516051" calcext:value-type="float">
            <text:p>1.516051</text:p>
          </table:table-cell>
          <table:table-cell office:value-type="float" office:value="0.0007854158" calcext:value-type="float">
            <text:p>0.0007854158</text:p>
          </table:table-cell>
          <table:table-cell office:value-type="float" office:value="1.000053" calcext:value-type="float">
            <text:p>1.000053</text:p>
          </table:table-cell>
          <table:table-cell office:value-type="float" office:value="0.00787161" calcext:value-type="float">
            <text:p>0.00787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1865" calcext:value-type="float">
            <text:p>0.00711865</text:p>
          </table:table-cell>
          <table:table-cell table:number-columns-repeated="14"/>
        </table:table-row>
        <table:table-row table:style-name="ro1">
          <table:table-cell office:value-type="float" office:value="-264.6677" calcext:value-type="float">
            <text:p>-264.6677</text:p>
          </table:table-cell>
          <table:table-cell office:value-type="float" office:value="63.96172" calcext:value-type="float">
            <text:p>63.96172</text:p>
          </table:table-cell>
          <table:table-cell office:value-type="float" office:value="1.999892" calcext:value-type="float">
            <text:p>1.999892</text:p>
          </table:table-cell>
          <table:table-cell office:value-type="float" office:value="0.00003586308" calcext:value-type="float">
            <text:p>3.586308E-05</text:p>
          </table:table-cell>
          <table:table-cell office:value-type="float" office:value="2.999463" calcext:value-type="float">
            <text:p>2.999463</text:p>
          </table:table-cell>
          <table:table-cell office:value-type="float" office:value="0.0009659271" calcext:value-type="float">
            <text:p>0.0009659271</text:p>
          </table:table-cell>
          <table:table-cell office:value-type="float" office:value="0.9096959" calcext:value-type="float">
            <text:p>0.9096959</text:p>
          </table:table-cell>
          <table:table-cell office:value-type="float" office:value="0.001601776" calcext:value-type="float">
            <text:p>0.001601776</text:p>
          </table:table-cell>
          <table:table-cell office:value-type="float" office:value="4.999356" calcext:value-type="float">
            <text:p>4.999356</text:p>
          </table:table-cell>
          <table:table-cell office:value-type="float" office:value="1.000429" calcext:value-type="float">
            <text:p>1.000429</text:p>
          </table:table-cell>
          <table:table-cell office:value-type="float" office:value="3.601009" calcext:value-type="float">
            <text:p>3.601009</text:p>
          </table:table-cell>
          <table:table-cell office:value-type="float" office:value="0.000004194789" calcext:value-type="float">
            <text:p>4.194789E-06</text:p>
          </table:table-cell>
          <table:table-cell office:value-type="float" office:value="5" calcext:value-type="float">
            <text:p>5</text:p>
          </table:table-cell>
          <table:table-cell office:value-type="float" office:value="0.006408169" calcext:value-type="float">
            <text:p>0.006408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33805" calcext:value-type="float">
            <text:p>0.007033805</text:p>
          </table:table-cell>
          <table:table-cell table:number-columns-repeated="14"/>
        </table:table-row>
        <table:table-row table:style-name="ro1">
          <table:table-cell office:value-type="float" office:value="-224.141" calcext:value-type="float">
            <text:p>-224.141</text:p>
          </table:table-cell>
          <table:table-cell office:value-type="float" office:value="26.71699" calcext:value-type="float">
            <text:p>26.71699</text:p>
          </table:table-cell>
          <table:table-cell office:value-type="float" office:value="1.919263" calcext:value-type="float">
            <text:p>1.919263</text:p>
          </table:table-cell>
          <table:table-cell office:value-type="float" office:value="0.02691221" calcext:value-type="float">
            <text:p>0.02691221</text:p>
          </table:table-cell>
          <table:table-cell office:value-type="float" office:value="2.958658" calcext:value-type="float">
            <text:p>2.958658</text:p>
          </table:table-cell>
          <table:table-cell office:value-type="float" office:value="0.001948172" calcext:value-type="float">
            <text:p>0.001948172</text:p>
          </table:table-cell>
          <table:table-cell office:value-type="float" office:value="0.00002506563" calcext:value-type="float">
            <text:p>2.506563E-05</text:p>
          </table:table-cell>
          <table:table-cell office:value-type="float" office:value="0.001559677" calcext:value-type="float">
            <text:p>0.001559677</text:p>
          </table:table-cell>
          <table:table-cell office:value-type="float" office:value="4.877921" calcext:value-type="float">
            <text:p>4.877921</text:p>
          </table:table-cell>
          <table:table-cell office:value-type="float" office:value="0.9606058" calcext:value-type="float">
            <text:p>0.9606058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00008563244" calcext:value-type="float">
            <text:p>8.563244E-06</text:p>
          </table:table-cell>
          <table:table-cell office:value-type="float" office:value="1.000009" calcext:value-type="float">
            <text:p>1.000009</text:p>
          </table:table-cell>
          <table:table-cell office:value-type="float" office:value="0.00627314" calcext:value-type="float">
            <text:p>0.00627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05714" calcext:value-type="float">
            <text:p>0.007005714</text:p>
          </table:table-cell>
          <table:table-cell table:number-columns-repeated="14"/>
        </table:table-row>
        <table:table-row table:style-name="ro1">
          <table:table-cell office:value-type="float" office:value="-229.8296" calcext:value-type="float">
            <text:p>-229.8296</text:p>
          </table:table-cell>
          <table:table-cell office:value-type="float" office:value="27.1829" calcext:value-type="float">
            <text:p>27.1829</text:p>
          </table:table-cell>
          <table:table-cell office:value-type="float" office:value="1.957715" calcext:value-type="float">
            <text:p>1.957715</text:p>
          </table:table-cell>
          <table:table-cell office:value-type="float" office:value="0.01409486" calcext:value-type="float">
            <text:p>0.01409486</text:p>
          </table:table-cell>
          <table:table-cell office:value-type="float" office:value="2.95999" calcext:value-type="float">
            <text:p>2.95999</text:p>
          </table:table-cell>
          <table:table-cell office:value-type="float" office:value="0.03773548" calcext:value-type="float">
            <text:p>0.03773548</text:p>
          </table:table-cell>
          <table:table-cell office:value-type="float" office:value="0.001727123" calcext:value-type="float">
            <text:p>0.001727123</text:p>
          </table:table-cell>
          <table:table-cell office:value-type="float" office:value="0.001172393" calcext:value-type="float">
            <text:p>0.001172393</text:p>
          </table:table-cell>
          <table:table-cell office:value-type="float" office:value="4.917705" calcext:value-type="float">
            <text:p>4.917705</text:p>
          </table:table-cell>
          <table:table-cell office:value-type="float" office:value="0.9977255" calcext:value-type="float">
            <text:p>0.9977255</text:p>
          </table:table-cell>
          <table:table-cell office:value-type="float" office:value="1.001729" calcext:value-type="float">
            <text:p>1.001729</text:p>
          </table:table-cell>
          <table:table-cell office:value-type="float" office:value="0.00000421776" calcext:value-type="float">
            <text:p>4.21776E-06</text:p>
          </table:table-cell>
          <table:table-cell office:value-type="float" office:value="1.000068" calcext:value-type="float">
            <text:p>1.000068</text:p>
          </table:table-cell>
          <table:table-cell office:value-type="float" office:value="0.004963066" calcext:value-type="float">
            <text:p>0.00496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21403" calcext:value-type="float">
            <text:p>0.006921403</text:p>
          </table:table-cell>
          <table:table-cell table:number-columns-repeated="14"/>
        </table:table-row>
        <table:table-row table:style-name="ro1">
          <table:table-cell office:value-type="float" office:value="-242.1909" calcext:value-type="float">
            <text:p>-242.1909</text:p>
          </table:table-cell>
          <table:table-cell office:value-type="float" office:value="29.36669" calcext:value-type="float">
            <text:p>29.36669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4665425" calcext:value-type="float">
            <text:p>0.4665425</text:p>
          </table:table-cell>
          <table:table-cell office:value-type="float" office:value="0.01016092" calcext:value-type="float">
            <text:p>0.01016092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1.539255" calcext:value-type="float">
            <text:p>1.539255</text:p>
          </table:table-cell>
          <table:table-cell office:value-type="float" office:value="0.00005314378" calcext:value-type="float">
            <text:p>5.314378E-05</text:p>
          </table:table-cell>
          <table:table-cell office:value-type="float" office:value="1.00074" calcext:value-type="float">
            <text:p>1.00074</text:p>
          </table:table-cell>
          <table:table-cell office:value-type="float" office:value="0.04360155" calcext:value-type="float">
            <text:p>0.04360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14034" calcext:value-type="float">
            <text:p>0.006914034</text:p>
          </table:table-cell>
          <table:table-cell table:number-columns-repeated="14"/>
        </table:table-row>
        <table:table-row table:style-name="ro1">
          <table:table-cell office:value-type="float" office:value="-249.1468" calcext:value-type="float">
            <text:p>-249.1468</text:p>
          </table:table-cell>
          <table:table-cell office:value-type="float" office:value="40.58493" calcext:value-type="float">
            <text:p>40.58493</text:p>
          </table:table-cell>
          <table:table-cell office:value-type="float" office:value="1.999802" calcext:value-type="float">
            <text:p>1.999802</text:p>
          </table:table-cell>
          <table:table-cell office:value-type="float" office:value="0.00006599975" calcext:value-type="float">
            <text:p>6.599975E-05</text:p>
          </table:table-cell>
          <table:table-cell office:value-type="float" office:value="2.99974" calcext:value-type="float">
            <text:p>2.99974</text:p>
          </table:table-cell>
          <table:table-cell office:value-type="float" office:value="0.0003217562" calcext:value-type="float">
            <text:p>0.0003217562</text:p>
          </table:table-cell>
          <table:table-cell office:value-type="float" office:value="0.8822889" calcext:value-type="float">
            <text:p>0.8822889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4.999542" calcext:value-type="float">
            <text:p>4.999542</text:p>
          </table:table-cell>
          <table:table-cell office:value-type="float" office:value="1.000062" calcext:value-type="float">
            <text:p>1.000062</text:p>
          </table:table-cell>
          <table:table-cell office:value-type="float" office:value="3.68618" calcext:value-type="float">
            <text:p>3.68618</text:p>
          </table:table-cell>
          <table:table-cell office:value-type="float" office:value="0.000001072207" calcext:value-type="float">
            <text:p>1.072207E-06</text:p>
          </table:table-cell>
          <table:table-cell office:value-type="float" office:value="1" calcext:value-type="float">
            <text:p>1</text:p>
          </table:table-cell>
          <table:table-cell office:value-type="float" office:value="0.03827032" calcext:value-type="float">
            <text:p>0.03827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91787" calcext:value-type="float">
            <text:p>0.006891787</text:p>
          </table:table-cell>
          <table:table-cell table:number-columns-repeated="14"/>
        </table:table-row>
        <table:table-row table:style-name="ro1">
          <table:table-cell office:value-type="float" office:value="-273.6143" calcext:value-type="float">
            <text:p>-273.6143</text:p>
          </table:table-cell>
          <table:table-cell office:value-type="float" office:value="75.67882" calcext:value-type="float">
            <text:p>75.67882</text:p>
          </table:table-cell>
          <table:table-cell office:value-type="float" office:value="1.99988" calcext:value-type="float">
            <text:p>1.99988</text:p>
          </table:table-cell>
          <table:table-cell office:value-type="float" office:value="0.00004001286" calcext:value-type="float">
            <text:p>4.001286E-05</text:p>
          </table:table-cell>
          <table:table-cell office:value-type="float" office:value="2.999504" calcext:value-type="float">
            <text:p>2.999504</text:p>
          </table:table-cell>
          <table:table-cell office:value-type="float" office:value="0.0008713225" calcext:value-type="float">
            <text:p>0.0008713225</text:p>
          </table:table-cell>
          <table:table-cell office:value-type="float" office:value="0.03633435" calcext:value-type="float">
            <text:p>0.03633435</text:p>
          </table:table-cell>
          <table:table-cell office:value-type="float" office:value="0.05596722" calcext:value-type="float">
            <text:p>0.05596722</text:p>
          </table:table-cell>
          <table:table-cell office:value-type="float" office:value="4.999384" calcext:value-type="float">
            <text:p>4.999384</text:p>
          </table:table-cell>
          <table:table-cell office:value-type="float" office:value="1.000376" calcext:value-type="float">
            <text:p>1.000376</text:p>
          </table:table-cell>
          <table:table-cell office:value-type="float" office:value="4.963328" calcext:value-type="float">
            <text:p>4.963328</text:p>
          </table:table-cell>
          <table:table-cell office:value-type="float" office:value="0.000007156448" calcext:value-type="float">
            <text:p>7.156448E-06</text:p>
          </table:table-cell>
          <table:table-cell office:value-type="float" office:value="4.999938" calcext:value-type="float">
            <text:p>4.999938</text:p>
          </table:table-cell>
          <table:table-cell office:value-type="float" office:value="0.2241183" calcext:value-type="float">
            <text:p>0.2241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48034" calcext:value-type="float">
            <text:p>0.006848034</text:p>
          </table:table-cell>
          <table:table-cell table:number-columns-repeated="14"/>
        </table:table-row>
        <table:table-row table:style-name="ro1">
          <table:table-cell office:value-type="float" office:value="-63.16253" calcext:value-type="float">
            <text:p>-63.16253</text:p>
          </table:table-cell>
          <table:table-cell office:value-type="float" office:value="4.327852" calcext:value-type="float">
            <text:p>4.327852</text:p>
          </table:table-cell>
          <table:table-cell office:value-type="float" office:value="0.009128552" calcext:value-type="float">
            <text:p>0.009128552</text:p>
          </table:table-cell>
          <table:table-cell office:value-type="float" office:value="0.6636238" calcext:value-type="float">
            <text:p>0.6636238</text:p>
          </table:table-cell>
          <table:table-cell office:value-type="float" office:value="0.6228675" calcext:value-type="float">
            <text:p>0.6228675</text:p>
          </table:table-cell>
          <table:table-cell office:value-type="float" office:value="2.763393" calcext:value-type="float">
            <text:p>2.763393</text:p>
          </table:table-cell>
          <table:table-cell office:value-type="float" office:value="0.002790446" calcext:value-type="float">
            <text:p>0.002790446</text:p>
          </table:table-cell>
          <table:table-cell office:value-type="float" office:value="0.007946021" calcext:value-type="float">
            <text:p>0.007946021</text:p>
          </table:table-cell>
          <table:table-cell office:value-type="float" office:value="0.6319961" calcext:value-type="float">
            <text:p>0.6319961</text:p>
          </table:table-cell>
          <table:table-cell office:value-type="float" office:value="1.386261" calcext:value-type="float">
            <text:p>1.386261</text:p>
          </table:table-cell>
          <table:table-cell office:value-type="float" office:value="1.002793" calcext:value-type="float">
            <text:p>1.002793</text:p>
          </table:table-cell>
          <table:table-cell office:value-type="float" office:value="0.000002650479" calcext:value-type="float">
            <text:p>2.650479E-06</text:p>
          </table:table-cell>
          <table:table-cell office:value-type="float" office:value="1.000048" calcext:value-type="float">
            <text:p>1.000048</text:p>
          </table:table-cell>
          <table:table-cell office:value-type="float" office:value="0.03197696" calcext:value-type="float">
            <text:p>0.03197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26092" calcext:value-type="float">
            <text:p>0.006826092</text:p>
          </table:table-cell>
          <table:table-cell table:number-columns-repeated="14"/>
        </table:table-row>
        <table:table-row table:style-name="ro1">
          <table:table-cell office:value-type="float" office:value="-77.65165" calcext:value-type="float">
            <text:p>-77.65165</text:p>
          </table:table-cell>
          <table:table-cell office:value-type="float" office:value="4.666702" calcext:value-type="float">
            <text:p>4.666702</text:p>
          </table:table-cell>
          <table:table-cell office:value-type="float" office:value="0.003265548" calcext:value-type="float">
            <text:p>0.003265548</text:p>
          </table:table-cell>
          <table:table-cell office:value-type="float" office:value="0.6655782" calcext:value-type="float">
            <text:p>0.6655782</text:p>
          </table:table-cell>
          <table:table-cell office:value-type="float" office:value="0.4286692" calcext:value-type="float">
            <text:p>0.4286692</text:p>
          </table:table-cell>
          <table:table-cell office:value-type="float" office:value="3.145927" calcext:value-type="float">
            <text:p>3.145927</text:p>
          </table:table-cell>
          <table:table-cell office:value-type="float" office:value="0.0003826901" calcext:value-type="float">
            <text:p>0.0003826901</text:p>
          </table:table-cell>
          <table:table-cell office:value-type="float" office:value="0.0003442536" calcext:value-type="float">
            <text:p>0.0003442536</text:p>
          </table:table-cell>
          <table:table-cell office:value-type="float" office:value="0.4319347" calcext:value-type="float">
            <text:p>0.4319347</text:p>
          </table:table-cell>
          <table:table-cell office:value-type="float" office:value="1.574596" calcext:value-type="float">
            <text:p>1.574596</text:p>
          </table:table-cell>
          <table:table-cell office:value-type="float" office:value="1.000384" calcext:value-type="float">
            <text:p>1.000384</text:p>
          </table:table-cell>
          <table:table-cell office:value-type="float" office:value="0.000004027739" calcext:value-type="float">
            <text:p>4.027739E-06</text:p>
          </table:table-cell>
          <table:table-cell office:value-type="float" office:value="1.000006" calcext:value-type="float">
            <text:p>1.000006</text:p>
          </table:table-cell>
          <table:table-cell office:value-type="float" office:value="0.00139924" calcext:value-type="float">
            <text:p>0.00139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73129" calcext:value-type="float">
            <text:p>0.006773129</text:p>
          </table:table-cell>
          <table:table-cell table:number-columns-repeated="14"/>
        </table:table-row>
        <table:table-row table:style-name="ro1">
          <table:table-cell office:value-type="float" office:value="-251.5006" calcext:value-type="float">
            <text:p>-251.5006</text:p>
          </table:table-cell>
          <table:table-cell office:value-type="float" office:value="43.74904" calcext:value-type="float">
            <text:p>43.74904</text:p>
          </table:table-cell>
          <table:table-cell office:value-type="float" office:value="1.999974" calcext:value-type="float">
            <text:p>1.999974</text:p>
          </table:table-cell>
          <table:table-cell office:value-type="float" office:value="0.000008576766" calcext:value-type="float">
            <text:p>8.576766E-06</text:p>
          </table:table-cell>
          <table:table-cell office:value-type="float" office:value="2.999595" calcext:value-type="float">
            <text:p>2.999595</text:p>
          </table:table-cell>
          <table:table-cell office:value-type="float" office:value="0.0007833362" calcext:value-type="float">
            <text:p>0.0007833362</text:p>
          </table:table-cell>
          <table:table-cell office:value-type="float" office:value="0.7013946" calcext:value-type="float">
            <text:p>0.7013946</text:p>
          </table:table-cell>
          <table:table-cell office:value-type="float" office:value="0.000904572" calcext:value-type="float">
            <text:p>0.000904572</text:p>
          </table:table-cell>
          <table:table-cell office:value-type="float" office:value="4.99957" calcext:value-type="float">
            <text:p>4.99957</text:p>
          </table:table-cell>
          <table:table-cell office:value-type="float" office:value="1.000379" calcext:value-type="float">
            <text:p>1.000379</text:p>
          </table:table-cell>
          <table:table-cell office:value-type="float" office:value="4.092892" calcext:value-type="float">
            <text:p>4.092892</text:p>
          </table:table-cell>
          <table:table-cell office:value-type="float" office:value="0.000008016692" calcext:value-type="float">
            <text:p>8.016692E-06</text:p>
          </table:table-cell>
          <table:table-cell office:value-type="float" office:value="1.000396" calcext:value-type="float">
            <text:p>1.000396</text:p>
          </table:table-cell>
          <table:table-cell office:value-type="float" office:value="0.005202515" calcext:value-type="float">
            <text:p>0.005202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43725" calcext:value-type="float">
            <text:p>0.006743725</text:p>
          </table:table-cell>
          <table:table-cell table:number-columns-repeated="14"/>
        </table:table-row>
        <table:table-row table:style-name="ro1">
          <table:table-cell office:value-type="float" office:value="-261.6468" calcext:value-type="float">
            <text:p>-261.6468</text:p>
          </table:table-cell>
          <table:table-cell office:value-type="float" office:value="59.60869" calcext:value-type="float">
            <text:p>59.60869</text:p>
          </table:table-cell>
          <table:table-cell office:value-type="float" office:value="1.999893" calcext:value-type="float">
            <text:p>1.999893</text:p>
          </table:table-cell>
          <table:table-cell office:value-type="float" office:value="0.00003581874" calcext:value-type="float">
            <text:p>3.581874E-05</text:p>
          </table:table-cell>
          <table:table-cell office:value-type="float" office:value="2.999463" calcext:value-type="float">
            <text:p>2.999463</text:p>
          </table:table-cell>
          <table:table-cell office:value-type="float" office:value="0.000965794" calcext:value-type="float">
            <text:p>0.000965794</text:p>
          </table:table-cell>
          <table:table-cell office:value-type="float" office:value="0.9989431" calcext:value-type="float">
            <text:p>0.9989431</text:p>
          </table:table-cell>
          <table:table-cell office:value-type="float" office:value="0.001424867" calcext:value-type="float">
            <text:p>0.001424867</text:p>
          </table:table-cell>
          <table:table-cell office:value-type="float" office:value="4.999356" calcext:value-type="float">
            <text:p>4.999356</text:p>
          </table:table-cell>
          <table:table-cell office:value-type="float" office:value="1.000429" calcext:value-type="float">
            <text:p>1.000429</text:p>
          </table:table-cell>
          <table:table-cell office:value-type="float" office:value="2.935003" calcext:value-type="float">
            <text:p>2.935003</text:p>
          </table:table-cell>
          <table:table-cell office:value-type="float" office:value="0.000002858634" calcext:value-type="float">
            <text:p>2.858634E-06</text:p>
          </table:table-cell>
          <table:table-cell office:value-type="float" office:value="5" calcext:value-type="float">
            <text:p>5</text:p>
          </table:table-cell>
          <table:table-cell office:value-type="float" office:value="0.005700532" calcext:value-type="float">
            <text:p>0.005700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41858" calcext:value-type="float">
            <text:p>0.006741858</text:p>
          </table:table-cell>
          <table:table-cell table:number-columns-repeated="14"/>
        </table:table-row>
        <table:table-row table:style-name="ro1">
          <table:table-cell office:value-type="float" office:value="-251.6694" calcext:value-type="float">
            <text:p>-251.6694</text:p>
          </table:table-cell>
          <table:table-cell office:value-type="float" office:value="44.08961" calcext:value-type="float">
            <text:p>44.08961</text:p>
          </table:table-cell>
          <table:table-cell office:value-type="float" office:value="1.999303" calcext:value-type="float">
            <text:p>1.999303</text:p>
          </table:table-cell>
          <table:table-cell office:value-type="float" office:value="0.0002323791" calcext:value-type="float">
            <text:p>0.0002323791</text:p>
          </table:table-cell>
          <table:table-cell office:value-type="float" office:value="2.99962" calcext:value-type="float">
            <text:p>2.99962</text:p>
          </table:table-cell>
          <table:table-cell office:value-type="float" office:value="0.00006327549" calcext:value-type="float">
            <text:p>6.327549E-05</text:p>
          </table:table-cell>
          <table:table-cell office:value-type="float" office:value="0.6777518" calcext:value-type="float">
            <text:p>0.6777518</text:p>
          </table:table-cell>
          <table:table-cell office:value-type="float" office:value="0.00002207417" calcext:value-type="float">
            <text:p>2.207417E-05</text:p>
          </table:table-cell>
          <table:table-cell office:value-type="float" office:value="4.998923" calcext:value-type="float">
            <text:p>4.998923</text:p>
          </table:table-cell>
          <table:table-cell office:value-type="float" office:value="0.9996831" calcext:value-type="float">
            <text:p>0.9996831</text:p>
          </table:table-cell>
          <table:table-cell office:value-type="float" office:value="4.135336" calcext:value-type="float">
            <text:p>4.135336</text:p>
          </table:table-cell>
          <table:table-cell office:value-type="float" office:value="0.000004554505" calcext:value-type="float">
            <text:p>4.554505E-06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0009931822" calcext:value-type="float">
            <text:p>9.93182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71559" calcext:value-type="float">
            <text:p>0.006671559</text:p>
          </table:table-cell>
          <table:table-cell table:number-columns-repeated="14"/>
        </table:table-row>
        <table:table-row table:style-name="ro1">
          <table:table-cell office:value-type="float" office:value="-266.746" calcext:value-type="float">
            <text:p>-266.746</text:p>
          </table:table-cell>
          <table:table-cell office:value-type="float" office:value="66.81482" calcext:value-type="float">
            <text:p>66.81482</text:p>
          </table:table-cell>
          <table:table-cell office:value-type="float" office:value="1.999803" calcext:value-type="float">
            <text:p>1.999803</text:p>
          </table:table-cell>
          <table:table-cell office:value-type="float" office:value="0.0000657021" calcext:value-type="float">
            <text:p>6.57021E-05</text:p>
          </table:table-cell>
          <table:table-cell office:value-type="float" office:value="2.999399" calcext:value-type="float">
            <text:p>2.999399</text:p>
          </table:table-cell>
          <table:table-cell office:value-type="float" office:value="0.001005626" calcext:value-type="float">
            <text:p>0.001005626</text:p>
          </table:table-cell>
          <table:table-cell office:value-type="float" office:value="0.7610305" calcext:value-type="float">
            <text:p>0.7610305</text:p>
          </table:table-cell>
          <table:table-cell office:value-type="float" office:value="0.001797888" calcext:value-type="float">
            <text:p>0.001797888</text:p>
          </table:table-cell>
          <table:table-cell office:value-type="float" office:value="4.999202" calcext:value-type="float">
            <text:p>4.999202</text:p>
          </table:table-cell>
          <table:table-cell office:value-type="float" office:value="1.000404" calcext:value-type="float">
            <text:p>1.000404</text:p>
          </table:table-cell>
          <table:table-cell office:value-type="float" office:value="3.977689" calcext:value-type="float">
            <text:p>3.977689</text:p>
          </table:table-cell>
          <table:table-cell office:value-type="float" office:value="0.000001265457" calcext:value-type="float">
            <text:p>1.265457E-06</text:p>
          </table:table-cell>
          <table:table-cell office:value-type="float" office:value="4.999993" calcext:value-type="float">
            <text:p>4.999993</text:p>
          </table:table-cell>
          <table:table-cell office:value-type="float" office:value="0.007219894" calcext:value-type="float">
            <text:p>0.0072198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8445" calcext:value-type="float">
            <text:p>0.006608445</text:p>
          </table:table-cell>
          <table:table-cell table:number-columns-repeated="14"/>
        </table:table-row>
        <table:table-row table:style-name="ro1">
          <table:table-cell office:value-type="float" office:value="-121.9288" calcext:value-type="float">
            <text:p>-121.9288</text:p>
          </table:table-cell>
          <table:table-cell office:value-type="float" office:value="17.74702" calcext:value-type="float">
            <text:p>17.74702</text:p>
          </table:table-cell>
          <table:table-cell office:value-type="float" office:value="0.00608288" calcext:value-type="float">
            <text:p>0.00608288</text:p>
          </table:table-cell>
          <table:table-cell office:value-type="float" office:value="0.664639" calcext:value-type="float">
            <text:p>0.664639</text:p>
          </table:table-cell>
          <table:table-cell office:value-type="float" office:value="0.0005294869" calcext:value-type="float">
            <text:p>0.0005294869</text:p>
          </table:table-cell>
          <table:table-cell office:value-type="float" office:value="4.005024" calcext:value-type="float">
            <text:p>4.005024</text:p>
          </table:table-cell>
          <table:table-cell office:value-type="float" office:value="0.9196473" calcext:value-type="float">
            <text:p>0.9196473</text:p>
          </table:table-cell>
          <table:table-cell office:value-type="float" office:value="0.002498645" calcext:value-type="float">
            <text:p>0.002498645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5553" calcext:value-type="float">
            <text:p>2.005553</text:p>
          </table:table-cell>
          <table:table-cell office:value-type="float" office:value="3.566914" calcext:value-type="float">
            <text:p>3.566914</text:p>
          </table:table-cell>
          <table:table-cell office:value-type="float" office:value="0.00001978718" calcext:value-type="float">
            <text:p>1.978718E-05</text:p>
          </table:table-cell>
          <table:table-cell office:value-type="float" office:value="1.000841" calcext:value-type="float">
            <text:p>1.000841</text:p>
          </table:table-cell>
          <table:table-cell office:value-type="float" office:value="0.01335949" calcext:value-type="float">
            <text:p>0.01335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2411" calcext:value-type="float">
            <text:p>0.006602411</text:p>
          </table:table-cell>
          <table:table-cell table:number-columns-repeated="14"/>
        </table:table-row>
        <table:table-row table:style-name="ro1">
          <table:table-cell office:value-type="float" office:value="-272.8112" calcext:value-type="float">
            <text:p>-272.8112</text:p>
          </table:table-cell>
          <table:table-cell office:value-type="float" office:value="74.67826" calcext:value-type="float">
            <text:p>74.67826</text:p>
          </table:table-cell>
          <table:table-cell office:value-type="float" office:value="1.999722" calcext:value-type="float">
            <text:p>1.999722</text:p>
          </table:table-cell>
          <table:table-cell office:value-type="float" office:value="0.00009261018" calcext:value-type="float">
            <text:p>9.261018E-05</text:p>
          </table:table-cell>
          <table:table-cell office:value-type="float" office:value="2.999344" calcext:value-type="float">
            <text:p>2.999344</text:p>
          </table:table-cell>
          <table:table-cell office:value-type="float" office:value="0.001034467" calcext:value-type="float">
            <text:p>0.001034467</text:p>
          </table:table-cell>
          <table:table-cell office:value-type="float" office:value="0.1286323" calcext:value-type="float">
            <text:p>0.1286323</text:p>
          </table:table-cell>
          <table:table-cell office:value-type="float" office:value="0.001631605" calcext:value-type="float">
            <text:p>0.001631605</text:p>
          </table:table-cell>
          <table:table-cell office:value-type="float" office:value="4.999066" calcext:value-type="float">
            <text:p>4.999066</text:p>
          </table:table-cell>
          <table:table-cell office:value-type="float" office:value="1.000378" calcext:value-type="float">
            <text:p>1.000378</text:p>
          </table:table-cell>
          <table:table-cell office:value-type="float" office:value="4.866909" calcext:value-type="float">
            <text:p>4.866909</text:p>
          </table:table-cell>
          <table:table-cell office:value-type="float" office:value="0.0001218991" calcext:value-type="float">
            <text:p>0.0001218991</text:p>
          </table:table-cell>
          <table:table-cell office:value-type="float" office:value="5" calcext:value-type="float">
            <text:p>5</text:p>
          </table:table-cell>
          <table:table-cell office:value-type="float" office:value="0.006527483" calcext:value-type="float">
            <text:p>0.006527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153" calcext:value-type="float">
            <text:p>0.00660153</text:p>
          </table:table-cell>
          <table:table-cell table:number-columns-repeated="14"/>
        </table:table-row>
        <table:table-row table:style-name="ro1">
          <table:table-cell office:value-type="float" office:value="-254.9623" calcext:value-type="float">
            <text:p>-254.9623</text:p>
          </table:table-cell>
          <table:table-cell office:value-type="float" office:value="48.2402" calcext:value-type="float">
            <text:p>48.2402</text:p>
          </table:table-cell>
          <table:table-cell office:value-type="float" office:value="1.999811" calcext:value-type="float">
            <text:p>1.999811</text:p>
          </table:table-cell>
          <table:table-cell office:value-type="float" office:value="0.00006289421" calcext:value-type="float">
            <text:p>6.289421E-05</text:p>
          </table:table-cell>
          <table:table-cell office:value-type="float" office:value="2.999766" calcext:value-type="float">
            <text:p>2.999766</text:p>
          </table:table-cell>
          <table:table-cell office:value-type="float" office:value="0.0002791146" calcext:value-type="float">
            <text:p>0.0002791146</text:p>
          </table:table-cell>
          <table:table-cell office:value-type="float" office:value="0.3526482" calcext:value-type="float">
            <text:p>0.3526482</text:p>
          </table:table-cell>
          <table:table-cell office:value-type="float" office:value="0.0005260776" calcext:value-type="float">
            <text:p>0.0005260776</text:p>
          </table:table-cell>
          <table:table-cell office:value-type="float" office:value="4.999577" calcext:value-type="float">
            <text:p>4.999577</text:p>
          </table:table-cell>
          <table:table-cell office:value-type="float" office:value="1.000045" calcext:value-type="float">
            <text:p>1.000045</text:p>
          </table:table-cell>
          <table:table-cell office:value-type="float" office:value="4.609155" calcext:value-type="float">
            <text:p>4.609155</text:p>
          </table:table-cell>
          <table:table-cell office:value-type="float" office:value="0.00002716014" calcext:value-type="float">
            <text:p>2.716014E-05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002142701" calcext:value-type="float">
            <text:p>0.002142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86569" calcext:value-type="float">
            <text:p>0.006586569</text:p>
          </table:table-cell>
          <table:table-cell table:number-columns-repeated="14"/>
        </table:table-row>
        <table:table-row table:style-name="ro1">
          <table:table-cell office:value-type="float" office:value="-153.1127" calcext:value-type="float">
            <text:p>-153.1127</text:p>
          </table:table-cell>
          <table:table-cell office:value-type="float" office:value="21.48802" calcext:value-type="float">
            <text:p>21.48802</text:p>
          </table:table-cell>
          <table:table-cell office:value-type="float" office:value="1.567117" calcext:value-type="float">
            <text:p>1.567117</text:p>
          </table:table-cell>
          <table:table-cell office:value-type="float" office:value="0.1442943" calcext:value-type="float">
            <text:p>0.1442943</text:p>
          </table:table-cell>
          <table:table-cell office:value-type="float" office:value="2.762532" calcext:value-type="float">
            <text:p>2.762532</text:p>
          </table:table-cell>
          <table:table-cell office:value-type="float" office:value="0.04205338" calcext:value-type="float">
            <text:p>0.04205338</text:p>
          </table:table-cell>
          <table:table-cell office:value-type="float" office:value="0.04536222" calcext:value-type="float">
            <text:p>0.04536222</text:p>
          </table:table-cell>
          <table:table-cell office:value-type="float" office:value="0.005765787" calcext:value-type="float">
            <text:p>0.005765787</text:p>
          </table:table-cell>
          <table:table-cell office:value-type="float" office:value="4.329649" calcext:value-type="float">
            <text:p>4.329649</text:p>
          </table:table-cell>
          <table:table-cell office:value-type="float" office:value="0.8045853" calcext:value-type="float">
            <text:p>0.8045853</text:p>
          </table:table-cell>
          <table:table-cell office:value-type="float" office:value="1.045891" calcext:value-type="float">
            <text:p>1.045891</text:p>
          </table:table-cell>
          <table:table-cell office:value-type="float" office:value="0.00001089977" calcext:value-type="float">
            <text:p>1.089977E-05</text:p>
          </table:table-cell>
          <table:table-cell office:value-type="float" office:value="1.000172" calcext:value-type="float">
            <text:p>1.000172</text:p>
          </table:table-cell>
          <table:table-cell office:value-type="float" office:value="0.02375197" calcext:value-type="float">
            <text:p>0.02375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80207" calcext:value-type="float">
            <text:p>0.006580207</text:p>
          </table:table-cell>
          <table:table-cell table:number-columns-repeated="14"/>
        </table:table-row>
        <table:table-row table:style-name="ro1">
          <table:table-cell office:value-type="float" office:value="-219.618" calcext:value-type="float">
            <text:p>-219.618</text:p>
          </table:table-cell>
          <table:table-cell office:value-type="float" office:value="26.4122" calcext:value-type="float">
            <text:p>26.4122</text:p>
          </table:table-cell>
          <table:table-cell office:value-type="float" office:value="1.902945" calcext:value-type="float">
            <text:p>1.902945</text:p>
          </table:table-cell>
          <table:table-cell office:value-type="float" office:value="0.03235174" calcext:value-type="float">
            <text:p>0.03235174</text:p>
          </table:table-cell>
          <table:table-cell office:value-type="float" office:value="2.943357" calcext:value-type="float">
            <text:p>2.943357</text:p>
          </table:table-cell>
          <table:table-cell office:value-type="float" office:value="0.01623123" calcext:value-type="float">
            <text:p>0.01623123</text:p>
          </table:table-cell>
          <table:table-cell office:value-type="float" office:value="0.002084915" calcext:value-type="float">
            <text:p>0.002084915</text:p>
          </table:table-cell>
          <table:table-cell office:value-type="float" office:value="0.002243982" calcext:value-type="float">
            <text:p>0.002243982</text:p>
          </table:table-cell>
          <table:table-cell office:value-type="float" office:value="4.846302" calcext:value-type="float">
            <text:p>4.846302</text:p>
          </table:table-cell>
          <table:table-cell office:value-type="float" office:value="0.959588" calcext:value-type="float">
            <text:p>0.959588</text:p>
          </table:table-cell>
          <table:table-cell office:value-type="float" office:value="1.002095" calcext:value-type="float">
            <text:p>1.002095</text:p>
          </table:table-cell>
          <table:table-cell office:value-type="float" office:value="0.00003416493" calcext:value-type="float">
            <text:p>3.416493E-05</text:p>
          </table:table-cell>
          <table:table-cell office:value-type="float" office:value="1.000231" calcext:value-type="float">
            <text:p>1.000231</text:p>
          </table:table-cell>
          <table:table-cell office:value-type="float" office:value="0.009898131" calcext:value-type="float">
            <text:p>0.009898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66753" calcext:value-type="float">
            <text:p>0.006566753</text:p>
          </table:table-cell>
          <table:table-cell table:number-columns-repeated="14"/>
        </table:table-row>
        <table:table-row table:style-name="ro1">
          <table:table-cell office:value-type="float" office:value="-257.7804" calcext:value-type="float">
            <text:p>-257.7804</text:p>
          </table:table-cell>
          <table:table-cell office:value-type="float" office:value="51.80884" calcext:value-type="float">
            <text:p>51.80884</text:p>
          </table:table-cell>
          <table:table-cell office:value-type="float" office:value="1.999802" calcext:value-type="float">
            <text:p>1.999802</text:p>
          </table:table-cell>
          <table:table-cell office:value-type="float" office:value="0.00006599975" calcext:value-type="float">
            <text:p>6.599975E-05</text:p>
          </table:table-cell>
          <table:table-cell office:value-type="float" office:value="2.99974" calcext:value-type="float">
            <text:p>2.99974</text:p>
          </table:table-cell>
          <table:table-cell office:value-type="float" office:value="0.0003217562" calcext:value-type="float">
            <text:p>0.0003217562</text:p>
          </table:table-cell>
          <table:table-cell office:value-type="float" office:value="0.01875469" calcext:value-type="float">
            <text:p>0.01875469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4.999542" calcext:value-type="float">
            <text:p>4.999542</text:p>
          </table:table-cell>
          <table:table-cell office:value-type="float" office:value="1.000062" calcext:value-type="float">
            <text:p>1.000062</text:p>
          </table:table-cell>
          <table:table-cell office:value-type="float" office:value="4.981147" calcext:value-type="float">
            <text:p>4.981147</text:p>
          </table:table-cell>
          <table:table-cell office:value-type="float" office:value="0.00003648609" calcext:value-type="float">
            <text:p>3.648609E-05</text:p>
          </table:table-cell>
          <table:table-cell office:value-type="float" office:value="1" calcext:value-type="float">
            <text:p>1</text:p>
          </table:table-cell>
          <table:table-cell office:value-type="float" office:value="0.03827032" calcext:value-type="float">
            <text:p>0.03827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64361" calcext:value-type="float">
            <text:p>0.006564361</text:p>
          </table:table-cell>
          <table:table-cell table:number-columns-repeated="14"/>
        </table:table-row>
        <table:table-row table:style-name="ro1">
          <table:table-cell office:value-type="float" office:value="-266.6456" calcext:value-type="float">
            <text:p>-266.6456</text:p>
          </table:table-cell>
          <table:table-cell office:value-type="float" office:value="66.61261" calcext:value-type="float">
            <text:p>66.61261</text:p>
          </table:table-cell>
          <table:table-cell office:value-type="float" office:value="1.999966" calcext:value-type="float">
            <text:p>1.999966</text:p>
          </table:table-cell>
          <table:table-cell office:value-type="float" office:value="0.00001127325" calcext:value-type="float">
            <text:p>1.127325E-05</text:p>
          </table:table-cell>
          <table:table-cell office:value-type="float" office:value="2.999592" calcext:value-type="float">
            <text:p>2.999592</text:p>
          </table:table-cell>
          <table:table-cell office:value-type="float" office:value="0.0007823598" calcext:value-type="float">
            <text:p>0.0007823598</text:p>
          </table:table-cell>
          <table:table-cell office:value-type="float" office:value="0.7734269" calcext:value-type="float">
            <text:p>0.7734269</text:p>
          </table:table-cell>
          <table:table-cell office:value-type="float" office:value="0.001843082" calcext:value-type="float">
            <text:p>0.001843082</text:p>
          </table:table-cell>
          <table:table-cell office:value-type="float" office:value="4.999558" calcext:value-type="float">
            <text:p>4.999558</text:p>
          </table:table-cell>
          <table:table-cell office:value-type="float" office:value="1.000374" calcext:value-type="float">
            <text:p>1.000374</text:p>
          </table:table-cell>
          <table:table-cell office:value-type="float" office:value="3.951993" calcext:value-type="float">
            <text:p>3.951993</text:p>
          </table:table-cell>
          <table:table-cell office:value-type="float" office:value="0.000001475778" calcext:value-type="float">
            <text:p>1.475778E-06</text:p>
          </table:table-cell>
          <table:table-cell office:value-type="float" office:value="4.999797" calcext:value-type="float">
            <text:p>4.999797</text:p>
          </table:table-cell>
          <table:table-cell office:value-type="float" office:value="0.008185301" calcext:value-type="float">
            <text:p>0.008185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26355" calcext:value-type="float">
            <text:p>0.006526355</text:p>
          </table:table-cell>
          <table:table-cell table:number-columns-repeated="14"/>
        </table:table-row>
        <table:table-row table:style-name="ro1">
          <table:table-cell office:value-type="float" office:value="-263.0429" calcext:value-type="float">
            <text:p>-263.0429</text:p>
          </table:table-cell>
          <table:table-cell office:value-type="float" office:value="61.72156" calcext:value-type="float">
            <text:p>61.72156</text:p>
          </table:table-cell>
          <table:table-cell office:value-type="float" office:value="1.999492" calcext:value-type="float">
            <text:p>1.999492</text:p>
          </table:table-cell>
          <table:table-cell office:value-type="float" office:value="0.000169196" calcext:value-type="float">
            <text:p>0.000169196</text:p>
          </table:table-cell>
          <table:table-cell office:value-type="float" office:value="2.999598" calcext:value-type="float">
            <text:p>2.999598</text:p>
          </table:table-cell>
          <table:table-cell office:value-type="float" office:value="0.0002971862" calcext:value-type="float">
            <text:p>0.0002971862</text:p>
          </table:table-cell>
          <table:table-cell office:value-type="float" office:value="0.980975" calcext:value-type="float">
            <text:p>0.980975</text:p>
          </table:table-cell>
          <table:table-cell office:value-type="float" office:value="0.0004272117" calcext:value-type="float">
            <text:p>0.0004272117</text:p>
          </table:table-cell>
          <table:table-cell office:value-type="float" office:value="4.99909" calcext:value-type="float">
            <text:p>4.99909</text:p>
          </table:table-cell>
          <table:table-cell office:value-type="float" office:value="0.9998948" calcext:value-type="float">
            <text:p>0.9998948</text:p>
          </table:table-cell>
          <table:table-cell office:value-type="float" office:value="3.275843" calcext:value-type="float">
            <text:p>3.275843</text:p>
          </table:table-cell>
          <table:table-cell office:value-type="float" office:value="0.00001071797" calcext:value-type="float">
            <text:p>0.000010718</text:p>
          </table:table-cell>
          <table:table-cell office:value-type="float" office:value="4.999972" calcext:value-type="float">
            <text:p>4.999972</text:p>
          </table:table-cell>
          <table:table-cell office:value-type="float" office:value="0.001820332" calcext:value-type="float">
            <text:p>0.001820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16634" calcext:value-type="float">
            <text:p>0.006516634</text:p>
          </table:table-cell>
          <table:table-cell table:number-columns-repeated="14"/>
        </table:table-row>
        <table:table-row table:style-name="ro1">
          <table:table-cell office:value-type="float" office:value="-186.6329" calcext:value-type="float">
            <text:p>-186.6329</text:p>
          </table:table-cell>
          <table:table-cell office:value-type="float" office:value="24.06853" calcext:value-type="float">
            <text:p>24.06853</text:p>
          </table:table-cell>
          <table:table-cell office:value-type="float" office:value="1.736823" calcext:value-type="float">
            <text:p>1.736823</text:p>
          </table:table-cell>
          <table:table-cell office:value-type="float" office:value="0.08772562" calcext:value-type="float">
            <text:p>0.08772562</text:p>
          </table:table-cell>
          <table:table-cell office:value-type="float" office:value="2.865904" calcext:value-type="float">
            <text:p>2.865904</text:p>
          </table:table-cell>
          <table:table-cell office:value-type="float" office:value="0.005015291" calcext:value-type="float">
            <text:p>0.005015291</text:p>
          </table:table-cell>
          <table:table-cell office:value-type="float" office:value="0.05913717" calcext:value-type="float">
            <text:p>0.05913717</text:p>
          </table:table-cell>
          <table:table-cell office:value-type="float" office:value="0.006394175" calcext:value-type="float">
            <text:p>0.006394175</text:p>
          </table:table-cell>
          <table:table-cell office:value-type="float" office:value="4.602727" calcext:value-type="float">
            <text:p>4.602727</text:p>
          </table:table-cell>
          <table:table-cell office:value-type="float" office:value="0.8709192" calcext:value-type="float">
            <text:p>0.8709192</text:p>
          </table:table-cell>
          <table:table-cell office:value-type="float" office:value="1.060046" calcext:value-type="float">
            <text:p>1.060046</text:p>
          </table:table-cell>
          <table:table-cell office:value-type="float" office:value="0.00003129207" calcext:value-type="float">
            <text:p>3.129207E-05</text:p>
          </table:table-cell>
          <table:table-cell office:value-type="float" office:value="1.000264" calcext:value-type="float">
            <text:p>1.000264</text:p>
          </table:table-cell>
          <table:table-cell office:value-type="float" office:value="0.0266307" calcext:value-type="float">
            <text:p>0.0266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227" calcext:value-type="float">
            <text:p>0.0064227</text:p>
          </table:table-cell>
          <table:table-cell table:number-columns-repeated="14"/>
        </table:table-row>
        <table:table-row table:style-name="ro1">
          <table:table-cell office:value-type="float" office:value="-238.417" calcext:value-type="float">
            <text:p>-238.417</text:p>
          </table:table-cell>
          <table:table-cell office:value-type="float" office:value="27.80719" calcext:value-type="float">
            <text:p>27.80719</text:p>
          </table:table-cell>
          <table:table-cell office:value-type="float" office:value="1.995098" calcext:value-type="float">
            <text:p>1.995098</text:p>
          </table:table-cell>
          <table:table-cell office:value-type="float" office:value="0.001633872" calcext:value-type="float">
            <text:p>0.001633872</text:p>
          </table:table-cell>
          <table:table-cell office:value-type="float" office:value="2.981105" calcext:value-type="float">
            <text:p>2.981105</text:p>
          </table:table-cell>
          <table:table-cell office:value-type="float" office:value="0.03288783" calcext:value-type="float">
            <text:p>0.03288783</text:p>
          </table:table-cell>
          <table:table-cell office:value-type="float" office:value="0.008136054" calcext:value-type="float">
            <text:p>0.008136054</text:p>
          </table:table-cell>
          <table:table-cell office:value-type="float" office:value="0.00005239393" calcext:value-type="float">
            <text:p>5.239393E-05</text:p>
          </table:table-cell>
          <table:table-cell office:value-type="float" office:value="4.976204" calcext:value-type="float">
            <text:p>4.976204</text:p>
          </table:table-cell>
          <table:table-cell office:value-type="float" office:value="1.013993" calcext:value-type="float">
            <text:p>1.013993</text:p>
          </table:table-cell>
          <table:table-cell office:value-type="float" office:value="1.008153" calcext:value-type="float">
            <text:p>1.008153</text:p>
          </table:table-cell>
          <table:table-cell office:value-type="float" office:value="0.000002233329" calcext:value-type="float">
            <text:p>2.233329E-06</text:p>
          </table:table-cell>
          <table:table-cell office:value-type="float" office:value="1.000017" calcext:value-type="float">
            <text:p>1.000017</text:p>
          </table:table-cell>
          <table:table-cell office:value-type="float" office:value="0.0002767818" calcext:value-type="float">
            <text:p>0.0002767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73749" calcext:value-type="float">
            <text:p>0.006373749</text:p>
          </table:table-cell>
          <table:table-cell table:number-columns-repeated="14"/>
        </table:table-row>
        <table:table-row table:style-name="ro1">
          <table:table-cell office:value-type="float" office:value="-262.8796" calcext:value-type="float">
            <text:p>-262.8796</text:p>
          </table:table-cell>
          <table:table-cell office:value-type="float" office:value="61.48668" calcext:value-type="float">
            <text:p>61.48668</text:p>
          </table:table-cell>
          <table:table-cell office:value-type="float" office:value="1.999499" calcext:value-type="float">
            <text:p>1.999499</text:p>
          </table:table-cell>
          <table:table-cell office:value-type="float" office:value="0.0001669827" calcext:value-type="float">
            <text:p>0.0001669827</text:p>
          </table:table-cell>
          <table:table-cell office:value-type="float" office:value="2.999588" calcext:value-type="float">
            <text:p>2.999588</text:p>
          </table:table-cell>
          <table:table-cell office:value-type="float" office:value="0.0003236132" calcext:value-type="float">
            <text:p>0.0003236132</text:p>
          </table:table-cell>
          <table:table-cell office:value-type="float" office:value="0.9856284" calcext:value-type="float">
            <text:p>0.9856284</text:p>
          </table:table-cell>
          <table:table-cell office:value-type="float" office:value="0.001187697" calcext:value-type="float">
            <text:p>0.001187697</text:p>
          </table:table-cell>
          <table:table-cell office:value-type="float" office:value="4.999087" calcext:value-type="float">
            <text:p>4.999087</text:p>
          </table:table-cell>
          <table:table-cell office:value-type="float" office:value="0.9999113" calcext:value-type="float">
            <text:p>0.9999113</text:p>
          </table:table-cell>
          <table:table-cell office:value-type="float" office:value="3.239749" calcext:value-type="float">
            <text:p>3.239749</text:p>
          </table:table-cell>
          <table:table-cell office:value-type="float" office:value="0.000006924108" calcext:value-type="float">
            <text:p>6.924108E-06</text:p>
          </table:table-cell>
          <table:table-cell office:value-type="float" office:value="4.999999" calcext:value-type="float">
            <text:p>4.999999</text:p>
          </table:table-cell>
          <table:table-cell office:value-type="float" office:value="0.004753128" calcext:value-type="float">
            <text:p>0.004753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38636" calcext:value-type="float">
            <text:p>0.006338636</text:p>
          </table:table-cell>
          <table:table-cell table:number-columns-repeated="14"/>
        </table:table-row>
        <table:table-row table:style-name="ro1">
          <table:table-cell office:value-type="float" office:value="-250.5882" calcext:value-type="float">
            <text:p>-250.5882</text:p>
          </table:table-cell>
          <table:table-cell office:value-type="float" office:value="42.59312" calcext:value-type="float">
            <text:p>42.59312</text:p>
          </table:table-cell>
          <table:table-cell office:value-type="float" office:value="1.999776" calcext:value-type="float">
            <text:p>1.999776</text:p>
          </table:table-cell>
          <table:table-cell office:value-type="float" office:value="0.0000747669" calcext:value-type="float">
            <text:p>7.47669E-05</text:p>
          </table:table-cell>
          <table:table-cell office:value-type="float" office:value="2.999479" calcext:value-type="float">
            <text:p>2.999479</text:p>
          </table:table-cell>
          <table:table-cell office:value-type="float" office:value="0.0008170154" calcext:value-type="float">
            <text:p>0.0008170154</text:p>
          </table:table-cell>
          <table:table-cell office:value-type="float" office:value="0.7745319" calcext:value-type="float">
            <text:p>0.7745319</text:p>
          </table:table-cell>
          <table:table-cell office:value-type="float" office:value="0.001863577" calcext:value-type="float">
            <text:p>0.001863577</text:p>
          </table:table-cell>
          <table:table-cell office:value-type="float" office:value="4.999255" calcext:value-type="float">
            <text:p>4.999255</text:p>
          </table:table-cell>
          <table:table-cell office:value-type="float" office:value="1.000296" calcext:value-type="float">
            <text:p>1.000296</text:p>
          </table:table-cell>
          <table:table-cell office:value-type="float" office:value="3.949669" calcext:value-type="float">
            <text:p>3.949669</text:p>
          </table:table-cell>
          <table:table-cell office:value-type="float" office:value="0.0000002433367" calcext:value-type="float">
            <text:p>2.433367E-07</text:p>
          </table:table-cell>
          <table:table-cell office:value-type="float" office:value="1.000017" calcext:value-type="float">
            <text:p>1.000017</text:p>
          </table:table-cell>
          <table:table-cell office:value-type="float" office:value="0.007523232" calcext:value-type="float">
            <text:p>0.007523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37202" calcext:value-type="float">
            <text:p>0.006337202</text:p>
          </table:table-cell>
          <table:table-cell table:number-columns-repeated="14"/>
        </table:table-row>
        <table:table-row table:style-name="ro1">
          <table:table-cell office:value-type="float" office:value="-265.7303" calcext:value-type="float">
            <text:p>-265.7303</text:p>
          </table:table-cell>
          <table:table-cell office:value-type="float" office:value="65.41431" calcext:value-type="float">
            <text:p>65.41431</text:p>
          </table:table-cell>
          <table:table-cell office:value-type="float" office:value="1.999654" calcext:value-type="float">
            <text:p>1.999654</text:p>
          </table:table-cell>
          <table:table-cell office:value-type="float" office:value="0.0001154076" calcext:value-type="float">
            <text:p>0.0001154076</text:p>
          </table:table-cell>
          <table:table-cell office:value-type="float" office:value="2.999709" calcext:value-type="float">
            <text:p>2.999709</text:p>
          </table:table-cell>
          <table:table-cell office:value-type="float" office:value="0.0002367339" calcext:value-type="float">
            <text:p>0.0002367339</text:p>
          </table:table-cell>
          <table:table-cell office:value-type="float" office:value="0.8410104" calcext:value-type="float">
            <text:p>0.8410104</text:p>
          </table:table-cell>
          <table:table-cell office:value-type="float" office:value="0.001601645" calcext:value-type="float">
            <text:p>0.001601645</text:p>
          </table:table-cell>
          <table:table-cell office:value-type="float" office:value="4.999362" calcext:value-type="float">
            <text:p>4.999362</text:p>
          </table:table-cell>
          <table:table-cell office:value-type="float" office:value="0.9999453" calcext:value-type="float">
            <text:p>0.9999453</text:p>
          </table:table-cell>
          <table:table-cell office:value-type="float" office:value="3.797467" calcext:value-type="float">
            <text:p>3.797467</text:p>
          </table:table-cell>
          <table:table-cell office:value-type="float" office:value="0.000004026259" calcext:value-type="float">
            <text:p>4.026259E-06</text:p>
          </table:table-cell>
          <table:table-cell office:value-type="float" office:value="5" calcext:value-type="float">
            <text:p>5</text:p>
          </table:table-cell>
          <table:table-cell office:value-type="float" office:value="0.006408169" calcext:value-type="float">
            <text:p>0.006408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11161" calcext:value-type="float">
            <text:p>0.006311161</text:p>
          </table:table-cell>
          <table:table-cell table:number-columns-repeated="14"/>
        </table:table-row>
        <table:table-row table:style-name="ro1">
          <table:table-cell office:value-type="float" office:value="-75.0006" calcext:value-type="float">
            <text:p>-75.0006</text:p>
          </table:table-cell>
          <table:table-cell office:value-type="float" office:value="4.588087" calcext:value-type="float">
            <text:p>4.588087</text:p>
          </table:table-cell>
          <table:table-cell office:value-type="float" office:value="0.001599686" calcext:value-type="float">
            <text:p>0.001599686</text:p>
          </table:table-cell>
          <table:table-cell office:value-type="float" office:value="0.6661334" calcext:value-type="float">
            <text:p>0.6661334</text:p>
          </table:table-cell>
          <table:table-cell office:value-type="float" office:value="0.4649613" calcext:value-type="float">
            <text:p>0.4649613</text:p>
          </table:table-cell>
          <table:table-cell office:value-type="float" office:value="3.071677" calcext:value-type="float">
            <text:p>3.071677</text:p>
          </table:table-cell>
          <table:table-cell office:value-type="float" office:value="0.004552364" calcext:value-type="float">
            <text:p>0.004552364</text:p>
          </table:table-cell>
          <table:table-cell office:value-type="float" office:value="0.00005711373" calcext:value-type="float">
            <text:p>5.711373E-05</text:p>
          </table:table-cell>
          <table:table-cell office:value-type="float" office:value="0.466561" calcext:value-type="float">
            <text:p>0.466561</text:p>
          </table:table-cell>
          <table:table-cell office:value-type="float" office:value="1.536638" calcext:value-type="float">
            <text:p>1.536638</text:p>
          </table:table-cell>
          <table:table-cell office:value-type="float" office:value="1.004558" calcext:value-type="float">
            <text:p>1.004558</text:p>
          </table:table-cell>
          <table:table-cell office:value-type="float" office:value="0.0000001087315" calcext:value-type="float">
            <text:p>1.087315E-07</text:p>
          </table:table-cell>
          <table:table-cell office:value-type="float" office:value="1.000007" calcext:value-type="float">
            <text:p>1.000007</text:p>
          </table:table-cell>
          <table:table-cell office:value-type="float" office:value="0.0002572198" calcext:value-type="float">
            <text:p>0.0002572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9214" calcext:value-type="float">
            <text:p>0.00629214</text:p>
          </table:table-cell>
          <table:table-cell table:number-columns-repeated="14"/>
        </table:table-row>
        <table:table-row table:style-name="ro1">
          <table:table-cell office:value-type="float" office:value="-118.1444" calcext:value-type="float">
            <text:p>-118.1444</text:p>
          </table:table-cell>
          <table:table-cell office:value-type="float" office:value="12.18778" calcext:value-type="float">
            <text:p>12.18778</text:p>
          </table:table-cell>
          <table:table-cell office:value-type="float" office:value="0.006519832" calcext:value-type="float">
            <text:p>0.006519832</text:p>
          </table:table-cell>
          <table:table-cell office:value-type="float" office:value="0.6644934" calcext:value-type="float">
            <text:p>0.6644934</text:p>
          </table:table-cell>
          <table:table-cell office:value-type="float" office:value="0.00009253416" calcext:value-type="float">
            <text:p>9.253416E-05</text:p>
          </table:table-cell>
          <table:table-cell office:value-type="float" office:value="4.006335" calcext:value-type="float">
            <text:p>4.006335</text:p>
          </table:table-cell>
          <table:table-cell office:value-type="float" office:value="0.9736174" calcext:value-type="float">
            <text:p>0.9736174</text:p>
          </table:table-cell>
          <table:table-cell office:value-type="float" office:value="0.003050413" calcext:value-type="float">
            <text:p>0.003050413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427" calcext:value-type="float">
            <text:p>2.006427</text:p>
          </table:table-cell>
          <table:table-cell office:value-type="float" office:value="2.676007" calcext:value-type="float">
            <text:p>2.676007</text:p>
          </table:table-cell>
          <table:table-cell office:value-type="float" office:value="0.0005584585" calcext:value-type="float">
            <text:p>0.0005584585</text:p>
          </table:table-cell>
          <table:table-cell office:value-type="float" office:value="1.000392" calcext:value-type="float">
            <text:p>1.000392</text:p>
          </table:table-cell>
          <table:table-cell office:value-type="float" office:value="0.01376879" calcext:value-type="float">
            <text:p>0.01376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78444" calcext:value-type="float">
            <text:p>0.006278444</text:p>
          </table:table-cell>
          <table:table-cell table:number-columns-repeated="14"/>
        </table:table-row>
        <table:table-row table:style-name="ro1">
          <table:table-cell office:value-type="float" office:value="-118.6279" calcext:value-type="float">
            <text:p>-118.6279</text:p>
          </table:table-cell>
          <table:table-cell office:value-type="float" office:value="12.94033" calcext:value-type="float">
            <text:p>12.94033</text:p>
          </table:table-cell>
          <table:table-cell office:value-type="float" office:value="0.006382317" calcext:value-type="float">
            <text:p>0.006382317</text:p>
          </table:table-cell>
          <table:table-cell office:value-type="float" office:value="0.6645392" calcext:value-type="float">
            <text:p>0.6645392</text:p>
          </table:table-cell>
          <table:table-cell office:value-type="float" office:value="0.0002300494" calcext:value-type="float">
            <text:p>0.0002300494</text:p>
          </table:table-cell>
          <table:table-cell office:value-type="float" office:value="4.005922" calcext:value-type="float">
            <text:p>4.005922</text:p>
          </table:table-cell>
          <table:table-cell office:value-type="float" office:value="0.9912813" calcext:value-type="float">
            <text:p>0.9912813</text:p>
          </table:table-cell>
          <table:table-cell office:value-type="float" office:value="0.0002861945" calcext:value-type="float">
            <text:p>0.0002861945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6152" calcext:value-type="float">
            <text:p>2.006152</text:p>
          </table:table-cell>
          <table:table-cell office:value-type="float" office:value="2.813426" calcext:value-type="float">
            <text:p>2.813426</text:p>
          </table:table-cell>
          <table:table-cell office:value-type="float" office:value="0.00006494428" calcext:value-type="float">
            <text:p>6.494428E-05</text:p>
          </table:table-cell>
          <table:table-cell office:value-type="float" office:value="1.000135" calcext:value-type="float">
            <text:p>1.000135</text:p>
          </table:table-cell>
          <table:table-cell office:value-type="float" office:value="0.001684655" calcext:value-type="float">
            <text:p>0.001684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72763" calcext:value-type="float">
            <text:p>0.006272763</text:p>
          </table:table-cell>
          <table:table-cell table:number-columns-repeated="14"/>
        </table:table-row>
        <table:table-row table:style-name="ro1">
          <table:table-cell office:value-type="float" office:value="-267.2082" calcext:value-type="float">
            <text:p>-267.2082</text:p>
          </table:table-cell>
          <table:table-cell office:value-type="float" office:value="67.40931" calcext:value-type="float">
            <text:p>67.40931</text:p>
          </table:table-cell>
          <table:table-cell office:value-type="float" office:value="1.999899" calcext:value-type="float">
            <text:p>1.999899</text:p>
          </table:table-cell>
          <table:table-cell office:value-type="float" office:value="0.00003366704" calcext:value-type="float">
            <text:p>0.000033667</text:p>
          </table:table-cell>
          <table:table-cell office:value-type="float" office:value="2.999426" calcext:value-type="float">
            <text:p>2.999426</text:p>
          </table:table-cell>
          <table:table-cell office:value-type="float" office:value="0.001046463" calcext:value-type="float">
            <text:p>0.001046463</text:p>
          </table:table-cell>
          <table:table-cell office:value-type="float" office:value="0.7234771" calcext:value-type="float">
            <text:p>0.7234771</text:p>
          </table:table-cell>
          <table:table-cell office:value-type="float" office:value="0.005294583" calcext:value-type="float">
            <text:p>0.005294583</text:p>
          </table:table-cell>
          <table:table-cell office:value-type="float" office:value="4.999325" calcext:value-type="float">
            <text:p>4.999325</text:p>
          </table:table-cell>
          <table:table-cell office:value-type="float" office:value="1.000473" calcext:value-type="float">
            <text:p>1.000473</text:p>
          </table:table-cell>
          <table:table-cell office:value-type="float" office:value="4.051637" calcext:value-type="float">
            <text:p>4.051637</text:p>
          </table:table-cell>
          <table:table-cell office:value-type="float" office:value="0.0001505526" calcext:value-type="float">
            <text:p>0.0001505526</text:p>
          </table:table-cell>
          <table:table-cell office:value-type="float" office:value="4.999888" calcext:value-type="float">
            <text:p>4.999888</text:p>
          </table:table-cell>
          <table:table-cell office:value-type="float" office:value="0.02162769" calcext:value-type="float">
            <text:p>0.02162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64206" calcext:value-type="float">
            <text:p>0.006264206</text:p>
          </table:table-cell>
          <table:table-cell table:number-columns-repeated="14"/>
        </table:table-row>
        <table:table-row table:style-name="ro1">
          <table:table-cell office:value-type="float" office:value="-264.336" calcext:value-type="float">
            <text:p>-264.336</text:p>
          </table:table-cell>
          <table:table-cell office:value-type="float" office:value="63.52043" calcext:value-type="float">
            <text:p>63.52043</text:p>
          </table:table-cell>
          <table:table-cell office:value-type="float" office:value="1.999578" calcext:value-type="float">
            <text:p>1.999578</text:p>
          </table:table-cell>
          <table:table-cell office:value-type="float" office:value="0.0001405825" calcext:value-type="float">
            <text:p>0.0001405825</text:p>
          </table:table-cell>
          <table:table-cell office:value-type="float" office:value="2.999667" calcext:value-type="float">
            <text:p>2.999667</text:p>
          </table:table-cell>
          <table:table-cell office:value-type="float" office:value="0.0002444127" calcext:value-type="float">
            <text:p>0.0002444127</text:p>
          </table:table-cell>
          <table:table-cell office:value-type="float" office:value="0.9272302" calcext:value-type="float">
            <text:p>0.9272302</text:p>
          </table:table-cell>
          <table:table-cell office:value-type="float" office:value="0.001187697" calcext:value-type="float">
            <text:p>0.001187697</text:p>
          </table:table-cell>
          <table:table-cell office:value-type="float" office:value="4.999245" calcext:value-type="float">
            <text:p>4.999245</text:p>
          </table:table-cell>
          <table:table-cell office:value-type="float" office:value="0.9999113" calcext:value-type="float">
            <text:p>0.9999113</text:p>
          </table:table-cell>
          <table:table-cell office:value-type="float" office:value="3.539511" calcext:value-type="float">
            <text:p>3.539511</text:p>
          </table:table-cell>
          <table:table-cell office:value-type="float" office:value="0.000006924108" calcext:value-type="float">
            <text:p>6.924108E-06</text:p>
          </table:table-cell>
          <table:table-cell office:value-type="float" office:value="4.999999" calcext:value-type="float">
            <text:p>4.999999</text:p>
          </table:table-cell>
          <table:table-cell office:value-type="float" office:value="0.004753128" calcext:value-type="float">
            <text:p>0.004753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14951" calcext:value-type="float">
            <text:p>0.006214951</text:p>
          </table:table-cell>
          <table:table-cell table:number-columns-repeated="14"/>
        </table:table-row>
        <table:table-row table:style-name="ro1">
          <table:table-cell office:value-type="float" office:value="-249.5773" calcext:value-type="float">
            <text:p>-249.5773</text:p>
          </table:table-cell>
          <table:table-cell office:value-type="float" office:value="41.27541" calcext:value-type="float">
            <text:p>41.27541</text:p>
          </table:table-cell>
          <table:table-cell office:value-type="float" office:value="1.999345" calcext:value-type="float">
            <text:p>1.999345</text:p>
          </table:table-cell>
          <table:table-cell office:value-type="float" office:value="0.0002184159" calcext:value-type="float">
            <text:p>0.0002184159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0.00003281497" calcext:value-type="float">
            <text:p>0.000032815</text:p>
          </table:table-cell>
          <table:table-cell office:value-type="float" office:value="0.8480305" calcext:value-type="float">
            <text:p>0.8480305</text:p>
          </table:table-cell>
          <table:table-cell office:value-type="float" office:value="0.0003321055" calcext:value-type="float">
            <text:p>0.0003321055</text:p>
          </table:table-cell>
          <table:table-cell office:value-type="float" office:value="4.999001" calcext:value-type="float">
            <text:p>4.999001</text:p>
          </table:table-cell>
          <table:table-cell office:value-type="float" office:value="0.9996888" calcext:value-type="float">
            <text:p>0.9996888</text:p>
          </table:table-cell>
          <table:table-cell office:value-type="float" office:value="3.779663" calcext:value-type="float">
            <text:p>3.779663</text:p>
          </table:table-cell>
          <table:table-cell office:value-type="float" office:value="0.000003044148" calcext:value-type="float">
            <text:p>3.044148E-06</text:p>
          </table:table-cell>
          <table:table-cell office:value-type="float" office:value="1.000086" calcext:value-type="float">
            <text:p>1.000086</text:p>
          </table:table-cell>
          <table:table-cell office:value-type="float" office:value="0.001670657" calcext:value-type="float">
            <text:p>0.001670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29697" calcext:value-type="float">
            <text:p>0.006129697</text:p>
          </table:table-cell>
          <table:table-cell table:number-columns-repeated="14"/>
        </table:table-row>
        <table:table-row table:style-name="ro1">
          <table:table-cell office:value-type="float" office:value="-89.19997" calcext:value-type="float">
            <text:p>-89.19997</text:p>
          </table:table-cell>
          <table:table-cell office:value-type="float" office:value="5.027782" calcext:value-type="float">
            <text:p>5.027782</text:p>
          </table:table-cell>
          <table:table-cell office:value-type="float" office:value="0.002021444" calcext:value-type="float">
            <text:p>0.002021444</text:p>
          </table:table-cell>
          <table:table-cell office:value-type="float" office:value="0.6659929" calcext:value-type="float">
            <text:p>0.6659929</text:p>
          </table:table-cell>
          <table:table-cell office:value-type="float" office:value="0.2877925" calcext:value-type="float">
            <text:p>0.2877925</text:p>
          </table:table-cell>
          <table:table-cell office:value-type="float" office:value="3.426436" calcext:value-type="float">
            <text:p>3.426436</text:p>
          </table:table-cell>
          <table:table-cell office:value-type="float" office:value="0.002482738" calcext:value-type="float">
            <text:p>0.002482738</text:p>
          </table:table-cell>
          <table:table-cell office:value-type="float" office:value="0.0007534812" calcext:value-type="float">
            <text:p>0.0007534812</text:p>
          </table:table-cell>
          <table:table-cell office:value-type="float" office:value="0.289814" calcext:value-type="float">
            <text:p>0.289814</text:p>
          </table:table-cell>
          <table:table-cell office:value-type="float" office:value="1.714229" calcext:value-type="float">
            <text:p>1.714229</text:p>
          </table:table-cell>
          <table:table-cell office:value-type="float" office:value="1.002488" calcext:value-type="float">
            <text:p>1.002488</text:p>
          </table:table-cell>
          <table:table-cell office:value-type="float" office:value="0.00001373827" calcext:value-type="float">
            <text:p>1.373827E-05</text:p>
          </table:table-cell>
          <table:table-cell office:value-type="float" office:value="1.000108" calcext:value-type="float">
            <text:p>1.000108</text:p>
          </table:table-cell>
          <table:table-cell office:value-type="float" office:value="0.00344506" calcext:value-type="float">
            <text:p>0.00344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14637" calcext:value-type="float">
            <text:p>0.006114637</text:p>
          </table:table-cell>
          <table:table-cell table:number-columns-repeated="14"/>
        </table:table-row>
        <table:table-row table:style-name="ro1">
          <table:table-cell office:value-type="float" office:value="-268.7727" calcext:value-type="float">
            <text:p>-268.7727</text:p>
          </table:table-cell>
          <table:table-cell office:value-type="float" office:value="69.4581" calcext:value-type="float">
            <text:p>69.4581</text:p>
          </table:table-cell>
          <table:table-cell office:value-type="float" office:value="1.999915" calcext:value-type="float">
            <text:p>1.999915</text:p>
          </table:table-cell>
          <table:table-cell office:value-type="float" office:value="0.00002823612" calcext:value-type="float">
            <text:p>2.823612E-05</text:p>
          </table:table-cell>
          <table:table-cell office:value-type="float" office:value="2.999455" calcext:value-type="float">
            <text:p>2.999455</text:p>
          </table:table-cell>
          <table:table-cell office:value-type="float" office:value="0.001004563" calcext:value-type="float">
            <text:p>0.001004563</text:p>
          </table:table-cell>
          <table:table-cell office:value-type="float" office:value="0.5794917" calcext:value-type="float">
            <text:p>0.5794917</text:p>
          </table:table-cell>
          <table:table-cell office:value-type="float" office:value="0.006208379" calcext:value-type="float">
            <text:p>0.006208379</text:p>
          </table:table-cell>
          <table:table-cell office:value-type="float" office:value="4.999371" calcext:value-type="float">
            <text:p>4.999371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4.296875" calcext:value-type="float">
            <text:p>4.296875</text:p>
          </table:table-cell>
          <table:table-cell office:value-type="float" office:value="0.0001475754" calcext:value-type="float">
            <text:p>0.0001475754</text:p>
          </table:table-cell>
          <table:table-cell office:value-type="float" office:value="4.999972" calcext:value-type="float">
            <text:p>4.999972</text:p>
          </table:table-cell>
          <table:table-cell office:value-type="float" office:value="0.02494716" calcext:value-type="float">
            <text:p>0.02494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08154" calcext:value-type="float">
            <text:p>0.006108154</text:p>
          </table:table-cell>
          <table:table-cell table:number-columns-repeated="14"/>
        </table:table-row>
        <table:table-row table:style-name="ro1">
          <table:table-cell office:value-type="float" office:value="-155.8518" calcext:value-type="float">
            <text:p>-155.8518</text:p>
          </table:table-cell>
          <table:table-cell office:value-type="float" office:value="21.73071" calcext:value-type="float">
            <text:p>21.73071</text:p>
          </table:table-cell>
          <table:table-cell office:value-type="float" office:value="1.587859" calcext:value-type="float">
            <text:p>1.587859</text:p>
          </table:table-cell>
          <table:table-cell office:value-type="float" office:value="0.1373803" calcext:value-type="float">
            <text:p>0.1373803</text:p>
          </table:table-cell>
          <table:table-cell office:value-type="float" office:value="2.765544" calcext:value-type="float">
            <text:p>2.765544</text:p>
          </table:table-cell>
          <table:table-cell office:value-type="float" office:value="0.05677159" calcext:value-type="float">
            <text:p>0.05677159</text:p>
          </table:table-cell>
          <table:table-cell office:value-type="float" office:value="0.04930978" calcext:value-type="float">
            <text:p>0.04930978</text:p>
          </table:table-cell>
          <table:table-cell office:value-type="float" office:value="0.00009382937" calcext:value-type="float">
            <text:p>9.382937E-05</text:p>
          </table:table-cell>
          <table:table-cell office:value-type="float" office:value="4.353403" calcext:value-type="float">
            <text:p>4.353403</text:p>
          </table:table-cell>
          <table:table-cell office:value-type="float" office:value="0.8223154" calcext:value-type="float">
            <text:p>0.8223154</text:p>
          </table:table-cell>
          <table:table-cell office:value-type="float" office:value="1.049941" calcext:value-type="float">
            <text:p>1.049941</text:p>
          </table:table-cell>
          <table:table-cell office:value-type="float" office:value="0.00003139955" calcext:value-type="float">
            <text:p>3.139955E-05</text:p>
          </table:table-cell>
          <table:table-cell office:value-type="float" office:value="1.000004" calcext:value-type="float">
            <text:p>1.000004</text:p>
          </table:table-cell>
          <table:table-cell office:value-type="float" office:value="0.0003929889" calcext:value-type="float">
            <text:p>0.0003929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9313" calcext:value-type="float">
            <text:p>0.006089313</text:p>
          </table:table-cell>
          <table:table-cell table:number-columns-repeated="14"/>
        </table:table-row>
        <table:table-row table:style-name="ro1">
          <table:table-cell office:value-type="float" office:value="-91.63887" calcext:value-type="float">
            <text:p>-91.63887</text:p>
          </table:table-cell>
          <table:table-cell office:value-type="float" office:value="5.149432" calcext:value-type="float">
            <text:p>5.149432</text:p>
          </table:table-cell>
          <table:table-cell office:value-type="float" office:value="0.005200418" calcext:value-type="float">
            <text:p>0.005200418</text:p>
          </table:table-cell>
          <table:table-cell office:value-type="float" office:value="0.6649332" calcext:value-type="float">
            <text:p>0.6649332</text:p>
          </table:table-cell>
          <table:table-cell office:value-type="float" office:value="0.2561122" calcext:value-type="float">
            <text:p>0.2561122</text:p>
          </table:table-cell>
          <table:table-cell office:value-type="float" office:value="3.492976" calcext:value-type="float">
            <text:p>3.492976</text:p>
          </table:table-cell>
          <table:table-cell office:value-type="float" office:value="0.01072149" calcext:value-type="float">
            <text:p>0.01072149</text:p>
          </table:table-cell>
          <table:table-cell office:value-type="float" office:value="0.003598065" calcext:value-type="float">
            <text:p>0.003598065</text:p>
          </table:table-cell>
          <table:table-cell office:value-type="float" office:value="0.2613126" calcext:value-type="float">
            <text:p>0.2613126</text:p>
          </table:table-cell>
          <table:table-cell office:value-type="float" office:value="1.749088" calcext:value-type="float">
            <text:p>1.749088</text:p>
          </table:table-cell>
          <table:table-cell office:value-type="float" office:value="1.010752" calcext:value-type="float">
            <text:p>1.010752</text:p>
          </table:table-cell>
          <table:table-cell office:value-type="float" office:value="0.000005405207" calcext:value-type="float">
            <text:p>5.405207E-06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01441425" calcext:value-type="float">
            <text:p>0.01441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8672" calcext:value-type="float">
            <text:p>0.00608672</text:p>
          </table:table-cell>
          <table:table-cell table:number-columns-repeated="14"/>
        </table:table-row>
        <table:table-row table:style-name="ro1">
          <table:table-cell office:value-type="float" office:value="-268.7825" calcext:value-type="float">
            <text:p>-268.7825</text:p>
          </table:table-cell>
          <table:table-cell office:value-type="float" office:value="69.46749" calcext:value-type="float">
            <text:p>69.46749</text:p>
          </table:table-cell>
          <table:table-cell office:value-type="float" office:value="1.999929" calcext:value-type="float">
            <text:p>1.999929</text:p>
          </table:table-cell>
          <table:table-cell office:value-type="float" office:value="0.0000236216" calcext:value-type="float">
            <text:p>2.36216E-05</text:p>
          </table:table-cell>
          <table:table-cell office:value-type="float" office:value="2.999457" calcext:value-type="float">
            <text:p>2.999457</text:p>
          </table:table-cell>
          <table:table-cell office:value-type="float" office:value="0.001016058" calcext:value-type="float">
            <text:p>0.001016058</text:p>
          </table:table-cell>
          <table:table-cell office:value-type="float" office:value="0.5787661" calcext:value-type="float">
            <text:p>0.5787661</text:p>
          </table:table-cell>
          <table:table-cell office:value-type="float" office:value="0.001386223" calcext:value-type="float">
            <text:p>0.001386223</text:p>
          </table:table-cell>
          <table:table-cell office:value-type="float" office:value="4.999386" calcext:value-type="float">
            <text:p>4.999386</text:p>
          </table:table-cell>
          <table:table-cell office:value-type="float" office:value="1.000473" calcext:value-type="float">
            <text:p>1.000473</text:p>
          </table:table-cell>
          <table:table-cell office:value-type="float" office:value="4.297998" calcext:value-type="float">
            <text:p>4.297998</text:p>
          </table:table-cell>
          <table:table-cell office:value-type="float" office:value="0.0001377852" calcext:value-type="float">
            <text:p>0.0001377852</text:p>
          </table:table-cell>
          <table:table-cell office:value-type="float" office:value="4.999987" calcext:value-type="float">
            <text:p>4.999987</text:p>
          </table:table-cell>
          <table:table-cell office:value-type="float" office:value="0.005597383" calcext:value-type="float">
            <text:p>0.005597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77542" calcext:value-type="float">
            <text:p>0.006077542</text:p>
          </table:table-cell>
          <table:table-cell table:number-columns-repeated="14"/>
        </table:table-row>
        <table:table-row table:style-name="ro1">
          <table:table-cell office:value-type="float" office:value="-257.0077" calcext:value-type="float">
            <text:p>-257.0077</text:p>
          </table:table-cell>
          <table:table-cell office:value-type="float" office:value="50.8339" calcext:value-type="float">
            <text:p>50.8339</text:p>
          </table:table-cell>
          <table:table-cell office:value-type="float" office:value="1.999993" calcext:value-type="float">
            <text:p>1.999993</text:p>
          </table:table-cell>
          <table:table-cell office:value-type="float" office:value="0.00000240091" calcext:value-type="float">
            <text:p>2.40091E-06</text:p>
          </table:table-cell>
          <table:table-cell office:value-type="float" office:value="2.999581" calcext:value-type="float">
            <text:p>2.999581</text:p>
          </table:table-cell>
          <table:table-cell office:value-type="float" office:value="0.0008298118" calcext:value-type="float">
            <text:p>0.0008298118</text:p>
          </table:table-cell>
          <table:table-cell office:value-type="float" office:value="0.1141822" calcext:value-type="float">
            <text:p>0.1141822</text:p>
          </table:table-cell>
          <table:table-cell office:value-type="float" office:value="0.00002677292" calcext:value-type="float">
            <text:p>2.677292E-05</text:p>
          </table:table-cell>
          <table:table-cell office:value-type="float" office:value="4.999574" calcext:value-type="float">
            <text:p>4.999574</text:p>
          </table:table-cell>
          <table:table-cell office:value-type="float" office:value="1.000411" calcext:value-type="float">
            <text:p>1.000411</text:p>
          </table:table-cell>
          <table:table-cell office:value-type="float" office:value="4.882349" calcext:value-type="float">
            <text:p>4.882349</text:p>
          </table:table-cell>
          <table:table-cell office:value-type="float" office:value="0.00003464442" calcext:value-type="float">
            <text:p>3.464442E-05</text:p>
          </table:table-cell>
          <table:table-cell office:value-type="float" office:value="1.000003" calcext:value-type="float">
            <text:p>1.000003</text:p>
          </table:table-cell>
          <table:table-cell office:value-type="float" office:value="0.0001193115" calcext:value-type="float">
            <text:p>0.0001193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30221" calcext:value-type="float">
            <text:p>0.006030221</text:p>
          </table:table-cell>
          <table:table-cell table:number-columns-repeated="14"/>
        </table:table-row>
        <table:table-row table:style-name="ro1">
          <table:table-cell office:value-type="float" office:value="-273.2407" calcext:value-type="float">
            <text:p>-273.2407</text:p>
          </table:table-cell>
          <table:table-cell office:value-type="float" office:value="75.16443" calcext:value-type="float">
            <text:p>75.16443</text:p>
          </table:table-cell>
          <table:table-cell office:value-type="float" office:value="1.999895" calcext:value-type="float">
            <text:p>1.999895</text:p>
          </table:table-cell>
          <table:table-cell office:value-type="float" office:value="0.00003483427" calcext:value-type="float">
            <text:p>3.483427E-05</text:p>
          </table:table-cell>
          <table:table-cell office:value-type="float" office:value="2.999466" calcext:value-type="float">
            <text:p>2.999466</text:p>
          </table:table-cell>
          <table:table-cell office:value-type="float" office:value="0.0009628406" calcext:value-type="float">
            <text:p>0.0009628406</text:p>
          </table:table-cell>
          <table:table-cell office:value-type="float" office:value="0.08195958" calcext:value-type="float">
            <text:p>0.08195958</text:p>
          </table:table-cell>
          <table:table-cell office:value-type="float" office:value="0.002056654" calcext:value-type="float">
            <text:p>0.002056654</text:p>
          </table:table-cell>
          <table:table-cell office:value-type="float" office:value="4.999362" calcext:value-type="float">
            <text:p>4.999362</text:p>
          </table:table-cell>
          <table:table-cell office:value-type="float" office:value="1.000429" calcext:value-type="float">
            <text:p>1.000429</text:p>
          </table:table-cell>
          <table:table-cell office:value-type="float" office:value="4.916288" calcext:value-type="float">
            <text:p>4.916288</text:p>
          </table:table-cell>
          <table:table-cell office:value-type="float" office:value="0.0000004980031" calcext:value-type="float">
            <text:p>0.000000498</text:p>
          </table:table-cell>
          <table:table-cell office:value-type="float" office:value="5" calcext:value-type="float">
            <text:p>5</text:p>
          </table:table-cell>
          <table:table-cell office:value-type="float" office:value="0.008227679" calcext:value-type="float">
            <text:p>0.008227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98459" calcext:value-type="float">
            <text:p>0.005998459</text:p>
          </table:table-cell>
          <table:table-cell table:number-columns-repeated="14"/>
        </table:table-row>
        <table:table-row table:style-name="ro1">
          <table:table-cell office:value-type="float" office:value="-245.7825" calcext:value-type="float">
            <text:p>-245.7825</text:p>
          </table:table-cell>
          <table:table-cell office:value-type="float" office:value="35.77046" calcext:value-type="float">
            <text:p>35.77046</text:p>
          </table:table-cell>
          <table:table-cell office:value-type="float" office:value="1.999945" calcext:value-type="float">
            <text:p>1.999945</text:p>
          </table:table-cell>
          <table:table-cell office:value-type="float" office:value="0.00001821059" calcext:value-type="float">
            <text:p>1.821059E-05</text:p>
          </table:table-cell>
          <table:table-cell office:value-type="float" office:value="2.99961" calcext:value-type="float">
            <text:p>2.99961</text:p>
          </table:table-cell>
          <table:table-cell office:value-type="float" office:value="0.0007255576" calcext:value-type="float">
            <text:p>0.0007255576</text:p>
          </table:table-cell>
          <table:table-cell office:value-type="float" office:value="0.9996381" calcext:value-type="float">
            <text:p>0.9996381</text:p>
          </table:table-cell>
          <table:table-cell office:value-type="float" office:value="0.001350026" calcext:value-type="float">
            <text:p>0.001350026</text:p>
          </table:table-cell>
          <table:table-cell office:value-type="float" office:value="4.999555" calcext:value-type="float">
            <text:p>4.999555</text:p>
          </table:table-cell>
          <table:table-cell office:value-type="float" office:value="1.000335" calcext:value-type="float">
            <text:p>1.000335</text:p>
          </table:table-cell>
          <table:table-cell office:value-type="float" office:value="2.962129" calcext:value-type="float">
            <text:p>2.962129</text:p>
          </table:table-cell>
          <table:table-cell office:value-type="float" office:value="0.00001351262" calcext:value-type="float">
            <text:p>1.351262E-05</text:p>
          </table:table-cell>
          <table:table-cell office:value-type="float" office:value="1" calcext:value-type="float">
            <text:p>1</text:p>
          </table:table-cell>
          <table:table-cell office:value-type="float" office:value="0.005400306" calcext:value-type="float">
            <text:p>0.005400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29244" calcext:value-type="float">
            <text:p>0.005929244</text:p>
          </table:table-cell>
          <table:table-cell table:number-columns-repeated="14"/>
        </table:table-row>
        <table:table-row table:style-name="ro1">
          <table:table-cell office:value-type="float" office:value="-242.1737" calcext:value-type="float">
            <text:p>-242.1737</text:p>
          </table:table-cell>
          <table:table-cell office:value-type="float" office:value="29.31693" calcext:value-type="float">
            <text:p>29.31693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4545894" calcext:value-type="float">
            <text:p>0.4545894</text:p>
          </table:table-cell>
          <table:table-cell office:value-type="float" office:value="0.01012362" calcext:value-type="float">
            <text:p>0.01012362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1.52298" calcext:value-type="float">
            <text:p>1.52298</text:p>
          </table:table-cell>
          <table:table-cell office:value-type="float" office:value="0.00005314378" calcext:value-type="float">
            <text:p>5.314378E-05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4360155" calcext:value-type="float">
            <text:p>0.04360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23287" calcext:value-type="float">
            <text:p>0.005923287</text:p>
          </table:table-cell>
          <table:table-cell table:number-columns-repeated="14"/>
        </table:table-row>
        <table:table-row table:style-name="ro1">
          <table:table-cell office:value-type="float" office:value="-121.9288" calcext:value-type="float">
            <text:p>-121.9288</text:p>
          </table:table-cell>
          <table:table-cell office:value-type="float" office:value="17.74702" calcext:value-type="float">
            <text:p>17.74702</text:p>
          </table:table-cell>
          <table:table-cell office:value-type="float" office:value="0.00608288" calcext:value-type="float">
            <text:p>0.00608288</text:p>
          </table:table-cell>
          <table:table-cell office:value-type="float" office:value="0.664639" calcext:value-type="float">
            <text:p>0.664639</text:p>
          </table:table-cell>
          <table:table-cell office:value-type="float" office:value="0.0005294869" calcext:value-type="float">
            <text:p>0.0005294869</text:p>
          </table:table-cell>
          <table:table-cell office:value-type="float" office:value="4.005024" calcext:value-type="float">
            <text:p>4.005024</text:p>
          </table:table-cell>
          <table:table-cell office:value-type="float" office:value="0.9196473" calcext:value-type="float">
            <text:p>0.9196473</text:p>
          </table:table-cell>
          <table:table-cell office:value-type="float" office:value="0.002498645" calcext:value-type="float">
            <text:p>0.002498645</text:p>
          </table:table-cell>
          <table:table-cell office:value-type="float" office:value="0.006612367" calcext:value-type="float">
            <text:p>0.006612367</text:p>
          </table:table-cell>
          <table:table-cell office:value-type="float" office:value="2.005553" calcext:value-type="float">
            <text:p>2.005553</text:p>
          </table:table-cell>
          <table:table-cell office:value-type="float" office:value="3.566914" calcext:value-type="float">
            <text:p>3.566914</text:p>
          </table:table-cell>
          <table:table-cell office:value-type="float" office:value="0.00001978718" calcext:value-type="float">
            <text:p>1.978718E-05</text:p>
          </table:table-cell>
          <table:table-cell office:value-type="float" office:value="1.000841" calcext:value-type="float">
            <text:p>1.000841</text:p>
          </table:table-cell>
          <table:table-cell office:value-type="float" office:value="0.01335949" calcext:value-type="float">
            <text:p>0.01335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16189" calcext:value-type="float">
            <text:p>0.005916189</text:p>
          </table:table-cell>
          <table:table-cell table:number-columns-repeated="14"/>
        </table:table-row>
        <table:table-row table:style-name="ro1">
          <table:table-cell office:value-type="float" office:value="-270.5001" calcext:value-type="float">
            <text:p>-270.5001</text:p>
          </table:table-cell>
          <table:table-cell office:value-type="float" office:value="71.65045" calcext:value-type="float">
            <text:p>71.65045</text:p>
          </table:table-cell>
          <table:table-cell office:value-type="float" office:value="1.999986" calcext:value-type="float">
            <text:p>1.999986</text:p>
          </table:table-cell>
          <table:table-cell office:value-type="float" office:value="0.000004566556" calcext:value-type="float">
            <text:p>4.566556E-06</text:p>
          </table:table-cell>
          <table:table-cell office:value-type="float" office:value="2.999603" calcext:value-type="float">
            <text:p>2.999603</text:p>
          </table:table-cell>
          <table:table-cell office:value-type="float" office:value="0.0007804366" calcext:value-type="float">
            <text:p>0.0007804366</text:p>
          </table:table-cell>
          <table:table-cell office:value-type="float" office:value="0.4036841" calcext:value-type="float">
            <text:p>0.4036841</text:p>
          </table:table-cell>
          <table:table-cell office:value-type="float" office:value="0.01172316" calcext:value-type="float">
            <text:p>0.01172316</text:p>
          </table:table-cell>
          <table:table-cell office:value-type="float" office:value="4.999589" calcext:value-type="float">
            <text:p>4.999589</text:p>
          </table:table-cell>
          <table:table-cell office:value-type="float" office:value="1.000383" calcext:value-type="float">
            <text:p>1.000383</text:p>
          </table:table-cell>
          <table:table-cell office:value-type="float" office:value="4.544416" calcext:value-type="float">
            <text:p>4.544416</text:p>
          </table:table-cell>
          <table:table-cell office:value-type="float" office:value="0.00004412792" calcext:value-type="float">
            <text:p>4.412792E-05</text:p>
          </table:table-cell>
          <table:table-cell office:value-type="float" office:value="4.999988" calcext:value-type="float">
            <text:p>4.999988</text:p>
          </table:table-cell>
          <table:table-cell office:value-type="float" office:value="0.04694112" calcext:value-type="float">
            <text:p>0.04694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82585" calcext:value-type="float">
            <text:p>0.005882585</text:p>
          </table:table-cell>
          <table:table-cell table:number-columns-repeated="14"/>
        </table:table-row>
        <table:table-row table:style-name="ro1">
          <table:table-cell office:value-type="float" office:value="-241.9627" calcext:value-type="float">
            <text:p>-241.9627</text:p>
          </table:table-cell>
          <table:table-cell office:value-type="float" office:value="28.58474" calcext:value-type="float">
            <text:p>28.58474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2428192" calcext:value-type="float">
            <text:p>0.2428192</text:p>
          </table:table-cell>
          <table:table-cell office:value-type="float" office:value="0.01012362" calcext:value-type="float">
            <text:p>0.01012362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1.259873" calcext:value-type="float">
            <text:p>1.259873</text:p>
          </table:table-cell>
          <table:table-cell office:value-type="float" office:value="0.0006811153" calcext:value-type="float">
            <text:p>0.0006811153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4360155" calcext:value-type="float">
            <text:p>0.04360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71732" calcext:value-type="float">
            <text:p>0.005871732</text:p>
          </table:table-cell>
          <table:table-cell table:number-columns-repeated="14"/>
        </table:table-row>
        <table:table-row table:style-name="ro1">
          <table:table-cell office:value-type="float" office:value="-246.2274" calcext:value-type="float">
            <text:p>-246.2274</text:p>
          </table:table-cell>
          <table:table-cell office:value-type="float" office:value="36.4533" calcext:value-type="float">
            <text:p>36.4533</text:p>
          </table:table-cell>
          <table:table-cell office:value-type="float" office:value="1.99993" calcext:value-type="float">
            <text:p>1.99993</text:p>
          </table:table-cell>
          <table:table-cell office:value-type="float" office:value="0.00002320954" calcext:value-type="float">
            <text:p>2.320954E-05</text:p>
          </table:table-cell>
          <table:table-cell office:value-type="float" office:value="2.999557" calcext:value-type="float">
            <text:p>2.999557</text:p>
          </table:table-cell>
          <table:table-cell office:value-type="float" office:value="0.0008161478" calcext:value-type="float">
            <text:p>0.0008161478</text:p>
          </table:table-cell>
          <table:table-cell office:value-type="float" office:value="0.9985795" calcext:value-type="float">
            <text:p>0.9985795</text:p>
          </table:table-cell>
          <table:table-cell office:value-type="float" office:value="0.005968557" calcext:value-type="float">
            <text:p>0.005968557</text:p>
          </table:table-cell>
          <table:table-cell office:value-type="float" office:value="4.999487" calcext:value-type="float">
            <text:p>4.999487</text:p>
          </table:table-cell>
          <table:table-cell office:value-type="float" office:value="1.000373" calcext:value-type="float">
            <text:p>1.000373</text:p>
          </table:table-cell>
          <table:table-cell office:value-type="float" office:value="3.074963" calcext:value-type="float">
            <text:p>3.074963</text:p>
          </table:table-cell>
          <table:table-cell office:value-type="float" office:value="0.00006242668" calcext:value-type="float">
            <text:p>6.242668E-05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2698131" calcext:value-type="float">
            <text:p>0.02698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7093" calcext:value-type="float">
            <text:p>0.005847093</text:p>
          </table:table-cell>
          <table:table-cell table:number-columns-repeated="14"/>
        </table:table-row>
        <table:table-row table:style-name="ro1">
          <table:table-cell office:value-type="float" office:value="-179.9317" calcext:value-type="float">
            <text:p>-179.9317</text:p>
          </table:table-cell>
          <table:table-cell office:value-type="float" office:value="23.44565" calcext:value-type="float">
            <text:p>23.44565</text:p>
          </table:table-cell>
          <table:table-cell office:value-type="float" office:value="1.704658" calcext:value-type="float">
            <text:p>1.704658</text:p>
          </table:table-cell>
          <table:table-cell office:value-type="float" office:value="0.09844748" calcext:value-type="float">
            <text:p>0.09844748</text:p>
          </table:table-cell>
          <table:table-cell office:value-type="float" office:value="2.845868" calcext:value-type="float">
            <text:p>2.845868</text:p>
          </table:table-cell>
          <table:table-cell office:value-type="float" office:value="0.01292218" calcext:value-type="float">
            <text:p>0.01292218</text:p>
          </table:table-cell>
          <table:table-cell office:value-type="float" office:value="0.0003910012" calcext:value-type="float">
            <text:p>0.0003910012</text:p>
          </table:table-cell>
          <table:table-cell office:value-type="float" office:value="0.001650867" calcext:value-type="float">
            <text:p>0.001650867</text:p>
          </table:table-cell>
          <table:table-cell office:value-type="float" office:value="4.550525" calcext:value-type="float">
            <text:p>4.550525</text:p>
          </table:table-cell>
          <table:table-cell office:value-type="float" office:value="0.8587899" calcext:value-type="float">
            <text:p>0.8587899</text:p>
          </table:table-cell>
          <table:table-cell office:value-type="float" office:value="1.000396" calcext:value-type="float">
            <text:p>1.000396</text:p>
          </table:table-cell>
          <table:table-cell office:value-type="float" office:value="0.00002051802" calcext:value-type="float">
            <text:p>0.000020518</text:p>
          </table:table-cell>
          <table:table-cell office:value-type="float" office:value="1.000008" calcext:value-type="float">
            <text:p>1.000008</text:p>
          </table:table-cell>
          <table:table-cell office:value-type="float" office:value="0.006637111" calcext:value-type="float">
            <text:p>0.006637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39048" calcext:value-type="float">
            <text:p>0.005839048</text:p>
          </table:table-cell>
          <table:table-cell table:number-columns-repeated="14"/>
        </table:table-row>
        <table:table-row table:style-name="ro1">
          <table:table-cell office:value-type="float" office:value="-252.8357" calcext:value-type="float">
            <text:p>-252.8357</text:p>
          </table:table-cell>
          <table:table-cell office:value-type="float" office:value="45.83841" calcext:value-type="float">
            <text:p>45.83841</text:p>
          </table:table-cell>
          <table:table-cell office:value-type="float" office:value="1.999052" calcext:value-type="float">
            <text:p>1.999052</text:p>
          </table:table-cell>
          <table:table-cell office:value-type="float" office:value="0.0003161407" calcext:value-type="float">
            <text:p>0.0003161407</text:p>
          </table:table-cell>
          <table:table-cell office:value-type="float" office:value="2.998702" calcext:value-type="float">
            <text:p>2.998702</text:p>
          </table:table-cell>
          <table:table-cell office:value-type="float" office:value="0.001647166" calcext:value-type="float">
            <text:p>0.001647166</text:p>
          </table:table-cell>
          <table:table-cell office:value-type="float" office:value="0.5493134" calcext:value-type="float">
            <text:p>0.5493134</text:p>
          </table:table-cell>
          <table:table-cell office:value-type="float" office:value="0.002615745" calcext:value-type="float">
            <text:p>0.002615745</text:p>
          </table:table-cell>
          <table:table-cell office:value-type="float" office:value="4.997754" calcext:value-type="float">
            <text:p>4.997754</text:p>
          </table:table-cell>
          <table:table-cell office:value-type="float" office:value="1.000349" calcext:value-type="float">
            <text:p>1.000349</text:p>
          </table:table-cell>
          <table:table-cell office:value-type="float" office:value="4.342657" calcext:value-type="float">
            <text:p>4.342657</text:p>
          </table:table-cell>
          <table:table-cell office:value-type="float" office:value="0.00001709764" calcext:value-type="float">
            <text:p>1.709764E-05</text:p>
          </table:table-cell>
          <table:table-cell office:value-type="float" office:value="1.000659" calcext:value-type="float">
            <text:p>1.000659</text:p>
          </table:table-cell>
          <table:table-cell office:value-type="float" office:value="0.01310014" calcext:value-type="float">
            <text:p>0.01310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12627" calcext:value-type="float">
            <text:p>0.005812627</text:p>
          </table:table-cell>
          <table:table-cell table:number-columns-repeated="14"/>
        </table:table-row>
        <table:table-row table:style-name="ro1">
          <table:table-cell office:value-type="float" office:value="-249.6125" calcext:value-type="float">
            <text:p>-249.6125</text:p>
          </table:table-cell>
          <table:table-cell office:value-type="float" office:value="41.32333" calcext:value-type="float">
            <text:p>41.32333</text:p>
          </table:table-cell>
          <table:table-cell office:value-type="float" office:value="1.999345" calcext:value-type="float">
            <text:p>1.999345</text:p>
          </table:table-cell>
          <table:table-cell office:value-type="float" office:value="0.0002184159" calcext:value-type="float">
            <text:p>0.0002184159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0.00003281497" calcext:value-type="float">
            <text:p>0.000032815</text:p>
          </table:table-cell>
          <table:table-cell office:value-type="float" office:value="0.8455513" calcext:value-type="float">
            <text:p>0.8455513</text:p>
          </table:table-cell>
          <table:table-cell office:value-type="float" office:value="0.0003321055" calcext:value-type="float">
            <text:p>0.0003321055</text:p>
          </table:table-cell>
          <table:table-cell office:value-type="float" office:value="4.999001" calcext:value-type="float">
            <text:p>4.999001</text:p>
          </table:table-cell>
          <table:table-cell office:value-type="float" office:value="0.9996888" calcext:value-type="float">
            <text:p>0.9996888</text:p>
          </table:table-cell>
          <table:table-cell office:value-type="float" office:value="3.785997" calcext:value-type="float">
            <text:p>3.785997</text:p>
          </table:table-cell>
          <table:table-cell office:value-type="float" office:value="0.000003613048" calcext:value-type="float">
            <text:p>0.000003613</text:p>
          </table:table-cell>
          <table:table-cell office:value-type="float" office:value="1.000086" calcext:value-type="float">
            <text:p>1.000086</text:p>
          </table:table-cell>
          <table:table-cell office:value-type="float" office:value="0.001670657" calcext:value-type="float">
            <text:p>0.001670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80806" calcext:value-type="float">
            <text:p>0.005780806</text:p>
          </table:table-cell>
          <table:table-cell table:number-columns-repeated="14"/>
        </table:table-row>
        <table:table-row table:style-name="ro1">
          <table:table-cell office:value-type="float" office:value="-255.1826" calcext:value-type="float">
            <text:p>-255.1826</text:p>
          </table:table-cell>
          <table:table-cell office:value-type="float" office:value="48.52761" calcext:value-type="float">
            <text:p>48.52761</text:p>
          </table:table-cell>
          <table:table-cell office:value-type="float" office:value="1.999927" calcext:value-type="float">
            <text:p>1.999927</text:p>
          </table:table-cell>
          <table:table-cell office:value-type="float" office:value="0.00002443881" calcext:value-type="float">
            <text:p>2.443881E-05</text:p>
          </table:table-cell>
          <table:table-cell office:value-type="float" office:value="2.999625" calcext:value-type="float">
            <text:p>2.999625</text:p>
          </table:table-cell>
          <table:table-cell office:value-type="float" office:value="0.00067647" calcext:value-type="float">
            <text:p>0.00067647</text:p>
          </table:table-cell>
          <table:table-cell office:value-type="float" office:value="0.3274136" calcext:value-type="float">
            <text:p>0.3274136</text:p>
          </table:table-cell>
          <table:table-cell office:value-type="float" office:value="0.00002980501" calcext:value-type="float">
            <text:p>0.000029805</text:p>
          </table:table-cell>
          <table:table-cell office:value-type="float" office:value="4.999552" calcext:value-type="float">
            <text:p>4.999552</text:p>
          </table:table-cell>
          <table:table-cell office:value-type="float" office:value="1.000302" calcext:value-type="float">
            <text:p>1.000302</text:p>
          </table:table-cell>
          <table:table-cell office:value-type="float" office:value="4.640203" calcext:value-type="float">
            <text:p>4.640203</text:p>
          </table:table-cell>
          <table:table-cell office:value-type="float" office:value="0.00007951077" calcext:value-type="float">
            <text:p>7.951077E-05</text:p>
          </table:table-cell>
          <table:table-cell office:value-type="float" office:value="1" calcext:value-type="float">
            <text:p>1</text:p>
          </table:table-cell>
          <table:table-cell office:value-type="float" office:value="0.0001193115" calcext:value-type="float">
            <text:p>0.0001193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65872" calcext:value-type="float">
            <text:p>0.005765872</text:p>
          </table:table-cell>
          <table:table-cell table:number-columns-repeated="14"/>
        </table:table-row>
        <table:table-row table:style-name="ro1">
          <table:table-cell office:value-type="float" office:value="-116.2361" calcext:value-type="float">
            <text:p>-116.2361</text:p>
          </table:table-cell>
          <table:table-cell office:value-type="float" office:value="8.027587" calcext:value-type="float">
            <text:p>8.027587</text:p>
          </table:table-cell>
          <table:table-cell office:value-type="float" office:value="0.0007670721" calcext:value-type="float">
            <text:p>0.0007670721</text:p>
          </table:table-cell>
          <table:table-cell office:value-type="float" office:value="0.666411" calcext:value-type="float">
            <text:p>0.666411</text:p>
          </table:table-cell>
          <table:table-cell office:value-type="float" office:value="0.002316962" calcext:value-type="float">
            <text:p>0.002316962</text:p>
          </table:table-cell>
          <table:table-cell office:value-type="float" office:value="3.996133" calcext:value-type="float">
            <text:p>3.996133</text:p>
          </table:table-cell>
          <table:table-cell office:value-type="float" office:value="0.6040121" calcext:value-type="float">
            <text:p>0.6040121</text:p>
          </table:table-cell>
          <table:table-cell office:value-type="float" office:value="0.001907326" calcext:value-type="float">
            <text:p>0.001907326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5" calcext:value-type="float">
            <text:p>1.99845</text:p>
          </table:table-cell>
          <table:table-cell office:value-type="float" office:value="1.741745" calcext:value-type="float">
            <text:p>1.741745</text:p>
          </table:table-cell>
          <table:table-cell office:value-type="float" office:value="0.000744723" calcext:value-type="float">
            <text:p>0.000744723</text:p>
          </table:table-cell>
          <table:table-cell office:value-type="float" office:value="1.00002" calcext:value-type="float">
            <text:p>1.00002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7092" calcext:value-type="float">
            <text:p>0.005747092</text:p>
          </table:table-cell>
          <table:table-cell table:number-columns-repeated="14"/>
        </table:table-row>
        <table:table-row table:style-name="ro1">
          <table:table-cell office:value-type="float" office:value="-246.2055" calcext:value-type="float">
            <text:p>-246.2055</text:p>
          </table:table-cell>
          <table:table-cell office:value-type="float" office:value="36.45295" calcext:value-type="float">
            <text:p>36.45295</text:p>
          </table:table-cell>
          <table:table-cell office:value-type="float" office:value="1.999819" calcext:value-type="float">
            <text:p>1.999819</text:p>
          </table:table-cell>
          <table:table-cell office:value-type="float" office:value="0.00006018556" calcext:value-type="float">
            <text:p>6.018556E-05</text:p>
          </table:table-cell>
          <table:table-cell office:value-type="float" office:value="2.999522" calcext:value-type="float">
            <text:p>2.999522</text:p>
          </table:table-cell>
          <table:table-cell office:value-type="float" office:value="0.0007762926" calcext:value-type="float">
            <text:p>0.0007762926</text:p>
          </table:table-cell>
          <table:table-cell office:value-type="float" office:value="0.998579" calcext:value-type="float">
            <text:p>0.998579</text:p>
          </table:table-cell>
          <table:table-cell office:value-type="float" office:value="0.0103774" calcext:value-type="float">
            <text:p>0.0103774</text:p>
          </table:table-cell>
          <table:table-cell office:value-type="float" office:value="4.999341" calcext:value-type="float">
            <text:p>4.999341</text:p>
          </table:table-cell>
          <table:table-cell office:value-type="float" office:value="1.000298" calcext:value-type="float">
            <text:p>1.000298</text:p>
          </table:table-cell>
          <table:table-cell office:value-type="float" office:value="3.074963" calcext:value-type="float">
            <text:p>3.074963</text:p>
          </table:table-cell>
          <table:table-cell office:value-type="float" office:value="0.00006471532" calcext:value-type="float">
            <text:p>6.471532E-05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4461668" calcext:value-type="float">
            <text:p>0.04461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98884" calcext:value-type="float">
            <text:p>0.005698884</text:p>
          </table:table-cell>
          <table:table-cell table:number-columns-repeated="14"/>
        </table:table-row>
        <table:table-row table:style-name="ro1">
          <table:table-cell office:value-type="float" office:value="-138.4691" calcext:value-type="float">
            <text:p>-138.4691</text:p>
          </table:table-cell>
          <table:table-cell office:value-type="float" office:value="20.18633" calcext:value-type="float">
            <text:p>20.18633</text:p>
          </table:table-cell>
          <table:table-cell office:value-type="float" office:value="1.471639" calcext:value-type="float">
            <text:p>1.471639</text:p>
          </table:table-cell>
          <table:table-cell office:value-type="float" office:value="0.1761202" calcext:value-type="float">
            <text:p>0.1761202</text:p>
          </table:table-cell>
          <table:table-cell office:value-type="float" office:value="2.727383" calcext:value-type="float">
            <text:p>2.727383</text:p>
          </table:table-cell>
          <table:table-cell office:value-type="float" office:value="0.01687281" calcext:value-type="float">
            <text:p>0.01687281</text:p>
          </table:table-cell>
          <table:table-cell office:value-type="float" office:value="0.00007141369" calcext:value-type="float">
            <text:p>7.141369E-05</text:p>
          </table:table-cell>
          <table:table-cell office:value-type="float" office:value="0.0005259629" calcext:value-type="float">
            <text:p>0.0005259629</text:p>
          </table:table-cell>
          <table:table-cell office:value-type="float" office:value="4.199023" calcext:value-type="float">
            <text:p>4.199023</text:p>
          </table:table-cell>
          <table:table-cell office:value-type="float" office:value="0.7442561" calcext:value-type="float">
            <text:p>0.7442561</text:p>
          </table:table-cell>
          <table:table-cell office:value-type="float" office:value="1.00008" calcext:value-type="float">
            <text:p>1.00008</text:p>
          </table:table-cell>
          <table:table-cell office:value-type="float" office:value="0.00003350188" calcext:value-type="float">
            <text:p>3.350188E-05</text:p>
          </table:table-cell>
          <table:table-cell office:value-type="float" office:value="1.000228" calcext:value-type="float">
            <text:p>1.000228</text:p>
          </table:table-cell>
          <table:table-cell office:value-type="float" office:value="0.003014552" calcext:value-type="float">
            <text:p>0.003014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2125" calcext:value-type="float">
            <text:p>0.005622125</text:p>
          </table:table-cell>
          <table:table-cell table:number-columns-repeated="14"/>
        </table:table-row>
        <table:table-row table:style-name="ro1">
          <table:table-cell office:value-type="float" office:value="-121.3538" calcext:value-type="float">
            <text:p>-121.3538</text:p>
          </table:table-cell>
          <table:table-cell office:value-type="float" office:value="16.88938" calcext:value-type="float">
            <text:p>16.88938</text:p>
          </table:table-cell>
          <table:table-cell office:value-type="float" office:value="0.005902782" calcext:value-type="float">
            <text:p>0.005902782</text:p>
          </table:table-cell>
          <table:table-cell office:value-type="float" office:value="0.6646991" calcext:value-type="float">
            <text:p>0.6646991</text:p>
          </table:table-cell>
          <table:table-cell office:value-type="float" office:value="0.00007556624" calcext:value-type="float">
            <text:p>7.556624E-05</text:p>
          </table:table-cell>
          <table:table-cell office:value-type="float" office:value="4.005752" calcext:value-type="float">
            <text:p>4.005752</text:p>
          </table:table-cell>
          <table:table-cell office:value-type="float" office:value="0.9513039" calcext:value-type="float">
            <text:p>0.9513039</text:p>
          </table:table-cell>
          <table:table-cell office:value-type="float" office:value="0.02808626" calcext:value-type="float">
            <text:p>0.02808626</text:p>
          </table:table-cell>
          <table:table-cell office:value-type="float" office:value="0.005978348" calcext:value-type="float">
            <text:p>0.005978348</text:p>
          </table:table-cell>
          <table:table-cell office:value-type="float" office:value="2.005827" calcext:value-type="float">
            <text:p>2.005827</text:p>
          </table:table-cell>
          <table:table-cell office:value-type="float" office:value="3.440553" calcext:value-type="float">
            <text:p>3.440553</text:p>
          </table:table-cell>
          <table:table-cell office:value-type="float" office:value="0.0006972009" calcext:value-type="float">
            <text:p>0.0006972009</text:p>
          </table:table-cell>
          <table:table-cell office:value-type="float" office:value="1.005345" calcext:value-type="float">
            <text:p>1.005345</text:p>
          </table:table-cell>
          <table:table-cell office:value-type="float" office:value="0.1336967" calcext:value-type="float">
            <text:p>0.1336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02128" calcext:value-type="float">
            <text:p>0.005602128</text:p>
          </table:table-cell>
          <table:table-cell table:number-columns-repeated="14"/>
        </table:table-row>
        <table:table-row table:style-name="ro1">
          <table:table-cell office:value-type="float" office:value="-60.97789" calcext:value-type="float">
            <text:p>-60.97789</text:p>
          </table:table-cell>
          <table:table-cell office:value-type="float" office:value="4.233002" calcext:value-type="float">
            <text:p>4.233002</text:p>
          </table:table-cell>
          <table:table-cell office:value-type="float" office:value="0.000910105" calcext:value-type="float">
            <text:p>0.000910105</text:p>
          </table:table-cell>
          <table:table-cell office:value-type="float" office:value="0.6663633" calcext:value-type="float">
            <text:p>0.6663633</text:p>
          </table:table-cell>
          <table:table-cell office:value-type="float" office:value="0.6643557" calcext:value-type="float">
            <text:p>0.6643557</text:p>
          </table:table-cell>
          <table:table-cell office:value-type="float" office:value="2.672199" calcext:value-type="float">
            <text:p>2.672199</text:p>
          </table:table-cell>
          <table:table-cell office:value-type="float" office:value="0.00111416" calcext:value-type="float">
            <text:p>0.00111416</text:p>
          </table:table-cell>
          <table:table-cell office:value-type="float" office:value="0.004322125" calcext:value-type="float">
            <text:p>0.004322125</text:p>
          </table:table-cell>
          <table:table-cell office:value-type="float" office:value="0.6652658" calcext:value-type="float">
            <text:p>0.6652658</text:p>
          </table:table-cell>
          <table:table-cell office:value-type="float" office:value="1.336554" calcext:value-type="float">
            <text:p>1.336554</text:p>
          </table:table-cell>
          <table:table-cell office:value-type="float" office:value="1.001119" calcext:value-type="float">
            <text:p>1.001119</text:p>
          </table:table-cell>
          <table:table-cell office:value-type="float" office:value="0.00001896151" calcext:value-type="float">
            <text:p>1.896151E-05</text:p>
          </table:table-cell>
          <table:table-cell office:value-type="float" office:value="1.000701" calcext:value-type="float">
            <text:p>1.000701</text:p>
          </table:table-cell>
          <table:table-cell office:value-type="float" office:value="0.02009274" calcext:value-type="float">
            <text:p>0.02009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64517" calcext:value-type="float">
            <text:p>0.005464517</text:p>
          </table:table-cell>
          <table:table-cell table:number-columns-repeated="14"/>
        </table:table-row>
        <table:table-row table:style-name="ro1">
          <table:table-cell office:value-type="float" office:value="-250.5572" calcext:value-type="float">
            <text:p>-250.5572</text:p>
          </table:table-cell>
          <table:table-cell office:value-type="float" office:value="42.55034" calcext:value-type="float">
            <text:p>42.55034</text:p>
          </table:table-cell>
          <table:table-cell office:value-type="float" office:value="1.999572" calcext:value-type="float">
            <text:p>1.999572</text:p>
          </table:table-cell>
          <table:table-cell office:value-type="float" office:value="0.0001427656" calcext:value-type="float">
            <text:p>0.0001427656</text:p>
          </table:table-cell>
          <table:table-cell office:value-type="float" office:value="2.999679" calcext:value-type="float">
            <text:p>2.999679</text:p>
          </table:table-cell>
          <table:table-cell office:value-type="float" office:value="0.0002129104" calcext:value-type="float">
            <text:p>0.0002129104</text:p>
          </table:table-cell>
          <table:table-cell office:value-type="float" office:value="0.7770456" calcext:value-type="float">
            <text:p>0.7770456</text:p>
          </table:table-cell>
          <table:table-cell office:value-type="float" office:value="0.001179861" calcext:value-type="float">
            <text:p>0.001179861</text:p>
          </table:table-cell>
          <table:table-cell office:value-type="float" office:value="4.999251" calcext:value-type="float">
            <text:p>4.999251</text:p>
          </table:table-cell>
          <table:table-cell office:value-type="float" office:value="0.9998923" calcext:value-type="float">
            <text:p>0.9998923</text:p>
          </table:table-cell>
          <table:table-cell office:value-type="float" office:value="3.944361" calcext:value-type="float">
            <text:p>3.944361</text:p>
          </table:table-cell>
          <table:table-cell office:value-type="float" office:value="0.0000002433367" calcext:value-type="float">
            <text:p>2.433367E-07</text:p>
          </table:table-cell>
          <table:table-cell office:value-type="float" office:value="1.000017" calcext:value-type="float">
            <text:p>1.000017</text:p>
          </table:table-cell>
          <table:table-cell office:value-type="float" office:value="0.004788367" calcext:value-type="float">
            <text:p>0.004788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9942" calcext:value-type="float">
            <text:p>0.005459942</text:p>
          </table:table-cell>
          <table:table-cell table:number-columns-repeated="14"/>
        </table:table-row>
        <table:table-row table:style-name="ro1">
          <table:table-cell office:value-type="float" office:value="-250.118" calcext:value-type="float">
            <text:p>-250.118</text:p>
          </table:table-cell>
          <table:table-cell office:value-type="float" office:value="41.94046" calcext:value-type="float">
            <text:p>41.94046</text:p>
          </table:table-cell>
          <table:table-cell office:value-type="float" office:value="1.999839" calcext:value-type="float">
            <text:p>1.999839</text:p>
          </table:table-cell>
          <table:table-cell office:value-type="float" office:value="0.00005360815" calcext:value-type="float">
            <text:p>5.360815E-05</text:p>
          </table:table-cell>
          <table:table-cell office:value-type="float" office:value="2.99954" calcext:value-type="float">
            <text:p>2.99954</text:p>
          </table:table-cell>
          <table:table-cell office:value-type="float" office:value="0.000759295" calcext:value-type="float">
            <text:p>0.000759295</text:p>
          </table:table-cell>
          <table:table-cell office:value-type="float" office:value="0.8124639" calcext:value-type="float">
            <text:p>0.8124639</text:p>
          </table:table-cell>
          <table:table-cell office:value-type="float" office:value="0.00228448" calcext:value-type="float">
            <text:p>0.00228448</text:p>
          </table:table-cell>
          <table:table-cell office:value-type="float" office:value="4.999379" calcext:value-type="float">
            <text:p>4.999379</text:p>
          </table:table-cell>
          <table:table-cell office:value-type="float" office:value="1.000299" calcext:value-type="float">
            <text:p>1.000299</text:p>
          </table:table-cell>
          <table:table-cell office:value-type="float" office:value="3.865965" calcext:value-type="float">
            <text:p>3.865965</text:p>
          </table:table-cell>
          <table:table-cell office:value-type="float" office:value="0.0002486646" calcext:value-type="float">
            <text:p>0.0002486646</text:p>
          </table:table-cell>
          <table:table-cell office:value-type="float" office:value="1.000143" calcext:value-type="float">
            <text:p>1.000143</text:p>
          </table:table-cell>
          <table:table-cell office:value-type="float" office:value="0.009711165" calcext:value-type="float">
            <text:p>0.009711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5752" calcext:value-type="float">
            <text:p>0.005455752</text:p>
          </table:table-cell>
          <table:table-cell table:number-columns-repeated="14"/>
        </table:table-row>
        <table:table-row table:style-name="ro1">
          <table:table-cell office:value-type="float" office:value="-121.1961" calcext:value-type="float">
            <text:p>-121.1961</text:p>
          </table:table-cell>
          <table:table-cell office:value-type="float" office:value="16.23658" calcext:value-type="float">
            <text:p>16.23658</text:p>
          </table:table-cell>
          <table:table-cell office:value-type="float" office:value="0.0007808126" calcext:value-type="float">
            <text:p>0.0007808126</text:p>
          </table:table-cell>
          <table:table-cell office:value-type="float" office:value="0.6664064" calcext:value-type="float">
            <text:p>0.6664064</text:p>
          </table:table-cell>
          <table:table-cell office:value-type="float" office:value="0.002303221" calcext:value-type="float">
            <text:p>0.002303221</text:p>
          </table:table-cell>
          <table:table-cell office:value-type="float" office:value="3.996174" calcext:value-type="float">
            <text:p>3.996174</text:p>
          </table:table-cell>
          <table:table-cell office:value-type="float" office:value="0.9689865" calcext:value-type="float">
            <text:p>0.9689865</text:p>
          </table:table-cell>
          <table:table-cell office:value-type="float" office:value="0.03842282" calcext:value-type="float">
            <text:p>0.03842282</text:p>
          </table:table-cell>
          <table:table-cell office:value-type="float" office:value="0.003084034" calcext:value-type="float">
            <text:p>0.003084034</text:p>
          </table:table-cell>
          <table:table-cell office:value-type="float" office:value="1.998478" calcext:value-type="float">
            <text:p>1.998478</text:p>
          </table:table-cell>
          <table:table-cell office:value-type="float" office:value="3.349435" calcext:value-type="float">
            <text:p>3.349435</text:p>
          </table:table-cell>
          <table:table-cell office:value-type="float" office:value="0.001949404" calcext:value-type="float">
            <text:p>0.001949404</text:p>
          </table:table-cell>
          <table:table-cell office:value-type="float" office:value="1.000098" calcext:value-type="float">
            <text:p>1.000098</text:p>
          </table:table-cell>
          <table:table-cell office:value-type="float" office:value="0.1540813" calcext:value-type="float">
            <text:p>0.1540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3892" calcext:value-type="float">
            <text:p>0.005453892</text:p>
          </table:table-cell>
          <table:table-cell table:number-columns-repeated="14"/>
        </table:table-row>
        <table:table-row table:style-name="ro1">
          <table:table-cell office:value-type="float" office:value="-270.1961" calcext:value-type="float">
            <text:p>-270.1961</text:p>
          </table:table-cell>
          <table:table-cell office:value-type="float" office:value="71.26013" calcext:value-type="float">
            <text:p>71.26013</text:p>
          </table:table-cell>
          <table:table-cell office:value-type="float" office:value="1.999991" calcext:value-type="float">
            <text:p>1.999991</text:p>
          </table:table-cell>
          <table:table-cell office:value-type="float" office:value="0.000002947948" calcext:value-type="float">
            <text:p>2.947948E-06</text:p>
          </table:table-cell>
          <table:table-cell office:value-type="float" office:value="2.999587" calcext:value-type="float">
            <text:p>2.999587</text:p>
          </table:table-cell>
          <table:table-cell office:value-type="float" office:value="0.0008173634" calcext:value-type="float">
            <text:p>0.0008173634</text:p>
          </table:table-cell>
          <table:table-cell office:value-type="float" office:value="0.4363537" calcext:value-type="float">
            <text:p>0.4363537</text:p>
          </table:table-cell>
          <table:table-cell office:value-type="float" office:value="0.0003678496" calcext:value-type="float">
            <text:p>0.0003678496</text:p>
          </table:table-cell>
          <table:table-cell office:value-type="float" office:value="4.999578" calcext:value-type="float">
            <text:p>4.999578</text:p>
          </table:table-cell>
          <table:table-cell office:value-type="float" office:value="1.000404" calcext:value-type="float">
            <text:p>1.000404</text:p>
          </table:table-cell>
          <table:table-cell office:value-type="float" office:value="4.501512" calcext:value-type="float">
            <text:p>4.501512</text:p>
          </table:table-cell>
          <table:table-cell office:value-type="float" office:value="0.00004739407" calcext:value-type="float">
            <text:p>4.739407E-05</text:p>
          </table:table-cell>
          <table:table-cell office:value-type="float" office:value="4.999992" calcext:value-type="float">
            <text:p>4.999992</text:p>
          </table:table-cell>
          <table:table-cell office:value-type="float" office:value="0.001501455" calcext:value-type="float">
            <text:p>0.001501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32191" calcext:value-type="float">
            <text:p>0.005432191</text:p>
          </table:table-cell>
          <table:table-cell table:number-columns-repeated="14"/>
        </table:table-row>
        <table:table-row table:style-name="ro1">
          <table:table-cell office:value-type="float" office:value="-193.0256" calcext:value-type="float">
            <text:p>-193.0256</text:p>
          </table:table-cell>
          <table:table-cell office:value-type="float" office:value="24.44373" calcext:value-type="float">
            <text:p>24.44373</text:p>
          </table:table-cell>
          <table:table-cell office:value-type="float" office:value="1.769504" calcext:value-type="float">
            <text:p>1.769504</text:p>
          </table:table-cell>
          <table:table-cell office:value-type="float" office:value="0.07683185" calcext:value-type="float">
            <text:p>0.07683185</text:p>
          </table:table-cell>
          <table:table-cell office:value-type="float" office:value="2.882193" calcext:value-type="float">
            <text:p>2.882193</text:p>
          </table:table-cell>
          <table:table-cell office:value-type="float" office:value="0.005119062" calcext:value-type="float">
            <text:p>0.005119062</text:p>
          </table:table-cell>
          <table:table-cell office:value-type="float" office:value="0.008969663" calcext:value-type="float">
            <text:p>0.008969663</text:p>
          </table:table-cell>
          <table:table-cell office:value-type="float" office:value="0.0002508045" calcext:value-type="float">
            <text:p>0.0002508045</text:p>
          </table:table-cell>
          <table:table-cell office:value-type="float" office:value="4.651697" calcext:value-type="float">
            <text:p>4.651697</text:p>
          </table:table-cell>
          <table:table-cell office:value-type="float" office:value="0.8873118" calcext:value-type="float">
            <text:p>0.8873118</text:p>
          </table:table-cell>
          <table:table-cell office:value-type="float" office:value="1.008991" calcext:value-type="float">
            <text:p>1.008991</text:p>
          </table:table-cell>
          <table:table-cell office:value-type="float" office:value="0.000004698993" calcext:value-type="float">
            <text:p>0.000004699</text:p>
          </table:table-cell>
          <table:table-cell office:value-type="float" office:value="1.000028" calcext:value-type="float">
            <text:p>1.000028</text:p>
          </table:table-cell>
          <table:table-cell office:value-type="float" office:value="0.001115181" calcext:value-type="float">
            <text:p>0.001115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17298" calcext:value-type="float">
            <text:p>0.005417298</text:p>
          </table:table-cell>
          <table:table-cell table:number-columns-repeated="14"/>
        </table:table-row>
        <table:table-row table:style-name="ro1">
          <table:table-cell office:value-type="float" office:value="-121.1782" calcext:value-type="float">
            <text:p>-121.1782</text:p>
          </table:table-cell>
          <table:table-cell office:value-type="float" office:value="16.15874" calcext:value-type="float">
            <text:p>16.15874</text:p>
          </table:table-cell>
          <table:table-cell office:value-type="float" office:value="0.0003240242" calcext:value-type="float">
            <text:p>0.0003240242</text:p>
          </table:table-cell>
          <table:table-cell office:value-type="float" office:value="0.6665587" calcext:value-type="float">
            <text:p>0.6665587</text:p>
          </table:table-cell>
          <table:table-cell office:value-type="float" office:value="0.002739916" calcext:value-type="float">
            <text:p>0.002739916</text:p>
          </table:table-cell>
          <table:table-cell office:value-type="float" office:value="3.994844" calcext:value-type="float">
            <text:p>3.994844</text:p>
          </table:table-cell>
          <table:table-cell office:value-type="float" office:value="0.9707773" calcext:value-type="float">
            <text:p>0.9707773</text:p>
          </table:table-cell>
          <table:table-cell office:value-type="float" office:value="0.0009569323" calcext:value-type="float">
            <text:p>0.0009569323</text:p>
          </table:table-cell>
          <table:table-cell office:value-type="float" office:value="0.00306394" calcext:value-type="float">
            <text:p>0.00306394</text:p>
          </table:table-cell>
          <table:table-cell office:value-type="float" office:value="1.997584" calcext:value-type="float">
            <text:p>1.997584</text:p>
          </table:table-cell>
          <table:table-cell office:value-type="float" office:value="3.341882" calcext:value-type="float">
            <text:p>3.341882</text:p>
          </table:table-cell>
          <table:table-cell office:value-type="float" office:value="0.000007408575" calcext:value-type="float">
            <text:p>7.408575E-06</text:p>
          </table:table-cell>
          <table:table-cell office:value-type="float" office:value="1.000096" calcext:value-type="float">
            <text:p>1.000096</text:p>
          </table:table-cell>
          <table:table-cell office:value-type="float" office:value="0.004213526" calcext:value-type="float">
            <text:p>0.004213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90696" calcext:value-type="float">
            <text:p>0.005390696</text:p>
          </table:table-cell>
          <table:table-cell table:number-columns-repeated="14"/>
        </table:table-row>
        <table:table-row table:style-name="ro1">
          <table:table-cell office:value-type="float" office:value="-220.4815" calcext:value-type="float">
            <text:p>-220.4815</text:p>
          </table:table-cell>
          <table:table-cell office:value-type="float" office:value="26.46685" calcext:value-type="float">
            <text:p>26.46685</text:p>
          </table:table-cell>
          <table:table-cell office:value-type="float" office:value="1.905975" calcext:value-type="float">
            <text:p>1.905975</text:p>
          </table:table-cell>
          <table:table-cell office:value-type="float" office:value="0.03134164" calcext:value-type="float">
            <text:p>0.03134164</text:p>
          </table:table-cell>
          <table:table-cell office:value-type="float" office:value="2.946387" calcext:value-type="float">
            <text:p>2.946387</text:p>
          </table:table-cell>
          <table:table-cell office:value-type="float" office:value="0.01320093" calcext:value-type="float">
            <text:p>0.01320093</text:p>
          </table:table-cell>
          <table:table-cell office:value-type="float" office:value="0.0000205256" calcext:value-type="float">
            <text:p>2.05256E-05</text:p>
          </table:table-cell>
          <table:table-cell office:value-type="float" office:value="0.001284834" calcext:value-type="float">
            <text:p>0.001284834</text:p>
          </table:table-cell>
          <table:table-cell office:value-type="float" office:value="4.852362" calcext:value-type="float">
            <text:p>4.852362</text:p>
          </table:table-cell>
          <table:table-cell office:value-type="float" office:value="0.959588" calcext:value-type="float">
            <text:p>0.959588</text:p>
          </table:table-cell>
          <table:table-cell office:value-type="float" office:value="1.000026" calcext:value-type="float">
            <text:p>1.000026</text:p>
          </table:table-cell>
          <table:table-cell office:value-type="float" office:value="0.00002290071" calcext:value-type="float">
            <text:p>2.290071E-05</text:p>
          </table:table-cell>
          <table:table-cell office:value-type="float" office:value="1.000266" calcext:value-type="float">
            <text:p>1.000266</text:p>
          </table:table-cell>
          <table:table-cell office:value-type="float" office:value="0.0062038" calcext:value-type="float">
            <text:p>0.0062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35833" calcext:value-type="float">
            <text:p>0.005335833</text:p>
          </table:table-cell>
          <table:table-cell table:number-columns-repeated="14"/>
        </table:table-row>
        <table:table-row table:style-name="ro1">
          <table:table-cell office:value-type="float" office:value="-91.63887" calcext:value-type="float">
            <text:p>-91.63887</text:p>
          </table:table-cell>
          <table:table-cell office:value-type="float" office:value="5.151296" calcext:value-type="float">
            <text:p>5.151296</text:p>
          </table:table-cell>
          <table:table-cell office:value-type="float" office:value="0.005200418" calcext:value-type="float">
            <text:p>0.005200418</text:p>
          </table:table-cell>
          <table:table-cell office:value-type="float" office:value="0.6649332" calcext:value-type="float">
            <text:p>0.6649332</text:p>
          </table:table-cell>
          <table:table-cell office:value-type="float" office:value="0.2561122" calcext:value-type="float">
            <text:p>0.2561122</text:p>
          </table:table-cell>
          <table:table-cell office:value-type="float" office:value="3.492976" calcext:value-type="float">
            <text:p>3.492976</text:p>
          </table:table-cell>
          <table:table-cell office:value-type="float" office:value="0.01072149" calcext:value-type="float">
            <text:p>0.01072149</text:p>
          </table:table-cell>
          <table:table-cell office:value-type="float" office:value="0.002672693" calcext:value-type="float">
            <text:p>0.002672693</text:p>
          </table:table-cell>
          <table:table-cell office:value-type="float" office:value="0.2613126" calcext:value-type="float">
            <text:p>0.2613126</text:p>
          </table:table-cell>
          <table:table-cell office:value-type="float" office:value="1.749088" calcext:value-type="float">
            <text:p>1.749088</text:p>
          </table:table-cell>
          <table:table-cell office:value-type="float" office:value="1.010752" calcext:value-type="float">
            <text:p>1.010752</text:p>
          </table:table-cell>
          <table:table-cell office:value-type="float" office:value="0.000005405207" calcext:value-type="float">
            <text:p>5.405207E-06</text:p>
          </table:table-cell>
          <table:table-cell office:value-type="float" office:value="1.000937" calcext:value-type="float">
            <text:p>1.000937</text:p>
          </table:table-cell>
          <table:table-cell office:value-type="float" office:value="0.01443666" calcext:value-type="float">
            <text:p>0.01443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15807" calcext:value-type="float">
            <text:p>0.005315807</text:p>
          </table:table-cell>
          <table:table-cell table:number-columns-repeated="14"/>
        </table:table-row>
        <table:table-row table:style-name="ro1">
          <table:table-cell office:value-type="float" office:value="-264.9427" calcext:value-type="float">
            <text:p>-264.9427</text:p>
          </table:table-cell>
          <table:table-cell office:value-type="float" office:value="64.34545" calcext:value-type="float">
            <text:p>64.34545</text:p>
          </table:table-cell>
          <table:table-cell office:value-type="float" office:value="1.999892" calcext:value-type="float">
            <text:p>1.999892</text:p>
          </table:table-cell>
          <table:table-cell office:value-type="float" office:value="0.00003586308" calcext:value-type="float">
            <text:p>3.586308E-05</text:p>
          </table:table-cell>
          <table:table-cell office:value-type="float" office:value="2.999463" calcext:value-type="float">
            <text:p>2.999463</text:p>
          </table:table-cell>
          <table:table-cell office:value-type="float" office:value="0.0009659271" calcext:value-type="float">
            <text:p>0.0009659271</text:p>
          </table:table-cell>
          <table:table-cell office:value-type="float" office:value="0.8930251" calcext:value-type="float">
            <text:p>0.8930251</text:p>
          </table:table-cell>
          <table:table-cell office:value-type="float" office:value="0.004006193" calcext:value-type="float">
            <text:p>0.004006193</text:p>
          </table:table-cell>
          <table:table-cell office:value-type="float" office:value="4.999356" calcext:value-type="float">
            <text:p>4.999356</text:p>
          </table:table-cell>
          <table:table-cell office:value-type="float" office:value="1.000429" calcext:value-type="float">
            <text:p>1.000429</text:p>
          </table:table-cell>
          <table:table-cell office:value-type="float" office:value="3.653872" calcext:value-type="float">
            <text:p>3.653872</text:p>
          </table:table-cell>
          <table:table-cell office:value-type="float" office:value="0.0003513954" calcext:value-type="float">
            <text:p>0.0003513954</text:p>
          </table:table-cell>
          <table:table-cell office:value-type="float" office:value="5" calcext:value-type="float">
            <text:p>5</text:p>
          </table:table-cell>
          <table:table-cell office:value-type="float" office:value="0.01602584" calcext:value-type="float">
            <text:p>0.01602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44029" calcext:value-type="float">
            <text:p>0.005244029</text:p>
          </table:table-cell>
          <table:table-cell table:number-columns-repeated="14"/>
        </table:table-row>
        <table:table-row table:style-name="ro1">
          <table:table-cell office:value-type="float" office:value="-131.289" calcext:value-type="float">
            <text:p>-131.289</text:p>
          </table:table-cell>
          <table:table-cell office:value-type="float" office:value="19.77997" calcext:value-type="float">
            <text:p>19.77997</text:p>
          </table:table-cell>
          <table:table-cell office:value-type="float" office:value="1.481059" calcext:value-type="float">
            <text:p>1.481059</text:p>
          </table:table-cell>
          <table:table-cell office:value-type="float" office:value="0.1729802" calcext:value-type="float">
            <text:p>0.1729802</text:p>
          </table:table-cell>
          <table:table-cell office:value-type="float" office:value="2.653559" calcext:value-type="float">
            <text:p>2.653559</text:p>
          </table:table-cell>
          <table:table-cell office:value-type="float" office:value="0.1739417" calcext:value-type="float">
            <text:p>0.1739417</text:p>
          </table:table-cell>
          <table:table-cell office:value-type="float" office:value="0.000008541301" calcext:value-type="float">
            <text:p>8.541301E-06</text:p>
          </table:table-cell>
          <table:table-cell office:value-type="float" office:value="0.00002388242" calcext:value-type="float">
            <text:p>2.388242E-05</text:p>
          </table:table-cell>
          <table:table-cell office:value-type="float" office:value="4.134618" calcext:value-type="float">
            <text:p>4.134618</text:p>
          </table:table-cell>
          <table:table-cell office:value-type="float" office:value="0.8275005" calcext:value-type="float">
            <text:p>0.8275005</text:p>
          </table:table-cell>
          <table:table-cell office:value-type="float" office:value="1.000028" calcext:value-type="float">
            <text:p>1.000028</text:p>
          </table:table-cell>
          <table:table-cell office:value-type="float" office:value="0.00007775995" calcext:value-type="float">
            <text:p>0.00007776</text:p>
          </table:table-cell>
          <table:table-cell office:value-type="float" office:value="1.000045" calcext:value-type="float">
            <text:p>1.000045</text:p>
          </table:table-cell>
          <table:table-cell office:value-type="float" office:value="0.0002767818" calcext:value-type="float">
            <text:p>0.0002767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42138" calcext:value-type="float">
            <text:p>0.00524213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51:00.650786477</dc:date>
    <meta:editing-duration>PT34S</meta:editing-duration>
    <meta:editing-cycles>1</meta:editing-cycles>
    <meta:document-statistic meta:table-count="1" meta:cell-count="34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73cm" svg:y="4.204cm" style:legend-expansion="high" chart:style-name="ch2"/>
        <chart:plot-area chart:style-name="ch3" table:cell-range-address="best_pop.A3:best_pop.B202" svg:x="0.319cm" svg:y="0.18cm" svg:width="13.092cm" svg:height="8.646cm">
          <chartooo:coordinate-region svg:x="0.651cm" svg:y="0.379cm" svg:width="12.66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3.8729">
                <text:p>-273.8729</text:p>
                <draw:g>
                  <svg:desc>best_pop.A3:best_pop.A202</svg:desc>
                </draw:g>
              </table:table-cell>
              <table:table-cell office:value-type="float" office:value="75.95485">
                <text:p>75.95485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.6368">
                <text:p>-40.6368</text:p>
              </table:table-cell>
              <table:table-cell office:value-type="float" office:value="4.003762">
                <text:p>4.003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4.09427">
                <text:p>-94.09427</text:p>
              </table:table-cell>
              <table:table-cell office:value-type="float" office:value="5.772789">
                <text:p>5.772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5.0464">
                <text:p>-115.0464</text:p>
              </table:table-cell>
              <table:table-cell office:value-type="float" office:value="5.963273">
                <text:p>5.963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.65317">
                <text:p>-77.65317</text:p>
              </table:table-cell>
              <table:table-cell office:value-type="float" office:value="4.744465">
                <text:p>4.744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17428">
                <text:p>-63.17428</text:p>
              </table:table-cell>
              <table:table-cell office:value-type="float" office:value="4.537727">
                <text:p>4.5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9.19529">
                <text:p>-89.19529</text:p>
              </table:table-cell>
              <table:table-cell office:value-type="float" office:value="5.023344">
                <text:p>5.023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.64828">
                <text:p>-52.64828</text:p>
              </table:table-cell>
              <table:table-cell office:value-type="float" office:value="4.083289">
                <text:p>4.083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.63696">
                <text:p>-40.63696</text:p>
              </table:table-cell>
              <table:table-cell office:value-type="float" office:value="4.028689">
                <text:p>4.028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5.00058">
                <text:p>-75.00058</text:p>
              </table:table-cell>
              <table:table-cell office:value-type="float" office:value="4.57908">
                <text:p>4.57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2.64993">
                <text:p>-52.64993</text:p>
              </table:table-cell>
              <table:table-cell office:value-type="float" office:value="4.166395">
                <text:p>4.166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0.93036">
                <text:p>-60.93036</text:p>
              </table:table-cell>
              <table:table-cell office:value-type="float" office:value="4.230098">
                <text:p>4.23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6.6655">
                <text:p>-206.6655</text:p>
              </table:table-cell>
              <table:table-cell office:value-type="float" office:value="25.52665">
                <text:p>25.52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7.908">
                <text:p>-157.908</text:p>
              </table:table-cell>
              <table:table-cell office:value-type="float" office:value="21.74181">
                <text:p>21.74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56.0948">
                <text:p>-256.0948</text:p>
              </table:table-cell>
              <table:table-cell office:value-type="float" office:value="49.72581">
                <text:p>49.72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44.484">
                <text:p>-244.484</text:p>
              </table:table-cell>
              <table:table-cell office:value-type="float" office:value="34.05175">
                <text:p>34.05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9.2292">
                <text:p>-119.2292</text:p>
              </table:table-cell>
              <table:table-cell office:value-type="float" office:value="13.86037">
                <text:p>13.86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5.1921">
                <text:p>-245.1921</text:p>
              </table:table-cell>
              <table:table-cell office:value-type="float" office:value="34.87347">
                <text:p>34.87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.6898">
                <text:p>-270.6898</text:p>
              </table:table-cell>
              <table:table-cell office:value-type="float" office:value="71.95431">
                <text:p>71.95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2.2674">
                <text:p>-162.2674</text:p>
              </table:table-cell>
              <table:table-cell office:value-type="float" office:value="22.06735">
                <text:p>22.06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.4814">
                <text:p>-150.4814</text:p>
              </table:table-cell>
              <table:table-cell office:value-type="float" office:value="21.18056">
                <text:p>21.18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3.1036">
                <text:p>-183.1036</text:p>
              </table:table-cell>
              <table:table-cell office:value-type="float" office:value="23.76038">
                <text:p>23.76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69.3165">
                <text:p>-269.3165</text:p>
              </table:table-cell>
              <table:table-cell office:value-type="float" office:value="70.1649">
                <text:p>70.1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71.7882">
                <text:p>-271.7882</text:p>
              </table:table-cell>
              <table:table-cell office:value-type="float" office:value="73.33083">
                <text:p>73.33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6.4084">
                <text:p>-116.4084</text:p>
              </table:table-cell>
              <table:table-cell office:value-type="float" office:value="9.129443">
                <text:p>9.129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8.6003">
                <text:p>-258.6003</text:p>
              </table:table-cell>
              <table:table-cell office:value-type="float" office:value="54.29849">
                <text:p>54.29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9.9963">
                <text:p>-239.9963</text:p>
              </table:table-cell>
              <table:table-cell office:value-type="float" office:value="27.89284">
                <text:p>27.89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5.2051">
                <text:p>-165.2051</text:p>
              </table:table-cell>
              <table:table-cell office:value-type="float" office:value="22.32205">
                <text:p>22.3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3.0415">
                <text:p>-233.0415</text:p>
              </table:table-cell>
              <table:table-cell office:value-type="float" office:value="27.38281">
                <text:p>27.38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4.5041">
                <text:p>-144.5041</text:p>
              </table:table-cell>
              <table:table-cell office:value-type="float" office:value="20.70153">
                <text:p>20.70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61.0319">
                <text:p>-261.0319</text:p>
              </table:table-cell>
              <table:table-cell office:value-type="float" office:value="58.61092">
                <text:p>58.61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48.2742">
                <text:p>-248.2742</text:p>
              </table:table-cell>
              <table:table-cell office:value-type="float" office:value="39.41678">
                <text:p>39.41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9.7843">
                <text:p>-209.7843</text:p>
              </table:table-cell>
              <table:table-cell office:value-type="float" office:value="25.84401">
                <text:p>25.84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60.2578">
                <text:p>-260.2578</text:p>
              </table:table-cell>
              <table:table-cell office:value-type="float" office:value="57.8317">
                <text:p>57.8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53.8198">
                <text:p>-253.8198</text:p>
              </table:table-cell>
              <table:table-cell office:value-type="float" office:value="46.89196">
                <text:p>46.89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3.6874">
                <text:p>-203.6874</text:p>
              </table:table-cell>
              <table:table-cell office:value-type="float" office:value="25.40787">
                <text:p>25.40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54.5814">
                <text:p>-254.5814</text:p>
              </table:table-cell>
              <table:table-cell office:value-type="float" office:value="47.76524">
                <text:p>47.76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1.0657">
                <text:p>-171.0657</text:p>
              </table:table-cell>
              <table:table-cell office:value-type="float" office:value="22.76699">
                <text:p>22.76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46.7029">
                <text:p>-246.7029</text:p>
              </table:table-cell>
              <table:table-cell office:value-type="float" office:value="37.14093">
                <text:p>37.14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67.7242">
                <text:p>-267.7242</text:p>
              </table:table-cell>
              <table:table-cell office:value-type="float" office:value="68.13227">
                <text:p>68.13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7.9787">
                <text:p>-147.9787</text:p>
              </table:table-cell>
              <table:table-cell office:value-type="float" office:value="20.95047">
                <text:p>20.95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0.4641">
                <text:p>-120.4641</text:p>
              </table:table-cell>
              <table:table-cell office:value-type="float" office:value="15.68665">
                <text:p>15.68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27.5169">
                <text:p>-227.5169</text:p>
              </table:table-cell>
              <table:table-cell office:value-type="float" office:value="26.97122">
                <text:p>26.97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8.24">
                <text:p>-268.24</text:p>
              </table:table-cell>
              <table:table-cell office:value-type="float" office:value="68.75588">
                <text:p>68.75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7.904">
                <text:p>-117.904</text:p>
              </table:table-cell>
              <table:table-cell office:value-type="float" office:value="11.19126">
                <text:p>11.19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8.9517">
                <text:p>-188.9517</text:p>
              </table:table-cell>
              <table:table-cell office:value-type="float" office:value="24.11607">
                <text:p>24.11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1.0883">
                <text:p>-191.0883</text:p>
              </table:table-cell>
              <table:table-cell office:value-type="float" office:value="24.28359">
                <text:p>24.28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42.5433">
                <text:p>-242.5433</text:p>
              </table:table-cell>
              <table:table-cell office:value-type="float" office:value="30.19783">
                <text:p>30.19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62.5217">
                <text:p>-262.5217</text:p>
              </table:table-cell>
              <table:table-cell office:value-type="float" office:value="60.97021">
                <text:p>60.97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52.5609">
                <text:p>-252.5609</text:p>
              </table:table-cell>
              <table:table-cell office:value-type="float" office:value="45.20008">
                <text:p>45.20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1.7725">
                <text:p>-141.7725</text:p>
              </table:table-cell>
              <table:table-cell office:value-type="float" office:value="20.43763">
                <text:p>20.43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58.2264">
                <text:p>-258.2264</text:p>
              </table:table-cell>
              <table:table-cell office:value-type="float" office:value="53.38298">
                <text:p>53.38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72.4861">
                <text:p>-272.4861</text:p>
              </table:table-cell>
              <table:table-cell office:value-type="float" office:value="74.2137">
                <text:p>74.2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5.6628">
                <text:p>-195.6628</text:p>
              </table:table-cell>
              <table:table-cell office:value-type="float" office:value="24.68463">
                <text:p>24.68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43.1862">
                <text:p>-243.1862</text:p>
              </table:table-cell>
              <table:table-cell office:value-type="float" office:value="31.96251">
                <text:p>31.96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59.7661">
                <text:p>-259.7661</text:p>
              </table:table-cell>
              <table:table-cell office:value-type="float" office:value="56.58824">
                <text:p>56.58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66.1606">
                <text:p>-266.1606</text:p>
              </table:table-cell>
              <table:table-cell office:value-type="float" office:value="66.05627">
                <text:p>66.05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55.2622">
                <text:p>-255.2622</text:p>
              </table:table-cell>
              <table:table-cell office:value-type="float" office:value="48.9774">
                <text:p>48.9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7.455">
                <text:p>-117.455</text:p>
              </table:table-cell>
              <table:table-cell office:value-type="float" office:value="10.75427">
                <text:p>10.75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51.1441">
                <text:p>-251.1441</text:p>
              </table:table-cell>
              <table:table-cell office:value-type="float" office:value="43.28121">
                <text:p>43.28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48.9524">
                <text:p>-248.9524</text:p>
              </table:table-cell>
              <table:table-cell office:value-type="float" office:value="40.47642">
                <text:p>40.47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47.182">
                <text:p>-247.182</text:p>
              </table:table-cell>
              <table:table-cell office:value-type="float" office:value="37.83138">
                <text:p>37.83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7.4706">
                <text:p>-247.4706</text:p>
              </table:table-cell>
              <table:table-cell office:value-type="float" office:value="38.3296">
                <text:p>38.3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4.0727">
                <text:p>-124.0727</text:p>
              </table:table-cell>
              <table:table-cell office:value-type="float" office:value="18.98354">
                <text:p>18.98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7.8636">
                <text:p>-167.8636</text:p>
              </table:table-cell>
              <table:table-cell office:value-type="float" office:value="22.54475">
                <text:p>22.54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02.4096">
                <text:p>-202.4096</text:p>
              </table:table-cell>
              <table:table-cell office:value-type="float" office:value="25.13868">
                <text:p>25.13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5.6918">
                <text:p>-115.6918</text:p>
              </table:table-cell>
              <table:table-cell office:value-type="float" office:value="6.281588">
                <text:p>6.281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9.3952">
                <text:p>-259.3952</text:p>
              </table:table-cell>
              <table:table-cell office:value-type="float" office:value="55.88413">
                <text:p>55.88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76.719">
                <text:p>-176.719</text:p>
              </table:table-cell>
              <table:table-cell office:value-type="float" office:value="23.19326">
                <text:p>23.19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6.5047">
                <text:p>-186.5047</text:p>
              </table:table-cell>
              <table:table-cell office:value-type="float" office:value="23.94671">
                <text:p>23.94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60.118">
                <text:p>-260.118</text:p>
              </table:table-cell>
              <table:table-cell office:value-type="float" office:value="57.14398">
                <text:p>57.14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56.8809">
                <text:p>-256.8809</text:p>
              </table:table-cell>
              <table:table-cell office:value-type="float" office:value="50.71999">
                <text:p>50.71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52.0549">
                <text:p>-252.0549</text:p>
              </table:table-cell>
              <table:table-cell office:value-type="float" office:value="44.53809">
                <text:p>44.53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21.6581">
                <text:p>-221.6581</text:p>
              </table:table-cell>
              <table:table-cell office:value-type="float" office:value="26.55068">
                <text:p>26.55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4.02496">
                <text:p>-94.02496</text:p>
              </table:table-cell>
              <table:table-cell office:value-type="float" office:value="5.178304">
                <text:p>5.178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17.9681">
                <text:p>-217.9681</text:p>
              </table:table-cell>
              <table:table-cell office:value-type="float" office:value="26.29723">
                <text:p>26.29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4.8045">
                <text:p>-234.8045</text:p>
              </table:table-cell>
              <table:table-cell office:value-type="float" office:value="27.5199">
                <text:p>27.5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43.0223">
                <text:p>-243.0223</text:p>
              </table:table-cell>
              <table:table-cell office:value-type="float" office:value="31.23764">
                <text:p>31.237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47.9443">
                <text:p>-247.9443</text:p>
              </table:table-cell>
              <table:table-cell office:value-type="float" office:value="39.02015">
                <text:p>39.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6.2665">
                <text:p>-146.2665</text:p>
              </table:table-cell>
              <table:table-cell office:value-type="float" office:value="20.82467">
                <text:p>20.824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0.509">
                <text:p>-200.509</text:p>
              </table:table-cell>
              <table:table-cell office:value-type="float" office:value="24.97899">
                <text:p>24.97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2.2269">
                <text:p>-132.2269</text:p>
              </table:table-cell>
              <table:table-cell office:value-type="float" office:value="19.80351">
                <text:p>19.803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4.0374">
                <text:p>-174.0374</text:p>
              </table:table-cell>
              <table:table-cell office:value-type="float" office:value="23.02506">
                <text:p>23.02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5.4982">
                <text:p>-135.4982</text:p>
              </table:table-cell>
              <table:table-cell office:value-type="float" office:value="20.02005">
                <text:p>20.02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41.9586">
                <text:p>-241.9586</text:p>
              </table:table-cell>
              <table:table-cell office:value-type="float" office:value="28.5383">
                <text:p>28.5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5.5108">
                <text:p>-125.5108</text:p>
              </table:table-cell>
              <table:table-cell office:value-type="float" office:value="19.18943">
                <text:p>19.189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16.0078">
                <text:p>-216.0078</text:p>
              </table:table-cell>
              <table:table-cell office:value-type="float" office:value="26.16658">
                <text:p>26.16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8.523">
                <text:p>-128.523</text:p>
              </table:table-cell>
              <table:table-cell office:value-type="float" office:value="19.40348">
                <text:p>19.40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0.5527">
                <text:p>-140.5527</text:p>
              </table:table-cell>
              <table:table-cell office:value-type="float" office:value="20.37967">
                <text:p>20.37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7.1808">
                <text:p>-117.1808</text:p>
              </table:table-cell>
              <table:table-cell office:value-type="float" office:value="9.944938">
                <text:p>9.944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58.0797">
                <text:p>-258.0797</text:p>
              </table:table-cell>
              <table:table-cell office:value-type="float" office:value="52.92231">
                <text:p>52.92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6.805">
                <text:p>-196.805</text:p>
              </table:table-cell>
              <table:table-cell office:value-type="float" office:value="24.80341">
                <text:p>24.803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43.6934">
                <text:p>-243.6934</text:p>
              </table:table-cell>
              <table:table-cell office:value-type="float" office:value="32.52344">
                <text:p>32.52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58.9307">
                <text:p>-258.9307</text:p>
              </table:table-cell>
              <table:table-cell office:value-type="float" office:value="54.99958">
                <text:p>54.99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3.5146">
                <text:p>-253.5146</text:p>
              </table:table-cell>
              <table:table-cell office:value-type="float" office:value="46.37078">
                <text:p>46.37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9.4747">
                <text:p>-119.4747</text:p>
              </table:table-cell>
              <table:table-cell office:value-type="float" office:value="14.79117">
                <text:p>14.79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77.7546">
                <text:p>-177.7546</text:p>
              </table:table-cell>
              <table:table-cell office:value-type="float" office:value="23.27699">
                <text:p>23.27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0.5922">
                <text:p>-130.5922</text:p>
              </table:table-cell>
              <table:table-cell office:value-type="float" office:value="19.55342">
                <text:p>19.55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44.055">
                <text:p>-244.055</text:p>
              </table:table-cell>
              <table:table-cell office:value-type="float" office:value="33.03346">
                <text:p>33.03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35.1041">
                <text:p>-135.1041</text:p>
              </table:table-cell>
              <table:table-cell office:value-type="float" office:value="19.92068">
                <text:p>19.92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25.6294">
                <text:p>-225.6294</text:p>
              </table:table-cell>
              <table:table-cell office:value-type="float" office:value="26.82724">
                <text:p>26.827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3.1616">
                <text:p>-213.1616</text:p>
              </table:table-cell>
              <table:table-cell office:value-type="float" office:value="25.97786">
                <text:p>25.977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7.461">
                <text:p>-257.461</text:p>
              </table:table-cell>
              <table:table-cell office:value-type="float" office:value="51.40878">
                <text:p>51.40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8.9112">
                <text:p>-168.9112</text:p>
              </table:table-cell>
              <table:table-cell office:value-type="float" office:value="22.59768">
                <text:p>22.597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57.9395">
                <text:p>-257.9395</text:p>
              </table:table-cell>
              <table:table-cell office:value-type="float" office:value="52.20582">
                <text:p>52.205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0.2309">
                <text:p>-120.2309</text:p>
              </table:table-cell>
              <table:table-cell office:value-type="float" office:value="14.79505">
                <text:p>14.79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63.6876">
                <text:p>-263.6876</text:p>
              </table:table-cell>
              <table:table-cell office:value-type="float" office:value="62.5539">
                <text:p>62.5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30.018">
                <text:p>-230.018</text:p>
              </table:table-cell>
              <table:table-cell office:value-type="float" office:value="27.19565">
                <text:p>27.19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42.755">
                <text:p>-242.755</text:p>
              </table:table-cell>
              <table:table-cell office:value-type="float" office:value="30.76007">
                <text:p>30.76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5.0506">
                <text:p>-265.0506</text:p>
              </table:table-cell>
              <table:table-cell office:value-type="float" office:value="64.59823">
                <text:p>64.59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1.2575">
                <text:p>-211.2575</text:p>
              </table:table-cell>
              <table:table-cell office:value-type="float" office:value="25.86375">
                <text:p>25.86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73.2116">
                <text:p>-173.2116</text:p>
              </table:table-cell>
              <table:table-cell office:value-type="float" office:value="22.96547">
                <text:p>22.965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64.1429">
                <text:p>-264.1429</text:p>
              </table:table-cell>
              <table:table-cell office:value-type="float" office:value="63.22927">
                <text:p>63.22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63.085">
                <text:p>-163.085</text:p>
              </table:table-cell>
              <table:table-cell office:value-type="float" office:value="22.21109">
                <text:p>22.21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6.2361">
                <text:p>-116.2361</text:p>
              </table:table-cell>
              <table:table-cell office:value-type="float" office:value="8.027653">
                <text:p>8.0276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7.2265">
                <text:p>-127.2265</text:p>
              </table:table-cell>
              <table:table-cell office:value-type="float" office:value="19.3076">
                <text:p>19.3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2.4946">
                <text:p>-122.4946</text:p>
              </table:table-cell>
              <table:table-cell office:value-type="float" office:value="18.44362">
                <text:p>18.44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53.1092">
                <text:p>-153.1092</text:p>
              </table:table-cell>
              <table:table-cell office:value-type="float" office:value="21.39903">
                <text:p>21.39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8.4691">
                <text:p>-138.4691</text:p>
              </table:table-cell>
              <table:table-cell office:value-type="float" office:value="20.18633">
                <text:p>20.18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8.6284">
                <text:p>-118.6284</text:p>
              </table:table-cell>
              <table:table-cell office:value-type="float" office:value="12.94116">
                <text:p>12.941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61.9822">
                <text:p>-261.9822</text:p>
              </table:table-cell>
              <table:table-cell office:value-type="float" office:value="60.21444">
                <text:p>60.214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71.8351">
                <text:p>-271.8351</text:p>
              </table:table-cell>
              <table:table-cell office:value-type="float" office:value="73.44919">
                <text:p>73.44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5.6104">
                <text:p>-155.6104</text:p>
              </table:table-cell>
              <table:table-cell office:value-type="float" office:value="21.57434">
                <text:p>21.57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5.6951">
                <text:p>-115.6951</text:p>
              </table:table-cell>
              <table:table-cell office:value-type="float" office:value="7.170094">
                <text:p>7.170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45.7048">
                <text:p>-245.7048</text:p>
              </table:table-cell>
              <table:table-cell office:value-type="float" office:value="35.75418">
                <text:p>35.75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8.1444">
                <text:p>-118.1444</text:p>
              </table:table-cell>
              <table:table-cell office:value-type="float" office:value="12.18599">
                <text:p>12.18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69.9608">
                <text:p>-269.9608</text:p>
              </table:table-cell>
              <table:table-cell office:value-type="float" office:value="70.9563">
                <text:p>70.9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14.5238">
                <text:p>-214.5238</text:p>
              </table:table-cell>
              <table:table-cell office:value-type="float" office:value="26.07119">
                <text:p>26.07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6.6302">
                <text:p>-236.6302</text:p>
              </table:table-cell>
              <table:table-cell office:value-type="float" office:value="27.62075">
                <text:p>27.620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93.0259">
                <text:p>-193.0259</text:p>
              </table:table-cell>
              <table:table-cell office:value-type="float" office:value="24.46542">
                <text:p>24.46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6.7001">
                <text:p>-116.7001</text:p>
              </table:table-cell>
              <table:table-cell office:value-type="float" office:value="9.720143">
                <text:p>9.720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21.4271">
                <text:p>-121.4271</text:p>
              </table:table-cell>
              <table:table-cell office:value-type="float" office:value="16.97147">
                <text:p>16.97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63.4686">
                <text:p>-263.4686</text:p>
              </table:table-cell>
              <table:table-cell office:value-type="float" office:value="62.24274">
                <text:p>62.242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59.1258">
                <text:p>-259.1258</text:p>
              </table:table-cell>
              <table:table-cell office:value-type="float" office:value="55.38107">
                <text:p>55.381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2.8867">
                <text:p>-122.8867</text:p>
              </table:table-cell>
              <table:table-cell office:value-type="float" office:value="18.57877">
                <text:p>18.578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65.6151">
                <text:p>-265.6151</text:p>
              </table:table-cell>
              <table:table-cell office:value-type="float" office:value="65.31634">
                <text:p>65.31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5.9519">
                <text:p>-115.9519</text:p>
              </table:table-cell>
              <table:table-cell office:value-type="float" office:value="7.288306">
                <text:p>7.288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64.6677">
                <text:p>-264.6677</text:p>
              </table:table-cell>
              <table:table-cell office:value-type="float" office:value="63.96172">
                <text:p>63.96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24.141">
                <text:p>-224.141</text:p>
              </table:table-cell>
              <table:table-cell office:value-type="float" office:value="26.71699">
                <text:p>26.71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29.8296">
                <text:p>-229.8296</text:p>
              </table:table-cell>
              <table:table-cell office:value-type="float" office:value="27.1829">
                <text:p>27.1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42.1909">
                <text:p>-242.1909</text:p>
              </table:table-cell>
              <table:table-cell office:value-type="float" office:value="29.36669">
                <text:p>29.36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49.1468">
                <text:p>-249.1468</text:p>
              </table:table-cell>
              <table:table-cell office:value-type="float" office:value="40.58493">
                <text:p>40.58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73.6143">
                <text:p>-273.6143</text:p>
              </table:table-cell>
              <table:table-cell office:value-type="float" office:value="75.67882">
                <text:p>75.67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3.16253">
                <text:p>-63.16253</text:p>
              </table:table-cell>
              <table:table-cell office:value-type="float" office:value="4.327852">
                <text:p>4.3278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7.65165">
                <text:p>-77.65165</text:p>
              </table:table-cell>
              <table:table-cell office:value-type="float" office:value="4.666702">
                <text:p>4.666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51.5006">
                <text:p>-251.5006</text:p>
              </table:table-cell>
              <table:table-cell office:value-type="float" office:value="43.74904">
                <text:p>43.74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61.6468">
                <text:p>-261.6468</text:p>
              </table:table-cell>
              <table:table-cell office:value-type="float" office:value="59.60869">
                <text:p>59.60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51.6694">
                <text:p>-251.6694</text:p>
              </table:table-cell>
              <table:table-cell office:value-type="float" office:value="44.08961">
                <text:p>44.089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66.746">
                <text:p>-266.746</text:p>
              </table:table-cell>
              <table:table-cell office:value-type="float" office:value="66.81482">
                <text:p>66.81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21.9288">
                <text:p>-121.9288</text:p>
              </table:table-cell>
              <table:table-cell office:value-type="float" office:value="17.74702">
                <text:p>17.74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72.8112">
                <text:p>-272.8112</text:p>
              </table:table-cell>
              <table:table-cell office:value-type="float" office:value="74.67826">
                <text:p>74.67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54.9623">
                <text:p>-254.9623</text:p>
              </table:table-cell>
              <table:table-cell office:value-type="float" office:value="48.2402">
                <text:p>48.24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53.1127">
                <text:p>-153.1127</text:p>
              </table:table-cell>
              <table:table-cell office:value-type="float" office:value="21.48802">
                <text:p>21.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9.618">
                <text:p>-219.618</text:p>
              </table:table-cell>
              <table:table-cell office:value-type="float" office:value="26.4122">
                <text:p>26.4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57.7804">
                <text:p>-257.7804</text:p>
              </table:table-cell>
              <table:table-cell office:value-type="float" office:value="51.80884">
                <text:p>51.808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66.6456">
                <text:p>-266.6456</text:p>
              </table:table-cell>
              <table:table-cell office:value-type="float" office:value="66.61261">
                <text:p>66.612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63.0429">
                <text:p>-263.0429</text:p>
              </table:table-cell>
              <table:table-cell office:value-type="float" office:value="61.72156">
                <text:p>61.721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86.6329">
                <text:p>-186.6329</text:p>
              </table:table-cell>
              <table:table-cell office:value-type="float" office:value="24.06853">
                <text:p>24.068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38.417">
                <text:p>-238.417</text:p>
              </table:table-cell>
              <table:table-cell office:value-type="float" office:value="27.80719">
                <text:p>27.807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62.8796">
                <text:p>-262.8796</text:p>
              </table:table-cell>
              <table:table-cell office:value-type="float" office:value="61.48668">
                <text:p>61.48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50.5882">
                <text:p>-250.5882</text:p>
              </table:table-cell>
              <table:table-cell office:value-type="float" office:value="42.59312">
                <text:p>42.593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5.7303">
                <text:p>-265.7303</text:p>
              </table:table-cell>
              <table:table-cell office:value-type="float" office:value="65.41431">
                <text:p>65.414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5.0006">
                <text:p>-75.0006</text:p>
              </table:table-cell>
              <table:table-cell office:value-type="float" office:value="4.588087">
                <text:p>4.588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8.1444">
                <text:p>-118.1444</text:p>
              </table:table-cell>
              <table:table-cell office:value-type="float" office:value="12.18778">
                <text:p>12.18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8.6279">
                <text:p>-118.6279</text:p>
              </table:table-cell>
              <table:table-cell office:value-type="float" office:value="12.94033">
                <text:p>12.94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67.2082">
                <text:p>-267.2082</text:p>
              </table:table-cell>
              <table:table-cell office:value-type="float" office:value="67.40931">
                <text:p>67.409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4.336">
                <text:p>-264.336</text:p>
              </table:table-cell>
              <table:table-cell office:value-type="float" office:value="63.52043">
                <text:p>63.52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49.5773">
                <text:p>-249.5773</text:p>
              </table:table-cell>
              <table:table-cell office:value-type="float" office:value="41.27541">
                <text:p>41.27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9.19997">
                <text:p>-89.19997</text:p>
              </table:table-cell>
              <table:table-cell office:value-type="float" office:value="5.027782">
                <text:p>5.027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68.7727">
                <text:p>-268.7727</text:p>
              </table:table-cell>
              <table:table-cell office:value-type="float" office:value="69.4581">
                <text:p>69.4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5.8518">
                <text:p>-155.8518</text:p>
              </table:table-cell>
              <table:table-cell office:value-type="float" office:value="21.73071">
                <text:p>21.730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1.63887">
                <text:p>-91.63887</text:p>
              </table:table-cell>
              <table:table-cell office:value-type="float" office:value="5.149432">
                <text:p>5.149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68.7825">
                <text:p>-268.7825</text:p>
              </table:table-cell>
              <table:table-cell office:value-type="float" office:value="69.46749">
                <text:p>69.467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57.0077">
                <text:p>-257.0077</text:p>
              </table:table-cell>
              <table:table-cell office:value-type="float" office:value="50.8339">
                <text:p>50.8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73.2407">
                <text:p>-273.2407</text:p>
              </table:table-cell>
              <table:table-cell office:value-type="float" office:value="75.16443">
                <text:p>75.164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45.7825">
                <text:p>-245.7825</text:p>
              </table:table-cell>
              <table:table-cell office:value-type="float" office:value="35.77046">
                <text:p>35.77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42.1737">
                <text:p>-242.1737</text:p>
              </table:table-cell>
              <table:table-cell office:value-type="float" office:value="29.31693">
                <text:p>29.316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21.9288">
                <text:p>-121.9288</text:p>
              </table:table-cell>
              <table:table-cell office:value-type="float" office:value="17.74702">
                <text:p>17.747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70.5001">
                <text:p>-270.5001</text:p>
              </table:table-cell>
              <table:table-cell office:value-type="float" office:value="71.65045">
                <text:p>71.65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41.9627">
                <text:p>-241.9627</text:p>
              </table:table-cell>
              <table:table-cell office:value-type="float" office:value="28.58474">
                <text:p>28.584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46.2274">
                <text:p>-246.2274</text:p>
              </table:table-cell>
              <table:table-cell office:value-type="float" office:value="36.4533">
                <text:p>36.4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9.9317">
                <text:p>-179.9317</text:p>
              </table:table-cell>
              <table:table-cell office:value-type="float" office:value="23.44565">
                <text:p>23.44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52.8357">
                <text:p>-252.8357</text:p>
              </table:table-cell>
              <table:table-cell office:value-type="float" office:value="45.83841">
                <text:p>45.83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49.6125">
                <text:p>-249.6125</text:p>
              </table:table-cell>
              <table:table-cell office:value-type="float" office:value="41.32333">
                <text:p>41.32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55.1826">
                <text:p>-255.1826</text:p>
              </table:table-cell>
              <table:table-cell office:value-type="float" office:value="48.52761">
                <text:p>48.527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6.2361">
                <text:p>-116.2361</text:p>
              </table:table-cell>
              <table:table-cell office:value-type="float" office:value="8.027587">
                <text:p>8.0275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46.2055">
                <text:p>-246.2055</text:p>
              </table:table-cell>
              <table:table-cell office:value-type="float" office:value="36.45295">
                <text:p>36.452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8.4691">
                <text:p>-138.4691</text:p>
              </table:table-cell>
              <table:table-cell office:value-type="float" office:value="20.18633">
                <text:p>20.186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21.3538">
                <text:p>-121.3538</text:p>
              </table:table-cell>
              <table:table-cell office:value-type="float" office:value="16.88938">
                <text:p>16.88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0.97789">
                <text:p>-60.97789</text:p>
              </table:table-cell>
              <table:table-cell office:value-type="float" office:value="4.233002">
                <text:p>4.233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50.5572">
                <text:p>-250.5572</text:p>
              </table:table-cell>
              <table:table-cell office:value-type="float" office:value="42.55034">
                <text:p>42.55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50.118">
                <text:p>-250.118</text:p>
              </table:table-cell>
              <table:table-cell office:value-type="float" office:value="41.94046">
                <text:p>41.94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1.1961">
                <text:p>-121.1961</text:p>
              </table:table-cell>
              <table:table-cell office:value-type="float" office:value="16.23658">
                <text:p>16.236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70.1961">
                <text:p>-270.1961</text:p>
              </table:table-cell>
              <table:table-cell office:value-type="float" office:value="71.26013">
                <text:p>71.260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3.0256">
                <text:p>-193.0256</text:p>
              </table:table-cell>
              <table:table-cell office:value-type="float" office:value="24.44373">
                <text:p>24.443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1.1782">
                <text:p>-121.1782</text:p>
              </table:table-cell>
              <table:table-cell office:value-type="float" office:value="16.15874">
                <text:p>16.158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20.4815">
                <text:p>-220.4815</text:p>
              </table:table-cell>
              <table:table-cell office:value-type="float" office:value="26.46685">
                <text:p>26.466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1.63887">
                <text:p>-91.63887</text:p>
              </table:table-cell>
              <table:table-cell office:value-type="float" office:value="5.151296">
                <text:p>5.151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64.9427">
                <text:p>-264.9427</text:p>
              </table:table-cell>
              <table:table-cell office:value-type="float" office:value="64.34545">
                <text:p>64.345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1.289">
                <text:p>-131.289</text:p>
              </table:table-cell>
              <table:table-cell office:value-type="float" office:value="19.77997">
                <text:p>19.77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